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000000003930000001B19C55905D0C01B8A.jpg" manifest:media-type="image/jpeg"/>
  <manifest:file-entry manifest:full-path="Pictures/10000000000003930000005FEEE75391BC3B0123.jpg" manifest:media-type="image/jpeg"/>
  <manifest:file-entry manifest:full-path="Pictures/10000000000003930000005F28D2EBFF4D4561D3.jpg" manifest:media-type="image/jpeg"/>
  <manifest:file-entry manifest:full-path="Pictures/10000000000003930000005FC87A53C053FF256C.jpg" manifest:media-type="image/jpeg"/>
  <manifest:file-entry manifest:full-path="Pictures/10000000000003930000005FB811ECFD992A2F96.jpg" manifest:media-type="image/jpeg"/>
  <manifest:file-entry manifest:full-path="Pictures/10000000000003930000005F67C49901DB711FB9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1" svg:font-family="CIDFont+F1"/>
    <style:font-face style:name="CIDFont+F21" svg:font-family="CIDFont+F2"/>
    <style:font-face style:name="CIDFont+F1" svg:font-family="CIDFont+F1" style:font-pitch="variable"/>
    <style:font-face style:name="CIDFont+F2" svg:font-family="CIDFont+F2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0.9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0.5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.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8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.9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0000"/>
      <style:paragraph-properties style:writing-mode="lr-tb"/>
    </style:style>
    <style:style style:name="gr12" style:family="graphic" style:parent-style-name="standard">
      <style:graphic-properties draw:stroke="none" draw:fill="solid" draw:fill-color="#2a6099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svg:stroke-color="#000000" draw:fill="none" draw:fill-color="#ffffff" fo:min-height="0.9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96cm" fo:min-width="0.89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.1000003814697pt" style:font-size-asian="28.1000003814697pt" style:font-size-complex="28.1000003814697pt"/>
    </style:style>
    <style:style style:name="P4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5.3999996185303pt" style:font-size-asian="15.3999996185303pt" style:font-size-complex="15.3999996185303pt"/>
    </style:style>
    <style:style style:name="P9" style:family="paragraph">
      <loext:graphic-properties draw:fill="none" draw:fill-color="#ffffff"/>
      <style:text-properties fo:color="#2a6099" loext:opacity="100%"/>
    </style:style>
    <style:style style:name="P10" style:family="paragraph">
      <style:paragraph-properties fo:text-align="start"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13" style:family="paragraph">
      <style:text-properties fo:color="#2a6099" loext:opacity="100%" fo:font-size="17.5pt" style:font-size-asian="17.5pt" style:font-size-complex="17.5pt"/>
    </style:style>
    <style:style style:name="P14" style:family="paragraph">
      <loext:graphic-properties draw:fill="none" draw:fill-color="#ffffff"/>
      <style:text-properties fo:color="#2a6099" loext:opacity="100%" fo:font-size="17.5pt" style:font-size-asian="17.5pt" style:font-size-complex="17.5pt"/>
    </style:style>
    <style:style style:name="P15" style:family="paragraph">
      <style:paragraph-properties fo:text-align="start"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P17" style:family="paragraph">
      <style:text-properties fo:color="#2a6099" loext:opacity="100%" style:font-name="Liberation Sans" fo:font-size="18pt" style:font-size-asian="18pt" style:font-size-complex="18pt"/>
    </style:style>
    <style:style style:name="P18" style:family="paragraph">
      <style:paragraph-properties fo:text-align="start" style:writing-mode="lr-tb"/>
      <style:text-properties fo:color="#2a6099" loext:opacity="100%" style:font-name="Liberation Sans" fo:font-size="18pt" style:font-size-asian="18pt" style:font-size-complex="18pt"/>
    </style:style>
    <style:style style:name="P19" style:family="paragraph">
      <loext:graphic-properties draw:fill="none" draw:fill-color="#ffffff"/>
      <style:text-properties fo:color="#2a6099" loext:opacity="100%" style:font-name="Liberation Sans" fo:font-size="18pt" style:font-size-asian="18pt" style:font-size-complex="18pt"/>
    </style:style>
    <style:style style:name="P20" style:family="paragraph">
      <style:paragraph-properties fo:margin-left="0cm" fo:margin-right="1.27cm" fo:text-align="start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margin-left="0cm" fo:margin-right="1.27cm" fo:text-indent="0cm"/>
      <style:text-properties fo:font-size="14pt" style:font-size-asian="14pt" style:font-size-complex="14pt"/>
    </style:style>
    <style:style style:name="P22" style:family="paragraph">
      <loext:graphic-properties draw:fill="none"/>
      <style:paragraph-properties fo:text-align="start" style:writing-mode="lr-tb"/>
      <style:text-properties fo:font-size="16.6000003814697pt" style:font-size-asian="16.6000003814697pt" style:font-size-complex="16.6000003814697pt"/>
    </style:style>
    <style:style style:name="P23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24" style:family="paragraph">
      <loext:graphic-properties draw:fill="none"/>
      <style:paragraph-properties fo:text-align="start" style:writing-mode="lr-tb"/>
      <style:text-properties fo:font-size="28.1000003814697pt" style:font-size-asian="28.1000003814697pt" style:font-size-complex="28.1000003814697pt"/>
    </style:style>
    <style:style style:name="P25" style:family="paragraph">
      <style:paragraph-properties fo:text-align="start" style:writing-mode="lr-tb"/>
      <style:text-properties fo:color="#2a6099" loext:opacity="100%"/>
    </style:style>
    <style:style style:name="P26" style:family="paragraph">
      <loext:graphic-properties draw:fill="solid" draw:fill-color="#2a6099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color="#2a6099" loext:opacity="100%" fo:font-size="16pt" style:font-size-asian="16pt" style:font-size-complex="16pt"/>
    </style:style>
    <style:style style:name="P30" style:family="paragraph">
      <loext:graphic-properties draw:fill="none"/>
      <style:text-properties fo:font-size="25.5pt" style:font-size-asian="25.5pt" style:font-size-complex="25.5pt"/>
    </style:style>
    <style:style style:name="P31" style:family="paragraph">
      <loext:graphic-properties draw:fill="none" draw:fill-color="#ffffff"/>
      <style:text-properties fo:color="#2a6099" loext:opacity="100%" fo:font-size="18pt" style:font-size-asian="18pt" style:font-size-complex="18pt"/>
    </style:style>
    <style:style style:name="T1" style:family="text">
      <style:text-properties fo:color="#000000" loext:opacity="100%" style:font-name="CIDFont+F11" fo:font-size="28.1000003814697pt" style:font-size-asian="28.1000003814697pt" style:font-name-complex="CIDFont+F11" style:font-size-complex="28.1000003814697pt"/>
    </style:style>
    <style:style style:name="T2" style:family="text">
      <style:text-properties fo:color="#000000" loext:opacity="100%" style:font-name="CIDFont+F21" fo:font-size="15.3000001907349pt" style:font-size-asian="15.3000001907349pt" style:font-name-complex="CIDFont+F21" style:font-size-complex="15.3000001907349pt"/>
    </style:style>
    <style:style style:name="T3" style:family="text">
      <style:text-properties fo:color="#000000" loext:opacity="100%" style:font-name="CIDFont+F21" fo:font-size="14pt" style:font-size-asian="14pt" style:font-name-complex="CIDFont+F21" style:font-size-complex="14pt"/>
    </style:style>
    <style:style style:name="T4" style:family="text">
      <style:text-properties fo:color="#000000" loext:opacity="100%" style:font-name="CIDFont+F21" fo:font-size="15.3999996185303pt" style:font-size-asian="15.3999996185303pt" style:font-name-complex="CIDFont+F21" style:font-size-complex="15.3999996185303pt"/>
    </style:style>
    <style:style style:name="T5" style:family="text">
      <style:text-properties fo:color="#2a6099" loext:opacity="100%"/>
    </style:style>
    <style:style style:name="T6" style:family="text">
      <style:text-properties fo:color="#000000" loext:opacity="100%" style:font-name="CIDFont+F11" fo:font-size="24pt" style:font-size-asian="24pt" style:font-name-complex="CIDFont+F11" style:font-size-complex="24pt"/>
    </style:style>
    <style:style style:name="T7" style:family="text">
      <style:text-properties fo:color="#000000" loext:opacity="100%" style:font-name="CIDFont+F21" fo:font-size="17.8999996185303pt" style:font-size-asian="17.8999996185303pt" style:font-name-complex="CIDFont+F21" style:font-size-complex="17.8999996185303pt"/>
    </style:style>
    <style:style style:name="T8" style:family="text">
      <style:text-properties fo:color="#2a6099" loext:opacity="100%" style:font-name="CIDFont+F21" fo:font-size="17.8999996185303pt" style:font-size-asian="17.8999996185303pt" style:font-name-complex="CIDFont+F21" style:font-size-complex="17.8999996185303pt"/>
    </style:style>
    <style:style style:name="T9" style:family="text">
      <style:text-properties fo:color="#2a6099" loext:opacity="100%" fo:font-size="17.5pt" style:font-size-asian="17.5pt" style:font-size-complex="17.5pt"/>
    </style:style>
    <style:style style:name="T10" style:family="text">
      <style:text-properties fo:color="#000000" loext:opacity="100%" style:font-name="CIDFont+F21" fo:font-size="16pt" style:font-size-asian="16pt" style:font-name-complex="CIDFont+F21" style:font-size-complex="16pt"/>
    </style:style>
    <style:style style:name="T11" style:family="text">
      <style:text-properties fo:color="#2a6099" loext:opacity="100%" style:font-name="Liberation Sans" fo:font-size="18pt" style:font-size-asian="18pt" style:font-size-complex="18pt"/>
    </style:style>
    <style:style style:name="T12" style:family="text">
      <style:text-properties fo:color="#2a6099" loext:opacity="100%" style:font-name="Liberation Sans" fo:font-size="18pt" style:font-size-asian="18pt" style:font-name-complex="CIDFont+F21" style:font-size-complex="18pt"/>
    </style:style>
    <style:style style:name="T13" style:family="text">
      <style:text-properties fo:color="#000000" loext:opacity="100%" style:font-name="CIDFont+F21" fo:font-size="16.6000003814697pt" style:font-size-asian="16.6000003814697pt" style:font-name-complex="CIDFont+F21" style:font-size-complex="16.6000003814697pt"/>
    </style:style>
    <style:style style:name="T14" style:family="text">
      <style:text-properties fo:color="#2a6099" loext:opacity="100%" fo:font-size="16pt" style:font-size-asian="16pt" style:font-size-complex="16pt"/>
    </style:style>
    <style:style style:name="T15" style:family="text">
      <style:text-properties fo:color="#000000" loext:opacity="100%" style:font-name="CIDFont+F11" fo:font-size="22pt" style:font-size-asian="22pt" style:font-name-complex="CIDFont+F11" style:font-size-complex="22pt"/>
    </style:style>
    <style:style style:name="T16" style:family="text">
      <style:text-properties fo:color="#000000" loext:opacity="100%" style:font-name="CIDFont+F11" fo:font-size="25.5pt" style:font-size-asian="25.5pt" style:font-name-complex="CIDFont+F11" style:font-size-complex="25.5pt"/>
    </style:style>
    <style:style style:name="T17" style:family="text">
      <style:text-properties fo:color="#2a6099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frame draw:style-name="gr2" draw:text-style-name="P3" draw:layer="layout" svg:width="18.303cm" svg:height="1.153cm" svg:x="1.647cm" svg:y="9.071cm">
          <draw:text-box>
            <text:p text:style-name="P2"><text:span text:style-name="T1">A Logic Similar to Propositional Logic</text:span></text:p>
          </draw:text-box>
        </draw:frame>
        <draw:frame draw:style-name="gr3" draw:text-style-name="P4" draw:layer="layout" svg:width="7.622cm" svg:height="0.628cm" svg:x="1.647cm" svg:y="11.054cm">
          <draw:text-box>
            <text:p text:style-name="P2"><text:span text:style-name="T2">Consider the following logic:</text:span></text:p>
          </draw:text-box>
        </draw:frame>
        <draw:path draw:style-name="gr4" draw:text-style-name="P5" draw:layer="layout" svg:width="0.309cm" svg:height="0.466cm" svg:x="3.289cm" svg:y="12.543cm" svg:viewBox="0 0 310 467" svg:d="M131 373v85h4c0 4 0 4 4 4h5c4 5 8 5 12 5 5 0 9 0 13-5h4c5 0 5 0 5-4v-85c25-4 42-8 59-12 17-9 30-17 43-30 9-13 17-25 26-38 4-17 4-34 4-56 0-21 0-38-4-51-9-17-17-29-26-42-13-9-26-17-43-26-17-4-34-8-59-8v-102c0-4 0-4 0-4 0-4 0-4-5-4h-4c-4 0-8 0-13 0-4 0-8 0-12 0h-5c-4 0-4 0-4 4 0 0-4 0-4 4v102c-21 0-38 4-55 13-17 4-30 12-42 25-9 13-17 25-26 42-4 13-8 30-8 51 0 22 4 39 8 56 9 13 13 26 26 38 12 13 25 21 42 26 17 4 34 8 55 12zM178 340v-196c17 0 29 4 42 8 13 5 21 13 25 21 9 9 13 17 17 30 0 13 0 25 0 38 0 18 0 31-4 39-4 13-8 21-17 30-4 8-13 17-25 21-9 4-21 4-38 9zM135 340c-17-5-34-5-42-13-13-4-21-13-25-21-9-9-13-17-17-30 0-8-5-21-5-39 0-13 5-25 9-38s8-21 17-30c4-8 12-12 25-17 9-4 21-8 38-8z">
          <text:p/>
        </draw:path>
        <draw:path draw:style-name="gr4" draw:text-style-name="P5" draw:layer="layout" svg:width="0.06cm" svg:height="0.241cm" svg:x="3.788cm" svg:y="12.67cm" svg:viewBox="0 0 61 242" svg:d="M61 13c0-5 0-5-5-9-4 0-4-4-8-4s-9 0-17 0c-4 0-8 0-14 0-4 0-8 4-8 4-4 4-4 4-4 9 0 4-5 8-5 16 0 5 5 9 5 13s0 9 4 9c0 4 4 4 8 4 6 0 10 4 14 4 8 0 13-4 17-4s4 0 8-4c5 0 5-5 5-9s0-8 0-13c0-8 0-12 0-16zM61 195c0-5 0-5-5-9-4 0-4-4-8-4s-9 0-17 0c-4 0-8 0-14 0-4 0-8 4-8 4-4 4-4 4-4 9 0 4-5 8-5 17 0 4 5 8 5 13 0 4 0 9 4 9 0 4 4 4 8 4 6 0 10 4 14 4 8 0 13-4 17-4s4 0 8-4c5 0 5-5 5-9 0-5 0-9 0-13 0-9 0-13 0-17z">
          <text:p/>
        </draw:path>
        <draw:path draw:style-name="gr4" draw:text-style-name="P5" draw:layer="layout" svg:width="0.059cm" svg:height="0.241cm" svg:x="3.937cm" svg:y="12.67cm" svg:viewBox="0 0 60 242" svg:d="M56 13c0-5 0-5-5-9 0 0-4-4-9-4-4 0-9 0-13 0-8 0-13 0-17 0s-4 4-8 4c-4 4-4 4-4 9 0 4 0 8 0 16 0 5 0 9 0 13s0 9 4 9c4 4 4 4 8 4s9 4 17 4c4 0 9-4 13-4 5 0 9 0 9-4 5 0 5-5 5-9 4-4 4-8 4-13 0-8 0-12-4-16zM56 195c0-5 0-5-5-9 0 0-4-4-9-4-4 0-9 0-13 0-8 0-13 0-17 0s-4 4-8 4c-4 4-4 4-4 9 0 4 0 8 0 17 0 4 0 8 0 13 0 4 0 9 4 9 4 4 4 4 8 4s9 4 17 4c4 0 9-4 13-4 5 0 9 0 9-4 5 0 5-5 5-9 4-5 4-9 4-13 0-9 0-13-4-17z">
          <text:p/>
        </draw:path>
        <draw:path draw:style-name="gr4" draw:text-style-name="P5" draw:layer="layout" svg:width="0.22cm" svg:height="0.14cm" svg:x="4.055cm" svg:y="12.691cm" svg:viewBox="0 0 221 141" svg:d="M217 4c0-4-4-4-9-4h-199c-5 0-5 0-9 4 0 0 0 9 0 13 0 8 0 14 4 18l5 4h199c5 0 9-4 9-4 4-4 4-10 4-18 0-4 0-13-4-13zM217 107c0-4-4-4-9-4h-199c-5 0-5 0-9 4 0 0 0 8 0 13 0 8 0 12 4 16l5 5h199c5 0 9-5 9-5 4-4 4-8 4-16 0-5 0-13-4-13z">
          <text:p/>
        </draw:path>
        <draw:path draw:style-name="gr4" draw:text-style-name="P5" draw:layer="layout" svg:width="0.22cm" svg:height="0.352cm" svg:x="4.457cm" svg:y="12.657cm" svg:viewBox="0 0 221 353" svg:d="M217 76c-4-17-8-29-17-42-8-8-17-21-29-25-13-9-26-9-43-9-8 0-17 0-25 0-4 4-13 4-21 9-5 4-13 8-17 12-9 9-18 13-22 21v-33c-5-5-5-5-5-5-4 0-4 0-8 0 0 0-4 0-9 0-4 0-8 0-8 0-4 0-9 0-9 0 0 0-4 0-4 5v335c0 4 4 4 4 4 5 0 5 0 9 0 4 5 4 5 13 5 4 0 8 0 8-5 4 0 9 0 9 0 0 0 4 0 4-4v-123c9 9 13 13 18 17 8 4 12 9 17 13 8 0 12 4 17 4 8 0 12 4 21 4 17 0 29-4 42-12 13-5 25-13 34-26 8-12 13-25 17-42 8-17 8-35 8-56 0-17 0-34-4-47zM171 162c0 13-5 21-9 30-4 8-13 17-21 21-4 4-17 8-26 8-12 0-25-4-33-12-13-9-22-17-35-34v-94c9-9 13-13 22-22 4-4 8-8 17-12 4-5 8-5 17-9 4 0 8 0 12 0 13 0 22 0 30 4 9 9 13 13 17 22 4 8 9 21 9 29 4 13 4 26 4 34 0 13 0 26-4 35z">
          <text:p/>
        </draw:path>
        <draw:path draw:style-name="gr4" draw:text-style-name="P5" draw:layer="layout" svg:width="0.038cm" svg:height="0.479cm" svg:x="4.927cm" svg:y="12.53cm" svg:viewBox="0 0 39 480" svg:d="M39 9c0-5 0-5 0-5 0-4 0-4-4-4h-5c-5 0-9 0-13 0s-4 0-8 0c-5 0-5 0-5 0-4 0-4 0-4 4v5 462c0 4 0 4 4 4h5c4 5 4 5 8 5s8 0 13-5h5c4 0 4 0 4-4z">
          <text:p/>
        </draw:path>
        <draw:path draw:style-name="gr4" draw:text-style-name="P5" draw:layer="layout" svg:width="0.098cm" svg:height="0.47cm" svg:x="5.219cm" svg:y="12.534cm" svg:viewBox="0 0 99 471" svg:d="M99 5v-5c-5 0-5 0-9 0 0 0-4 0-8 0-5 0-9 0-9 0-4 0-4 0-9 0s-5 5-5 5c-8 17-16 34-21 55-8 17-17 38-21 55-4 21-8 38-13 59 0 21-4 38-4 59s4 43 4 60c5 21 9 38 13 59 4 18 13 39 17 56 9 21 17 38 25 55l5 4h5c0 0 4 0 4 4 4 0 4 0 9 0 4 0 8 0 12-4h5v-4-4c-17-38-30-72-40-111-8-39-12-77-12-115s4-76 12-114c10-38 23-72 40-110z">
          <text:p/>
        </draw:path>
        <draw:path draw:style-name="gr4" draw:text-style-name="P5" draw:layer="layout" svg:width="0.309cm" svg:height="0.466cm" svg:x="5.376cm" svg:y="12.543cm" svg:viewBox="0 0 310 467" svg:d="M132 373v85c4 4 4 4 4 4 5 0 5 0 9 0 4 5 8 5 12 5 5 0 9 0 9-5 4 0 8 0 8 0 0 0 5 0 5-4v-85c21-4 42-8 59-12 17-9 30-17 38-30 13-13 21-25 25-38 5-17 9-34 9-56 0-21-4-38-9-51-4-17-12-29-21-42-12-9-25-17-42-26-17-4-38-8-59-8v-102c0-4 0-4 0-4 0-4-5-4-5-4 0 0-4 0-8 0 0 0-4 0-9 0-4 0-8 0-12 0s-4 0-9 0l-4 4v4 102c-21 0-42 4-55 13-17 4-34 12-42 25-14 13-22 25-27 42-4 13-8 30-8 51 0 22 4 39 8 56 5 13 13 26 27 38 8 13 21 21 38 26 17 4 38 8 59 12zM179 340v-196c17 0 29 4 42 8 8 5 17 13 25 21 5 9 9 17 13 30s4 25 4 38c0 18 0 31-4 39-4 13-8 21-17 30-8 8-17 17-25 21-13 4-26 4-38 9zM132 340c-17-5-30-5-38-13-13-4-21-13-30-21-4-9-8-17-12-30-5-8-5-21-5-39 0-13 5-25 5-38 4-13 8-21 17-30 8-8 17-12 25-17 13-4 25-8 38-8z">
          <text:p/>
        </draw:path>
        <draw:path draw:style-name="gr4" draw:text-style-name="P5" draw:layer="layout" svg:width="0.232cm" svg:height="0.25cm" svg:x="5.842cm" svg:y="12.632cm" svg:viewBox="0 0 233 251" svg:d="M233 114c0-4 0-4 0-4 0-4-4-4-4-4h-4-85v-98c0-4-4-4-4-4v-4c-4 0-4 0-8 0 0 0-5 0-9 0s-8 0-8 0c-5 0-5 0-9 0v4c-4 0-4 0-4 4v98h-86c-4 0-4 0-4 0 0 0-4 0-4 4v4c-4 4-4 4-4 9 0 4 0 8 4 8 0 4 0 4 0 8h4c0 0 0 5 4 5h86v98h4c0 4 0 4 0 4 4 0 4 0 9 0 0 5 4 5 8 5s9 0 9-5c4 0 4 0 8 0v-4h4v-98h85l4-5h4c0-4 0-4 0-8 0 0 0-4 0-8 0-5 0-5 0-9z">
          <text:p/>
        </draw:path>
        <draw:path draw:style-name="gr4" draw:text-style-name="P5" draw:layer="layout" svg:width="0.309cm" svg:height="0.466cm" svg:x="6.239cm" svg:y="12.543cm" svg:viewBox="0 0 310 467" svg:d="M133 373v85h4c0 4 0 4 4 4h4c5 5 9 5 13 5s9 0 13-5h4c4 0 4 0 4-4v-85c26-4 43-8 60-12 16-9 29-17 42-30 8-13 17-25 25-38 4-17 4-34 4-56 0-21 0-38-4-51-8-17-17-29-25-42-13-9-26-17-42-26-17-4-34-8-60-8v-102c0-4 0-4 0-4 0-4 0-4-4-4h-4c-4 0-9 0-13 0s-8 0-13 0h-4c-4 0-4 0-4 4 0 0-4 0-4 4v102c-21 0-39 4-56 13-17 4-30 12-43 25-8 13-17 25-25 42-4 13-9 30-9 51 0 22 5 39 9 56 8 13 13 26 25 38 13 13 26 21 43 26 17 4 35 8 56 12zM179 340v-196c17 0 30 4 43 8 12 5 21 13 25 21 8 9 13 17 13 30 4 13 4 25 4 38 0 18 0 31-4 39-5 13-9 21-17 30-4 8-13 17-26 21-8 4-21 4-38 9zM137 340c-17-5-34-5-43-13-13-4-22-13-26-21-8-9-13-17-17-30 0-8-4-21-4-39 0-13 4-25 8-38 5-13 9-21 17-30 5-8 13-12 27-17 8-4 21-8 38-8z">
          <text:p/>
        </draw:path>
        <draw:path draw:style-name="gr4" draw:text-style-name="P5" draw:layer="layout" svg:width="0.097cm" svg:height="0.47cm" svg:x="6.718cm" svg:y="12.534cm" svg:viewBox="0 0 98 471" svg:d="M81 115c-8-38-25-77-42-110v-5h-4-5c-4 0-9 0-13 0-5 0-5 0-9 0s-4 0-4 0c-4 0-4 5-4 5v4c17 38 30 72 39 110 8 38 13 76 13 114s-5 76-13 115c-9 39-22 72-39 111v4 4c4 0 4 0 8 0 0 4 4 4 9 4 4 0 9 0 9 0 4-4 4-4 9-4h4v-4c8-17 17-34 25-55 9-17 13-38 17-56 9-21 9-38 13-60 4-16 4-38 4-59 0-38-4-80-17-118z">
          <text:p/>
        </draw:path>
        <draw:path draw:style-name="gr4" draw:text-style-name="P5" draw:layer="layout" svg:width="0.043cm" svg:height="0.479cm" svg:x="7.073cm" svg:y="12.53cm" svg:viewBox="0 0 44 480" svg:d="M44 9c0-5 0-5 0-5 0-4-5-4-5-4h-4c-4 0-8 0-12 0-5 0-9 0-9 0-4 0-4 0-8 0v4c-6 0-6 0-6 5v462h6c0 4 0 4 0 4 4 0 4 0 8 0 0 5 4 5 9 5 4 0 8 0 12-5h4c0 0 5 0 5-4z">
          <text:p/>
        </draw:path>
        <draw:path draw:style-name="gr4" draw:text-style-name="P5" draw:layer="layout" svg:width="0.097cm" svg:height="0.47cm" svg:x="7.37cm" svg:y="12.534cm" svg:viewBox="0 0 98 471" svg:d="M98 5v-5c-4 0-4 0-8 0 0 0-5 0-9 0s-8 0-8 0c-5 0-5 0-9 0s-4 5-4 5c-8 17-18 34-26 55-5 17-13 38-17 55-5 21-9 38-13 59 0 21-4 38-4 59s4 43 4 60c4 21 8 38 13 59 4 18 12 39 17 56 8 21 18 38 26 55 0 0 0 4 4 4h4c0 0 5 0 5 4 4 0 4 0 8 0s9 0 13-4h4v-4-4c-17-38-30-72-38-111s-14-77-14-115 6-76 14-114 21-72 38-110z">
          <text:p/>
        </draw:path>
        <draw:path draw:style-name="gr4" draw:text-style-name="P5" draw:layer="layout" svg:width="0.228cm" svg:height="0.093cm" svg:x="7.518cm" svg:y="12.742cm" svg:viewBox="0 0 229 94" svg:d="M229 17c0-9 0-13-4-17-4 0-8 0-12 0h-205-4v4c0 0-4 0-4 4 0 5 0 5 0 9s0 8 0 8c0 4 0 4 4 9 4 0 4 4 4 4h179v47c4 5 4 5 4 5 5 0 5 0 9 0 0 4 4 4 8 4 5 0 9 0 9-4 4 0 8 0 8 0 0 0 4 0 4-5v-4z">
          <text:p/>
        </draw:path>
        <draw:path draw:style-name="gr4" draw:text-style-name="P5" draw:layer="layout" svg:width="0.309cm" svg:height="0.466cm" svg:x="7.92cm" svg:y="12.543cm" svg:viewBox="0 0 310 467" svg:d="M131 373v85c0 4 0 4 5 4 0 0 4 0 8 0 0 5 4 5 8 5 5 0 9 0 13-5 4 0 4 0 9 0v-4c4 0 4 0 4 0v-85c21-4 38-8 55-12 17-9 30-17 43-30s17-25 26-38c4-17 8-34 8-56 0-21-4-38-8-51-5-17-13-29-26-42-9-9-26-17-43-26-13-4-34-8-55-8v-102c0-4 0-4-4-4 0-4 0-4 0-4-5 0-5 0-9 0s-8 0-13 0c-4 0-8 0-8 0-4 0-8 0-8 0-5 0-5 0-5 4v4 102c-21 0-42 4-59 13-17 4-30 12-38 25-13 13-21 25-25 42-9 13-9 30-9 51 0 22 0 39 9 56 4 13 12 26 21 38 12 13 25 21 42 26 17 4 34 8 59 12zM178 340v-196c17 0 30 4 38 8 13 5 21 13 25 21 9 9 13 17 17 30 0 13 5 25 5 38 0 18-5 31-9 39 0 13-8 21-13 30-8 8-17 17-29 21-9 4-21 4-34 9zM131 340c-17-5-29-5-42-13-8-4-17-13-25-21-9-9-13-17-13-30-4-8-4-21-4-39 0-13 0-25 4-38s8-21 17-30c4-8 17-12 25-17 13-4 21-8 38-8z">
          <text:p/>
        </draw:path>
        <draw:path draw:style-name="gr4" draw:text-style-name="P5" draw:layer="layout" svg:width="0.097cm" svg:height="0.47cm" svg:x="8.276cm" svg:y="12.534cm" svg:viewBox="0 0 98 471" svg:d="M81 115c-8-38-25-77-42-110v-5h-4-5c-4 0-8 0-13 0s-5 0-9 0-4 0-4 0c-4 0-4 5-4 5v4c17 38 30 72 39 110 8 38 12 76 12 114s-4 76-12 115c-9 39-22 72-39 111v4 4c4 0 4 0 8 0 0 4 4 4 9 4s9 0 9 0c4-4 4-4 9-4h4v-4c8-17 17-34 25-55 9-17 13-38 17-56 4-21 9-38 13-60 4-16 4-38 4-59 0-38-4-80-17-118z">
          <text:p/>
        </draw:path>
        <draw:path draw:style-name="gr4" draw:text-style-name="P5" draw:layer="layout" svg:width="0.271cm" svg:height="0.038cm" svg:x="3.259cm" svg:y="13.419cm" svg:viewBox="0 0 272 39" svg:d="M272 9v-5c0-4-4-4-4-4h-4-251c-4 0-9 0-9 4 0 5-4 9-4 14 0 9 4 13 4 17 0 0 5 4 9 4h251c4 0 4-4 8-4 0-4 0-8 0-17 0-5 0-5 0-9z">
          <text:p/>
        </draw:path>
        <draw:frame draw:style-name="gr3" draw:text-style-name="P4" draw:layer="layout" svg:width="14.836cm" svg:height="0.628cm" svg:x="1.647cm" svg:y="11.731cm">
          <draw:text-box>
            <text:p text:style-name="P2"><text:span text:style-name="T2">Syntax: A wff can be defined using following BNF rules.</text:span></text:p>
          </draw:text-box>
        </draw:frame>
        <draw:path draw:style-name="gr4" draw:text-style-name="P5" draw:layer="layout" svg:width="0.215cm" svg:height="0.347cm" svg:x="3.302cm" svg:y="14.012cm" svg:viewBox="0 0 216 348" svg:d="M212 77c-4-17-8-30-17-39-4-13-17-21-25-30-13-4-30-8-42-8-9 0-17 0-26 0-4 4-13 4-17 8-8 5-17 9-21 13-8 8-13 13-21 22v-30c0-5 0-5 0-5l-4-4h-5c-5 0-9 0-13 0-5 0-5 0-9 0s-4 0-8 0v4c0 0-4 0-4 5v326c0 0 4 0 4 5h4l4 4c4 0 9 0 13 0s9 0 14 0l4-4c4 0 4 0 4 0 0-5 0-5 0-5v-118c9 8 13 13 21 17 4 4 9 8 13 13 8 0 13 4 17 4 8 4 13 4 21 4 17 0 30-4 42-8 13-9 22-17 30-30 8-9 17-25 21-38 4-17 4-38 4-59 0-17 0-30-4-47zM170 162c-4 12-9 21-13 29-4 9-8 17-17 21-8 5-17 9-25 9-13 0-21-4-34-13-9-8-21-17-34-34v-93c9-8 13-12 21-21 4-4 13-8 17-13 4-4 9-4 17-9 4 0 9 0 13 0 13 0 21 0 29 9 5 5 13 9 17 17 5 13 5 21 9 30 0 13 0 25 0 38 0 9 0 21 0 30z">
          <text:p/>
        </draw:path>
        <draw:path draw:style-name="gr4" draw:text-style-name="P5" draw:layer="layout" svg:width="0.14cm" svg:height="0.254cm" svg:x="3.585cm" svg:y="14.012cm" svg:viewBox="0 0 141 255" svg:d="M141 17v-4c0-5 0-5 0-5v-4c-4 0-4 0-9 0 0 0-4-4-8-4 0 0-4 0-9 0 0 0-4 0-8 0s-9 0-14 0c-4 4-8 4-17 8-4 5-8 9-12 13-9 8-13 13-22 25v-33c0-5 0-5 0-5 0 0 0-4-4-4h-4c-4 0-8 0-13 0-4 0-4 0-8 0s-4 0-9 0v4c-4 0-4 0-4 5v233l4 5h5c0 0 0 4 4 4s8 0 13 0c4 0 8 0 12 0l4-4c5 0 5 0 5 0 0-5 0-5 0-5v-152c8-14 12-18 17-26 4-9 12-13 17-17 4-5 8-5 12-9 5 0 10 0 14 0s4 0 8 0c5 0 9 0 9 4 4 0 4 0 8 0h5 4v-4-4c0-4 0-9 0-13s0-4 0-8z">
          <text:p/>
        </draw:path>
        <draw:path draw:style-name="gr4" draw:text-style-name="P5" draw:layer="layout" svg:width="0.233cm" svg:height="0.258cm" svg:x="3.754cm" svg:y="14.012cm" svg:viewBox="0 0 234 259" svg:d="M226 73c-4-17-9-31-21-39-9-13-22-21-34-26-13-8-30-8-51-8s-38 4-52 8c-17 9-29 17-38 26-8 12-17 26-21 43s-9 34-9 55c0 17 5 38 9 51 4 17 13 30 21 42 9 9 21 17 34 26 18 4 31 8 52 8s38-4 51-13c16-4 29-12 38-25 8-13 17-25 21-42 8-17 8-34 8-51 0-21 0-38-8-55zM183 166c0 13-4 21-12 30-4 8-13 12-21 17-9 4-22 8-30 8-17 0-25-4-34-8-8-5-18-13-22-22-9-8-13-17-13-25-4-13-4-25-4-38s0-26 4-34c4-13 9-21 13-30 4-8 14-18 22-22 9-4 21-4 34-4s25 0 34 4c8 10 13 14 21 22 4 9 8 17 8 30 5 13 5 21 5 34 0 17 0 25-5 38z">
          <text:p/>
        </draw:path>
        <draw:path draw:style-name="gr4" draw:text-style-name="P5" draw:layer="layout" svg:width="0.216cm" svg:height="0.347cm" svg:x="4.051cm" svg:y="14.012cm" svg:viewBox="0 0 217 348" svg:d="M212 77c-4-17-8-30-16-39-5-13-17-21-30-30-9-4-27-8-43-8-5 0-13 0-22 0-4 4-12 4-21 8-4 5-12 9-17 13-8 8-12 13-21 22v-30c0-5 0-5 0-5l-4-4c0 0-4 0-9 0 0 0-4 0-8 0s-9 0-9 0c-4 0-4 0-8 0v4c-4 0-4 0-4 5v326l4 5c4 0 4 4 8 4 5 0 9 0 13 0s9 0 13 0l4-4c4 0 4 0 4 0 0-5 0-5 0-5v-118c9 8 13 13 17 17 9 4 13 8 17 13 9 0 13 4 17 4 9 4 13 4 21 4 17 0 31-4 44-8 12-9 21-17 29-30 9-9 17-25 21-38 5-17 5-38 5-59 0-17 0-30-5-47zM170 162c-4 12-8 21-13 29-4 9-8 17-18 21-8 5-16 9-25 9-13 0-25-4-34-13-8-8-21-17-34-34v-93c9-8 13-12 22-21 4-4 8-8 16-13 5-4 9-4 13-9 9 0 13 0 17 0 13 0 21 0 25 9 10 5 18 9 23 17 4 13 4 21 8 30 0 13 0 25 0 38 0 9 0 21 0 30z">
          <text:p/>
        </draw:path>
        <draw:path draw:style-name="gr4" draw:text-style-name="P5" draw:layer="layout" svg:width="0.233cm" svg:height="0.258cm" svg:x="4.322cm" svg:y="14.012cm" svg:viewBox="0 0 234 259" svg:d="M229 73c-8-17-12-31-21-39-14-13-26-21-39-26-13-8-30-8-51-8-17 0-34 4-51 8-12 9-25 17-38 26-8 12-17 26-21 43s-8 34-8 55c0 17 4 38 8 51 4 17 13 30 21 42 9 9 22 17 34 26 17 4 34 8 51 8 21 0 38-4 51-13 17-4 29-12 39-25 13-13 17-25 21-42 9-17 9-34 9-51 0-21 0-38-5-55zM182 166c0 13-4 21-13 30-4 8-13 12-21 17-9 4-17 8-30 8-12 0-25-4-34-8-8-5-17-13-21-22-8-8-8-17-12-25 0-13-5-25-5-38s5-26 5-34c4-13 8-21 12-30 9-8 13-18 21-22 13-4 22-4 34-4 13 0 26 0 34 4 9 10 17 14 21 22 5 9 9 17 9 30 4 13 4 21 4 34 0 17 0 25-4 38z">
          <text:p/>
        </draw:path>
        <draw:path draw:style-name="gr4" draw:text-style-name="P5" draw:layer="layout" svg:width="0.169cm" svg:height="0.258cm" svg:x="4.601cm" svg:y="14.012cm" svg:viewBox="0 0 170 259" svg:d="M166 157c-4-8-8-12-17-21-4-4-8-8-17-12-8-5-17-5-25-9-4-4-13-8-21-8-9-5-13-9-17-9-9-4-13-8-17-12-4-5-4-13-4-17 0-5 0-13 4-13 0-4 4-10 8-14 0-4 9-4 13-8 4 0 13 0 21 0 9 0 13 0 21 0 5 4 13 4 17 8 5 0 9 4 13 4 0 6 4 6 4 6 5 0 5 0 5 0 0-6 0-6 4-6v-4c0-4 0-8 0-8 0-5 0-5 0-9v-4l-4-4-5-4c0 0-4 0-8-5 0 0-4-4-13-4-4 0-8-4-17-4-4 0-12 0-17 0-17 0-29 0-38 4-14 4-22 9-30 17-9 4-13 13-17 21-5 10-5 18-5 27 0 12 0 21 5 29 4 4 8 13 12 17 9 4 13 13 21 13 6 4 14 8 23 13 8 0 12 4 21 8 8 0 13 4 21 8 4 5 8 9 13 13 4 4 4 9 4 17 0 4 0 13-4 17 0 4-5 9-9 13-4 0-8 4-17 4-4 4-12 4-17 4-12 0-21 0-29-4-6-4-14-4-18-8-4 0-9-5-13-5-4-4-8-4-8-4-5 0-5 0-5 0 0 0-4 0-4 4v5c0 0 0 4 0 8s0 8 0 13l4 4c5 4 5 4 9 8 4 0 13 5 17 5 8 4 12 4 22 4 8 4 17 4 25 4 13 0 26-4 38-4 9-4 22-9 30-17 9-4 13-13 17-21 4-13 8-21 8-34 0-9 0-21-4-26z">
          <text:p/>
        </draw:path>
        <draw:path draw:style-name="gr4" draw:text-style-name="P5" draw:layer="layout" svg:width="0.055cm" svg:height="0.347cm" svg:x="4.826cm" svg:y="13.919cm" svg:viewBox="0 0 56 348" svg:d="M51 106c0-5 0-5 0-5-4 0-4-4-4-4-4 0-4 0-9 0s-9 0-13 0-9 0-9 0c-4 0-8 0-8 0-4 0-4 4-4 4v5 233 5h4c0 0 4 4 8 4 0 0 5 0 9 0s8 0 13 0 5-4 9-4h4c0-5 0-5 0-5zM47 4c0-4-9-4-22-4-9 0-17 0-21 4s-4 8-4 21c0 9 0 17 4 21 4 0 12 5 21 5 13 0 18-5 22-9 4 0 9-8 9-17 0-13-5-17-9-21z">
          <text:p/>
        </draw:path>
        <draw:path draw:style-name="gr4" draw:text-style-name="P5" draw:layer="layout" svg:width="0.157cm" svg:height="0.317cm" svg:x="4.923cm" svg:y="13.953cm" svg:viewBox="0 0 158 318" svg:d="M158 280c0-4 0-4 0-4 0-5-5-5-5-5-4 0-4 0-4 0-5 0-5 5-9 5 0 0-5 0-9 0 0 4-4 4-8 4-13 0-22-4-26-13-4-8-8-21-8-38v-128h60c4 0 4-4 9-4 0-4 0-9 0-17 0-4 0-4 0-8v-5c-5-4-5-4-5-4h-4-60v-55c0-4 0-4 0-4l-4-4c0 0-5 0-9 0 0 0-4 0-8 0-5 0-9 0-13 0s-4 0-9 0c0 0 0 4-4 4v4 55h-34-4v4l-4 5c0 4 0 4 0 8 0 8 0 13 4 17l4 4h34v137c0 12 0 25 4 33 5 13 9 22 13 26 4 8 13 13 21 17 9 0 21 4 34 4 4 0 9 0 13 0 4-4 4-4 8-4 5 0 9 0 14-4 0 0 4 0 4-5 0 0 5 0 5-4s0-8 0-13c0-4 0-8 0-8z">
          <text:p/>
        </draw:path>
        <draw:path draw:style-name="gr4" draw:text-style-name="P5" draw:layer="layout" svg:width="0.055cm" svg:height="0.347cm" svg:x="5.13cm" svg:y="13.919cm" svg:viewBox="0 0 56 348" svg:d="M52 106c0-5 0-5 0-5-4 0-4-4-4-4-4 0-4 0-9 0-4 0-8 0-12 0-5 0-9 0-9 0-4 0-9 0-9 0l-4 4v5 233 5h4c0 0 5 4 9 4 0 0 4 0 9 0 4 0 8 0 12 0 5 0 5-4 9-4h4c0-5 0-5 0-5zM48 4c0-4-9-4-21-4-9 0-18 0-22 4-5 4-5 8-5 21 0 9 0 17 5 21 4 0 13 5 22 5 12 0 17-5 21-9 4 0 8-8 8-17 0-13-4-17-8-21z">
          <text:p/>
        </draw:path>
        <draw:path draw:style-name="gr4" draw:text-style-name="P5" draw:layer="layout" svg:width="0.232cm" svg:height="0.258cm" svg:x="5.245cm" svg:y="14.012cm" svg:viewBox="0 0 233 259" svg:d="M225 73c-4-17-8-31-22-39-9-13-21-21-34-26-13-8-30-8-51-8-17 0-38 4-51 8-17 9-29 17-38 26-8 12-17 26-21 43s-8 34-8 55c0 17 4 38 8 51 4 17 13 30 21 42 9 9 21 17 34 26 17 4 34 8 51 8 21 0 38-4 51-13 17-4 29-12 38-25s18-25 22-42c8-17 8-34 8-51 0-21 0-38-8-55zM182 166c0 13-5 21-13 30-4 8-13 12-21 17-9 4-21 8-30 8-17 0-25-4-34-8-8-5-17-13-21-22-8-8-13-17-13-25-4-13-4-25-4-38s0-26 4-34c5-13 9-21 13-30 4-8 13-18 21-22 9-4 21-4 34-4s26 0 34 4c8 10 13 14 21 22 4 9 9 17 9 30 4 13 4 21 4 34 0 17 0 25-4 38z">
          <text:p/>
        </draw:path>
        <draw:path draw:style-name="gr4" draw:text-style-name="P5" draw:layer="layout" svg:width="0.207cm" svg:height="0.254cm" svg:x="5.541cm" svg:y="14.012cm" svg:viewBox="0 0 208 255" svg:d="M208 102c0-16 0-30-4-43s-8-21-13-30c-8-8-17-16-29-21-9-8-22-8-39-8-13 0-30 4-43 8-12 9-25 17-38 34v-29c0-5 0-5 0-5l-4-4c0 0-4 0-8 0 0 0-5 0-9 0s-8 0-13 0h-4l-4 4v5 233 5h4c0 0 4 4 9 4 0 0 4 0 8 0 9 0 9 0 13 0s4-4 8-4h4c0-5 0-5 0-5v-166c13-12 22-25 34-34 9-4 22-8 30-8s17 0 21 4c9 4 13 9 17 13 5 4 10 13 10 21 4 10 4 18 4 35v135 5h4c0 0 4 4 8 4 0 0 5 0 9 0 8 0 8 0 13 0 4 0 4-4 8-4h4c0-5 0-5 0-5z">
          <text:p/>
        </draw:path>
        <draw:path draw:style-name="gr4" draw:text-style-name="P5" draw:layer="layout" svg:width="0.169cm" svg:height="0.258cm" svg:x="5.808cm" svg:y="14.012cm" svg:viewBox="0 0 170 259" svg:d="M166 157c-5-8-9-12-17-21-4-4-13-8-17-12-9-5-17-5-26-9-4-4-12-8-21-8-8-5-12-9-21-9-4-4-8-8-13-12-4-5-4-13-4-17 0-5 0-13 4-13 0-4 5-10 9-14 0-4 4-4 13-8 4 0 12 0 21 0 4 0 12 0 21 0 4 4 13 4 17 8 4 0 8 4 13 4 0 6 4 6 4 6 4 0 4 0 4 0 0-6 0-6 0-6 4 0 4-4 4-4 0-4 0-8 0-8 0-5 0-5 0-9v-4l-4-4-4-4c0 0-4 0-9-5 0 0-4-4-12-4-5 0-9-4-17-4-5 0-13 0-17 0-17 0-30 0-38 4-13 4-22 9-30 17-9 4-14 13-18 21-4 10-4 18-4 27 0 12 0 21 4 29 4 4 9 13 13 17 9 4 13 13 22 13 4 4 13 8 21 13 9 0 13 4 21 8 9 0 13 4 17 8 9 5 13 9 17 13 0 4 4 9 4 17 0 4 0 13-4 17 0 4-4 9-8 13-5 0-13 4-17 4-4 4-13 4-21 4-9 0-17 0-26-4-4-4-13-4-17-8-4 0-13-5-13-5-5-4-9-4-9-4-4 0-4 0-4 0 0 0-4 0-4 4v5c0 0 0 4 0 8s0 8 0 13l4 4c4 4 4 4 8 8 5 0 14 5 18 5 9 4 13 4 21 4 9 4 17 4 26 4 13 0 25-4 38-4 8-4 21-9 30-17 8-4 12-13 16-21 5-13 9-21 9-34 0-9-4-21-4-26z">
          <text:p/>
        </draw:path>
        <draw:path draw:style-name="gr4" draw:text-style-name="P5" draw:layer="layout" svg:width="0.131cm" svg:height="0.453cm" svg:x="6.142cm" svg:y="13.898cm" svg:viewBox="0 0 132 454" svg:d="M128 428c0-4 0-4 0-4 0-4 0-4-4-4h-4-9c-4 0-8 0-13-5 0 0-4-4-4-8-4-4-4-9-4-17-4-8-4-21-4-34v-52c0-12 0-25 0-34-4-8-4-16-10-21-4-8-8-17-12-21-9-4-17-8-26-8 9-5 17-9 26-13 4-4 8-8 12-17 6-8 6-17 10-25 0-9 0-17 0-30v-38c0-17 0-30 4-38 0-4 0-13 4-17 0-4 4-4 4-9 5 0 9 0 13 0h9c4 0 4 0 4 0 4-4 4-4 4-4 0-4 0-4 0-4 0-4 4-4 4-9 0-4-4-4-4-8v-4c0 0 0-4-4-4h-4-5c-4 0-8 0-8 0-13 0-21 0-31 4-8 4-12 8-17 17-4 8-8 17-8 29-4 9-4 26-4 43v42c0 21-5 38-9 47-8 12-17 17-29 21-5 0-5 0-5 0 0 0-4 0-4 4v4c0 0 0 4 0 9v4c0 4 0 4 0 8 4 0 4 0 4 0 0 5 5 5 5 5 4 0 12 0 16 4 5 4 9 8 13 13 4 8 4 12 4 21 5 8 5 17 5 29v52c0 21 0 34 0 47 4 12 8 21 12 25 5 9 9 17 17 17 10 4 18 9 31 9 0 0 4 0 8 0 0 0 5 0 9-5 4 0 4 0 4 0 0-4 0-4 0-8l4-4c0-5-4-9-4-9z">
          <text:p/>
        </draw:path>
        <draw:path draw:style-name="gr4" draw:text-style-name="P5" draw:layer="layout" svg:width="0.216cm" svg:height="0.347cm" svg:x="6.328cm" svg:y="14.012cm" svg:viewBox="0 0 217 348" svg:d="M209 77c0-17-9-30-13-39-8-13-17-21-30-30-12-4-25-8-42-8-8 0-17 0-25 0-5 4-13 4-17 8-9 5-13 9-21 13-5 8-13 13-22 22v-30c0-5 0-5 0-5 0 0 0-4-4-4h-4c-4 0-9 0-13 0 0 0-5 0-9 0h-4c-5 0-5 4-5 4v5 326 5h5l4 4c4 0 9 0 13 0 5 0 9 0 13 0s4-4 4-4c5 0 5 0 5 0 4-5 4-5 4-5v-118c4 8 8 13 17 17 4 4 8 8 17 13 4 0 8 4 17 4 4 4 8 4 17 4 17 0 29-4 42-8 13-9 25-17 34-30 8-9 13-25 17-38 4-17 8-38 8-59 0-17-4-30-8-47zM166 162c-4 12-4 21-12 29-5 9-9 17-17 21-9 5-17 9-26 9-12 0-21-4-33-13-9-8-22-17-30-34v-93c4-8 13-12 17-21 4-4 13-8 17-13 4-4 8-4 17-9 4 0 8 0 12 0 13 0 22 0 30 9 4 5 13 9 17 17 4 13 8 21 8 30 0 13 5 25 5 38 0 9-5 21-5 30z">
          <text:p/>
        </draw:path>
        <draw:path draw:style-name="gr4" draw:text-style-name="P5" draw:layer="layout" svg:width="0.199cm" svg:height="0.339cm" svg:x="6.62cm" svg:y="13.927cm" svg:viewBox="0 0 200 340" svg:d="M196 310v-4c0 0 0-4-4-4h-4-60v-298h-4v-4c-4 0-4 0-8 0s-9 0-13 0c0 0-4 0-8 0h-5-4l-81 51c0 0 0 4-5 4v4 5c0 0 0 4 0 8s0 4 0 9c0 4 0 4 0 4 5 4 5 4 5 4 4-4 4-4 8-4l69-38v255h-73c-4 0-4 0-4 0l-5 4v4c0 4 0 9 0 9 0 4 0 8 0 8 0 4 0 4 0 9 0 0 5 0 5 4h4 179c4 0 4 0 4 0 0-4 4-4 4-4 0-5 0-5 0-9 0 0 4-4 4-8 0 0-4-5-4-9z">
          <text:p/>
        </draw:path>
        <draw:path draw:style-name="gr4" draw:text-style-name="P5" draw:layer="layout" svg:width="0.089cm" svg:height="0.135cm" svg:x="6.853cm" svg:y="14.207cm" svg:viewBox="0 0 90 136" svg:d="M86 8c0-4 0-4-4-4 0-4-5-4-5-4-4 0-8 0-12 0s-9 0-14 0c-4 0-4 0-8 4 0 0-5 0-5 4s0 9 0 13v35l-34 72c-4 0-4 4-4 4h4c0 0 0 4 5 4 0 0 4 0 8 0 0 0 4 0 9 0 0 0 0-4 4-4h4c0 0 0-4 4-4l35-55c4-5 4-9 9-13 0-4 4-9 4-13s0-8 4-14c0-4 0-8 0-12s0-9-4-13z">
          <text:p/>
        </draw:path>
        <draw:path draw:style-name="gr4" draw:text-style-name="P5" draw:layer="layout" svg:width="0.216cm" svg:height="0.347cm" svg:x="7.137cm" svg:y="14.012cm" svg:viewBox="0 0 217 348" svg:d="M213 77c-5-17-9-30-17-39-5-13-17-21-26-30-12-4-29-8-42-8-9 0-17 0-25 0-5 4-13 4-17 8-9 5-17 9-23 13-8 8-12 13-21 22v-30c0-5 0-5 0-5l-4-4h-4c-4 0-9 0-13 0s-4 0-8 0c-5 0-5 0-9 0v4c0 0-4 0-4 5v326c0 0 4 0 4 5h4l5 4c4 0 8 0 12 0 5 0 9 0 13 0l4-4c4 0 4 0 4 0 0-5 0-5 0-5v-118c9 8 13 13 23 17 4 4 8 8 12 13 9 0 13 4 17 4 9 4 13 4 21 4 17 0 30-4 43-8 12-9 21-17 29-30 9-9 17-25 22-38 4-17 4-38 4-59 0-17 0-30-4-47zM170 162c-4 12-8 21-12 29-5 9-9 17-17 21-9 5-17 9-26 9-12 0-21-4-34-13-8-8-22-17-35-34v-93c9-8 13-12 23-21 4-4 12-8 17-13 4-4 8-4 17-9 4 0 8 0 12 0 13 0 21 0 30 9 4 5 13 9 17 17 4 13 4 21 8 30 0 13 0 25 0 38 0 9 0 21 0 30z">
          <text:p/>
        </draw:path>
        <draw:path draw:style-name="gr4" draw:text-style-name="P5" draw:layer="layout" svg:width="0.212cm" svg:height="0.343cm" svg:x="7.412cm" svg:y="13.923cm" svg:viewBox="0 0 213 344" svg:d="M213 314v-4l-4-4h-5-149l56-56c17-21 34-38 47-55 8-13 17-30 25-43 4-12 9-21 13-34 0-8 0-21 0-33 0-9 0-22-4-34-5-9-9-17-17-26-9-8-22-17-34-21-9-4-26-4-43-4-8 0-16 0-30 4-9 0-17 4-26 4-8 5-12 9-17 9-8 4-8 8-12 8 0 5-4 5-4 5 0 4 0 4 0 4 0 4 0 4-5 4 0 4 0 4 0 9 0 4 0 8 5 8 0 4 0 4 0 8v5c4 0 4 0 4 0 4 0 8-5 12-5 5-4 9-8 13-12 9-4 17-4 26-9 8-4 18-4 30-4 9 0 17 0 26 4 4 5 12 9 17 13 4 4 8 8 12 17 0 8 0 13 0 21 0 9 0 17 0 25-4 9-4 17-8 30-9 9-13 21-26 34-8 13-21 25-33 42l-69 69c-4 4-4 4-4 9-5 0-5 4-5 4 0 4 0 4 0 8-4 4-4 4-4 9 0 4 0 8 4 8 0 4 0 9 0 9 5 0 5 0 5 4 4 0 4 0 8 0h187c0 0 5 0 5-4h4c0-5 0-5 0-9 0 0 0-4 0-8 0-5 0-5 0-9z">
          <text:p/>
        </draw:path>
        <draw:path draw:style-name="gr4" draw:text-style-name="P5" draw:layer="layout" svg:width="0.085cm" svg:height="0.135cm" svg:x="7.67cm" svg:y="14.207cm" svg:viewBox="0 0 86 136" svg:d="M86 8c0-4-4-4-4-4-5-4-5-4-9-4s-8 0-12 0c-5 0-9 0-13 0 0 0-4 0-4 4-5 0-5 0-5 4-4 4-4 9-4 13v35l-35 72v4l5 4c4 0 4 0 8 0 5 0 5 0 9 0l5-4c4 0 4 0 4 0l4-4 34-55c4-5 8-9 8-13 5-4 5-9 5-13 4-4 4-8 4-14 0-4 0-8 0-12s0-9 0-13z">
          <text:p/>
        </draw:path>
        <draw:path draw:style-name="gr4" draw:text-style-name="P5" draw:layer="layout" svg:width="0.216cm" svg:height="0.347cm" svg:x="7.95cm" svg:y="14.012cm" svg:viewBox="0 0 217 348" svg:d="M212 77c-4-17-8-30-17-39-8-13-16-21-29-30-9-4-26-8-43-8-8 0-13 0-22 0-8 4-12 4-21 8-4 5-13 9-17 13-8 8-12 13-21 22v-30c0-5 0-5 0-5l-4-4c-4 0-4 0-9 0 0 0-4 0-8 0s-9 0-9 0c-4 0-4 0-8 0 0 0 0 4-4 4v5 326 5c4 0 4 0 4 0 4 0 4 4 8 4 5 0 9 0 13 0s9 0 9 0c4 0 8-4 8-4 4 0 4 0 4 0 0-5 0-5 0-5v-118c9 8 13 13 17 17 9 4 13 8 17 13 9 0 13 4 17 4 9 4 13 4 22 4 13 0 30-4 43-8 12-9 21-17 29-30 9-9 17-25 21-38 5-17 5-38 5-59 0-17 0-30-5-47zM166 162c0 12-4 21-9 29-4 9-8 17-17 21-8 5-17 9-30 9-9 0-21-4-30-13-13-8-21-17-34-34v-93c9-8 13-12 21-21 5-4 9-8 17-13 5-4 9-4 13-9 9 0 13 0 18 0 13 0 21 0 25 9 9 5 13 9 17 17 5 13 9 21 13 30 0 13 0 25 0 38 0 9 0 21-4 30z">
          <text:p/>
        </draw:path>
        <draw:path draw:style-name="gr4" draw:text-style-name="P5" draw:layer="layout" svg:width="0.211cm" svg:height="0.347cm" svg:x="8.221cm" svg:y="13.923cm" svg:viewBox="0 0 212 348" svg:d="M208 217c-4-9-8-17-17-26-8-8-17-12-25-16-9-5-21-9-34-9 13-4 21-4 29-13 5-4 13-8 17-17 9-9 13-18 13-26 4-8 4-17 4-30 0-12 0-21-4-33-4-9-13-17-17-26-8-8-21-13-29-17-13-4-26-4-44-4-12 0-21 0-29 4-13 0-22 4-26 4-8 5-17 9-21 13-4 0-8 4-8 4-5 5-5 5-5 5 0 4 0 4-4 4 0 4 0 4 0 8v5c0 4 0 8 0 12 0 0 0 4 4 4v5h5c0 0 4-5 8-5 4-4 8-8 17-12 4-4 13-4 21-9 9-4 17-4 26-4 12 0 16 0 26 4 8 0 13 5 17 9s8 12 8 17c5 8 5 12 5 21 0 8 0 17-5 25-4 9-8 13-12 22-9 5-18 9-27 13-8 0-17 4-29 4h-26c-4 0-4 0-4 0-4 0-4 0-4 5 0 0-5 0-5 4 0 0 0 4 0 8 0 0 0 5 0 9 5 0 5 4 5 4l4 4h4 34c13 0 25 0 35 4 13 5 21 9 30 13 8 4 12 13 16 17 5 9 5 17 5 30 0 8 0 17-5 21-4 8-8 17-12 21-9 4-13 9-21 13-13 0-23 4-35 4-13 0-21-4-30-4-13-4-21-9-30-9-4-4-12-8-16-8-5-4-9-4-9-4-4 0-4 0-4 4-4 0-4 4-4 13 0 4 0 4 0 8 0 0 0 4 4 4 0 4 0 4 0 4 0 5 0 5 4 5 0 4 4 4 9 8 4 0 12 4 16 9 9 0 17 4 30 4 9 4 17 4 30 4 22 0 35-4 52-8 12-5 25-13 38-22 8-8 17-16 21-29 8-13 8-30 8-43 0-12 0-21-4-29z">
          <text:p/>
        </draw:path>
        <draw:path draw:style-name="gr4" draw:text-style-name="P5" draw:layer="layout" svg:width="0.089cm" svg:height="0.135cm" svg:x="8.479cm" svg:y="14.207cm" svg:viewBox="0 0 90 136" svg:d="M86 8c0-4 0-4-5-4 0-4-4-4-4-4-4 0-8 0-13 0-4 0-8 0-12 0-5 0-5 0-9 4 0 0-4 0-4 4s0 9 0 13v35l-35 72-4 4h4c0 0 0 4 4 4 0 0 6 0 10 0 0 0 4 0 8 0l4-4h5c0 0 0-4 4-4l34-55c4-5 4-9 8-13 0-4 5-9 5-13s4-8 4-14c0-4 0-8 0-12s0-9-4-13z">
          <text:p/>
        </draw:path>
        <draw:path draw:style-name="gr4" draw:text-style-name="P5" draw:layer="layout" svg:width="0.296cm" svg:height="0.059cm" svg:x="8.644cm" svg:y="14.207cm" svg:viewBox="0 0 297 60" svg:d="M51 4c-4-4-13-4-21-4-13 0-22 0-26 4s-4 12-4 25c0 14 0 18 4 22 4 5 13 9 26 9 8 0 17-4 21-9 4-4 8-8 8-22 0-13-4-21-8-25zM170 4c-4-4-12-4-21-4-13 0-21 0-25 4s-4 12-4 25c0 14 0 18 4 22 4 5 12 9 25 9 9 0 17-4 21-9 5-4 9-8 9-22 0-13-4-21-9-25zM289 4c-4-4-13-4-21-4-13 0-21 0-26 4-4 4-4 12-4 25 0 14 0 18 4 22 5 5 13 9 26 9 8 0 17-4 21-9 4-4 8-8 8-22 0-13-4-21-8-25z">
          <text:p/>
        </draw:path>
        <draw:path draw:style-name="gr4" draw:text-style-name="P5" draw:layer="layout" svg:width="0.131cm" svg:height="0.453cm" svg:x="9.008cm" svg:y="13.898cm" svg:viewBox="0 0 132 454" svg:d="M132 215c0-4-4-4-4-4 0-4 0-4 0-4-4 0-4 0-4 0-9 0-13-4-17-4-4-4-9-9-14-13-4-4-4-8-8-13 0-8 0-17 0-29v-55c0-17 0-34-5-43 0-12-4-21-8-29-4-9-8-13-17-17-8-4-17-4-30-4-4 0-4 0-8 0s-4 0-8 0h-5v4c-4 0-4 4-4 4 0 4 0 4 0 8 0 5 0 5 0 9v4c4 0 4 0 4 4 5 0 5 0 5 0h12c4 0 9 0 9 0 4 5 8 5 8 9s4 13 4 21c0 4 0 17 0 34v51c0 12 0 21 5 29 0 9 4 13 8 22 0 4 9 8 13 12s12 9 21 9c-9 4-17 8-21 12-4 9-13 13-13 22-4 8-8 21-8 29-5 9-5 21-5 34v39c0 17 0 26 0 34s-4 13-4 17-4 8-8 8c0 5-5 5-9 5h-12-5v4c-4 0-4 0-4 4 0 0 0 4 0 9v4c0 4 0 4 4 8h5c4 5 4 5 8 5s4 0 8 0c13 0 22-5 30-9 4 0 13-8 17-17 4-4 8-13 8-25 0-13 5-26 5-47v-39c0-13 0-25 0-34 0-8 4-17 8-21 0-8 5-13 10-17 8-4 12-8 21-8l4-5 4-4c0-4 0-4 0-8z">
          <text:p/>
        </draw:path>
        <draw:frame draw:style-name="gr3" draw:text-style-name="P7" draw:layer="layout" svg:width="16.779cm" svg:height="0.581cm" svg:x="3.658cm" svg:y="13.09cm">
          <draw:text-box>
            <text:p text:style-name="P6"><text:span text:style-name="T3">p is propositional symbol representing a proposition from the set of</text:span></text:p>
          </draw:text-box>
        </draw:frame>
        <draw:path draw:style-name="gr4" draw:text-style-name="P5" draw:layer="layout" svg:width="0.275cm" svg:height="0.038cm" svg:x="3.259cm" svg:y="15.451cm" svg:viewBox="0 0 276 39" svg:d="M276 13c0-4 0-4 0-4 0-5-4-5-4-5l-4-4h-255c-4 0-9 4-9 9 0 0-4 4-4 12 0 5 4 14 4 14 0 4 5 4 9 4h255c4 0 4 0 8-4 0 0 0-9 0-14 0-4 0-8 0-8z">
          <text:p/>
        </draw:path>
        <draw:path draw:style-name="gr4" draw:text-style-name="P5" draw:layer="layout" svg:width="0.296cm" svg:height="0.342cm" svg:x="3.666cm" svg:y="15.278cm" svg:viewBox="0 0 297 343" svg:d="M178 12c0-4 0-4-4-4 0-4 0-4-4-4 0 0-4 0-9 0-4-4-8-4-12-4-9 0-13 0-13 4-4 0-8 0-8 0-5 0-5 0-9 4v4l-115 315c-4 4-4 8-4 8 0 4 0 4 4 8h4c4 0 8 0 13 0 4 0 8 0 12 0 6 0 6 0 10 0 0 0 0-4 4-4v-4l30-81h139l30 85h4c0 4 0 4 5 4h4c4 0 8 0 17 0 4 0 8 0 12 0h5c4-4 4-4 4-4 0-4 0-8-4-12zM208 215h-123l59-169z">
          <text:p/>
        </draw:path>
        <draw:path draw:style-name="gr4" draw:text-style-name="P5" draw:layer="layout" svg:width="0.22cm" svg:height="0.351cm" svg:x="4.131cm" svg:y="15.367cm" svg:viewBox="0 0 221 352" svg:d="M217 80c-4-17-8-30-17-42-8-13-17-22-29-26-14-8-31-12-48-12-4 0-13 4-21 4-9 4-13 4-21 8-5 4-13 9-21 13-5 4-13 13-17 21v-34c0 0-5 0-5-4h-4-4c-4-4-4-4-9-4-4 0-8 0-12 4h-5c-4 0-4 0-4 0 0 4 0 4 0 4v331c0 5 0 5 0 5 0 4 4 4 4 4 0 0 5 0 9 0 0 0 4 0 8 0 5 0 9 0 13 0s4 0 9 0l4-4v-5-119c4 4 13 13 17 17s12 8 17 8c4 6 12 10 17 10 8 0 12 0 21 0 17 0 29 0 43-10 13-4 26-12 34-25s13-26 17-42c4-17 8-34 8-55 0-17-4-34-4-47zM171 165c0 8-5 21-9 29-9 9-14 13-22 21-9 5-17 5-25 5-13 0-26 0-34-9-13-8-21-21-34-34v-93c4-8 13-17 17-21 8-4 12-8 21-13 4-4 8-8 13-8 8 0 12-4 17-4 12 0 21 4 29 8 9 4 13 13 18 21 4 9 9 17 9 30 4 13 4 21 4 34 0 12 0 21-4 34z">
          <text:p/>
        </draw:path>
        <draw:path draw:style-name="gr4" draw:text-style-name="P5" draw:layer="layout" svg:width="0.14cm" svg:height="0.254cm" svg:x="4.415cm" svg:y="15.366cm" svg:viewBox="0 0 141 255" svg:d="M141 23c0-5 0-5 0-9-5 0-5-4-5-4 0 0-4 0-4-4-4 0-4 0-8 0-5 0-9 0-9 0-4-6-8-6-8-6-6 0-10 6-18 6-4 0-9 4-13 8-4 0-13 4-17 13-4 4-13 13-17 21v-34-4c-4 0-4 0-4 0-4 0-4 0-8 0 0-4-5-4-9-4s-8 0-13 4h-4c-4 0-4 0-4 0 0 4 0 4 0 4v237c0 4 4 4 4 4 0 0 4 0 9 0 0 0 4 0 8 0s9 0 13 0 4 0 8 0l4-4v-156c5-9 13-17 17-22 5-8 9-12 13-16 4-5 9-9 13-9s8-4 12-4c6 0 10 4 14 4 0 0 4 0 9 0l4 4c4 0 4 0 4 0 4 0 4 0 4 0 0 0 0-4 5-4 0 0 0-4 0-8 0 0 0-5 0-9s0-8 0-8z">
          <text:p/>
        </draw:path>
        <draw:path draw:style-name="gr4" draw:text-style-name="P5" draw:layer="layout" svg:width="0.237cm" svg:height="0.259cm" svg:x="4.58cm" svg:y="15.366cm" svg:viewBox="0 0 238 260" svg:d="M230 77c-5-17-13-30-22-43-12-8-21-17-38-25-12-4-29-9-51-9-21 0-38 5-50 13-17 4-31 13-39 26-13 12-22 25-26 42s-4 34-4 51c0 21 0 38 4 55s13 29 21 38c13 13 23 22 39 26 13 9 30 9 51 9s38 0 51-9c17-4 30-18 38-26 13-13 21-26 26-42 4-17 8-34 8-56 0-16-4-33-8-50zM187 170c-4 8-8 21-17 25-4 9-12 17-21 21-8 5-21 5-34 5-12 0-25 0-34-5-8-4-17-12-21-21-4-8-8-17-12-29 0-9 0-22 0-34 0-13 0-26 4-38 0-9 4-22 12-30 5-4 13-13 22-17 8-4 21-8 33-8 13 0 26 4 34 8 9 4 17 13 22 21 4 9 8 17 12 30 0 8 4 21 4 34 0 12-4 25-4 38z">
          <text:p/>
        </draw:path>
        <draw:path draw:style-name="gr4" draw:text-style-name="P5" draw:layer="layout" svg:width="0.22cm" svg:height="0.351cm" svg:x="4.881cm" svg:y="15.367cm" svg:viewBox="0 0 221 352" svg:d="M216 80c-4-17-12-30-17-42-8-13-21-22-29-26-13-8-30-12-47-12-8 0-12 4-21 4-8 4-13 4-21 8-9 4-14 9-22 13-4 4-13 13-21 21v-34-4h-5-4c-4-4-4-4-8-4-5 0-9 0-13 4h-4c-4 0-4 0-4 0 0 4 0 4 0 4v331c0 5 0 5 0 5 0 4 0 4 4 4 0 0 4 0 8 0 0 0 4 0 9 0 4 0 8 0 12 0 5 0 5 0 9 0l4-4v-5-119c4 4 13 13 17 17s14 8 18 8c4 6 13 10 17 10s13 0 21 0c17 0 30 0 42-10 13-4 26-12 34-25 9-13 13-26 17-42 4-17 9-34 9-55 0-17-5-34-5-47zM170 165c-4 8-4 21-9 29-8 9-12 13-21 21-8 5-17 5-25 5-13 0-26 0-34-9-14-8-22-21-35-34v-93c4-8 13-17 17-21 9-4 14-8 18-13 8-4 13-8 17-8 8 0 13-4 17-4 13 0 21 4 29 8 5 4 13 13 17 21 5 9 9 17 9 30 4 13 4 21 4 34 0 12 0 21-4 34z">
          <text:p/>
        </draw:path>
        <draw:path draw:style-name="gr4" draw:text-style-name="P5" draw:layer="layout" svg:width="0.237cm" svg:height="0.259cm" svg:x="5.143cm" svg:y="15.366cm" svg:viewBox="0 0 238 260" svg:d="M234 77c-4-17-13-30-21-43-13-8-27-17-39-25-13-4-30-9-51-9s-38 5-55 13c-13 4-26 13-34 26-13 12-21 25-26 42-4 17-8 34-8 51 0 21 4 38 8 55 5 17 13 29 22 38 8 13 21 22 38 26 12 9 29 9 51 9 16 0 38 0 50-9 17-4 31-18 39-26 13-13 17-26 26-42 4-17 4-34 4-56 0-16 0-33-4-50zM186 170c0 8-4 21-12 25-5 9-13 17-22 21-8 5-21 5-33 5-13 0-26 0-34-5-9-4-17-12-22-21-4-8-8-17-12-29 0-9-4-22-4-34 0-13 4-26 4-38 4-9 8-22 17-30 4-4 12-13 21-17 8-4 21-8 34-8 12 0 21 4 34 8 8 4 17 13 21 21 4 9 8 17 13 30 0 8 0 21 0 34 0 12 0 25-5 38z">
          <text:p/>
        </draw:path>
        <draw:path draw:style-name="gr4" draw:text-style-name="P5" draw:layer="layout" svg:width="0.169cm" svg:height="0.259cm" svg:x="5.427cm" svg:y="15.366cm" svg:viewBox="0 0 170 260" svg:d="M161 157c0-4-4-13-12-17-4-4-13-8-21-13-5-4-13-8-22-12-8 0-12-4-21-9-8 0-12-4-22-8-4-4-8-9-13-13-4-4-4-8-4-17 0-4 0-8 0-12 4-5 4-9 9-9 4-4 8-8 18-8 4 0 12-5 17-5 8 0 16 5 25 5 4 0 8 4 17 4 4 4 8 4 8 8 5 0 9 0 9 0h4v-4c0 0 4 0 4-4 0 0 0-4 0-9v-4c0-4-4-4-4-4 0-4 0-4 0-4 0 0 0-5-4-5 0 0-4-4-9-4-4-4-8-4-12-4-5-4-13-4-17-4-9 0-13-5-21-5-13 0-27 5-40 9-8 4-17 8-25 13-8 8-13 17-17 25-4 9-4 17-4 25 0 9 0 17 4 26 4 8 9 17 13 21s12 8 21 13c4 4 13 8 21 8 5 4 14 9 22 9 5 4 13 8 17 12 9 0 13 5 13 9 4 8 8 13 8 17 0 8-4 12-4 17-4 8-8 8-13 12-4 5-8 5-12 9-9 0-13 0-21 0-10 0-18 0-27 0-8-4-13-4-17-9-8-4-12-4-17-8-4 0-4-4-8-4v4c-4 0-4 0-4 0 0 4 0 4 0 8v5c0 8 0 12 0 12 0 5 4 9 4 9 0 0 4 5 8 5 5 4 9 4 17 8 4 0 13 5 21 5 9 0 13 0 23 0 17 0 29 0 38-5 12-4 25-8 34-13 4-9 12-17 16-26 5-8 9-21 9-29 0-13-4-21-9-30z">
          <text:p/>
        </draw:path>
        <draw:path draw:style-name="gr4" draw:text-style-name="P5" draw:layer="layout" svg:width="0.055cm" svg:height="0.348cm" svg:x="5.651cm" svg:y="15.273cm" svg:viewBox="0 0 56 349" svg:d="M52 106c0-4-4-4-4-4 0 0-5 0-10 0 0-4-4-4-8-4-9 0-9 0-13 4-4 0-4 0-9 0 0 0-4 0-4 4v238c0 5 4 5 4 5 5 0 5 0 9 0s4 0 13 0c4 0 8 0 8 0 5 0 10 0 10 0 0 0 4 0 4-5zM52 9c-4-4-14-9-22-9-13 0-22 5-26 9 0 4-4 8-4 17 0 12 4 17 4 21 4 4 13 4 21 4 13 0 23 0 27-4s4-9 4-21c0-9 0-17-4-17z">
          <text:p/>
        </draw:path>
        <draw:path draw:style-name="gr4" draw:text-style-name="P5" draw:layer="layout" svg:width="0.157cm" svg:height="0.318cm" svg:x="5.744cm" svg:y="15.307cm" svg:viewBox="0 0 158 319" svg:d="M158 285c0-4 0-4 0-9-4 0-4 0-4 0h-5c0 0-4 0-8 5h-4c-5 0-9 0-13 0-13 0-22-5-27-9-4-8-8-21-8-38v-131h60c5 0 5 0 9-4 0 0 0-5 0-13 0-4 0-9 0-9 0-4 0-4 0-8h-4c0-5 0-5-5-5h-60v-55c0-5 0-5-4-5h-4c-5-4-9-4-13-4s-9 0-13 4c-4 0-4 0-4 0-4 0-4 0-4 5-5 0-5 0-5 0v55h-29c-4 0-4 0-4 5-5 0-5 0-5 0 0 4 0 4 0 8-4 0-4 5-4 9 0 8 4 13 4 13 0 4 5 4 5 4h33v140c0 12 5 25 5 33 4 9 8 17 12 26 9 4 13 13 22 13 12 4 21 4 34 4 5 0 9 0 13 0s9 0 13 0c0 0 4-4 8-4 5 0 5-5 5-5 4 0 4-4 4-8 0 0 0-4 0-9 0-4 0-8 0-8z">
          <text:p/>
        </draw:path>
        <draw:path draw:style-name="gr4" draw:text-style-name="P5" draw:layer="layout" svg:width="0.055cm" svg:height="0.348cm" svg:x="5.956cm" svg:y="15.273cm" svg:viewBox="0 0 56 349" svg:d="M52 106c0-4-5-4-5-4 0 0-4 0-8 0 0-4-4-4-9-4-4 0-8 0-12 4-5 0-5 0-10 0l-4 4v238c4 5 4 5 4 5 5 0 5 0 10 0 4 0 8 0 12 0 5 0 9 0 9 0 4 0 8 0 8 0 0 0 5 0 5-5zM52 9c-5-4-13-9-22-9-12 0-22 5-22 9-4 4-8 8-8 17 0 12 4 17 8 21 0 4 10 4 22 4 9 0 17 0 22-4 4-4 4-9 4-21 0-9 0-17-4-17z">
          <text:p/>
        </draw:path>
        <draw:path draw:style-name="gr4" draw:text-style-name="P5" draw:layer="layout" svg:width="0.237cm" svg:height="0.259cm" svg:x="6.07cm" svg:y="15.366cm" svg:viewBox="0 0 238 260" svg:d="M230 77c-5-17-13-30-22-43-13-8-22-17-39-25-12-4-29-9-50-9-22 0-38 5-51 13-17 4-30 13-38 26-13 12-21 25-26 42-4 17-4 34-4 51 0 21 0 38 4 55 5 17 13 29 22 38 12 13 21 22 38 26 12 9 29 9 50 9 22 0 39 0 51-9 17-4 30-18 38-26 14-13 22-26 27-42 4-17 8-34 8-56 0-16-4-33-8-50zM186 170c-4 8-8 21-17 25-4 9-12 17-21 21-8 5-21 5-34 5-12 0-25 0-33-5-9-4-17-12-22-21-4-8-8-17-12-29 0-9 0-22 0-34 0-13 0-26 4-38 0-9 4-22 13-30 4-4 12-13 21-17 8-4 21-8 34-8 12 0 25 4 34 8 8 4 16 13 21 21 4 9 8 17 12 30 0 8 5 21 5 34 0 12-5 25-5 38z">
          <text:p/>
        </draw:path>
        <draw:path draw:style-name="gr4" draw:text-style-name="P5" draw:layer="layout" svg:width="0.204cm" svg:height="0.254cm" svg:x="6.366cm" svg:y="15.366cm" svg:viewBox="0 0 205 255" svg:d="M205 107c0-17 0-34-5-42 0-13-4-25-12-34-5-8-13-13-26-21-8-4-25-10-38-10-12 0-25 6-38 14-17 9-30 17-42 34v-34-4h-4-5c-4-4-9-4-13-4-5 0-5 0-9 4-4 0-4 0-8 0-5 4-5 4-5 4v237h5c0 4 0 4 0 4 4 0 4 0 8 0s9 0 13 0c5 0 9 0 14 0h4c4 0 4 0 4-4v-165c13-13 25-25 34-34 8-8 21-12 30-12 8 0 16 4 21 8 8 0 12 4 17 13 4 4 4 12 8 21 0 8 0 17 0 30v139h4c0 4 0 4 5 4h4c4 0 8 0 12 0 5 0 9 0 13 0h4c5 0 5 0 5-4z">
          <text:p/>
        </draw:path>
        <draw:path draw:style-name="gr4" draw:text-style-name="P5" draw:layer="layout" svg:width="0.186cm" svg:height="0.259cm" svg:x="6.756cm" svg:y="15.366cm" svg:viewBox="0 0 187 260" svg:d="M187 204c0-5 0-5 0-9h-4c0-4 0-4 0-4-4 0-9 4-9 4-4 4-8 9-16 13-5 4-13 8-17 8-9 5-17 5-26 5-13 0-21 0-29-5-9-4-13-8-22-17-4-8-8-16-12-29 0-9-5-21-5-38 0-30 9-51 17-68 13-17 26-25 47-25 13 0 21 4 25 8 9 0 17 4 22 9 4 4 8 8 12 8 4 4 4 4 9 4 4 0 4 0 4-4 4 0 4-4 4-13 0-4 0-4 0-8v-4l-4-5c0 0 0-4-4-4 0-4-5-8-9-8-4-5-12-9-17-13-4 0-12-4-21-4-4 0-13-5-21-5-13 0-30 5-42 9-13 4-26 13-34 25-14 9-18 26-27 38-4 17-8 39-8 64 0 17 4 38 8 51 5 17 13 29 22 42 9 9 17 18 30 22 17 9 30 9 47 9 8 0 17 0 25 0 9-5 13-5 21-9 5 0 13-4 17-9 4-4 9-4 13-9 0 0 0-4 4-4v-4-4c0-5 0-5 0-9s0-8 0-8z">
          <text:p/>
        </draw:path>
        <draw:path draw:style-name="gr4" draw:text-style-name="P5" draw:layer="layout" svg:width="0.195cm" svg:height="0.259cm" svg:x="6.98cm" svg:y="15.366cm" svg:viewBox="0 0 196 260" svg:d="M196 89c0-12 0-25-4-38-4-8-9-21-17-25-9-9-17-13-30-17-12-4-25-9-42-9-10 0-18 5-27 5-8 0-16 4-25 4-8 4-17 8-21 8-4 5-9 9-13 9 0 4-4 4-4 8 0 5 0 5 0 9s0 8 0 8c0 5 0 5 0 5 4 4 4 4 4 4h4c0 0 5 0 9-4 4 0 8-5 17-9 4 0 13-4 21-8 8 0 17-5 30-5 9 0 18 5 22 5 8 4 13 8 17 12 4 5 8 9 8 17 4 9 4 17 4 26v17h-33c-18 0-35 4-48 8-17 0-25 4-38 13-9 4-17 12-21 25-4 9-9 21-9 34 0 8 0 21 5 30 4 8 12 17 16 21 9 5 17 13 26 13 8 5 21 5 34 5 12 0 26 0 39-9 13-4 25-13 34-26v26c0 0 4 0 4 4h4c4 0 9 0 13 0s8 0 13 0c4 0 4 0 4 0 4-4 4-4 4-4zM149 191c-8 13-21 21-29 25-9 9-22 9-31 9-13 0-25 0-29-9-9-8-13-17-13-29 0-9 0-13 4-17 0-9 4-13 13-17 4-4 12-4 21-9 8 0 18-4 31-4h33z">
          <text:p/>
        </draw:path>
        <draw:path draw:style-name="gr4" draw:text-style-name="P5" draw:layer="layout" svg:width="0.204cm" svg:height="0.254cm" svg:x="7.255cm" svg:y="15.366cm" svg:viewBox="0 0 205 255" svg:d="M205 107c0-17 0-34-5-42-4-13-8-25-12-34-9-8-17-13-26-21-13-4-26-10-39-10-17 0-29 6-42 14-13 9-26 17-38 34v-34-4h-4-5c-4-4-8-4-12-4-5 0-9 0-9 4-4 0-8 0-8 0h-5c0 4 0 4 0 4v237c0 4 5 4 5 4 4 0 4 0 8 0s4 0 13 0c4 0 8 0 8 0 5 0 9 0 9 0 0 0 4 0 4-4v-165c13-13 21-25 34-34 8-8 21-12 30-12 8 0 12 4 21 8 4 0 8 4 12 13 5 4 9 12 9 21 5 8 5 17 5 30v139c4 4 4 4 4 4 5 0 5 0 9 0s4 0 12 0c5 0 9 0 9 0 4 0 8 0 8 0 0 0 5 0 5-4z">
          <text:p/>
        </draw:path>
        <draw:path draw:style-name="gr4" draw:text-style-name="P5" draw:layer="layout" svg:width="0.351cm" svg:height="0.254cm" svg:x="7.662cm" svg:y="15.367cm" svg:viewBox="0 0 352 255" svg:d="M352 101c0-17 0-30-4-38-4-13-8-25-13-34-8-8-17-13-25-21-13-4-26-8-38-8-9 0-13 4-21 4-5 0-13 4-18 8-9 4-13 9-21 13-9 8-13 13-22 21-4-4-8-13-12-17-5-4-9-13-13-17-9 0-13-4-21-8-9 0-17-4-26-4-12 0-25 4-38 12-12 9-25 17-38 34v-34-4c-4 0-4 0-4 0 0 0-4 0-9 0 0-4-4-4-8-4s-8 0-13 4h-4-4c0 4 0 4 0 4v237c0 6 4 6 4 6 0 0 4 0 9 0 0 0 4 0 8 0 8 0 8 0 13 0 4 0 4 0 8 0l4-6v-165c13-13 22-25 30-34 13-8 21-12 30-12 8 0 17 4 21 8 4 0 8 4 13 13 4 4 8 12 8 21 4 8 4 17 4 25v144c0 6 4 6 4 6 0 0 5 0 9 0 0 0 4 0 8 0 5 0 9 0 13 0s4 0 9 0l4-6v-165c13-13 21-25 29-34 14-8 23-12 31-12 9 0 17 4 21 8 4 0 13 4 13 13 4 4 8 12 8 21 5 8 5 17 5 25v144c0 6 4 6 4 6 4 0 4 0 8 0 0 0 5 0 9 0 8 0 8 0 13 0 4 0 4 0 8 0l4-6z">
          <text:p/>
        </draw:path>
        <draw:path draw:style-name="gr4" draw:text-style-name="P5" draw:layer="layout" svg:width="0.194cm" svg:height="0.259cm" svg:x="8.077cm" svg:y="15.366cm" svg:viewBox="0 0 195 260" svg:d="M195 89c0-12 0-25-4-38-4-8-8-21-17-25-9-9-18-13-30-17-13-4-26-9-43-9-8 0-17 5-25 5-13 0-17 4-25 4-9 4-17 8-22 8-4 5-8 9-12 9 0 4-5 4-5 8 0 5 0 5 0 9s0 8 0 8c0 5 0 5 0 5 5 4 5 4 5 4h4c0 0 4 0 8-4 5 0 9-5 17-9 5 0 13-4 21-8 9 0 17-5 26-5 13 0 21 5 25 5 9 4 13 8 17 12 4 5 9 9 9 17 4 9 4 17 4 26v17h-34c-17 0-34 4-47 8-16 0-25 4-38 13-8 4-17 12-21 25-4 9-8 21-8 34 0 8 0 21 4 30 4 8 8 17 17 21 8 5 17 13 25 13 9 5 21 5 34 5s26 0 38-9c13-4 26-13 34-26v26c0 0 4 0 4 4h5c4 0 9 0 13 0 5 0 9 0 13 0s4 0 4 0c4-4 4-4 4-4zM148 191c-9 13-21 21-30 25-8 9-21 9-29 9-13 0-26 0-30-9-8-8-13-17-13-29 0-9 0-13 5-17 0-9 4-13 12-17 4-4 13-4 21-9 9 0 17-4 30-4h34z">
          <text:p/>
        </draw:path>
        <draw:path draw:style-name="gr4" draw:text-style-name="P5" draw:layer="layout" svg:width="0.22cm" svg:height="0.351cm" svg:x="8.352cm" svg:y="15.367cm" svg:viewBox="0 0 221 352" svg:d="M217 80c-4-17-9-30-17-42-9-13-17-22-30-26-13-8-25-12-42-12-9 0-18 4-27 4-4 4-12 4-21 8-4 4-12 9-17 13-8 4-17 13-21 21v-34l-4-4c-4 0-4 0-9 0 0-4-4-4-8-4s-8 0-8 4c-5 0-9 0-9 0h-4c0 4 0 4 0 4v331c0 5 0 5 0 5 0 4 4 4 4 4 4 0 4 0 9 0 4 0 4 0 12 0 4 0 9 0 9 0 4 0 4 0 8 0 0 0 4 0 4-4v-5-119c9 4 13 13 17 17 9 4 13 8 17 8 9 6 13 10 17 10 9 0 13 0 22 0 17 0 30 0 43-10 12-4 25-12 34-25 8-13 12-26 17-42 8-17 8-34 8-55 0-17 0-34-4-47zM170 165c0 8-4 21-8 29-5 9-13 13-21 21-5 5-17 5-27 5-13 0-25 0-34-9-12-8-21-21-34-34v-93c9-8 13-17 22-21 4-4 8-8 17-13 4-4 8-8 16-8 5 0 9-4 13-4 14 0 22 4 31 8 8 4 12 13 17 21 4 9 8 17 8 30 4 13 4 21 4 34 0 12 0 21-4 34z">
          <text:p/>
        </draw:path>
        <draw:path draw:style-name="gr4" draw:text-style-name="P5" draw:layer="layout" svg:width="0.157cm" svg:height="0.318cm" svg:x="8.72cm" svg:y="15.307cm" svg:viewBox="0 0 158 319" svg:d="M158 285c0-4 0-4 0-9-4 0-4 0-4 0-5 0-5 0-5 0-4 0-4 0-8 5-4 0-4 0-9 0-4 0-4 0-8 0-13 0-21-5-25-9-6-8-10-21-10-38v-131h60c5 0 5 0 5-4 4 0 4-5 4-13 0-4 0-9 0-9 0-4 0-4-4-8 0-5-5-5-5-5h-60v-55c0-5-4-5-4-5-4 0-4 0-9 0-4-4-4-4-12-4-5 0-9 0-9 4-4 0-4 0-8 0 0 0-5 0-5 5v55h-33c0 0-5 0-5 5-4 4-4 4-4 8 0 0 0 5 0 9 0 8 0 13 4 13 0 4 0 4 5 4h33v140c0 12 0 25 5 33 4 9 4 17 12 26 5 4 13 13 22 13 8 4 22 4 34 4 5 0 5 0 9 0s8 0 13 0c4 0 8-4 8-4 4 0 9-5 9-5 0 0 4-4 4-8 0 0 0-4 0-9 0-4 0-8 0-8z">
          <text:p/>
        </draw:path>
        <draw:path draw:style-name="gr4" draw:text-style-name="P5" draw:layer="layout" svg:width="0.237cm" svg:height="0.259cm" svg:x="8.911cm" svg:y="15.366cm" svg:viewBox="0 0 238 260" svg:d="M234 77c-5-17-13-30-23-43-12-8-25-17-38-25-12-4-29-9-51-9-21 0-38 5-50 13-17 4-30 13-38 26-13 12-22 25-26 42s-8 34-8 51c0 21 4 38 8 55s13 29 21 38c13 13 21 22 38 26 13 9 30 9 51 9s38 0 51-9c17-4 30-18 38-26 14-13 18-26 27-42 4-17 4-34 4-56 0-16 0-33-4-50zM186 170c0 8-4 21-13 25-4 9-12 17-21 21-8 5-21 5-34 5-12 0-25 0-34-5-8-4-17-12-21-21-4-8-8-17-13-29 0-9-4-22-4-34 0-13 4-26 4-38 5-9 9-22 17-30 5-4 13-13 22-17 8-4 21-8 33-8 13 0 26 4 34 8 9 4 17 13 21 21 5 9 9 17 13 30 0 8 0 21 0 34 0 12 0 25-4 38z">
          <text:p/>
        </draw:path>
        <draw:path draw:style-name="gr4" draw:text-style-name="P5" draw:layer="layout" svg:width="0.178cm" svg:height="0.135cm" svg:x="9.33cm" svg:y="15.248cm" svg:viewBox="0 0 179 136" svg:d="M179 8v-4c-5 0-5 0-5 0-4-4-4-4-8-4s-9 0-9 4c-4 0-4 0-4 0-4 0-4 0-4 0-4 4-4 4-4 4l-35 55c-4 5-9 9-9 14-4 4-4 9-4 13-4 4-4 8-4 13 0 4 0 8 0 12 0 5 0 9 0 13 4 4 4 4 4 4 4 4 4 4 9 4 4 0 8 0 12 0 5 0 5 0 9 0s8 0 8-4c4 0 4 0 4-4s0-8 0-13v-34zM80 8c0 0 4 0 4-4h-4-4c0-4-4-4-4-4-5 0-9 0-9 4-4 0-4 0-8 0h-4c0 4 0 4 0 4l-39 55c0 5-4 9-8 14 0 4 0 9-4 13 0 4 0 8 0 13 0 4 0 8 0 12 0 5 0 9 0 13s0 4 4 4c0 4 4 4 8 4 0 0 5 0 9 0s8 0 13 0c4 0 4 0 8-4l4-4c0-4 0-8 0-13v-34z">
          <text:p/>
        </draw:path>
        <draw:path draw:style-name="gr4" draw:text-style-name="P5" draw:layer="layout" svg:width="0.156cm" svg:height="0.318cm" svg:x="9.525cm" svg:y="15.307cm" svg:viewBox="0 0 157 319" svg:d="M157 285c0-4 0-4 0-9-4 0-4 0-4 0h-4c0 0-5 0-9 5h-4c-4 0-8 0-13 0-12 0-21-5-25-9-4-8-9-21-9-38v-131h60c4 0 4 0 8-4 0 0 0-5 0-13 0-4 0-9 0-9 0-4 0-4 0-8h-4c0-5 0-5-4-5h-60v-55c0-5 0-5-4-5h-4c-4-4-9-4-14-4-4 0-8 0-12 4-5 0-5 0-5 0-4 0-4 0-4 5-4 0-4 0-4 0v55h-30c-4 0-4 0-4 5-4 0-4 0-4 0 0 4 0 4 0 8-4 0-4 5-4 9 0 8 4 13 4 13 0 4 4 4 4 4h34v140c0 12 4 25 4 33 4 9 9 17 13 26 8 4 13 13 22 13 13 4 21 4 34 4 4 0 8 0 13 0 4 0 8 0 12 0 0 0 4-4 9-4 4 0 4-5 4-5 4 0 4-4 4-8 0 0 0-4 0-9 0-4 0-8 0-8z">
          <text:p/>
        </draw:path>
        <draw:path draw:style-name="gr4" draw:text-style-name="P5" draw:layer="layout" svg:width="0.14cm" svg:height="0.254cm" svg:x="9.74cm" svg:y="15.366cm" svg:viewBox="0 0 141 255" svg:d="M141 23c0-5 0-5 0-9 0 0 0-4-4-4l-4-4c-5 0-5 0-9 0s-4 0-8 0c-5-6-5-6-9-6s-8 6-12 6c-9 0-13 4-17 8-5 0-9 4-17 13-6 4-10 13-18 21v-34-4h-4-5c-4-4-8-4-12-4-5 0-9 0-9 4-4 0-4 0-8 0h-5c0 4 0 4 0 4v237c5 4 5 4 5 4 4 0 4 0 8 0s9 0 13 0 8 0 8 0c5 0 9 0 9 0 0 0 4 0 4-4v-156c8-9 14-17 18-22 4-8 8-12 13-16 8-5 12-9 17-9 0 0 4-4 12-4 0 0 4 4 9 4 4 0 4 0 8 0l4 4c5 0 5 0 9 0s4-4 4-4c0 0 0-4 0-8 0 0 0-5 0-9s0-8 0-8z">
          <text:p/>
        </draw:path>
        <draw:path draw:style-name="gr4" draw:text-style-name="P5" draw:layer="layout" svg:width="0.207cm" svg:height="0.254cm" svg:x="9.927cm" svg:y="15.371cm" svg:viewBox="0 0 208 255" svg:d="M208 8l-4-4c-4 0-4 0-9 0-4-4-8-4-12-4-5 0-9 0-9 4-4 0-8 0-8 0-4 0-4 0-4 0 0 4 0 4 0 4v165c-13 13-26 26-34 34-13 9-22 9-35 9-9 0-13 0-21-5-5 0-13-8-13-12-4-5-9-13-13-21 0-9 0-17 0-34v-136l-4-4c-4 0-4 0-8 0-5-4-9-4-13-4s-9 0-9 4c-4 0-8 0-8 0-4 0-4 0-4 0 0 4 0 4 0 4v144c0 17 0 30 4 42 0 13 8 22 13 34 8 9 17 13 25 23 13 4 25 4 42 4 13 0 26 0 39-10 13-8 30-17 43-34v34c0 6 0 6 4 6h4c4 0 9 0 13 0s4 0 8 0c5 0 5 0 9 0v-6c4 0 4 0 4 0z">
          <text:p/>
        </draw:path>
        <draw:path draw:style-name="gr4" draw:text-style-name="P5" draw:layer="layout" svg:width="0.22cm" svg:height="0.259cm" svg:x="10.198cm" svg:y="15.366cm" svg:viewBox="0 0 221 260" svg:d="M221 115c0-17-4-30-9-43-4-16-8-25-17-38-8-8-21-17-34-21-12-8-29-13-46-13s-34 5-47 13c-17 4-29 13-39 26-8 8-17 25-21 38-8 17-8 34-8 55s0 42 8 55c4 17 13 29 21 42 10 9 22 18 39 26 13 5 34 5 51 5 13 0 21 0 34 0 8-5 17-5 25-5 9-4 13-4 22-8 4 0 4-5 8-5v-4c4-5 4-5 4-5 0-4 0-4 0-8 0 0 0-4 0-9 0 0-4 0-4-4s-4-4-4-4c-4 0-4 4-9 4-4 0-12 4-17 4-8 5-12 5-25 9-8 0-17 0-30 0-12 0-25 0-33-4-13-5-22-9-26-17-8-9-13-17-13-26-4-12-4-25-4-38h157c4 0 8 0 8-4 5 0 9-4 9-13zM47 106c0-8 0-17 4-25 5-9 9-17 13-21 4-9 13-13 21-17 5-4 17-9 26-9 21 0 38 9 46 22 13 12 17 29 17 50z">
          <text:p/>
        </draw:path>
        <draw:path draw:style-name="gr4" draw:text-style-name="P5" draw:layer="layout" svg:width="0.177cm" svg:height="0.135cm" svg:x="10.452cm" svg:y="15.248cm" svg:viewBox="0 0 178 136" svg:d="M178 13c0-5-4-5-4-9-4 0-4 0-8 0-5-4-5-4-9-4s-8 0-12 4c-5 0-5 0-9 0 0 4-4 4-4 9 0 4 0 4 0 8v34l-34 73c-4 4-4 4-4 4 0 4 4 4 4 4h4 4c5 0 9 0 9 0 4 0 4 0 8 0l5-4 38-55c0-5 4-9 4-14 4-4 4-8 8-12 0-4 0-9 0-13s0-8 0-17c0-4 0-4 0-8zM85 13c-4-5-4-5-4-9-5 0-5 0-9 0-5-4-9-4-13-4s-9 0-9 4c-4 0-8 0-8 0-4 4-4 4-4 9 0 4-5 4-5 8v34l-33 73c0 4 0 4 0 4 0 4 0 4 0 4 4 0 4 0 4 0 4 0 4 0 8 0 5 0 5 0 9 0h4c4 0 4 0 4-4h4l34-55c5-5 9-9 9-14 5-4 5-8 5-12s4-9 4-13 0-8 0-17c0-4 0-4 0-8z">
          <text:p/>
        </draw:path>
        <draw:path draw:style-name="gr4" draw:text-style-name="P5" draw:layer="layout" svg:width="0.237cm" svg:height="0.259cm" svg:x="10.807cm" svg:y="15.366cm" svg:viewBox="0 0 238 260" svg:d="M234 77c-4-17-13-30-22-43-13-8-26-17-38-25-13-4-30-9-51-9s-38 5-55 13c-13 4-25 13-34 26-13 12-21 25-25 42-5 17-9 34-9 51 0 21 4 38 9 55 4 17 12 29 21 38 13 13 21 22 38 26 13 9 30 9 51 9s38 0 51-9c16-4 29-18 38-26 13-13 18-26 26-42 4-17 4-34 4-56 0-16 0-33-4-50zM186 170c0 8-4 21-12 25-4 9-13 17-21 21-9 5-22 5-34 5-13 0-26 0-34-5-9-4-17-12-21-21-5-8-9-17-13-29 0-9-4-22-4-34 0-13 4-26 4-38 4-9 8-22 17-30 4-4 13-13 21-17 9-4 21-8 34-8s25 4 34 8c8 4 17 13 21 21 4 9 8 17 13 30 0 8 0 21 0 34 0 12 0 25-5 38z">
          <text:p/>
        </draw:path>
        <draw:path draw:style-name="gr4" draw:text-style-name="P5" draw:layer="layout" svg:width="0.14cm" svg:height="0.254cm" svg:x="11.112cm" svg:y="15.366cm" svg:viewBox="0 0 141 255" svg:d="M141 23c0-5 0-5 0-9-5 0-5 0-5 0v-4c0 0-4 0-4-4-4 0-8 0-8 0-4 0-9 0-13 0 0-6-4-6-4-6-4 0-13 6-17 6s-9 4-14 8c-8 0-13 4-17 13-4 4-12 13-17 21v-34l-4-4c-4 0-4 0-8 0-5-4-5-4-9-4s-8 0-13 4h-4c-4 0-4 0-4 0 0 4 0 4 0 4v237c0 4 0 4 4 4 0 0 4 0 9 0 0 0 4 0 8 0s9 0 13 0 4 0 8 0v-4c5 0 5 0 5 0v-156c4-9 8-17 16-22 5-8 9-12 13-16 5-5 10-9 14-9s8-4 13-4c4 0 8 4 8 4 4 0 9 0 9 0 4 0 8 4 8 4h4c4 0 4 0 4 0v-4c5 0 5-4 5-8 0 0 0-5 0-9s0-8 0-8z">
          <text:p/>
        </draw:path>
        <draw:path draw:style-name="gr4" draw:text-style-name="P5" draw:layer="layout" svg:width="0.182cm" svg:height="0.135cm" svg:x="11.413cm" svg:y="15.248cm" svg:viewBox="0 0 183 136" svg:d="M178 8c0 0 5 0 5-4h-5-4c0-4-4-4-4-4-4 0-9 0-9 4-4 0-4 0-8 0h-4c0 4 0 4 0 4l-39 55c0 5-5 9-9 14 0 4 0 9-4 13 0 4 0 8 0 13 0 4 0 8 0 12 0 5 0 9 0 13s0 4 4 4c0 4 4 4 9 4 0 0 4 0 8 0s9 0 13 0 4 0 8-4c0 0 4 0 4-4s0-8 0-13v-34zM84 8v-4h-4c-4-4-4-4-8-4-5 0-5 0-9 4h-4-4c0 4-5 4-5 4l-34 55c-4 5-4 9-8 14 0 4-4 9-4 13s0 8-4 13c0 4 0 8 0 12 0 5 0 9 4 13 0 4 0 4 4 4 0 4 4 4 4 4 4 0 9 0 13 0s8 0 8 0c5 0 9 0 9-4 4 0 4 0 4-4 4-4 4-8 4-13v-34z">
          <text:p/>
        </draw:path>
        <draw:path draw:style-name="gr4" draw:text-style-name="P5" draw:layer="layout" svg:width="0.165cm" svg:height="0.372cm" svg:x="11.612cm" svg:y="15.248cm" svg:viewBox="0 0 166 373" svg:d="M166 21v-4c-5-4-5-4-5-4 0-5-4-5-8-5 0-4-4-4-13-4-4 0-12-4-17-4-12 0-25 4-38 8-8 5-17 9-21 17-8 9-13 17-17 30s-4 25-4 42v26h-35c0 0-4 0-4 4-4 4-4 4-4 8 0 0 0 5 0 9 0 8 0 13 4 13 0 4 0 4 4 4h35v208c0 4 4 4 4 4 4 0 4 0 9 0 4 0 4 0 12 0 4 0 4 0 9 0 4 0 4 0 8 0 0 0 4 0 4-4v-208h55c5 0 5 0 5-4 4 0 4-5 4-13 0-4 0-9 0-9 0-4 0-4-4-8 0-4-5-4-5-4h-55v-26c0-8 0-17 0-25 5-9 5-13 9-17 4-8 8-8 13-13 4 0 8-4 17-4 4 0 8 4 12 4 0 0 4 0 9 0 0 5 4 5 4 5 4 0 4 0 8 0 0 0 5 0 5-5v-4c0 0 0-4 0-8 0-5 0-5 0-9z">
          <text:p/>
        </draw:path>
        <draw:path draw:style-name="gr4" draw:text-style-name="P5" draw:layer="layout" svg:width="0.195cm" svg:height="0.259cm" svg:x="11.785cm" svg:y="15.366cm" svg:viewBox="0 0 196 260" svg:d="M196 89c0-12-4-25-9-38 0-8-8-21-12-25-9-9-17-13-31-17-13-4-25-9-42-9-13 0-21 5-30 5-8 0-17 4-25 4-5 4-13 8-17 8-9 5-13 9-13 9-4 4-4 4-4 8 0 5 0 5 0 9s0 8 0 8c0 5 0 5 0 5 0 4 0 4 4 4h4c0 0 4 0 9-4 4 0 8-5 12-9 9 0 17-4 26-8 4 0 17-5 25-5 9 0 17 5 26 5 4 4 12 8 17 12 4 5 4 9 8 17 0 9 5 17 5 26v17h-35c-17 0-33 4-50 8-13 0-26 4-34 13-9 4-17 12-26 25-4 9-4 21-4 34 0 8 0 21 4 30 5 8 9 17 17 21 4 5 13 13 26 13 8 5 21 5 34 5 12 0 25 0 38-9 12-4 25-13 34-26v26 4c5 0 5 0 9 0s8 0 13 0c4 0 8 0 12 0h5c0-4 4-4 4-4zM149 191c-13 13-22 21-30 25-13 9-22 9-30 9-17 0-25 0-34-9-8-8-8-17-8-29 0-9 0-13 0-17 4-9 8-13 12-17 9-4 13-4 22-9 8 0 21-4 29-4h39z">
          <text:p/>
        </draw:path>
        <draw:path draw:style-name="gr4" draw:text-style-name="P5" draw:layer="layout" svg:width="0.047cm" svg:height="0.368cm" svg:x="12.06cm" svg:y="15.252cm" svg:viewBox="0 0 48 369" svg:d="M48 9h-4c0-5 0-5 0-5-5 0-5 0-9 0-4-4-8-4-13-4-4 0-9 0-13 4h-4c-5 0-5 0-5 5v352c0 4 0 4 0 4 0 4 0 4 5 4h4c4 0 9 0 13 0 5 0 9 0 13 0s4 0 9 0v-4c4 0 4 0 4-4z">
          <text:p/>
        </draw:path>
        <draw:path draw:style-name="gr4" draw:text-style-name="P5" draw:layer="layout" svg:width="0.169cm" svg:height="0.259cm" svg:x="12.162cm" svg:y="15.366cm" svg:viewBox="0 0 170 260" svg:d="M166 157c-4-4-8-13-13-17-8-4-12-8-21-13-8-4-17-8-21-12-9 0-17-4-26-9-9 0-13-4-17-8-9-4-13-9-17-13-5-4-5-8-5-17 0-4 0-8 5-12 0-5 4-9 8-9 4-4 9-8 13-8s13-5 22-5c8 0 13 5 21 5 4 0 13 4 17 4 4 4 9 4 13 8h4c4 0 4 0 4 0l5-4v-4c0 0 0-4 0-9v-4c0-4 0-4 0-4 0-4 0-4-5-4v-5c-4 0-8-4-8-4-4-4-9-4-17-4-4-4-9-4-17-4-4 0-13-5-17-5-18 0-31 5-39 9-13 4-21 8-30 13-8 8-12 17-17 25-4 9-4 17-4 25 0 9 0 17 4 26 5 8 9 17 13 21 9 4 13 8 21 13 9 4 13 8 21 8 9 4 17 9 22 9 9 4 13 8 22 12 4 0 8 5 12 9 5 8 5 13 5 17 0 8 0 12-5 17 0 8-4 8-8 12-4 5-9 5-17 9-5 0-14 0-18 0-13 0-21 0-25 0-9-4-17-4-21-9-5-4-9-4-13-8-4 0-9-4-9-4-4 0-4 0-4 4h-4c0 4 0 4 0 8v5c0 8 0 12 0 12 4 5 4 9 4 9 4 0 9 5 13 5 4 4 8 4 13 8 8 0 12 5 21 5 8 0 17 0 25 0 13 0 26 0 39-5 13-4 21-8 30-13 8-9 13-17 17-26 4-8 8-21 8-29 0-13 0-21-4-30z">
          <text:p/>
        </draw:path>
        <draw:path draw:style-name="gr4" draw:text-style-name="P5" draw:layer="layout" svg:width="0.22cm" svg:height="0.259cm" svg:x="12.378cm" svg:y="15.366cm" svg:viewBox="0 0 221 260" svg:d="M221 115c0-17-4-30-4-43-5-16-13-25-21-38-9-8-17-17-34-21-13-8-26-13-47-13-17 0-34 5-46 13-18 4-27 13-40 26-8 8-17 25-21 38-4 17-8 34-8 55s4 42 8 55c4 17 13 29 21 42 13 9 27 18 40 26 16 5 33 5 50 5 13 0 26 0 34 0 9-5 21-5 26-5 8-4 17-4 21-8 4 0 8-5 8-5v-4c4 0 4 0 4 0 0-5 0-5 0-5 0-4 0-4 0-8 0 0 0-4 0-9v-4c-4 0-4 0-4 0 0-4 0-4-4-4 0 0-4 4-8 4-5 0-9 4-17 4-5 5-13 5-22 9-8 0-21 0-33 0-13 0-26 0-34-4-13-5-17-9-26-17-4-9-8-17-13-26-5-12-5-25-5-38h158c4 0 8 0 13-4 4 0 4-4 4-13zM46 106c0-8 0-17 5-25 5-9 9-17 13-21 5-9 13-13 21-17 9-4 17-9 26-9 21 0 38 9 46 22 13 12 17 29 17 50z">
          <text:p/>
        </draw:path>
        <draw:path draw:style-name="gr4" draw:text-style-name="P5" draw:layer="layout" svg:width="0.182cm" svg:height="0.135cm" svg:x="12.632cm" svg:y="15.248cm" svg:viewBox="0 0 183 136" svg:d="M179 13c0-5 0-5-5-9 0 0-4 0-8 0 0-4-4-4-9-4-4 0-8 0-12 4-5 0-5 0-9 0 0 4 0 4-4 9 0 4 0 4 0 8v34l-34 73c0 4 0 4 0 4 0 4 0 4 0 4h4c0 0 5 0 9 0 0 0 4 0 8 0h5c0 0 4 0 4-4l38-55c4-5 4-9 8-14 0-4 5-8 5-12s0-9 0-13c4-4 4-8 4-17 0-4-4-4-4-8zM85 13c0-5-4-5-4-9-4 0-4 0-8 0-4-4-4-4-9-4-8 0-8 0-12 4-5 0-5 0-9 0 0 4-4 4-4 9 0 4 0 4 0 8v34l-39 73c0 4 0 4 0 4 0 4 0 4 4 4h4 4c6 0 10 0 10 0 4 0 4 0 4 0 4 0 4 0 4-4 5 0 5 0 5 0l38-55c0-5 4-9 4-14 4-4 4-8 4-12 4-4 4-9 4-13s0-8 0-17c0-4 0-4 0-8z">
          <text:p/>
        </draw:path>
        <draw:path draw:style-name="gr4" draw:text-style-name="P5" draw:layer="layout" svg:width="0.055cm" svg:height="0.064cm" svg:x="12.835cm" svg:y="15.557cm" svg:viewBox="0 0 56 65" svg:d="M52 8c-4-4-13-8-21-8-13 0-22 4-27 8-4 5-4 13-4 26 0 14 0 22 4 26 5 5 14 5 27 5 8 0 17 0 21-5 4-4 4-12 4-26 0-13 0-21-4-26z">
          <text:p/>
        </draw:path>
        <draw:path draw:style-name="gr4" draw:text-style-name="P5" draw:layer="layout" svg:width="0.271cm" svg:height="0.038cm" svg:x="3.259cm" svg:y="16.133cm" svg:viewBox="0 0 272 39" svg:d="M272 8c0-4 0-4 0-4 0-4-4-4-4-4h-4-251c-4 0-9 0-9 4 0 0-4 4-4 13 0 8 4 12 4 12 0 5 5 10 9 10h251c4 0 4-5 8-10 0 0 0-4 0-12 0-5 0-5 0-9z">
          <text:p/>
        </draw:path>
        <draw:path draw:style-name="gr4" draw:text-style-name="P5" draw:layer="layout" svg:width="0.178cm" svg:height="0.135cm" svg:x="3.691cm" svg:y="15.934cm" svg:viewBox="0 0 179 136" svg:d="M179 4c0-4 0-4 0-4h-4c0 0-5 0-9 0 0 0-4 0-8 0h-5c0 0-4 0-4 4l-39 55c-4 4-4 10-8 14 0 4 0 8-5 12 0 5 0 9 0 13s0 9 0 13c0 8 0 8 0 13 0 4 0 4 5 8 0 0 4 0 8 0 0 0 4 4 10 4 4 0 8-4 12-4 0 0 4 0 9 0 0-4 0-4 4-8 0-5 0-5 0-13v-30zM85 4c0-4 0-4 0-4h-5c-4 0-4 0-8 0s-4 0-9 0h-4c0 0-4 0-4 4h-4l-34 55c-4 4-4 10-9 14 0 4-4 8-4 12 0 5 0 9 0 13-4 4-4 9-4 13 0 8 0 8 4 13 0 4 0 4 4 8h5c4 0 8 4 12 4 5 0 9-4 13-4h4c5-4 5-4 5-8 4-5 4-5 4-13v-30z">
          <text:p/>
        </draw:path>
        <draw:path draw:style-name="gr4" draw:text-style-name="P5" draw:layer="layout" svg:width="0.225cm" svg:height="0.093cm" svg:x="3.898cm" svg:y="16.133cm" svg:viewBox="0 0 226 94" svg:d="M226 18c0-9 0-13-4-18 0 0-9 0-13 0h-200c-4 0-4 0-4 5l-5 4c0 4 0 4 0 9 0 4 0 8 0 8 0 4 5 4 5 4 0 5 0 5 0 5 4 0 4 4 4 4h174v42c0 4 0 4 0 4 5 5 5 5 5 5 4 0 4 0 8 0 4 4 4 4 9 4 4 0 8 0 12-4h5c0 0 4 0 4-5v-4z">
          <text:p/>
        </draw:path>
        <draw:path draw:style-name="gr4" draw:text-style-name="P5" draw:layer="layout" svg:width="0.178cm" svg:height="0.135cm" svg:x="4.165cm" svg:y="15.934cm" svg:viewBox="0 0 179 136" svg:d="M175 8c0-4 0-4-6-8h-4c-4 0-8 0-12 0-5 0-9 0-9 0-4 0-8 0-8 0-5 4-5 4-5 8-4 4-4 9-4 13v34l-34 73c0 4 0 4 0 4 4 0 4 0 4 0 5 4 5 4 9 4s4 0 8-4h5c4 0 4 0 4 0 0-4 4-4 4-4l34-55c4-5 4-10 8-14 0-4 6-8 6-13 0-4 0-8 4-12 0-5 0-9 0-13s0-9-4-13zM81 8c0-4 0-4-5-8 0 0-4 0-8 0 0 0-4 0-9 0-4 0-8 0-12 0h-5c-4 4-4 4-8 8 0 4 0 9 0 13v34l-34 73c0 4 0 4 0 4h4c5 4 5 4 9 4s4 0 8-4h5 4c0-4 0-4 4-4l34-55c4-5 4-10 8-14 0-4 5-8 5-13 0-4 0-8 0-12 4-5 4-9 4-13s-4-9-4-13z">
          <text:p/>
        </draw:path>
        <draw:path draw:style-name="gr4" draw:text-style-name="P5" draw:layer="layout" svg:width="0.055cm" svg:height="0.347cm" svg:x="4.529cm" svg:y="15.955cm" svg:viewBox="0 0 56 348" svg:d="M52 102c0-5-4-5-4-5 0 0-5 0-9 0 0 0-4 0-8 0-9 0-9 0-13 0s-4 0-8 0c0 0-6 0-6 5v238c0 4 6 4 6 4 4 0 4 0 8 0 4 4 4 4 13 4 4 0 8 0 8-4 4 0 9 0 9 0 0 0 4 0 4-4zM52 4c-4-4-13-4-21-4-13 0-21 0-27 4 0 4-4 9-4 21 0 9 4 13 4 17 6 5 14 9 23 9 12 0 21-4 25-9 4-4 4-8 4-21 0-8 0-13-4-17z">
          <text:p/>
        </draw:path>
        <draw:path draw:style-name="gr4" draw:text-style-name="P5" draw:layer="layout" svg:width="0.17cm" svg:height="0.258cm" svg:x="4.639cm" svg:y="16.048cm" svg:viewBox="0 0 171 259" svg:d="M166 158c-4-9-8-17-12-21-5-5-13-9-22-13-8-4-12-9-21-9-8-4-17-8-21-8-8-4-17-9-21-13-4 0-13-4-13-13-4-5-8-9-8-17 0-5 4-9 4-13s4-9 9-9c4-4 8-4 12-8 9 0 13 0 21 0 9 0 17 0 22 0 8 4 12 4 16 8 5 0 9 0 13 5 4 0 4 4 9 4v-4c4 0 4 0 4 0 0-5 0-5 0-9v-4c0-4 0-9 0-9 0-4 0-4 0-4 0-4 0-4 0-4l-4-4c-5 0-5-4-9-4s-8-5-13-5c-4-4-12-4-16-4-9 0-13 0-22 0-12 0-25 0-38 4-12 5-21 9-25 17-9 4-13 13-17 21-4 9-10 17-10 26 0 8 6 22 10 26 0 9 4 17 13 21 4 5 12 9 17 13 8 4 17 9 21 13 8 0 17 4 25 8 4 0 13 4 17 9 4 4 9 8 13 12 4 5 4 9 4 17 0 5 0 9 0 17-4 4-8 9-13 9-4 4-8 8-12 8-9 0-13 4-22 4-8 0-16-4-25-4-8-4-13-4-21-8-4-5-9-5-13-9-4 0-4 0-8 0h-6c0 4 0 4 0 9-4 0-4 4-4 8s0 9 4 9c0 4 0 8 6 8 0 4 4 4 8 4 4 5 9 5 17 9 4 0 13 4 17 4 9 0 17 4 25 4 13 0 26-4 39-8 12 0 21-9 29-13 9-8 17-13 21-25 5-9 5-17 5-30s0-21-5-25z">
          <text:p/>
        </draw:path>
        <draw:path draw:style-name="gr4" draw:text-style-name="P5" draw:layer="layout" svg:width="0.055cm" svg:height="0.347cm" svg:x="4.986cm" svg:y="15.955cm" svg:viewBox="0 0 56 348" svg:d="M52 102c0-5-4-5-4-5-5 0-5 0-10 0 0 0-4 0-8 0-8 0-8 0-13 0-4 0-4 0-8 0 0 0-4 0-4 5v238c0 4 4 4 4 4 4 0 4 0 8 0 5 4 5 4 13 4 4 0 8 0 8-4 5 0 5 0 10 0 0 0 4 0 4-4zM52 4c-4-4-14-4-22-4-13 0-21 0-25 4-5 4-5 9-5 21 0 9 0 13 5 17 4 5 12 9 21 9 12 0 22-4 26-9 4-4 4-8 4-21 0-8 0-13-4-17z">
          <text:p/>
        </draw:path>
        <draw:path draw:style-name="gr4" draw:text-style-name="P5" draw:layer="layout" svg:width="0.208cm" svg:height="0.254cm" svg:x="5.113cm" svg:y="16.048cm" svg:viewBox="0 0 209 255" svg:d="M209 103c0-17 0-31-4-44 0-12-5-21-13-34-9-8-17-12-27-21-12-4-25-4-42-4-13 0-25 0-38 9-13 8-30 16-42 33v-33c0-5 0-5-5-5h-4c-4 0-8 0-12 0-5 0-5 0-9 0s-4 0-8 0v5c-5 0-5 0-5 0v238h5c0 4 0 4 0 4 4 0 4 0 8 0 4 4 9 4 13 4s8 0 12-4h5c4 0 4 0 4-4v-165c13-14 25-27 34-35 12-9 21-9 34-9 8 0 12 0 21 4 4 0 13 5 17 13 0 4 4 13 8 21 0 10 0 18 0 31v140h4c0 4 0 4 0 4 6 0 6 0 10 0 4 4 8 4 13 4 4 0 8 0 12-4h5c4 0 4 0 4-4z">
          <text:p/>
        </draw:path>
        <draw:path draw:style-name="gr4" draw:text-style-name="P5" draw:layer="layout" svg:width="0.157cm" svg:height="0.317cm" svg:x="5.363cm" svg:y="15.989cm" svg:viewBox="0 0 158 318" svg:d="M158 280c0-4-4-4-4-4 0-4 0-4 0-4h-5-4c0 0-4 0-4 4-4 0-4 0-9 0-4 0-8 4-12 4-9 0-17-4-26-12-4-9-4-22-4-39v-127h59c0 0 5-4 5-8 4 0 4-4 4-13 0-4 0-4 0-8s-4-4-4-4c0-5 0-5 0-5-5 0-5 0-5 0h-59v-60c-4-4-4-4-4-4-4 0-4 0-9 0-4 0-8 0-12 0-5 0-9 0-9 0-4 0-8 0-8 0-5 0-5 0-5 4v60h-34-5c0 0-4 0-4 5v4c0 4 0 4 0 8 0 9 0 13 0 13 4 4 4 8 9 8h34v136c0 13 0 25 5 34 0 8 4 17 12 25 5 9 13 13 22 13 8 4 16 8 29 8 4 0 9-4 13-4s8 0 13 0c4 0 8-4 8-4 4 0 4 0 9-4 0 0 0-5 4-5 0-4 0-8 0-12 0-5 0-9 0-9z">
          <text:p/>
        </draw:path>
        <draw:path draw:style-name="gr4" draw:text-style-name="P5" draw:layer="layout" svg:width="0.216cm" svg:height="0.258cm" svg:x="5.554cm" svg:y="16.048cm" svg:viewBox="0 0 217 259" svg:d="M217 111c0-13 0-30-5-43-4-13-12-26-21-38-4-9-17-17-29-21-13-9-31-9-48-9s-34 0-47 9c-12 4-25 12-38 25-8 8-17 25-21 38-4 18-8 39-8 56 0 21 4 42 8 59 4 13 13 26 21 38 13 9 26 17 38 26 17 4 34 8 51 8 13 0 21-4 35-4 9 0 17-4 25-4 9-4 13-4 17-9 5 0 9-4 9-4h4c0-4 0-4 0-4 0-4 0-4 0-4 0-5 0-5 0-9v-4c0-4 0-4 0-9h-4c-4 0-9 0-13 0-4 5-8 5-13 9-8 0-16 4-25 4-8 0-18 4-31 4-12 0-25-4-33-8-9-4-17-9-26-17-4-8-8-17-13-25 0-13-4-22-4-34h154c4 0 8-4 12-4 5-5 5-9 5-17zM46 107c0-13 4-21 4-31 5-8 9-17 13-21 4-8 13-13 21-17 9-4 17-4 26-4 21 0 35 4 47 17 9 13 13 30 13 56z">
          <text:p/>
        </draw:path>
        <draw:path draw:style-name="gr4" draw:text-style-name="P5" draw:layer="layout" svg:width="0.14cm" svg:height="0.254cm" svg:x="5.837cm" svg:y="16.048cm" svg:viewBox="0 0 141 255" svg:d="M141 17c0-4 0-4 0-4-4-4-4-4-4-4v-5h-5c-4-4-8-4-8-4-4 0-8 0-13 0h-4c-4 0-13 0-17 0s-8 4-13 9c-9 4-13 8-17 12-5 4-13 13-17 21v-33h-5c0-5 0-5 0-5-4 0-4 0-8 0s-4 0-9 0c-4 0-8 0-12 0h-5c-4 0-4 0-4 5v238c0 4 0 4 4 4 0 0 5 0 9 0 0 4 4 4 8 4 5 0 9 0 13-4 4 0 4 0 9 0v-4c4 0 4 0 4 0v-157c4-9 8-18 17-22 4-9 9-13 13-17 5-4 9-4 13-9 4 0 9 0 13 0s8 0 8 0c5 0 9 0 9 0 4 5 8 5 8 5h4c5 0 5 0 5 0v-5c4 0 4-4 4-4 0-4 0-8 0-13 0-4 0-8 0-8z">
          <text:p/>
        </draw:path>
        <draw:path draw:style-name="gr4" draw:text-style-name="P5" draw:layer="layout" svg:width="0.215cm" svg:height="0.347cm" svg:x="6.024cm" svg:y="16.048cm" svg:viewBox="0 0 216 348" svg:d="M212 76c-4-17-8-29-17-42-4-9-17-21-25-25-13-9-30-9-47-9-4 0-12 0-22 0-4 4-13 4-17 9-8 4-17 8-21 12-8 9-13 13-21 21v-33c0-5-4-5-4-5h-5c-4 0-8 0-12 0-5 0-5 0-9 0s-4 0-8 0v5h-4v331h4c0 4 0 4 4 4h4c4 0 9 4 13 4s8-4 13-4h4c4 0 4 0 4-4v-119c9 9 13 13 21 17 4 4 9 9 13 13 8 0 13 4 17 4 9 0 14 4 22 4 17 0 30-4 42-12 13-5 22-13 30-26 8-12 17-25 21-42s4-34 4-55c0-17 0-34-4-48zM170 162c-4 13-9 21-13 30-4 8-8 12-17 21-8 4-17 8-25 8-14 0-22-4-35-12-9-9-21-17-34-34v-94c9-9 13-13 21-22 4-4 13-8 17-12 4-5 9-9 17-9 5 0 10 0 14 0 13 0 21 0 29 4 5 9 13 13 17 22 5 8 5 21 9 30 0 13 0 26 0 34 0 13 0 21 0 34z">
          <text:p/>
        </draw:path>
        <draw:path draw:style-name="gr4" draw:text-style-name="P5" draw:layer="layout" svg:width="0.14cm" svg:height="0.254cm" svg:x="6.307cm" svg:y="16.048cm" svg:viewBox="0 0 141 255" svg:d="M141 17c0-4 0-4 0-4 0-4 0-4 0-4v-5c-4 0-4 0-9 0 0-4-4-4-8-4 0 0-4 0-9 0 0 0-4 0-8 0s-8 0-13 0c-4 0-8 4-17 9-4 4-8 8-12 12-9 4-13 13-22 21v-33c0-5 0-5-4-5h-4c-4 0-8 0-13 0s-5 0-9 0-4 0-9 0v5c-4 0-4 0-4 0v238h4c0 4 0 4 0 4 5 0 5 0 9 0 4 4 9 4 14 4 4 0 8 0 12-4h4c5 0 5 0 5-4v-157c8-9 12-18 17-22 4-9 12-13 17-17 4-4 8-4 12-9 5 0 9 0 13 0s4 0 8 0c5 0 9 0 9 0 4 5 4 5 8 5h5 4v-5-4c0-4 0-8 0-13 0-4 0-8 0-8z">
          <text:p/>
        </draw:path>
        <draw:path draw:style-name="gr4" draw:text-style-name="P5" draw:layer="layout" svg:width="0.215cm" svg:height="0.258cm" svg:x="6.477cm" svg:y="16.048cm" svg:viewBox="0 0 216 259" svg:d="M216 111c0-13 0-30-4-43s-13-26-21-38c-8-9-17-17-30-21-12-9-29-9-46-9s-35 0-48 9c-17 4-25 12-38 25-8 8-17 25-21 38-4 18-8 39-8 56 0 21 4 42 8 59 4 13 13 26 21 38 13 9 26 17 38 26 13 4 31 8 52 8 13 0 21-4 30-4 12 0 21-4 29-4 5-4 13-4 17-9 4 0 9-4 9-4h4c0-4 0-4 0-4 0-4 0-4 0-4 0-5 0-5 0-9v-4c0-4 0-4 0-9h-4-5c0 0-4 0-8 0-4 5-8 5-13 9-8 0-17 4-25 4-9 0-17 4-30 4-12 0-25-4-34-8-13-4-18-9-26-17-4-8-8-17-13-25-4-13-4-22-4-34h153c5 0 9-4 13-4 4-5 4-9 4-17zM46 107c0-13 4-21 4-31 5-8 9-17 13-21 4-8 13-13 22-17 4-4 17-4 26-4 21 0 33 4 46 17 9 13 13 30 13 56z">
          <text:p/>
        </draw:path>
        <draw:path draw:style-name="gr4" draw:text-style-name="P5" draw:layer="layout" svg:width="0.156cm" svg:height="0.317cm" svg:x="6.731cm" svg:y="15.989cm" svg:viewBox="0 0 157 318" svg:d="M153 280c0-4 0-4 0-4 0-4 0-4 0-4h-4-5c0 0-4 0-4 4-4 0-8 0-8 0-4 0-9 4-13 4-13 0-21-4-25-12-5-9-5-22-5-39v-127h60c0 0 4-4 4-8 0 0 4-4 4-13 0-4 0-4-4-8 0-4 0-4 0-4 0-5 0-5-4-5h-60v-60h-4c0-4 0-4-4-4h-4c-5 0-9 0-13 0s-8 0-14 0h-4c-4 0-4 0-4 4v60h-34c-4 0-4 0-4 0 0 0-4 0-4 5v4c0 4 0 4 0 8 0 9 0 13 0 13 4 4 4 8 8 8h34v136c0 13 0 25 4 34 0 8 4 17 10 25 8 9 16 13 25 13 8 4 17 8 30 8 4 0 8-4 12-4 5 0 9 0 13 0s4-4 8-4c5 0 5 0 9-4v-5c4-4 4-8 4-12 0-5 0-9-4-9z">
          <text:p/>
        </draw:path>
        <draw:path draw:style-name="gr4" draw:text-style-name="P5" draw:layer="layout" svg:width="0.216cm" svg:height="0.258cm" svg:x="6.921cm" svg:y="16.048cm" svg:viewBox="0 0 217 259" svg:d="M217 111c0-13-4-30-9-43-4-13-8-26-16-38-9-9-22-17-34-21-13-9-26-9-47-9-17 0-30 0-47 9-13 4-26 12-34 25-9 8-17 25-22 38-8 18-8 39-8 56 0 21 0 42 4 59 9 13 13 26 26 38 8 9 21 17 39 26 12 4 29 8 51 8 8 0 21-4 29-4 9 0 17-4 26-4 8-4 12-4 21-9 4 0 4-4 8-4 0-4 0-4 0-4 4-4 4-4 4-4 0-5 0-5 0-9v-4c0-4-4-4-4-9h-4c-4 0-4 0-8 0-5 5-9 5-17 9-5 0-13 4-22 4-8 0-21 4-29 4-17 0-26-4-38-8-9-4-17-9-22-17-9-8-13-17-13-25-4-13-4-22-4-34h153c4 0 8-4 8-4 5-5 9-9 9-17zM47 107c0-13 0-21 4-31 0-8 4-17 13-21 5-8 9-13 17-17 9-4 17-4 30-4 17 0 34 4 42 17 13 13 17 30 17 56z">
          <text:p/>
        </draw:path>
        <draw:path draw:style-name="gr4" draw:text-style-name="P5" draw:layer="layout" svg:width="0.216cm" svg:height="0.368cm" svg:x="7.188cm" svg:y="15.938cm" svg:viewBox="0 0 217 369" svg:d="M217 8c0-4 0-4 0-4 0-4-5-4-5-4 0 0-4 0-8 0 0 0-4 0-9 0-4 0-8 0-12 0-5 0-5 0-9 0l-4 4v4 137c-8-13-21-21-34-25-8-9-21-9-34-9-17 0-34 0-46 9-9 4-21 12-30 25-8 13-14 25-18 42s-8 34-8 55c0 17 4 34 4 47 4 17 8 29 18 42 8 9 17 21 29 26 13 8 26 12 43 12s29-4 42-12c17-9 30-17 38-34v34c0 0 4 0 4 4h5 4c4 4 4 4 8 4 5 0 9 0 13-4h4c5 0 5 0 5-4zM170 285c-4 8-13 17-17 21-8 4-13 8-17 12-4 5-13 9-17 9s-8 4-17 4c-8 0-17-4-25-8-9-9-13-13-17-21-4-9-9-22-9-30-4-13-4-25-4-34 0-13 0-25 4-34 0-13 5-21 9-29 4-9 13-13 17-22 8-4 17-4 30-4 8 0 21 0 33 9 9 8 22 17 30 33z">
          <text:p/>
        </draw:path>
        <draw:path draw:style-name="gr4" draw:text-style-name="P5" draw:layer="layout" svg:width="0.195cm" svg:height="0.258cm" svg:x="7.59cm" svg:y="16.048cm" svg:viewBox="0 0 196 259" svg:d="M196 86c0-14 0-27-5-39-4-9-8-17-17-26-4-8-17-12-25-17-13-4-30-4-47-4-8 0-16 0-25 0s-18 4-26 9c-9 0-13 4-17 4-9 4-13 8-13 8-4 4-4 4-4 9-4 4-4 8-4 12 0 0 0 5 4 5 0 4 0 4 0 8h4v4c4 0 8-4 13-4 4-4 8-8 12-8 9-5 13-9 22-13 9 0 22 0 30 0 9 0 17 0 26 0 4 4 12 8 17 13 4 4 4 12 8 17 0 8 0 18 0 26v21h-30c-17 0-33 0-51 4-13 0-26 9-34 13-13 9-17 13-26 25-4 9-8 22-8 34 0 9 4 22 8 30 5 8 9 17 17 21 4 9 13 13 26 13 8 4 21 8 30 8 17 0 30-4 43-12 12-5 21-13 33-26v26 4c5 0 5 0 9 0s4 4 13 4c4 0 8-4 8-4 4 0 4 0 9 0v-4zM149 187c-8 13-17 22-25 30-13 4-22 8-34 8-13 0-22-4-31-12-8-9-13-17-13-30 0-8 5-13 5-17 4-8 8-13 12-17 5-4 14-4 23-8 8 0 16 0 29 0h34z">
          <text:p/>
        </draw:path>
        <draw:path draw:style-name="gr4" draw:text-style-name="P5" draw:layer="layout" svg:width="0.169cm" svg:height="0.258cm" svg:x="7.844cm" svg:y="16.048cm" svg:viewBox="0 0 170 259" svg:d="M166 158c-4-9-8-17-13-21-4-5-12-9-21-13-4-4-13-9-21-9-9-4-17-8-21-8-9-4-17-9-21-13-5 0-9-4-13-13-4-5-9-9-9-17 0-5 5-9 5-13 4-4 4-9 8-9 4-4 9-4 13-8 8 0 13 0 21 0s17 0 21 0c9 4 13 4 17 8 9 0 9 0 13 5 4 0 4 4 8 4 0 0 0-4 5-4 0-5 0-5 0-9v-4c0-4 0-9 0-9 0-4 0-4 0-4 0-4 0-4 0-4l-5-4c0 0-4-4-8-4s-9-5-13-5c-4-4-13-4-17-4-8 0-13 0-21 0-13 0-25 0-38 4-9 5-21 9-25 17-9 4-13 13-18 21-5 9-9 17-9 26 0 8 4 22 9 26 0 9 9 17 13 21 5 5 13 9 17 13 9 4 17 9 21 13 9 0 17 4 26 8 4 0 12 4 17 9 4 4 8 8 12 12 5 5 5 9 5 17 0 5 0 9 0 17-5 4-9 9-13 9-4 4-9 8-13 8-8 0-12 4-21 4-8 0-17-4-25-4-9-4-13-4-21-8-5-5-9-5-13-9-5 0-5 0-10 0h-4c0 4 0 4 0 9 0 0-4 4-4 8s4 9 4 9c0 4 0 8 4 8 0 4 5 4 10 4 4 5 8 5 17 9 4 0 12 4 21 4 4 0 13 4 21 4 17 0 30-4 38-8 13 0 21-9 30-13 8-8 17-13 21-25 4-9 4-17 4-30s0-21-4-25z">
          <text:p/>
        </draw:path>
        <draw:path draw:style-name="gr4" draw:text-style-name="P5" draw:layer="layout" svg:width="0.178cm" svg:height="0.135cm" svg:x="8.195cm" svg:y="15.934cm" svg:viewBox="0 0 179 136" svg:d="M175 4c4 0 4 0 4 0 0-4-4-4-4-4h-4-5c-4 0-8 0-8 0-4 0-4 0-9 0l-4 4-38 55c0 4-4 10-4 14-4 4-4 8-4 12-5 5-5 9-5 13s0 9 0 13c0 8 0 8 0 13 0 4 5 4 5 8 4 0 4 0 8 0s4 4 9 4c4 0 8-4 12-4s4 0 9 0c0-4 4-4 4-8 0-5 0-5 0-13v-30zM82 4c0-4 0-4 0-4h-5c0 0-4 0-8 0 0 0-4 0-8 0h-5c0 0-4 0-4 4l-39 55c0 4-4 10-9 14 0 4 0 8-4 12 0 5 0 9 0 13s0 9 0 13c0 8 0 8 0 13 0 4 0 4 4 8 0 0 5 0 9 0 0 0 4 4 8 4 5 0 9-4 13-4 5 0 5 0 10 0 0-4 0-4 4-8 0-5 0-5 0-13v-30z">
          <text:p/>
        </draw:path>
        <draw:path draw:style-name="gr4" draw:text-style-name="P5" draw:layer="layout" svg:width="0.207cm" svg:height="0.254cm" svg:x="8.42cm" svg:y="16.048cm" svg:viewBox="0 0 208 255" svg:d="M208 103c0-17 0-31-4-44 0-12-4-21-13-34-8-8-17-12-26-21-13-4-26-4-43-4-12 0-25 0-38 9-12 8-25 16-42 33v-33c0-5 0-5-4-5h-5c-4 0-8 0-12 0s-4 0-9 0c-4 0-4 0-8 0v5c-4 0-4 0-4 0v238h4c0 4 0 4 4 4h4c5 4 9 4 13 4s8 0 13-4h4c4 0 4 0 4-4v-165c13-14 26-27 34-35 13-9 21-9 34-9 8 0 13 0 21 4 4 0 13 5 17 13 4 4 4 13 8 21 0 10 0 18 0 31v140h5c0 4 0 4 4 4h5c4 4 9 4 13 4s8 0 13-4h4c4 0 4 0 4-4z">
          <text:p/>
        </draw:path>
        <draw:path draw:style-name="gr4" draw:text-style-name="P5" draw:layer="layout" svg:width="0.215cm" svg:height="0.258cm" svg:x="8.691cm" svg:y="16.048cm" svg:viewBox="0 0 216 259" svg:d="M216 111c0-13 0-30-4-43s-8-26-17-38c-8-9-21-17-34-21-12-9-29-9-46-9s-34 0-47 9c-12 4-25 12-34 25-12 8-22 25-26 38-4 18-8 39-8 56 0 21 4 42 8 59 4 13 14 26 22 38 13 9 26 17 38 26 17 4 34 8 51 8 13 0 21-4 34-4 8 0 17-4 25-4 9-4 13-4 17-9 5 0 9-4 9-4h4c0-4 0-4 0-4 0-4 0-4 0-4 0-5 0-5 0-9v-4c0-4 0-4 0-9h-4c-4 0-9 0-9 0-4 5-12 5-17 9-8 0-12 4-25 4-9 0-17 4-30 4-12 0-25-4-34-8-8-4-16-9-25-17-4-8-8-17-13-25 0-13-4-22-4-34h153c4 0 8-4 12-4 4-5 4-9 4-17zM47 107c0-13 4-21 4-31 5-8 9-17 13-21 9-8 13-13 21-17 9-4 17-4 26-4 21 0 38 4 46 17 9 13 13 30 13 56z">
          <text:p/>
        </draw:path>
        <draw:path draw:style-name="gr4" draw:text-style-name="P5" draw:layer="layout" svg:width="0.224cm" svg:height="0.347cm" svg:x="8.949cm" svg:y="16.048cm" svg:viewBox="0 0 225 348" svg:d="M225 9c-4-5-4-5-8-5h-72c-5-4-13-4-17-4-10 0-14 0-22 0-13 0-26 0-38 4-13 5-22 9-30 17-9 9-13 17-17 26-4 12-9 25-9 38s0 22 5 30c4 9 8 17 12 22-4 8-8 12-12 21-5 8-9 17-9 29 0 9 4 13 9 22 4 4 8 12 17 16-5 5-9 9-13 13s-9 9-13 13-4 8-4 17c-4 4-4 8-4 17 0 8 4 17 4 25 4 4 13 13 21 17 9 9 17 13 34 13 13 4 30 8 47 8 22 0 39-4 51-8 17-4 26-9 39-17 8-9 12-17 21-26 4-8 4-21 4-29 0-9 0-21-4-26-5-8-13-17-17-21-9-4-17-8-26-12-12 0-21-5-34-5h-64c-8-4-17-4-21-8s-9-9-9-17c0-4 0-9 5-13 0-4 4-8 8-13 4 5 9 9 21 13 9 0 17 4 26 4 12 0 26-4 39-8 12-4 21-9 29-17 9-4 13-17 22-25 4-13 4-22 4-39 0-9 0-17-4-22 0-8-5-17-13-21h34c4 0 4-4 8-4 0-4 0-9 0-13 0-8 0-12 0-12zM153 103c0 8-4 12-8 17-5 4-9 8-17 12-4 0-14 5-22 5-17 0-30-5-38-17-9-9-13-22-13-35 0-9 0-13 4-21 0-5 4-13 9-17 4-5 8-9 16-9 5-4 13-4 22-4 18 0 30 4 39 13 8 8 12 21 12 34 0 9 0 17-4 22zM174 285c0 4-4 8-8 12-9 5-13 9-26 13-8 0-16 4-30 4-21 0-38-4-51-8-13-9-17-17-17-26 0-4 0-8 0-12 4 0 4-4 4-9 5-4 9-8 9-12 4-5 8-5 17-9h60c17 0 25 4 34 9 8 4 13 12 13 21 0 8 0 12-5 17z">
          <text:p/>
        </draw:path>
        <draw:path draw:style-name="gr4" draw:text-style-name="P5" draw:layer="layout" svg:width="0.195cm" svg:height="0.258cm" svg:x="9.203cm" svg:y="16.048cm" svg:viewBox="0 0 196 259" svg:d="M196 86c0-14 0-27-5-39 0-9-8-17-12-26-9-8-17-12-30-17-13-4-25-4-42-4-13 0-22 0-30 0s-17 4-25 9c-5 0-13 4-17 4-9 4-13 8-13 8-4 4-4 4-4 9 0 4-5 8-5 12l5 5c0 4 0 4 0 8h4v4c4 0 8-4 13-4 4-4 8-8 12-8 9-5 17-9 22-13 8 0 21 0 29 0 9 0 17 0 26 0 4 4 12 8 16 13 5 4 5 12 9 17 0 8 0 18 0 26v21h-30c-17 0-34 0-50 4-13 0-26 9-34 13-13 9-17 13-27 25-4 9-8 22-8 34 0 9 4 22 8 30 5 8 10 17 18 21 4 9 13 13 26 13 8 4 21 8 33 8 13 0 26-4 39-12 12-5 25-13 33-26v26 4c5 0 5 0 9 0s8 4 13 4c4 0 8-4 8-4 4 0 9 0 9 0v-4zM149 187c-9 13-17 22-25 30-13 4-22 8-34 8-13 0-21-4-30-12-8-9-13-17-13-30 0-8 5-13 5-17 4-8 8-13 12-17 9-4 13-4 21-8 9 0 17 0 30 0h34z">
          <text:p/>
        </draw:path>
        <draw:path draw:style-name="gr4" draw:text-style-name="P5" draw:layer="layout" svg:width="0.156cm" svg:height="0.317cm" svg:x="9.44cm" svg:y="15.989cm" svg:viewBox="0 0 157 318" svg:d="M157 280c0-4 0-4 0-4 0-4 0-4 0-4-5 0-5 0-5 0h-4c0 0-4 0-8 4h-5c-4 0-8 4-12 4-13 0-22-4-26-12-4-9-8-22-8-39v-127h59c4 0 9-4 9-8 0 0 0-4 0-13 0-4 0-4 0-8s0-4 0-4c0-5 0-5-5-5h-4-59v-60c0-4 0-4-4-4h-5c-4 0-8 0-12 0-5 0-9 0-13 0h-4c-5 0-5 0-5 4h-4v60h-29c-5 0-5 0-5 0-4 0-4 0-4 5v4c-4 4-4 4-4 8 0 9 4 13 4 13 0 4 4 8 9 8h29v136c0 13 4 25 4 34 5 8 9 17 13 25 9 9 13 13 21 13 13 4 21 8 34 8 4 0 9-4 13-4s8 0 13 0c0 0 4-4 8-4s4 0 4-4c5 0 5-5 5-5 0-4 0-8 0-12 0-5 0-9 0-9z">
          <text:p/>
        </draw:path>
        <draw:path draw:style-name="gr4" draw:text-style-name="P5" draw:layer="layout" svg:width="0.055cm" svg:height="0.347cm" svg:x="9.647cm" svg:y="15.955cm" svg:viewBox="0 0 56 348" svg:d="M52 102c0-5-4-5-4-5 0 0-4 0-9 0 0 0-4 0-8 0s-9 0-13 0-4 0-8 0l-6 5v238c6 4 6 4 6 4 4 0 4 0 8 0 4 4 9 4 13 4s8 0 8-4c5 0 9 0 9 0 0 0 4 0 4-4zM52 4c-4-4-13-4-21-4-13 0-21 0-21 4-6 4-10 9-10 21 0 9 4 13 4 17 6 5 14 9 27 9 8 0 17-4 21-9 4-4 4-8 4-21 0-8 0-13-4-17z">
          <text:p/>
        </draw:path>
        <draw:path draw:style-name="gr4" draw:text-style-name="P5" draw:layer="layout" svg:width="0.232cm" svg:height="0.258cm" svg:x="9.762cm" svg:y="16.048cm" svg:viewBox="0 0 233 259" svg:d="M229 72c-4-17-13-30-21-38-13-13-21-21-38-25-13-9-30-9-47-9-21 0-39 0-56 9-12 4-25 12-38 25-8 13-17 25-21 42-4 18-8 35-8 56 0 17 4 34 8 51s13 30 21 42c9 9 21 17 38 26 13 4 30 8 48 8 21 0 38-4 55-12 13-5 25-13 34-26 12-12 17-25 25-42 4-17 4-34 4-55 0-17 0-34-4-52zM187 166c-4 9-9 21-13 30-8 4-17 13-25 17-9 4-17 8-30 8s-26-4-35-8c-8-4-17-13-21-21-4-9-8-17-13-30 0-9-4-21-4-34s4-25 4-38c5-8 9-22 13-26 9-9 17-17 25-22 9-4 18-4 31-4s26 0 34 4c8 5 17 13 21 22 4 8 9 18 13 30 0 9 0 21 0 34s0 25 0 38z">
          <text:p/>
        </draw:path>
        <draw:path draw:style-name="gr4" draw:text-style-name="P5" draw:layer="layout" svg:width="0.208cm" svg:height="0.254cm" svg:x="10.062cm" svg:y="16.048cm" svg:viewBox="0 0 209 255" svg:d="M209 103c0-17-5-31-5-44-4-12-8-21-17-34-5-8-13-12-26-21-13-4-25-4-38-4-17 0-30 0-42 9-13 8-26 16-39 33v-33h-4c0-5 0-5 0-5-4 0-4 0-8 0s-4 0-9 0c-4 0-8 0-12 0h-5c-4 0-4 0-4 5v238c0 4 0 4 4 4h5c4 4 8 4 12 4 5 0 9 0 13-4 4 0 4 0 8 0v-4c5 0 5 0 5 0v-165c8-14 21-27 34-35 8-9 21-9 29-9 9 0 17 0 21 4 9 0 13 5 17 13 5 4 5 13 9 21 0 10 4 18 4 31v140c0 4 0 4 4 4h4c5 4 9 4 13 4 5 0 10 0 14-4 4 0 4 0 8 0v-4c5 0 5 0 5 0z">
          <text:p/>
        </draw:path>
        <draw:path draw:style-name="gr4" draw:text-style-name="P5" draw:layer="layout" svg:width="0.178cm" svg:height="0.135cm" svg:x="10.316cm" svg:y="15.934cm" svg:viewBox="0 0 179 136" svg:d="M179 8c0-4-4-4-4-8-5 0-5 0-9 0s-4 0-8 0-9 0-13 0-4 0-8 0c0 4-5 4-5 8s0 9 0 13v34l-33 73c0 4 0 4 0 4h4c0 4 4 4 4 4 4 0 8 0 8-4 5 0 5 0 9 0h4c0-4 0-4 0-4l38-55c0-5 4-10 4-14 5-4 5-8 9-13 0-4 0-8 0-12 0-5 0-9 0-13s0-9 0-13zM86 8c0-4-4-4-4-8-5 0-5 0-9 0s-8 0-13 0c-4 0-4 0-8 0s-9 0-9 0c0 4-5 4-5 8s0 9 0 13v34l-34 73c-4 0-4 0-4 0 0 4 0 4 4 4h5c0 4 4 4 4 4 4 0 8 0 8-4 5 0 5 0 5 0 4 0 4 0 4 0 4-4 4-4 4-4l35-55c4-5 8-10 8-14 5-4 5-8 5-13 4-4 4-8 4-12 0-5 0-9 0-13s0-9 0-13z">
          <text:p/>
        </draw:path>
        <draw:path draw:style-name="gr4" draw:text-style-name="P5" draw:layer="layout" svg:width="0.098cm" svg:height="0.461cm" svg:x="10.684cm" svg:y="15.93cm" svg:viewBox="0 0 99 462" svg:d="M99 4l-4-4h-5c-4 0-8 0-12 0-5 0-5 0-9 0h-4c-4 0-4 0-4 0v4c-9 17-17 34-27 55-8 17-12 34-17 55-8 17-8 38-12 55-5 21-5 38-5 59s0 38 5 59c0 17 4 38 8 55 9 22 13 39 21 55 6 22 14 40 27 56v5h4 4c4 4 9 4 9 4 4 0 8-4 12-4h5l4-5-4-4c-17-39-26-73-34-111-9-38-13-72-13-110s4-76 13-110c8-38 17-76 34-110 4 0 4-4 4-4z">
          <text:p/>
        </draw:path>
        <draw:path draw:style-name="gr4" draw:text-style-name="P5" draw:layer="layout" svg:width="0.224cm" svg:height="0.093cm" svg:x="10.833cm" svg:y="16.133cm" svg:viewBox="0 0 225 94" svg:d="M225 18c0-9-4-13-4-18-4 0-9 0-17 0h-196c-4 0-4 0-4 0 0 0-4 0-4 5v4c0 4 0 4 0 9 0 4 0 8 0 8 0 4 0 4 0 4 0 5 4 5 4 5 0 0 0 4 4 4h175v42c0 4 0 4 0 4 0 5 0 5 4 5h4c4 4 9 4 13 4 0 0 4 0 8-4 5 0 5 0 5 0 4 0 4 0 4-5 0 0 4 0 4-4z">
          <text:p/>
        </draw:path>
        <draw:path draw:style-name="gr4" draw:text-style-name="P5" draw:layer="layout" svg:width="0.156cm" svg:height="0.317cm" svg:x="11.091cm" svg:y="15.989cm" svg:viewBox="0 0 157 318" svg:d="M157 280c0-4 0-4 0-4 0-4 0-4 0-4-4 0-4 0-4 0h-4c0 0-4 0-4 4-4 0-9 0-9 0-4 0-8 4-12 4-13 0-22-4-26-12-4-9-8-22-8-39v-127h59c4 0 8-4 8-8 0 0 0-4 0-13 0-4 0-4 0-8s0-4 0-4c0-5 0-5-4-5h-4-59v-60c0-4 0-4-5-4h-4c-4 0-8 0-12 0-5 0-10 0-14 0h-4c-5 0-5 0-5 4h-4v60h-29c-5 0-5 0-5 0-4 0-4 0-4 5v4c-4 4-4 4-4 8 0 9 4 13 4 13 0 4 4 8 9 8h29v136c0 13 4 25 4 34 5 8 9 17 13 25 10 9 14 13 22 13 13 4 21 8 34 8 4 0 9-4 13-4s8 0 13 0c0 0 4-4 8-4s4 0 4-4c4 0 4-5 4-5 0-4 0-8 0-12 0-5 0-9 0-9z">
          <text:p/>
        </draw:path>
        <draw:path draw:style-name="gr4" draw:text-style-name="P5" draw:layer="layout" svg:width="0.139cm" svg:height="0.254cm" svg:x="11.303cm" svg:y="16.048cm" svg:viewBox="0 0 140 255" svg:d="M140 17c0-4 0-4 0-4 0-4 0-4 0-4 0 0 0-5-4-5h-4c-4-4-4-4-9-4-4 0-4 0-8 0s-4 0-9 0c-4 0-8 0-12 0-9 0-13 4-17 9-5 4-9 8-17 12-4 4-9 13-17 21v-33c0-5-4-5-4-5h-5c-4 0-9 0-13 0-5 0-9 0-9 0-4 0-4 0-8 0 0 0-4 0-4 5v238c4 4 4 4 4 4 4 0 4 0 8 0 4 4 9 4 13 4 5 0 9 0 9-4 5 0 9 0 9 0 0 0 4 0 4-4v-157c9-9 13-18 17-22 4-9 8-13 13-17 8-4 12-4 17-9 0 0 4 0 12 0 0 0 5 0 9 0s4 0 8 0c0 5 5 5 5 5 4 0 4 0 8 0s4-5 4-5v-4c0-4 0-8 0-13 0-4 0-8 0-8z">
          <text:p/>
        </draw:path>
        <draw:path draw:style-name="gr4" draw:text-style-name="P5" draw:layer="layout" svg:width="0.203cm" svg:height="0.254cm" svg:x="11.493cm" svg:y="16.052cm" svg:viewBox="0 0 204 255" svg:d="M204 5h-4c0-5 0-5-4-5h-5c-4 0-8 0-13 0-4 0-9 0-13 0h-4c-4 0-4 0-4 5v166c-13 12-26 25-34 34-9 8-21 12-30 12-8 0-17-4-21-8-9 0-13-4-17-13-4-4-4-13-8-21 0-9 0-17 0-30v-140h-5c0-5 0-5-4-5h-4c-4 0-9 0-13 0s-8 0-13 0h-4c-4 0-4 0-4 5v144c0 17 0 30 4 43 0 13 4 25 13 34 4 8 17 12 25 21 13 4 26 8 38 8 13 0 26-4 39-12 12-9 29-17 42-34v34c0 4 0 4 4 4h4c5 4 9 4 14 4 4 0 4 0 8-4 5 0 5 0 9 0v-4c4 0 4 0 4 0z">
          <text:p/>
        </draw:path>
        <draw:path draw:style-name="gr4" draw:text-style-name="P5" draw:layer="layout" svg:width="0.216cm" svg:height="0.258cm" svg:x="11.764cm" svg:y="16.048cm" svg:viewBox="0 0 217 259" svg:d="M217 111c0-13-4-30-9-43-4-13-8-26-17-38-8-9-21-17-34-21-13-9-26-9-47-9-17 0-34 0-47 9-12 4-25 12-33 25-13 8-17 25-26 38-4 18-4 39-4 56 0 21 0 42 4 59 9 13 13 26 26 38 8 9 21 17 33 26 17 4 34 8 51 8 13 0 26-4 34-4 9 0 17-4 26-4 9-4 13-4 17-9 9 0 9-4 9-4 4 0 4 0 4 0 0-4 0-4 0-4 0-4 0-4 4-4 0-5 0-5 0-9 0 0 0-4-4-4 0-4 0-4 0-9-4 0-4 0-4 0-4 0-4 0-9 0-4 5-8 5-17 9-4 0-13 4-22 4-8 0-21 4-29 4-17 0-26-4-38-8-9-4-17-9-22-17-8-8-12-17-12-25-5-13-5-22-5-34h154c4 0 8-4 8-4 5-5 9-9 9-17zM46 107c0-13 0-21 5-31 0-8 4-17 12-21 5-8 9-13 17-17 9-4 17-4 30-4 17 0 34 4 42 17 13 13 18 30 18 56z">
          <text:p/>
        </draw:path>
        <draw:path draw:style-name="gr4" draw:text-style-name="P5" draw:layer="layout" svg:width="0.22cm" svg:height="0.14cm" svg:x="12.031cm" svg:y="16.082cm" svg:viewBox="0 0 221 141" svg:d="M221 4c-4-4-4-4-9-4h-200c-4 0-8 0-8 4 0 0-4 4-4 13 0 8 4 13 4 17 0 0 4 4 8 4h200c5 0 5-4 9-4 0-4 0-9 0-17 0-9 0-13 0-13zM221 106c-4-4-4-4-9-4h-200c-4 0-8 0-8 4 0 0-4 9-4 13 0 9 4 13 4 17 0 0 4 5 8 5h200c5 0 5-5 9-5 0-4 0-8 0-17 0-4 0-13 0-13z">
          <text:p/>
        </draw:path>
        <draw:path draw:style-name="gr4" draw:text-style-name="P5" draw:layer="layout" svg:width="0.165cm" svg:height="0.368cm" svg:x="12.285cm" svg:y="15.934cm" svg:viewBox="0 0 166 369" svg:d="M166 17c0 0 0-5-5-5 0-4 0-4 0-4-4 0-4-4-8-4s-8-4-13-4c-8 0-12 0-17 0-17 0-25 0-38 4-8 4-17 8-25 17-4 8-9 17-13 30-4 8-4 26-4 43v25h-34-5c0 0-4 0-4 5v4c0 4 0 4 0 8 0 9 0 13 0 13 4 4 4 8 9 8h34v204c0 4 4 4 4 4 0 0 4 0 9 0 0 4 4 4 8 4s9 0 13-4c4 0 4 0 8 0l5-4v-204h55c0 0 4-4 4-8 4 0 4-4 4-13 0-4 0-4 0-8s-4-4-4-4c0-5 0-5 0-5-4 0-4 0-4 0h-55v-25c0-13 0-22 0-26 4-9 4-13 8-17 0-5 4-9 8-13 5 0 13 0 17 0 9 0 13 0 13 0 4 0 9 0 13 0 0 4 4 4 4 4 4 0 4 0 4 0 4 0 4 0 4 0 5-4 5-4 5-8 0 0 0-5 0-9 0 0 0-4 0-8z">
          <text:p/>
        </draw:path>
        <draw:path draw:style-name="gr4" draw:text-style-name="P5" draw:layer="layout" svg:width="0.195cm" svg:height="0.258cm" svg:x="12.454cm" svg:y="16.048cm" svg:viewBox="0 0 196 259" svg:d="M196 86c0-14 0-27-5-39-4-9-8-17-16-26-5-8-17-12-26-17-13-4-30-4-46-4-9 0-17 0-26 0-8 0-17 4-26 9-9 0-13 4-17 4-9 4-13 8-13 8-4 4-4 4-4 9-4 4-4 8-4 12 0 0 0 5 4 5 0 4 0 4 0 8h4v4c4 0 9-4 13-4 4-4 8-8 13-8 8-5 13-9 22-13 8 0 21 0 29 0 9 0 17 0 26 0 4 4 12 8 17 13 4 4 4 12 8 17 0 8 0 18 0 26v21h-30c-16 0-33 0-50 4-14 0-27 9-35 13-13 9-17 13-26 25-4 9-8 22-8 34 0 9 4 22 8 30 5 8 9 17 17 21 5 9 13 13 26 13 9 4 22 8 30 8 17 0 30-4 43-12 12-5 21-13 34-26v26 4c4 0 4 0 8 0s4 4 13 4c4 0 8-4 8-4 4 0 9 0 9 0v-4zM149 187c-8 13-17 22-25 30-13 4-21 8-34 8s-21-4-30-12c-9-9-13-17-13-30 0-8 4-13 4-17 4-8 9-13 13-17 9-4 13-4 22-8 8 0 17 0 29 0h34z">
          <text:p/>
        </draw:path>
        <draw:path draw:style-name="gr4" draw:text-style-name="P5" draw:layer="layout" svg:width="0.047cm" svg:height="0.364cm" svg:x="12.729cm" svg:y="15.938cm" svg:viewBox="0 0 48 365" svg:d="M48 8c0-4-5-4-5-4 0-4 0-4-4-4h-5c-4 0-8 0-13 0-4 0-8 0-12 0h-5c-4 0-4 0-4 4v4 349c0 4 0 4 4 4h5c4 4 8 4 12 4 5 0 9 0 13-4h5c4 0 4 0 4-4h5z">
          <text:p/>
        </draw:path>
        <draw:path draw:style-name="gr4" draw:text-style-name="P5" draw:layer="layout" svg:width="0.169cm" svg:height="0.258cm" svg:x="12.835cm" svg:y="16.048cm" svg:viewBox="0 0 170 259" svg:d="M166 158c-4-9-8-17-17-21-4-5-13-9-17-13-8-4-17-9-25-9-4-4-14-8-22-8-9-4-13-9-22-13-4 0-8-4-12-13-4-5-4-9-4-17 0-5 0-9 0-13 4-4 8-9 8-9 4-4 8-4 17-8 4 0 13 0 17 0 9 0 18 0 26 0 4 4 13 4 17 8 4 0 9 0 13 5l4 4 4-4c5-5 5-5 5-9v-4c0-4 0-9 0-9 0-4 0-4 0-4-5-4-5-4-5-4 0 0 0-4-4-4 0 0-4-4-8-4-5 0-9-5-13-5-4-4-9-4-17-4-4 0-13 0-18 0-17 0-30 0-42 4-9 5-17 9-26 17-8 4-12 13-17 21-4 9-4 17-4 26 0 8 0 22 4 26 5 9 9 17 13 21 9 5 13 9 21 13 5 4 13 9 21 13 9 0 13 4 22 8 8 0 13 4 18 9 8 4 12 8 16 12 0 5 5 9 5 17 0 5 0 9-5 17-4 4-4 9-8 9-4 4-13 8-18 8-4 0-13 4-21 4-9 0-17-4-25-4-5-4-13-4-17-8-9-5-13-5-13-9-4 0-9 0-9 0-4 0-4 0-4 0h-4c0 4 0 4 0 9 0 0 0 4 0 8s0 9 0 9c0 4 4 8 4 8 4 4 4 4 9 4 4 5 12 5 17 9 4 0 12 4 21 4 8 0 17 4 25 4 13 0 27-4 39-8 9 0 21-9 30-13 8-8 13-13 17-25 4-9 8-17 8-30s-4-21-4-25z">
          <text:p/>
        </draw:path>
        <draw:path draw:style-name="gr4" draw:text-style-name="P5" draw:layer="layout" svg:width="0.216cm" svg:height="0.258cm" svg:x="13.051cm" svg:y="16.048cm" svg:viewBox="0 0 217 259" svg:d="M217 111c0-13-4-30-9-43-4-13-8-26-17-38-8-9-22-17-34-21-13-9-26-9-47-9-17 0-30 0-47 9-12 4-25 12-33 25-9 8-17 25-22 38-8 18-8 39-8 56 0 21 0 42 4 59 9 13 13 26 26 38 8 9 21 17 38 26 12 4 29 8 50 8 9 0 22-4 30-4 9 0 17-4 26-4 9-4 13-4 22-9 4 0 4-4 8-4 0-4 0-4 0-4 4-4 4-4 4-4 0-5 0-5 0-9v-4c0-4-4-4-4-9h-4c0 0-4 0-9 0-4 5-8 5-17 9-5 0-13 4-22 4-8 0-21 4-29 4-17 0-26-4-38-8-9-4-17-9-22-17-8-8-12-17-12-25-5-13-5-22-5-34h154c4 0 8-4 8-4 5-5 9-9 9-17zM46 107c0-13 0-21 5-31 0-8 4-17 12-21 5-8 9-13 17-17 9-4 17-4 30-4 17 0 34 4 42 17 13 13 17 30 17 56z">
          <text:p/>
        </draw:path>
        <draw:path draw:style-name="gr4" draw:text-style-name="P5" draw:layer="layout" svg:width="0.089cm" svg:height="0.317cm" svg:x="13.432cm" svg:y="16.061cm" svg:viewBox="0 0 90 318" svg:d="M90 12c0-4 0-4-4-8-5-4-5-4-9-4-5 0-9 0-18 0-4 0-8 0-13 0-4 0-8 0-8 4-4 4-4 4-4 8 0 5-4 9-4 17 0 5 4 9 4 13s0 9 4 9c0 4 4 4 8 4 5 0 9 4 13 4 9 0 13-4 18-4 4 0 4 0 9-4 4 0 4-5 4-9s0-8 0-13c0-8 0-12 0-17zM86 190c0-4 0-4-5-8 0 0-4 0-9 0-4 0-4 0-9 0-8 0-8 0-12 0-5 0-9 0-9 0-4 4-4 4-4 8 0 5-4 5-4 13v34l-34 73v4h4 4c0 4 5 4 5 4 4 0 8-4 8-4 4 0 4 0 9 0h4c0-4 0-4 0-4l38-56c5-4 5-9 9-13 0-4 0-8 5-13 0-4 0-8 0-12 0-5 0-9 0-13 0-8 0-8 0-13z">
          <text:p/>
        </draw:path>
        <draw:path draw:style-name="gr4" draw:text-style-name="P5" draw:layer="layout" svg:width="0.225cm" svg:height="0.093cm" svg:x="13.694cm" svg:y="16.133cm" svg:viewBox="0 0 226 94" svg:d="M226 18c0-9 0-13-5-18-4 0-8 0-12 0h-200-4v5c-5 0-5 0-5 4s0 4 0 9c0 4 0 8 0 8 0 4 0 4 5 4 0 5 0 5 0 5l4 4h174v42c0 4 0 4 0 4 0 5 5 5 5 5 4 0 4 0 8 0 0 4 4 4 9 4 4 0 8 0 8-4 4 0 4 0 8 0l5-5v-4z">
          <text:p/>
        </draw:path>
        <draw:path draw:style-name="gr4" draw:text-style-name="P5" draw:layer="layout" svg:width="0.165cm" svg:height="0.368cm" svg:x="13.953cm" svg:y="15.934cm" svg:viewBox="0 0 166 369" svg:d="M166 17v-5c0-4 0-4-5-4 0 0 0-4-4-4-5 0-9-4-14-4-8 0-12 0-21 0-12 0-25 0-34 4-8 4-16 8-25 17-8 8-13 17-13 30-4 8-8 26-8 43v25h-34c-4 0-4 0-4 5v4c-4 4-4 4-4 8 0 9 4 13 4 13 0 4 4 8 4 8h34v204h4c0 4 0 4 4 4h5c4 4 8 4 12 4 5 0 9 0 13-4h4c4 0 4 0 4-4v-204h55c5 0 5-4 9-8 0 0 0-4 0-13 0-4 0-4 0-8s0-4 0-4c0-5-4-5-4-5h-5-55v-25c0-13 5-22 5-26 0-9 4-13 4-17 4-5 8-9 13-13 4 0 8 0 17 0 4 0 8 0 12 0s9 0 9 0c4 4 4 4 9 4h4 5c0-4 0-4 0-8 0 0 0-5 0-9 0 0 0-4 0-8z">
          <text:p/>
        </draw:path>
        <draw:path draw:style-name="gr4" draw:text-style-name="P5" draw:layer="layout" svg:width="0.195cm" svg:height="0.258cm" svg:x="14.126cm" svg:y="16.048cm" svg:viewBox="0 0 196 259" svg:d="M196 86c0-14 0-27-4-39-5-9-9-17-17-26-9-8-17-12-30-17-14-4-26-4-43-4-9 0-17 0-26 0-8 0-17 4-25 9-9 0-13 4-21 4-4 4-9 8-13 8 0 4-4 4-4 9 0 4 0 8 0 12v5c0 4 0 4 4 8l4 4c5 0 5-4 9-4 4-4 8-8 17-8 4-5 12-9 21-13 8 0 17 0 30 0 8 0 16 0 21 0 8 4 12 8 18 13 4 4 8 12 8 17 4 8 4 18 4 26v21h-35c-16 0-33 0-46 4-13 0-26 9-38 13-9 9-17 13-21 25-5 9-9 22-9 34 0 9 0 22 4 30 5 8 13 17 17 21 9 9 17 13 26 13 12 4 21 8 34 8 12 0 29-4 38-12 12-5 26-13 39-26v26 4h4c4 0 8 4 13 4 4 0 8-4 12-4 5 0 5 0 5 0 4 0 4-4 4-4zM149 187c-8 13-22 22-30 30-9 4-17 8-30 8s-25-4-30-12c-8-9-12-17-12-30 0-8 0-13 4-17 4-8 8-13 13-17 4-4 12-4 21-8 8 0 17 0 29 0h35z">
          <text:p/>
        </draw:path>
        <draw:path draw:style-name="gr4" draw:text-style-name="P5" draw:layer="layout" svg:width="0.047cm" svg:height="0.364cm" svg:x="14.397cm" svg:y="15.938cm" svg:viewBox="0 0 48 365" svg:d="M48 8c0-4 0-4 0-4 0-4-5-4-5-4 0 0-4 0-8 0 0 0-4 0-9 0s-9 0-13 0-4 0-9 0l-4 4v4 349c4 4 4 4 4 4 5 0 5 0 9 0 4 4 8 4 13 4s9 0 9-4c4 0 8 0 8 0 0 0 5 0 5-4z">
          <text:p/>
        </draw:path>
        <draw:path draw:style-name="gr4" draw:text-style-name="P5" draw:layer="layout" svg:width="0.169cm" svg:height="0.258cm" svg:x="14.503cm" svg:y="16.048cm" svg:viewBox="0 0 170 259" svg:d="M166 158c-4-9-8-17-13-21-4-5-12-9-21-13-4-4-13-9-22-9-8-4-17-8-21-8-9-4-17-9-21-13-5 0-9-4-13-13-4-5-9-9-9-17 0-5 5-9 5-13 4-4 4-9 8-9 4-4 9-4 13-8 8 0 13 0 21 0 9 0 17 0 21 0 10 4 14 4 18 8 9 0 9 0 13 5 4 0 4 4 8 4v-4c5 0 5 0 5 0 0-5 0-5 0-9v-4c0-4 0-9 0-9 0-4 0-4 0-4 0-4 0-4 0-4l-5-4c0 0-4-4-8-4s-9-5-13-5c-4-4-13-4-18-4-8 0-12 0-21 0-13 0-25 0-38 4-9 5-21 9-25 17-9 4-13 13-17 21-5 9-9 17-9 26 0 8 4 22 9 26 0 9 8 17 12 21 5 5 13 9 17 13 9 4 17 9 21 13 9 0 17 4 26 8 4 0 13 4 17 9 4 4 8 8 13 12 5 5 5 9 5 17 0 5 0 9 0 17-5 4-10 9-14 9-4 4-8 8-13 8-8 0-12 4-21 4-8 0-17-4-25-4-9-4-13-4-21-8-5-5-9-5-13-9-4 0-4 0-9 0h-4c0 4 0 4 0 9-4 0-4 4-4 8s4 9 4 9c0 4 0 8 4 8 0 4 5 4 9 4 4 5 8 5 17 9 4 0 12 4 21 4 4 0 13 4 21 4 17 0 30-4 38-8 14 0 22-9 31-13 8-8 17-13 21-25 4-9 4-17 4-30s0-21-4-25z">
          <text:p/>
        </draw:path>
        <draw:path draw:style-name="gr4" draw:text-style-name="P5" draw:layer="layout" svg:width="0.216cm" svg:height="0.258cm" svg:x="14.719cm" svg:y="16.048cm" svg:viewBox="0 0 217 259" svg:d="M217 111c0-13 0-30-5-43-4-13-8-26-16-38-9-9-22-17-34-21-13-9-30-9-47-9s-34 0-46 9c-13 4-26 12-39 25-8 8-17 25-22 38-4 18-8 39-8 56 0 21 4 42 8 59 5 13 14 26 22 38 13 9 26 17 39 26 16 4 33 8 50 8 13 0 21-4 34-4 9 0 17-4 26-4 8-4 12-4 17-9 4 0 8-4 8-4h4c0-4 0-4 0-4 0-4 0-4 0-4 0-5 0-5 0-9v-4c0-4 0-4 0-9h-4c-4 0-8 0-13 0-4 5-8 5-12 9-9 0-17 4-26 4-8 0-17 4-29 4-13 0-26-4-34-8-9-4-17-9-26-17-4-8-8-17-12-25 0-13-5-22-5-34h153c4 0 8-4 12-4 5-5 5-9 5-17zM47 107c0-13 5-21 5-31 4-8 8-17 12-21 5-8 13-13 21-17 9-4 17-4 26-4 21 0 34 4 46 17 9 13 13 30 13 56z">
          <text:p/>
        </draw:path>
        <draw:path draw:style-name="gr4" draw:text-style-name="P5" draw:layer="layout" svg:width="0.22cm" svg:height="0.14cm" svg:x="14.99cm" svg:y="16.082cm" svg:viewBox="0 0 221 141" svg:d="M217 4c0-4-5-4-9-4h-200c-4 0-4 0-8 4 0 0 0 4 0 13 0 8 0 13 0 17 4 0 4 4 8 4h200c4 0 9-4 9-4 4-4 4-9 4-17 0-9 0-13-4-13zM217 106c0-4-5-4-9-4h-200c-4 0-4 0-8 4 0 0 0 9 0 13 0 9 0 13 0 17 4 0 4 5 8 5h200c4 0 9-5 9-5 4-4 4-8 4-17 0-4 0-13-4-13z">
          <text:p/>
        </draw:path>
        <draw:path draw:style-name="gr4" draw:text-style-name="P5" draw:layer="layout" svg:width="0.156cm" svg:height="0.317cm" svg:x="15.244cm" svg:y="15.989cm" svg:viewBox="0 0 157 318" svg:d="M157 280c-4-4-4-4-4-4 0-4 0-4 0-4h-4-4c0 0-5 0-5 4-4 0-4 0-8 0s-8 4-14 4c-12 0-21-4-25-12-4-9-4-22-4-39v-127h60c0 0 4-4 4-8 0 0 4-4 4-13 0-4 0-4 0-8-4-4-4-4-4-4 0-5 0-5 0-5-4 0-4 0-4 0h-60v-60h-5c0-4 0-4 0-4-4 0-4 0-8 0s-9 0-13 0-8 0-12 0h-5c-4 0-4 0-4 4v60h-34c-4 0-4 0-4 0 0 0-4 0-4 5v4c0 4 0 4 0 8 0 9 0 13 0 13 4 4 4 8 8 8h34v136c0 13 0 25 4 34 0 8 5 17 13 25 4 9 13 13 21 13 9 4 17 8 30 8 4 0 8-4 14-4 4 0 8 0 12 0s4-4 9-4c4 0 4 0 8-4v-5c4-4 4-8 4-12 0-5 0-9 0-9z">
          <text:p/>
        </draw:path>
        <draw:path draw:style-name="gr4" draw:text-style-name="P5" draw:layer="layout" svg:width="0.14cm" svg:height="0.254cm" svg:x="15.451cm" svg:y="16.048cm" svg:viewBox="0 0 141 255" svg:d="M141 17c0-4 0-4 0-4 0-4 0-4 0-4v-5c-4 0-4 0-9 0 0-4-4-4-8-4 0 0-4 0-9 0-4 0-4 0-8 0s-8 0-13 0c-4 0-8 4-17 9-4 4-8 8-12 12-9 4-13 13-22 21v-33c0-5 0-5-5-5h-4c-4 0-8 0-13 0-4 0-4 0-8 0s-4 0-9 0v5c-4 0-4 0-4 0v238h4c0 4 0 4 0 4 5 0 5 0 9 0 4 4 8 4 13 4 4 0 8 0 12-4h5c4 0 4 0 4-4v-157c9-9 13-18 18-22 4-9 12-13 17-17 4-4 8-4 12-9 5 0 9 0 13 0s4 0 8 0c5 0 5 0 9 0 4 5 4 5 8 5h5 4v-5-4c0-4 0-8 0-13 0-4 0-8 0-8z">
          <text:p/>
        </draw:path>
        <draw:path draw:style-name="gr4" draw:text-style-name="P5" draw:layer="layout" svg:width="0.203cm" svg:height="0.254cm" svg:x="15.642cm" svg:y="16.052cm" svg:viewBox="0 0 204 255" svg:d="M204 5c-4-5-4-5-4-5-5 0-5 0-9 0s-8 0-13 0c-4 0-8 0-8 0-4 0-8 0-8 0 0 0-5 0-5 5v166c-12 12-21 25-34 34-8 8-21 12-29 12-10 0-18-4-22-8-5 0-9-4-13-13-4-4-9-13-9-21-4-9-4-17-4-30v-140c-4-5-4-5-4-5-4 0-4 0-8 0-5 0-9 0-13 0s-9 0-9 0c-4 0-8 0-8 0 0 0-4 0-4 5v144c0 17 0 30 4 43s8 25 13 34c8 8 17 12 25 21 13 4 25 8 38 8 18 0 31-4 43-12 13-9 26-17 39-34v34c0 4 4 4 4 4h4c4 4 8 4 13 4 4 0 8 0 8-4 4 0 4 0 9 0l4-4z">
          <text:p/>
        </draw:path>
        <draw:path draw:style-name="gr4" draw:text-style-name="P5" draw:layer="layout" svg:width="0.215cm" svg:height="0.258cm" svg:x="15.913cm" svg:y="16.048cm" svg:viewBox="0 0 216 259" svg:d="M216 111c0-13-4-30-8-43s-8-26-17-38c-8-9-17-17-30-21-16-9-29-9-50-9-18 0-31 0-48 9-13 4-25 12-34 25-8 8-17 25-21 38-8 18-8 39-8 56 0 21 0 42 8 59 4 13 13 26 21 38 9 9 21 17 38 26 13 4 30 8 52 8 9 0 21-4 30-4 12 0 21-4 25-4 9-4 17-4 21-9 5 0 5-4 9-4 0-4 4-4 4-4 0-4 0-4 0-4 0-5 0-5 0-9v-4c0-4 0-4-4-9h-4c0 0-5 0-9 0-4 5-8 5-17 9-4 0-13 4-21 4s-17 4-30 4c-12 0-26-4-39-8-8-4-17-9-21-17-8-8-13-17-13-25-4-13-4-22-4-34h154c4 0 8-4 12-4 0-5 4-9 4-17zM46 107c0-13 0-21 4-31 5-8 9-17 13-21 4-8 13-13 17-17 8-4 17-4 31-4 17 0 34 4 42 17 13 13 17 30 17 56z">
          <text:p/>
        </draw:path>
        <draw:path draw:style-name="gr4" draw:text-style-name="P5" draw:layer="layout" svg:width="0.097cm" svg:height="0.461cm" svg:x="16.188cm" svg:y="15.93cm" svg:viewBox="0 0 98 462" svg:d="M81 114c-12-38-26-76-43-110v-4c-4 0-4 0-4 0-5 0-5 0-9 0 0 0-4 0-8 0-5 0-9 0-9 0-4 0-4 0-4 0-4 0-4 4-4 4v4c17 34 29 72 38 110 8 34 13 72 13 110s-5 72-13 110c-9 38-21 72-38 111v5 4c4 0 4 0 8 0 0 0 4 4 9 4 4 0 8 0 8-4 4 0 4 0 4 0 5 0 5 0 5 0 4 0 4-4 4-4 8-17 17-35 26-57 5-16 13-33 17-55 4-16 9-38 13-55 0-21 4-38 4-59 0-38-8-76-17-114z">
          <text:p/>
        </draw:path>
        <draw:path draw:style-name="gr4" draw:text-style-name="P5" draw:layer="layout" svg:width="0.059cm" svg:height="0.059cm" svg:x="16.357cm" svg:y="16.243cm" svg:viewBox="0 0 60 60" svg:d="M52 4c-4-4-13-4-21-4-13 0-18 0-22 4-5 4-9 14-9 26 0 9 4 17 9 22 4 4 9 8 22 8 8 0 17-4 21-8 4-5 8-13 8-26 0-8-4-18-8-22z">
          <text:p/>
        </draw:path>
        <draw:path draw:style-name="gr4" draw:text-style-name="P5" draw:layer="layout" svg:width="0.271cm" svg:height="0.038cm" svg:x="3.259cm" svg:y="16.81cm" svg:viewBox="0 0 272 39" svg:d="M272 14c0-4 0-4 0-10 0 0-4 0-4-4h-4-251c-4 0-9 4-9 4 0 6-4 10-4 18 0 4 4 9 4 13s5 4 9 4h251c4 0 4 0 8-4 0-4 0-9 0-13s0-8 0-8z">
          <text:p/>
        </draw:path>
        <draw:path draw:style-name="gr4" draw:text-style-name="P5" draw:layer="layout" svg:width="0.178cm" svg:height="0.136cm" svg:x="3.691cm" svg:y="16.611cm" svg:viewBox="0 0 179 137" svg:d="M179 9v-5c0-4-4-4-4-4 0 0-5 0-9 0 0 0-4 0-8 0l-5 4h-4v5l-39 56c-4 4-4 8-8 12 0 5 0 9-5 13 0 4 0 8 0 13 0 4 0 8 0 12 0 5 0 9 0 13 0 0 0 4 5 4 0 5 4 5 8 5 0 0 4 0 10 0 4 0 8 0 12 0 0 0 4 0 9-5 0 0 0-4 4-4 0-4 0-8 0-13v-33zM85 9v-5c0-4-5-4-5-4-4 0-4 0-8 0s-4 0-9 0l-4 4h-4c0 0 0 5-4 5l-34 56c-4 4-4 8-9 12 0 5-4 9-4 13s0 8 0 13c-4 4-4 8-4 12 0 5 0 9 4 13 0 0 0 4 4 4 0 5 5 5 5 5 4 0 8 0 12 0 5 0 9 0 13 0 0 0 4 0 4-5 5 0 5-4 5-4 4-4 4-8 4-13v-33z">
          <text:p/>
        </draw:path>
        <draw:path draw:style-name="gr4" draw:text-style-name="P5" draw:layer="layout" svg:width="0.228cm" svg:height="0.25cm" svg:x="3.903cm" svg:y="16.704cm" svg:viewBox="0 0 229 251" svg:d="M229 120c0-4 0-4-4-9v-4c-4 0-4 0-4 0h-89v-98-5h-4c0 0 0-4-5-4-4 0-4 0-8 0s-9 0-9 0c-4 0-4 4-8 4h-4c0 5 0 5 0 5v98h-86-4c0 4-4 4-4 4 0 5 0 5 0 9 0 0 0 4 0 8 0 0 0 4 0 9v4l4 4h4 86v98c0 4 0 4 0 4 4 0 4 0 4 4 4 0 4 0 8 0 0 0 5 0 9 0s4 0 8 0c5 0 5 0 5 0 4-4 4-4 4-4v-4-98h89 4v-4c4 0 4-4 4-4 0-5 0-9 0-9 0-4 0-8 0-8z">
          <text:p/>
        </draw:path>
        <draw:path draw:style-name="gr4" draw:text-style-name="P5" draw:layer="layout" svg:width="0.178cm" svg:height="0.136cm" svg:x="4.165cm" svg:y="16.611cm" svg:viewBox="0 0 179 137" svg:d="M175 13c0-4 0-9-6-9l-4-4c-4 0-8 0-12 0-5 0-9 0-9 0-4 0-8 4-8 4-5 0-5 5-5 9-4 0-4 4-4 8v34l-34 73c0 4 0 4 0 4v5c4 0 4 0 4 0 5 0 5 0 9 0s4 0 8 0h5c4 0 4-5 4-5 0 0 4 0 4-4l34-51c4-4 4-8 8-12 0-6 6-10 6-14s0-9 4-13c0-4 0-8 0-17 0-4 0-8-4-8zM81 13c0-4 0-9-5-9 0 0-4-4-8-4 0 0-4 0-9 0-4 0-8 0-12 0l-5 4c-4 0-4 5-8 9 0 0 0 4 0 8v34l-34 73c0 4 0 4 0 4v5h4c5 0 5 0 9 0s4 0 8 0h5l4-5 4-4 34-51c4-4 4-8 8-12 0-6 5-10 5-14s0-9 0-13c4-4 4-8 4-17 0-4-4-8-4-8z">
          <text:p/>
        </draw:path>
        <draw:path draw:style-name="gr4" draw:text-style-name="P5" draw:layer="layout" svg:width="0.055cm" svg:height="0.347cm" svg:x="4.529cm" svg:y="16.632cm" svg:viewBox="0 0 56 348" svg:d="M52 106v-4h-4c0 0-5-4-9-4 0 0-4 0-8 0-9 0-9 0-13 0s-4 4-8 4h-6c0 4 0 4 0 4v234c0 4 0 4 0 4l6 4c4 0 4 0 8 0s4 0 13 0c4 0 8 0 8 0 4 0 9 0 9 0l4-4v-4zM52 5c-4 0-13-5-21-5-13 0-21 5-27 5 0 4-4 12-4 21 0 12 4 17 4 21 6 4 14 4 23 4 12 0 21 0 25-4s4-13 4-21c0-9 0-17-4-21z">
          <text:p/>
        </draw:path>
        <draw:path draw:style-name="gr4" draw:text-style-name="P5" draw:layer="layout" svg:width="0.17cm" svg:height="0.259cm" svg:x="4.639cm" svg:y="16.725cm" svg:viewBox="0 0 171 260" svg:d="M166 157c-4-8-8-13-12-17-5-4-13-13-22-13-8-4-12-8-21-12-8 0-17-5-21-9-8 0-17-4-21-8s-13-9-13-13c-4-4-8-8-8-17 0-4 4-8 4-13 0-4 4-8 9-12 4 0 8-4 12-4 9-5 13-5 21-5 9 0 17 0 22 5 8 0 12 4 16 4 5 4 9 4 13 8 4 0 4 0 9 0 4 0 4 0 4-4v-4c0-4 0-4 0-9v-4c0-4 0-4 0-8 0-5-4-5-4-5-5-4-5-4-9-4-4-4-8-4-13-8-4 0-12 0-16 0-9-5-13-5-22-5-12 0-25 5-38 9-12 0-21 8-25 13-9 8-13 12-17 21-4 8-10 17-10 29 0 9 6 17 10 26 0 8 4 12 13 21 4 4 12 8 17 13 8 4 17 4 21 8 8 4 17 9 25 9 4 4 13 8 17 8 4 4 9 9 13 13 4 5 4 13 4 18 0 8 0 12 0 17-4 4-8 8-13 12-4 5-8 5-12 9-9 0-13 0-22 0-8 0-16 0-25-4-8 0-13-5-21-5-4-4-9-8-13-8-4-4-4-4-8-4h-6c0 4 0 4 0 4v4c-4 4-4 4-4 9 0 4 0 8 4 12 0 4 0 4 6 9 0 0 4 4 8 4 4 4 9 4 17 8 4 0 13 0 17 5 9 0 17 0 25 0 13 0 26 0 39-5 12-4 21-8 29-12 9-9 17-17 21-26 5-8 5-21 5-34 0-8 0-17-5-26z">
          <text:p/>
        </draw:path>
        <draw:path draw:style-name="gr4" draw:text-style-name="P5" draw:layer="layout" svg:width="0.055cm" svg:height="0.347cm" svg:x="4.986cm" svg:y="16.632cm" svg:viewBox="0 0 56 348" svg:d="M52 106v-4h-4c-5 0-5-4-10-4 0 0-4 0-8 0-8 0-8 0-13 0-4 0-4 4-8 4h-4c0 4 0 4 0 4v234c0 4 0 4 0 4l4 4c4 0 4 0 8 0 5 0 5 0 13 0 4 0 8 0 8 0 5 0 5 0 10 0l4-4v-4zM52 5c-4 0-14-5-22-5-13 0-21 5-25 5-5 4-5 12-5 21 0 12 0 17 5 21 4 4 12 4 21 4 12 0 22 0 26-4s4-13 4-21c0-9 0-17-4-21z">
          <text:p/>
        </draw:path>
        <draw:path draw:style-name="gr4" draw:text-style-name="P5" draw:layer="layout" svg:width="0.208cm" svg:height="0.254cm" svg:x="5.113cm" svg:y="16.725cm" svg:viewBox="0 0 209 255" svg:d="M209 106c0-17 0-34-4-46 0-9-5-22-13-30-9-8-17-17-27-21-12-4-25-9-42-9-13 0-25 5-38 13-13 4-30 17-42 30v-30-4h-5c0-4-4-4-4-4-4 0-8 0-12 0-5 0-5 0-9 0s-4 0-8 4c-5 0-5 4-5 4v234c0 4 0 4 5 4v4c4 0 4 0 8 0s9 0 13 0 8 0 12 0h5c4 0 4-4 4-4v-4-162c13-17 25-25 34-34 12-8 21-13 34-13 8 0 12 5 21 5 4 4 13 8 17 12 0 9 4 17 8 22 0 8 0 21 0 33v137c0 4 0 4 4 4v4c6 0 6 0 10 0s8 0 13 0c4 0 8 0 12 0h5c4 0 4-4 4-4v-4z">
          <text:p/>
        </draw:path>
        <draw:path draw:style-name="gr4" draw:text-style-name="P5" draw:layer="layout" svg:width="0.157cm" svg:height="0.318cm" svg:x="5.363cm" svg:y="16.666cm" svg:viewBox="0 0 158 319" svg:d="M158 280l-4-5c0 0 0-4-5-4 0 0 0 4-4 4h-4c-4 5-4 5-9 5-4 0-8 0-12 0-9 0-17-5-26-13-4-9-4-17-4-34v-131h59c0 0 5 0 5-5 4-4 4-8 4-12s0-9 0-9c0-4-4-4-4-8v-4c-5 0-5 0-5 0h-59v-55-5c-4 0-4 0-4 0-4 0-4-4-9-4-4 0-8 0-12 0-5 0-9 0-9 0-4 0-8 4-8 4-5 0-5 0-5 0 0 5 0 5 0 5v55h-34-5c0 4-4 4-4 4 0 4 0 4 0 8 0 0 0 5 0 9s0 8 0 12c4 5 4 5 9 5h34v135c0 17 0 26 5 38 0 9 4 17 12 27 5 4 13 8 22 12 8 5 16 5 29 5 4 0 9 0 13 0s8 0 13 0c4-5 8-5 8-5 4-4 4-4 9-4 0-4 0-4 4-8 0 0 0-5 0-14 0 0 0-4 0-8z">
          <text:p/>
        </draw:path>
        <draw:path draw:style-name="gr4" draw:text-style-name="P5" draw:layer="layout" svg:width="0.216cm" svg:height="0.259cm" svg:x="5.554cm" svg:y="16.725cm" svg:viewBox="0 0 217 260" svg:d="M217 115c0-17 0-30-5-47-4-13-12-25-21-34-4-8-17-17-29-25-13-4-31-9-48-9s-34 5-47 9c-12 8-25 17-38 25-8 13-17 26-21 43s-8 33-8 55c0 21 4 38 8 56 4 17 13 29 21 42 13 8 26 17 38 21 17 9 34 9 51 9 13 0 21 0 35 0 9-5 17-5 25-9 9 0 13-4 17-4 5-4 9-4 9-4l4-5v-4-4-4c0-4 0-4 0-9v-4l-4-4c-4 0-9 0-13 4-4 0-8 4-13 4-8 5-16 5-25 9-8 0-18 0-31 0-12 0-25 0-33-4-9-5-17-13-26-17-4-9-8-17-13-30 0-10-4-22-4-35h154c4 0 8 0 12-4 5-4 5-9 5-13zM46 106c0-8 4-17 4-25 5-9 9-17 13-26 4-4 13-8 21-12 9-5 17-9 26-9 21 0 35 9 47 21 9 13 13 30 13 51z">
          <text:p/>
        </draw:path>
        <draw:path draw:style-name="gr4" draw:text-style-name="P5" draw:layer="layout" svg:width="0.14cm" svg:height="0.254cm" svg:x="5.837cm" svg:y="16.725cm" svg:viewBox="0 0 141 255" svg:d="M141 22c0-5 0-5 0-9-4 0-4 0-4-4l-5-4c-4 0-8 0-8 0-4-5-8-5-13-5h-4c-4 0-13 0-17 5-4 0-8 4-13 4-9 4-13 8-17 17-5 4-13 13-17 21v-34c0 0 0-4-5-4-4-4-4-4-8-4s-4 0-9 0c-4 0-8 0-12 0 0 0-5 0-5 4-4 0-4 0-4 0v4 234c0 4 0 4 0 4 0 0 0 4 4 4 0 0 5 0 9 0 0 0 4 0 8 0 5 0 9 0 13 0s4 0 9 0v-4c4 0 4 0 4-4v-153c4-9 8-17 17-26 4-4 9-8 13-13 5-4 9-8 13-8 4-4 9-4 13-4s8 0 8 0c5 4 9 4 9 4 4 0 8 0 8 4h4c5 0 5 0 5 0 0-4 0-4 0-4 4-4 4-4 4-8 0 0 0-5 0-9s0-8 0-8z">
          <text:p/>
        </draw:path>
        <draw:path draw:style-name="gr4" draw:text-style-name="P5" draw:layer="layout" svg:width="0.215cm" svg:height="0.348cm" svg:x="6.024cm" svg:y="16.725cm" svg:viewBox="0 0 216 349" svg:d="M212 77c-4-13-8-26-17-39-4-12-17-21-25-25-13-8-30-13-47-13-4 0-12 0-22 5-4 0-13 4-17 8-8 4-17 9-21 13-8 4-13 12-21 17v-30-4h-4c0-4-5-4-5-4-4 0-8 0-12 0-5 0-5 0-9 0s-4 0-8 4l-4 4v327c0 4 4 4 4 4 0 0 0 5 4 5h4c4 0 9 0 13 0s8 0 13 0h4c4 0 4-5 4-5v-4-114c9 4 13 8 21 12 4 9 9 9 13 13 8 4 13 4 17 9 9 0 14 0 22 0 17 0 30-5 42-9 13-4 22-17 30-25 8-13 17-26 21-43s4-33 4-55c0-17 0-34-4-51zM170 166c-4 9-9 17-13 26-4 13-8 17-17 21-8 9-17 9-25 9-14 0-22-5-35-9-9-8-21-21-34-34v-94c9-8 13-17 21-21 4-9 13-13 17-13 4-4 9-8 17-8 5-5 10-5 14-5 13 0 21 5 29 9 5 4 13 13 17 21 5 9 5 17 9 30 0 13 0 22 0 35 0 12 0 21 0 33z">
          <text:p/>
        </draw:path>
        <draw:path draw:style-name="gr4" draw:text-style-name="P5" draw:layer="layout" svg:width="0.14cm" svg:height="0.254cm" svg:x="6.307cm" svg:y="16.725cm" svg:viewBox="0 0 141 255" svg:d="M141 22c0-5 0-5 0-9v-4c-4 0-4-4-9-4 0 0-4 0-8 0 0-5-4-5-9-5 0 0-4 0-8 0s-8 0-13 5c-4 0-8 4-17 4-4 4-8 8-12 17-9 4-13 13-22 21v-34-4h-4c0-4-4-4-4-4-4 0-8 0-13 0s-5 0-9 0-4 0-9 4c-4 0-4 4-4 4v234c0 4 0 4 4 4v4c5 0 5 0 9 0s9 0 14 0c4 0 8 0 12 0h4c5 0 5-4 5-4v-4-153c8-9 12-17 17-26 4-4 12-8 17-13 4-4 8-8 12-8 5-4 9-4 13-4s4 0 8 0c5 4 9 4 9 4 4 0 4 0 8 4h5 4c0-4 0-4 0-4 0-4 0-4 0-8 0 0 0-5 0-9s0-8 0-8z">
          <text:p/>
        </draw:path>
        <draw:path draw:style-name="gr4" draw:text-style-name="P5" draw:layer="layout" svg:width="0.215cm" svg:height="0.259cm" svg:x="6.477cm" svg:y="16.725cm" svg:viewBox="0 0 216 260" svg:d="M216 115c0-17 0-30-4-47-4-13-13-25-21-34-8-8-17-17-30-25-12-4-29-9-46-9s-35 5-48 9c-17 8-25 17-38 25-8 13-17 26-21 43s-8 33-8 55c0 21 4 38 8 56 4 17 13 29 21 42 13 8 26 17 38 21 13 9 31 9 52 9 13 0 21 0 30 0 12-5 21-5 29-9 5 0 13-4 17-4 4-4 9-4 9-4 0 0 0-5 4-5v-4-4-4c0-4 0-4 0-9v-4c0 0-4 0-4-4h-5c0 0-4 0-8 4-4 0-8 4-13 4-8 5-17 5-25 9-9 0-17 0-30 0-12 0-25 0-34-4-13-5-18-13-26-17-4-9-8-17-13-30-4-10-4-22-4-35h153c5 0 9 0 13-4s4-9 4-13zM46 106c0-8 4-17 4-25 5-9 9-17 13-26 4-4 13-8 22-12 4-5 17-9 26-9 21 0 33 9 46 21 9 13 13 30 13 51z">
          <text:p/>
        </draw:path>
        <draw:path draw:style-name="gr4" draw:text-style-name="P5" draw:layer="layout" svg:width="0.156cm" svg:height="0.318cm" svg:x="6.731cm" svg:y="16.666cm" svg:viewBox="0 0 157 319" svg:d="M153 280v-5l-4-4c0 0 0 4-5 4h-4c-4 5-8 5-8 5-4 0-9 0-13 0-13 0-21-5-25-13-5-9-5-17-5-34v-131h60c0 0 4 0 4-5 0-4 4-8 4-12s0-9-4-9c0-4 0-4 0-8l-4-4h-60v-55l-4-5h-4c0 0 0-4-4-4-5 0-9 0-13 0s-8 0-14 0l-4 4c-4 0-4 0-4 0 0 5 0 5 0 5v55h-34c-4 0-4 0-4 0 0 4-4 4-4 4 0 4 0 4 0 8 0 0 0 5 0 9s0 8 0 12c4 5 4 5 8 5h34v135c0 17 0 26 4 38 0 9 4 17 10 27 8 4 16 8 25 12 8 5 17 5 30 5 4 0 8 0 12 0 5 0 9 0 13 0 4-5 4-5 8-5 5-4 5-4 9-4 0-4 0-4 0-8 4 0 4-5 4-14 0 0 0-4-4-8z">
          <text:p/>
        </draw:path>
        <draw:path draw:style-name="gr4" draw:text-style-name="P5" draw:layer="layout" svg:width="0.216cm" svg:height="0.259cm" svg:x="6.921cm" svg:y="16.725cm" svg:viewBox="0 0 217 260" svg:d="M217 115c0-17-4-30-9-47-4-13-8-25-16-34-9-8-22-17-34-25-13-4-26-9-47-9-17 0-30 5-47 9-13 8-26 17-34 25-9 13-17 26-22 43-8 17-8 33-8 55 0 21 0 38 4 56 9 17 13 29 26 42 8 8 21 17 39 21 12 9 29 9 51 9 8 0 21 0 29 0 9-5 17-5 26-9 8 0 12-4 21-4 4-4 4-4 8-4v-5-4c4 0 4 0 4-4v-4c0-4 0-4 0-9l-4-4v-4h-4c-4 0-4 0-8 4-5 0-9 4-17 4-5 5-13 5-22 9-8 0-21 0-29 0-17 0-26 0-38-4-9-5-17-13-22-17-9-9-13-17-13-30-4-10-4-22-4-35h153c4 0 8 0 8-4 5-4 9-9 9-13zM47 106c0-8 0-17 4-25 0-9 4-17 13-26 5-4 9-8 17-12 9-5 17-9 30-9 17 0 34 9 42 21 13 13 17 30 17 51z">
          <text:p/>
        </draw:path>
        <draw:path draw:style-name="gr4" draw:text-style-name="P5" draw:layer="layout" svg:width="0.216cm" svg:height="0.369cm" svg:x="7.188cm" svg:y="16.615cm" svg:viewBox="0 0 217 370" svg:d="M217 9v-4h-5c0 0-4-5-8-5 0 0-4 0-9 0-4 0-8 0-12 0-5 0-5 5-9 5h-4c0 4 0 4 0 4v141c-8-13-21-23-34-31-8-4-21-9-34-9-17 0-34 5-46 9-9 8-21 18-30 31-8 8-14 25-18 38-4 17-8 38-8 55s4 34 4 50c4 17 8 30 18 39 8 12 17 21 29 29 13 4 26 9 43 9s29-5 42-9c17-8 30-21 38-34v30c0 4 4 4 4 4 0 0 0 4 5 4h4c4 0 4 0 8 0 5 0 9 0 13 0h4c5 0 5-4 5-4v-4zM170 289c-4 9-13 13-17 21-8 5-13 9-17 13s-13 4-17 9c-4 0-8 0-17 0-8 0-17 0-25-9-9-4-13-13-17-21-4-9-9-17-9-30-4-8-4-21-4-34 0-8 0-21 4-29 0-13 5-21 9-30 4-8 13-17 17-21 8-4 17-8 30-8 8 0 21 4 33 12 9 9 22 17 30 30z">
          <text:p/>
        </draw:path>
        <draw:path draw:style-name="gr4" draw:text-style-name="P5" draw:layer="layout" svg:width="0.195cm" svg:height="0.259cm" svg:x="7.59cm" svg:y="16.725cm" svg:viewBox="0 0 196 260" svg:d="M196 89c0-12 0-25-5-38-4-12-8-21-17-25-4-9-17-17-25-17-13-4-30-9-47-9-8 0-16 0-25 5-9 0-18 4-26 4-9 4-13 4-17 8-9 5-13 5-13 9-4 4-4 4-4 8-4 0-4 5-4 9s0 4 4 8v4c0 5 0 5 4 5s8 0 13-5c4 0 8-4 12-8 9-4 13-4 22-8 9-5 22-5 30-5 9 0 17 0 26 5 4 4 12 4 17 12 4 4 4 9 8 17 0 9 0 17 0 26v16h-30c-17 0-33 5-51 5-13 4-26 8-34 17-13 4-17 12-26 21-4 13-8 22-8 35 0 12 4 21 8 34 5 8 9 12 17 21 4 4 13 8 26 12 8 5 21 5 30 5 17 0 30-5 43-9 12-8 21-17 33-25v21c0 4 0 4 0 4 5 4 5 4 9 4s4 0 13 0c4 0 8 0 8 0 4 0 4 0 9-4v-4zM149 192c-8 13-17 21-25 25-13 9-22 9-34 9-13 0-22-4-31-9-8-8-13-17-13-29 0-9 5-13 5-22 4-5 8-9 12-13 5-4 14-9 23-9 8-4 16-4 29-4h34z">
          <text:p/>
        </draw:path>
        <draw:path draw:style-name="gr4" draw:text-style-name="P5" draw:layer="layout" svg:width="0.169cm" svg:height="0.259cm" svg:x="7.844cm" svg:y="16.725cm" svg:viewBox="0 0 170 260" svg:d="M166 157c-4-8-8-13-13-17-4-4-12-13-21-13-4-4-13-8-21-12-9 0-17-5-21-9-9 0-17-4-21-8-5-4-9-9-13-13s-9-8-9-17c0-4 5-8 5-13 4-4 4-8 8-12 4 0 9-4 13-4 8-5 13-5 21-5s17 0 21 5c9 0 13 4 17 4 9 4 9 4 13 8 4 0 4 0 8 0h5v-4-4c0-4 0-4 0-9v-4c0-4 0-4 0-8 0-5-5-5-5-5 0-4-4-4-8-4-4-4-9-4-13-8-4 0-13 0-17 0-8-5-13-5-21-5-13 0-25 5-38 9-9 0-21 8-25 13-9 8-13 12-18 21-5 8-9 17-9 29 0 9 4 17 9 26 0 8 9 12 13 21 5 4 13 8 17 13 9 4 17 4 21 8 9 4 17 9 26 9 4 4 12 8 17 8 4 4 8 9 12 13 5 5 5 13 5 18 0 8 0 12 0 17-5 4-9 8-13 12-4 5-9 5-13 9-8 0-12 0-21 0-8 0-17 0-25-4-9 0-13-5-21-5-5-4-9-8-13-8-5-4-5-4-10-4h-4c0 4 0 4 0 4v4c0 4-4 4-4 9 0 4 4 8 4 12s0 4 4 9c0 0 5 4 10 4 4 4 8 4 17 8 4 0 12 0 21 5 4 0 13 0 21 0 17 0 30 0 38-5 13-4 21-8 30-12 8-9 17-17 21-26 4-8 4-21 4-34 0-8 0-17-4-26z">
          <text:p/>
        </draw:path>
        <draw:path draw:style-name="gr4" draw:text-style-name="P5" draw:layer="layout" svg:width="0.178cm" svg:height="0.136cm" svg:x="8.195cm" svg:y="16.611cm" svg:viewBox="0 0 179 137" svg:d="M175 9c4 0 4-5 4-5h-4c0-4 0-4-4-4h-5c-4 0-8 0-8 0-4 0-4 4-9 4h-4v5l-38 56c0 4-4 8-4 12-4 5-4 9-4 13-5 4-5 8-5 13 0 4 0 8 0 12 0 5 0 9 0 13l5 4c4 5 4 5 8 5s4 0 9 0c4 0 8 0 12 0s4 0 9-5l4-4c0-4 0-8 0-13v-33zM82 9v-5c0-4-5-4-5-4 0 0-4 0-8 0 0 0-4 0-8 0 0 0 0 4-5 4h-4v5l-39 56c0 4-4 8-9 12 0 5 0 9-4 13 0 4 0 8 0 13 0 4 0 8 0 12 0 5 0 9 0 13 0 0 0 4 4 4 0 5 5 5 9 5 0 0 4 0 8 0 5 0 9 0 13 0 5 0 5 0 10-5 0 0 0-4 4-4 0-4 0-8 0-13v-33z">
          <text:p/>
        </draw:path>
        <draw:path draw:style-name="gr4" draw:text-style-name="P5" draw:layer="layout" svg:width="0.216cm" svg:height="0.259cm" svg:x="8.386cm" svg:y="16.725cm" svg:viewBox="0 0 217 260" svg:d="M217 115c0-17 0-30-5-47-4-13-8-25-17-34-8-8-21-17-33-25-13-4-30-9-47-9-18 0-35 5-48 9-12 8-25 17-33 25-13 13-17 26-26 43-4 17-8 33-8 55 0 21 4 38 8 56 4 17 13 29 26 42 8 8 21 17 33 21 17 9 34 9 52 9 13 0 21 0 34 0 9-5 17-5 26-9 8 0 12-4 16-4 5-4 9-4 9-4 4 0 4-5 4-5v-4-4-4c0-4 0-4 0-9v-4-4c-4 0-4 0-4 0-4 0-4 0-9 4-4 0-12 4-16 4-9 5-13 5-22 9-12 0-21 0-29 0-17 0-31 0-39-4-9-5-17-13-26-17-4-9-8-17-12-30 0-10-5-22-5-35h158c4 0 4 0 8-4 5-4 5-9 5-13zM46 106c5-8 5-17 9-25 0-9 4-17 8-26 9-4 13-8 21-12 9-5 17-9 27-9 21 0 38 9 46 21 9 13 17 30 13 51z">
          <text:p/>
        </draw:path>
        <draw:path draw:style-name="gr4" draw:text-style-name="P5" draw:layer="layout" svg:width="0.208cm" svg:height="0.249cm" svg:x="8.635cm" svg:y="16.73cm" svg:viewBox="0 0 209 250" svg:d="M136 123l69-111 4-4c0-4 0-4-4-4 0 0-5-4-9-4 0 0-4 0-8 0-9 0-9 0-13 0s-4 0-8 4c-6 0-6 4-6 4l-55 86-55-86c0-4 0-4 0-4h-4c-4-4-4-4-8-4-5 0-5 0-13 0-4 0-9 0-13 0s-4 4-8 4v4 4l72 111-77 115c0 4 0 4 0 8v4c5 0 5 0 9 0s8 0 13 0c4 0 8 0 12 0h5c4 0 4-4 4-4 4 0 4 0 4-4l55-89 59 89c0 4 0 4 0 4 6 0 6 4 6 4 4 0 4 0 8 0s9 0 13 0 8 0 12 0c5 0 5 0 9 0 0-4 0-4 0-4 0-4 0-4 0-8z">
          <text:p/>
        </draw:path>
        <draw:path draw:style-name="gr4" draw:text-style-name="P5" draw:layer="layout" svg:width="0.186cm" svg:height="0.259cm" svg:x="8.873cm" svg:y="16.725cm" svg:viewBox="0 0 187 260" svg:d="M187 205c0-5 0-5 0-9 0 0-4 0-4-4-5 0-9 4-13 4 0 4-4 9-13 13-4 4-14 4-18 8-8 5-17 5-25 5-13 0-21 0-30-5-8-4-12-8-21-17-4-8-8-17-13-30 0-9-4-26-4-38 0-30 9-55 17-68 13-17 25-25 47-25 12 0 21 4 25 4 8 4 18 8 22 12 4 5 9 5 13 9s4 4 8 4c5 0 5 0 5-4 4 0 4-9 4-13s0-4 0-8v-4c0-5-4-5-4-5 0-4 0-4-5-8 0 0-4-4-8-9-4 0-13-4-17-8-4 0-14-4-22-4-4-5-13-5-21-5-13 0-30 5-43 9-12 4-25 13-34 25-12 9-17 21-25 38-4 17-8 38-8 60 0 21 4 38 8 56 4 17 13 29 21 38 9 12 17 21 30 25 13 9 29 9 46 9 9 0 17 0 26 0 8-5 12-5 22-9 4-4 13-4 17-8 4-5 8-9 13-9 0-4 0-4 4-4 0-4 0-4 0-4 0-4 0-4 0-9v-4c0-4 0-8 0-8z">
          <text:p/>
        </draw:path>
        <draw:path draw:style-name="gr4" draw:text-style-name="P5" draw:layer="layout" svg:width="0.046cm" svg:height="0.364cm" svg:x="9.114cm" svg:y="16.615cm" svg:viewBox="0 0 47 365" svg:d="M47 9v-4h-4c0 0-4-5-8-5 0 0-5 0-9 0s-8 0-13 0-5 5-9 5h-4c0 4 0 4 0 4v348c0 4 0 4 0 4 4 0 4 4 4 4 4 0 4 0 9 0s9 0 13 0 9 0 9 0c4 0 8 0 8 0l4-4v-4z">
          <text:p/>
        </draw:path>
        <draw:path draw:style-name="gr4" draw:text-style-name="P5" draw:layer="layout" svg:width="0.203cm" svg:height="0.254cm" svg:x="9.237cm" svg:y="16.73cm" svg:viewBox="0 0 204 255" svg:d="M204 8v-4h-5c0-4-5-4-5-4-4 0-8 0-12 0-5 0-9 0-13 0 0 0-4 0-4 4-5 0-5 0-5 0l-4 4v166c-8 13-21 26-29 34-13 4-22 9-30 9s-17 0-21-5c-9-4-13-8-17-12-4-9-4-13-9-22 0-8-4-22-4-34v-136-4h-4c0-4-4-4-4-4-5 0-9 0-13 0s-8 0-13 0c0 0-4 0-4 4-4 0-4 0-4 0l-4 4v144c0 18 4 31 4 43 4 13 8 22 17 30 4 8 12 17 25 21 9 9 21 9 38 9 13 0 26-5 38-9 13-8 26-17 43-34v30c0 4 0 4 0 4v4c4 0 4 0 8 0s4 0 13 0c0 0 4 0 8 0h5c5 0 5-4 5-4v-4z">
          <text:p/>
        </draw:path>
        <draw:path draw:style-name="gr4" draw:text-style-name="P5" draw:layer="layout" svg:width="0.17cm" svg:height="0.259cm" svg:x="9.503cm" svg:y="16.725cm" svg:viewBox="0 0 171 260" svg:d="M166 157c-4-8-8-13-12-17s-13-13-21-13c-9-4-13-8-22-12-8 0-17-5-21-9-8 0-17-4-21-8s-8-9-13-13c-4-4-8-8-8-17 0-4 4-8 4-13 4-4 4-8 9-12 4 0 8-4 12-4 9-5 13-5 21-5 9 0 17 0 22 5 8 0 12 4 17 4 4 4 8 4 12 8 5 0 5 0 9 0s4 0 4-4v-4c0-4 0-4 0-9v-4c0-4 0-4 0-8 0-5-4-5-4-5-4-4-4-4-9-4-4-4-8-4-12-8-5 0-13 0-17 0-9-5-13-5-22-5-12 0-25 5-38 9-13 0-22 8-26 13-8 8-13 12-17 21-4 8-8 17-8 29 0 9 4 17 8 26 0 8 4 12 13 21 4 4 12 8 17 13 9 4 18 4 22 8 8 4 17 9 25 9 4 4 13 8 17 8 4 4 9 9 13 13 4 5 4 13 4 18 0 8 0 12 0 17-4 4-8 8-13 12-4 5-8 5-12 9-9 0-13 0-21 0-9 0-17 0-26-4-9 0-14-5-22-5-4-4-8-8-13-8-4-4-4-4-8-4h-4c0 4 0 4 0 4v4c-5 4-5 4-5 9 0 4 5 8 5 12s0 4 4 9c0 0 4 4 8 4 5 4 9 4 17 8 4 0 14 0 18 5 9 0 17 0 26 0 16 0 29 0 38-5 12-4 21-8 29-12 9-9 17-17 21-26 5-8 5-21 5-34 0-8 0-17-5-26z">
          <text:p/>
        </draw:path>
        <draw:path draw:style-name="gr4" draw:text-style-name="P5" draw:layer="layout" svg:width="0.055cm" svg:height="0.347cm" svg:x="9.728cm" svg:y="16.632cm" svg:viewBox="0 0 56 348" svg:d="M52 106v-4h-5c0 0-4-4-8-4 0 0-5 0-10 0-4 0-8 0-12 0-5 0-5 4-9 4h-4c0 4 0 4 0 4v234c0 4 0 4 0 4 4 0 4 4 4 4 4 0 4 0 9 0 4 0 8 0 12 0 5 0 10 0 10 0 4 0 8 0 8 0 5 0 5-4 5-4v-4zM52 5c-5 0-13-5-23-5-12 0-17 5-21 5-4 4-8 12-8 21 0 12 4 17 8 21s9 4 21 4c10 0 18 0 23-4 4-4 4-13 4-21 0-9 0-17-4-21z">
          <text:p/>
        </draw:path>
        <draw:path draw:style-name="gr4" draw:text-style-name="P5" draw:layer="layout" svg:width="0.225cm" svg:height="0.249cm" svg:x="9.829cm" svg:y="16.73cm" svg:viewBox="0 0 226 250" svg:d="M226 4c-5 0-5 0-5 0-4-4-4-4-8-4 0 0-4 0-8 0-5 0-9 0-13 0 0 0-4 0-4 4-5 0-5 0-5 0l-4 4-64 196h-5l-63-196c-4 0-4-4-4-4h-5c0-4-4-4-4-4-4 0-8 0-13 0-4 0-8 0-12 0 0 0-4 0-4 4-5 0-5 0-5 0v4c0 4 0 4 0 4 0 5 0 5 0 9l81 221 4 4 4 4c4 0 4 0 9 0 4 0 8 0 12 0 5 0 9 0 13 0s9 0 9 0c4 0 4-4 9-4v-4l80-221c0-4 0-4 0-4 5-5 5-5 5-5v-4z">
          <text:p/>
        </draw:path>
        <draw:path draw:style-name="gr4" draw:text-style-name="P5" draw:layer="layout" svg:width="0.216cm" svg:height="0.259cm" svg:x="10.083cm" svg:y="16.725cm" svg:viewBox="0 0 217 260" svg:d="M217 115c0-17-4-30-8-47-5-13-9-25-17-34-9-8-17-17-30-25-17-4-29-9-52-9-17 0-29 5-46 9-13 8-26 17-34 25-9 13-17 26-21 43-9 17-9 33-9 55 0 21 0 38 9 56 4 17 12 29 21 42 8 8 21 17 38 21 13 9 30 9 51 9 8 0 22 0 30 0 13-5 22-5 26-9 8 0 17-4 21-4 4-4 4-4 8-4v-5c0 0 5 0 5-4v-4-4c0-4 0-4 0-9 0 0 0-4-5-4v-4h-4c0 0-4 0-8 4-4 0-9 4-17 4-4 5-13 5-21 9-9 0-17 0-31 0-13 0-25 0-38-4-9-5-17-13-21-17-9-9-13-17-13-30-4-10-4-22-4-35h153c4 0 9 0 13-4 0-4 4-9 4-13zM47 106c0-8 0-17 4-25 4-9 9-17 13-26 4-4 12-8 17-12 8-5 17-9 29-9 17 0 35 9 44 21 12 13 17 30 17 51z">
          <text:p/>
        </draw:path>
        <draw:path draw:style-name="gr4" draw:text-style-name="P5" draw:layer="layout" svg:width="0.232cm" svg:height="0.259cm" svg:x="10.469cm" svg:y="16.725cm" svg:viewBox="0 0 233 260" svg:d="M225 77c-4-17-13-30-21-43-9-8-21-17-34-25-17-4-30-9-51-9s-39 5-52 9c-17 8-29 17-38 29-8 13-17 26-21 43s-8 34-8 51c0 21 4 38 8 56 4 12 8 29 21 38 9 12 21 21 34 25s31 9 52 9 38-5 51-9c17-8 29-17 38-29 8-9 17-26 21-39 4-18 8-34 8-56 0-21-4-38-8-50zM183 165c-5 14-9 23-13 31-4 9-13 17-21 21-9 5-21 5-34 5s-21 0-31-9c-12-4-17-8-25-17-4-8-9-17-9-31-4-12-4-21-4-33 0-17 0-26 4-38 5-13 9-22 13-30 4-9 13-13 21-17 10-4 22-9 35-9s21 5 30 9c12 4 17 13 25 21 4 9 9 17 9 26 4 12 4 25 4 38 0 12 0 25-4 33z">
          <text:p/>
        </draw:path>
        <draw:path draw:style-name="gr4" draw:text-style-name="P5" draw:layer="layout" svg:width="0.14cm" svg:height="0.254cm" svg:x="10.765cm" svg:y="16.725cm" svg:viewBox="0 0 141 255" svg:d="M141 22c0-5 0-5 0-9v-4h-5c0 0 0-4-4-4s-4 0-8 0c-5-5-5-5-9-5s-4 0-8 0c-5 0-9 0-13 5-8 0-13 4-17 4-4 4-8 8-17 17-4 4-8 13-17 21v-34-4h-4c0-4-4-4-4-4-4 0-9 0-13 0s-8 0-8 0c-5 0-5 0-10 4h-4v4 234c0 4 0 4 0 4 4 0 4 4 4 4 5 0 5 0 10 0 4 0 8 0 12 0 5 0 9 0 9 0 4 0 8 0 8 0l4-4v-4-153c9-9 13-17 17-26 5-4 9-8 13-13 9-4 13-8 17-8 0-4 4-4 13-4 0 0 4 0 8 0 4 4 4 4 9 4 0 0 4 0 4 4 4 0 4 0 8 0 5-4 5-4 5-4 0-4 0-4 0-8 0 0 0-5 0-9s0-8 0-8z">
          <text:p/>
        </draw:path>
        <draw:path draw:style-name="gr4" draw:text-style-name="P5" draw:layer="layout" svg:width="0.178cm" svg:height="0.136cm" svg:x="10.951cm" svg:y="16.611cm" svg:viewBox="0 0 179 137" svg:d="M179 13c-4-4-4-9-9-9l-4-4c-4 0-8 0-12 0-5 0-9 0-9 0-4 0-8 4-8 4-5 0-5 5-5 9 0 0-4 4-4 8v34l-35 73c0 4 0 4 0 4v5c5 0 5 0 5 0 4 0 4 0 8 0s4 0 9 0h5c4 0 4-5 4-5 0 0 4 0 4-4l34-51c4-4 4-8 8-12 0-6 5-10 5-14s4-9 4-13 0-8 0-17c0-4 0-8 0-8zM81 13c0-4 0-9-5-9l-4-4c-4 0-8 0-13 0-4 0-8 0-12 0l-5 4c-4 0-4 5-4 9-4 0-4 4-4 8v34l-34 73c0 4 0 4 0 4v5h4c5 0 5 0 9 0s4 0 8 0h5l4-5 4-4 34-51c4-4 4-8 8-12 0-6 5-10 5-14s0-9 0-13c4-4 4-8 4-17 0-4 0-8-4-8z">
          <text:p/>
        </draw:path>
        <draw:frame draw:style-name="gr3" draw:text-style-name="P4" draw:layer="layout" svg:width="2.987cm" svg:height="0.628cm" svg:x="1.647cm" svg:y="14.445cm">
          <draw:text-box>
            <text:p text:style-name="P2"><text:span text:style-name="T2">Semantics:</text:span></text:p>
          </draw:text-box>
        </draw:frame>
        <draw:frame draw:style-name="gr3" draw:text-style-name="P4" draw:layer="layout" svg:width="10.988cm" svg:height="0.628cm" svg:x="3.264cm" svg:y="17.158cm">
          <draw:text-box>
            <text:p text:style-name="P2"><text:span text:style-name="T2">true + true = false ; false + false = false</text:span></text:p>
          </draw:text-box>
        </draw:frame>
        <draw:frame draw:style-name="gr5" draw:text-style-name="P8" draw:layer="layout" svg:width="10.767cm" svg:height="0.632cm" svg:x="3.264cm" svg:y="17.832cm">
          <draw:text-box>
            <text:p text:style-name="P2"><text:span text:style-name="T4">true + false = true ; false + true = true</text:span></text:p>
          </draw:text-box>
        </draw:frame>
        <draw:frame draw:style-name="gr6" draw:text-style-name="P9" draw:layer="layout" svg:width="5.48cm" svg:height="2.809cm" svg:x="1.27cm" svg:y="1.767cm">
          <draw:text-box>
            <text:p><text:span text:style-name="T5">Kevin Martin</text:span></text:p>
            <text:p><text:span text:style-name="T5">HW 1 – CIS623</text:span></text:p>
            <text:p><text:span text:style-name="T5">Spring 202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12.149cm" svg:x="0cm" svg:y="7.8cm" svg:viewBox="0 0 21591 12150" draw:points="0,0 21591,0 21591,12150 0,12150">
          <text:p/>
        </draw:polygon>
        <draw:path draw:style-name="gr4" draw:text-style-name="P5" draw:layer="layout" svg:width="0.529cm" svg:height="0.855cm" svg:x="9.753cm" svg:y="9.313cm" svg:viewBox="0 0 530 856" svg:d="M238 687v156c0 5 0 5 4 5 0 4 0 4 5 4 0 4 4 4 8 4s9 0 13 0c8 0 13 0 17 0s4 0 8-4c0 0 4 0 4-4v-5-156c43-5 77-9 106-22 30-12 51-29 72-50 17-21 34-47 43-77 8-26 12-60 12-94s-4-67-12-93c-9-29-22-55-43-72-17-21-42-38-72-46-29-13-63-17-106-21v-199-5c0-4-4-4-4-4-4 0-4-4-8-4s-9 0-17 0c-4 0-9 0-13 0s-8 4-8 4c-5 0-5 0-5 4-4 0-4 5-4 5v199c-38 4-72 12-101 25-34 13-55 25-77 46-21 22-34 47-43 77-13 25-17 59-17 93s4 69 17 94c9 30 22 55 43 72 17 21 43 38 72 46 30 13 68 22 106 22zM297 262c34 5 64 9 85 17 26 13 42 26 55 43s21 33 26 59c8 21 8 42 8 72 0 29 0 55-8 77-9 21-17 38-34 55-13 13-30 25-55 34-22 8-47 17-77 17zM238 636c-34 0-63-9-84-17-26-13-43-25-56-42-12-17-21-34-29-55-4-27-9-48-9-78 0-25 5-50 13-76 9-21 17-38 34-55 13-13 34-25 55-34 21-8 47-12 76-17z">
          <text:p/>
        </draw:path>
        <draw:path draw:style-name="gr4" draw:text-style-name="P5" draw:layer="layout" svg:width="0.084cm" svg:height="0.44cm" svg:x="10.651cm" svg:y="9.554cm" svg:viewBox="0 0 85 441" svg:d="M81 26c0-9-4-13-4-17-4 0-9-5-17-5-5-4-10-4-18-4-13 0-17 0-21 4-9 0-13 5-13 5-4 4-8 8-8 17 0 4 0 12 0 21 0 8 0 17 0 21 0 8 4 13 8 17 0 4 4 4 13 8 4 0 8 0 21 0 8 0 13 0 18 0 8-4 13-4 17-8 0-4 4-9 4-17 0-4 4-13 4-21 0-9-4-17-4-21zM81 374c0-9-4-13-4-17-4-5-9-5-17-5-5-4-10-4-18-4-13 0-17 0-21 4-9 0-13 0-13 5-4 4-8 8-8 17 0 4 0 12 0 21 0 8 0 17 0 21 0 8 4 13 8 17 0 4 4 4 13 8 4 0 8 0 21 0 8 0 13 0 18 0 8-4 13-4 17-8 0-4 4-9 4-17 0-4 4-13 4-21 0-9-4-17-4-21z">
          <text:p/>
        </draw:path>
        <draw:path draw:style-name="gr4" draw:text-style-name="P5" draw:layer="layout" svg:width="0.084cm" svg:height="0.44cm" svg:x="10.909cm" svg:y="9.554cm" svg:viewBox="0 0 85 441" svg:d="M85 26c-4-9-4-13-8-17-4 0-8-5-13-5-4-4-13-4-22-4-8 0-17 0-21 4-4 0-9 5-13 5-4 4-4 8-4 17-4 4-4 12-4 21 0 8 0 17 4 21 0 8 0 13 4 17s9 4 13 8c4 0 13 0 21 0 9 0 18 0 22 0 5-4 9-4 13-8s4-9 8-17c0-4 0-13 0-21 0-9 0-17 0-21zM85 374c-4-9-4-13-8-17-4-5-8-5-13-5-4-4-13-4-22-4-8 0-17 0-21 4-4 0-9 0-13 5-4 4-4 8-4 17-4 4-4 12-4 21 0 8 0 17 4 21 0 8 0 13 4 17s9 4 13 8c4 0 13 0 21 0 9 0 18 0 22 0 5-4 9-4 13-8s4-9 8-17c0-4 0-13 0-21 0-9 0-17 0-21z">
          <text:p/>
        </draw:path>
        <draw:path draw:style-name="gr4" draw:text-style-name="P5" draw:layer="layout" svg:width="0.398cm" svg:height="0.233cm" svg:x="11.116cm" svg:y="9.592cm" svg:viewBox="0 0 399 234" svg:d="M395 9c-4-5-9-9-13-9h-365c-8 0-8 4-13 9-4 4-4 8-4 17 0 8 0 18 4 22 5 4 9 4 13 4h365c4 0 9 0 9-4 4-4 8-14 8-22 0-9-4-13-4-17zM395 192c-4-4-9-9-13-9h-365c-8 0-8 5-13 9-4 4-4 8-4 17 0 8 0 17 4 21 5 4 9 4 13 4h365c4 0 9 0 9-4 4-4 8-13 8-21 0-9-4-13-4-17z">
          <text:p/>
        </draw:path>
        <draw:frame draw:style-name="gr2" draw:text-style-name="P11" draw:layer="layout" svg:width="8.82cm" svg:height="0.99cm" svg:x="1.022cm" svg:y="9.25cm">
          <draw:text-box>
            <text:p text:style-name="P10"><text:span text:style-name="T6">Syntax Questions-1: </text:span></text:p>
          </draw:text-box>
        </draw:frame>
        <draw:path draw:style-name="gr4" draw:text-style-name="P5" draw:layer="layout" svg:width="0.529cm" svg:height="0.855cm" svg:x="13.542cm" svg:y="9.313cm" svg:viewBox="0 0 530 856" svg:d="M237 687v156c0 5 0 5 0 5 0 4 4 4 4 4 4 4 9 4 9 4 4 0 12 0 17 0 4 0 8 0 12 0 5 0 9 0 9-4 4 0 4 0 8-4v-5-156c38-5 72-9 102-22 29-12 55-29 72-50 22-21 35-47 47-77 9-26 13-60 13-94s-4-67-13-93c-12-29-25-55-43-72-21-21-47-38-72-46-30-13-68-17-106-21v-199-5c-4-4-4-4-8-4 0 0-4-4-9-4-4 0-8 0-12 0-5 0-13 0-17 0 0 0-5 4-9 4 0 0-4 0-4 4v5 199c-42 4-76 12-106 25-29 13-55 25-72 46-21 22-34 47-46 77-9 25-13 59-13 93s4 69 13 94c8 30 25 55 42 72 21 21 47 38 76 46 30 13 64 22 106 22zM296 262c34 5 64 9 85 17 21 13 38 26 51 43 17 17 25 33 29 59 5 21 9 42 9 72 0 29-4 55-13 77-4 21-17 38-30 55-16 13-33 25-55 34-21 8-46 17-76 17zM237 636c-34 0-64-9-89-17-21-13-38-25-55-42-13-17-21-34-25-55-9-27-9-48-9-78 0-25 4-50 9-76 8-21 21-38 34-55 16-13 33-25 55-34 25-8 50-12 80-17z">
          <text:p/>
        </draw:path>
        <draw:path draw:style-name="gr4" draw:text-style-name="P5" draw:layer="layout" svg:width="0.419cm" svg:height="0.444cm" svg:x="14.372cm" svg:y="9.491cm" svg:viewBox="0 0 420 445" svg:d="M420 212l-4-4c0-4-5-4-5-8-4 0-4 0-8 0h-165v-183c0-5 0-5 0-9l-5-4c-4 0-8-4-8-4-4 0-8 0-13 0-4 0-8 0-12 0-5 0-9 4-9 4-4 0-4 4-4 4-4 4-4 4-4 9v183h-166-5c-4 4-4 4-8 8 0 0 0 4-4 4 0 5 0 9 0 13s0 8 0 13c4 0 4 4 4 8 4 0 4 0 8 4h5 166v182c0 5 0 5 4 5 0 4 0 4 4 4 0 0 4 4 9 4 4 0 8 0 12 0 5 0 9 0 13 0 0 0 4-4 8-4 0 0 5 0 5-4v-5-182h165c4 0 4 0 8 0 0-4 5-4 5-4 0-4 4-8 4-8 0-5 0-9 0-13s0-8 0-13z">
          <text:p/>
        </draw:path>
        <draw:path draw:style-name="gr4" draw:text-style-name="P5" draw:layer="layout" svg:width="0.529cm" svg:height="0.855cm" svg:x="15.1cm" svg:y="9.313cm" svg:viewBox="0 0 530 856" svg:d="M237 687v156c0 5 0 5 0 5 0 4 0 4 4 4 4 4 4 4 9 4 4 0 8 0 16 0 5 0 9 0 13 0s9 0 9-4c4 0 4 0 4-4 4 0 4 0 4-5v-156c38-5 72-9 102-22 29-12 55-29 72-50 21-21 34-47 43-77 13-26 17-60 17-94s-4-67-17-93c-9-29-22-55-43-72-17-21-43-38-72-46-30-13-64-17-102-21v-199c0 0 0-5-4-5 0-4 0-4-4-4 0 0-5-4-9-4s-8 0-13 0c-8 0-12 0-16 0-5 0-5 4-9 4s-4 0-4 4v5 199c-42 4-76 12-106 25s-55 25-76 46c-17 22-34 47-43 77-8 25-12 59-12 93s4 69 12 94c9 30 22 55 43 72 21 21 42 38 76 46 30 13 64 22 106 22zM296 262c34 5 59 9 85 17 21 13 38 26 51 43 12 17 25 33 29 59 4 21 9 42 9 72 0 29-5 55-13 77-8 21-17 38-34 55-13 13-30 25-51 34-21 8-46 17-76 17zM237 636c-38 0-68-9-89-17-21-13-42-25-55-42s-21-34-25-55c-9-27-9-48-9-78 0-25 0-50 9-76 8-21 21-38 33-55 13-13 34-25 55-34 22-8 51-12 81-17z">
          <text:p/>
        </draw:path>
        <draw:path draw:style-name="gr4" draw:text-style-name="P5" draw:layer="layout" svg:width="0.161cm" svg:height="0.851cm" svg:x="15.959cm" svg:y="9.304cm" svg:viewBox="0 0 162 852" svg:d="M132 212c-22-72-47-140-77-203l-4-4h-4c0 0-5-5-9-5s-8 0-12 0c-5 0-9 0-13 0-4 5-4 5-9 5v4c0 4 0 4 0 8 34 64 55 132 72 203 17 68 26 136 26 204 0 73-9 140-26 208s-42 136-72 203c0 5-4 5-4 9 0 0 0 4 4 4l5 4c4 0 8 0 17 0 4 0 8 0 8 0 4 0 8 0 8 0 5-4 5-4 9-4l4-4c17-34 30-64 47-98 12-33 22-67 30-105 9-34 17-68 22-106 4-34 8-73 8-107 0-76-8-144-30-216z">
          <text:p/>
        </draw:path>
        <draw:path draw:style-name="gr4" draw:text-style-name="P5" draw:layer="layout" svg:width="0.055cm" svg:height="0.868cm" svg:x="16.615cm" svg:y="9.3cm" svg:viewBox="0 0 56 869" svg:d="M56 13c0 0 0-4-4-4 0-5 0-5-4-5 0 0-4-4-9-4-4 0-8 0-12 0-5 0-10 0-14 0s-4 4-8 4c0 0-5 0-5 5v4 843c0 5 0 5 0 5 0 4 5 4 5 4 4 4 4 4 8 4s9 0 14 0c4 0 8 0 12 0 5 0 9 0 9-4 4 0 4 0 4-4 4 0 4 0 4-5z">
          <text:p/>
        </draw:path>
        <draw:path draw:style-name="gr4" draw:text-style-name="P5" draw:layer="layout" svg:width="0.153cm" svg:height="0.851cm" svg:x="17.161cm" svg:y="9.304cm" svg:viewBox="0 0 154 852" svg:d="M154 9c0 0 0-4-4-4 0 0-5 0-9-5 0 0-4 0-8 0-9 0-13 0-17 0s-4 5-9 5h-4v4c-18 34-31 68-43 101-13 34-26 68-34 102-9 34-13 72-21 106-5 38-5 72-5 110 0 34 0 73 5 107 4 38 12 72 21 106 8 38 17 72 29 105 13 34 30 64 48 98 0 0 0 4 4 4 0 0 5 0 5 4 4 0 4 0 8 0s8 0 13 0c4 0 8 0 12 0 5 0 5-4 9-4v-4c0-4 0-4 0-9-34-67-55-135-73-203-13-68-21-135-21-208 0-68 4-136 21-203 18-72 39-140 73-204 0-4 0-4 0-8z">
          <text:p/>
        </draw:path>
        <draw:path draw:style-name="gr4" draw:text-style-name="P5" draw:layer="layout" svg:width="0.41cm" svg:height="0.144cm" svg:x="17.42cm" svg:y="9.694cm" svg:viewBox="0 0 411 145" svg:d="M411 25c0-8-4-17-8-21s-13-4-26-4h-364-4c-5 4-5 4-5 8-4 0-4 5-4 5 0 4 0 8 0 12s0 9 0 13c0 0 0 4 4 8l5 5h4 339v81 4c0 5 4 5 4 5 4 4 9 4 9 4 4 0 8 0 17 0 4 0 8 0 12 0 5 0 5 0 9-4 4 0 4 0 4-5 4 0 4-4 4-4z">
          <text:p/>
        </draw:path>
        <draw:path draw:style-name="gr4" draw:text-style-name="P5" draw:layer="layout" svg:width="0.529cm" svg:height="0.855cm" svg:x="18.148cm" svg:y="9.313cm" svg:viewBox="0 0 530 856" svg:d="M238 687v156c0 5 0 5 0 5 4 4 4 4 8 4 0 4 5 4 9 4s8 0 13 0c4 0 12 0 16 0 0 0 5 0 9-4 0 0 4 0 4-4v-5-156c38-5 76-9 106-22 25-12 51-29 72-50 17-21 34-47 42-77 9-26 13-60 13-94s-4-67-13-93c-8-29-25-55-42-72-21-21-42-38-72-46-30-13-64-17-106-21v-199-5c0-4-4-4-4-4-4 0-9-4-9-4-4 0-12 0-16 0-5 0-9 0-13 0s-9 4-9 4c-4 0-4 0-8 4v5 199c-38 4-76 12-106 25-31 13-56 25-73 46-21 22-34 47-42 77-13 25-17 59-17 93s4 69 13 94c12 30 25 55 46 72 17 21 42 38 73 46 30 13 64 22 106 22zM297 262c34 5 64 9 85 17 21 13 42 26 55 43s21 33 25 59c9 21 9 42 9 72 0 29-5 55-9 77-8 21-21 38-34 55-12 13-33 25-55 34-21 8-46 17-76 17zM238 636c-34 0-64-9-85-17-25-13-42-25-56-42-13-17-25-34-29-55-5-27-9-48-9-78 0-25 4-50 13-76 4-21 17-38 35-55 12-13 29-25 55-34 21-8 46-12 76-17z">
          <text:p/>
        </draw:path>
        <draw:path draw:style-name="gr4" draw:text-style-name="P5" draw:layer="layout" svg:width="0.161cm" svg:height="0.851cm" svg:x="18.783cm" svg:y="9.304cm" svg:viewBox="0 0 162 852" svg:d="M132 212c-21-72-47-140-76-203-4 0-4-4-4-4h-5c-4 0-4-5-8-5s-9 0-13 0c-8 0-13 0-13 0-5 5-9 5-9 5l-4 4c0 4 0 4 4 8 31 64 56 132 73 203 17 68 25 136 25 204 0 73-8 140-25 208s-42 136-73 203c-4 5-4 5-4 9v4c4 0 4 4 8 4 5 0 10 0 14 0s8 0 13 0c4 0 4 0 8 0 4-4 4-4 9-4 0 0 0-4 4-4 17-34 29-64 42-98 13-33 26-67 34-105 9-34 17-68 21-106 4-34 9-73 9-107 0-76-13-144-30-216z">
          <text:p/>
        </draw:path>
        <draw:frame draw:style-name="gr2" draw:text-style-name="P3" draw:layer="layout" svg:width="1.979cm" svg:height="1.153cm" svg:x="11.686cm" svg:y="9.071cm">
          <draw:text-box>
            <text:p text:style-name="P2"><text:span text:style-name="T1">p | (</text:span></text:p>
          </draw:text-box>
        </draw:frame>
        <draw:frame draw:style-name="gr7" draw:text-style-name="P12" draw:layer="layout" svg:width="11.123cm" svg:height="0.733cm" svg:x="1.647cm" svg:y="11.082cm">
          <draw:text-box>
            <text:p text:style-name="P2"><text:span text:style-name="T7">Which strings are wffs in this logic?</text:span></text:p>
          </draw:text-box>
        </draw:frame>
        <draw:frame draw:style-name="gr7" draw:text-style-name="P12" draw:layer="layout" svg:width="3.338cm" svg:height="0.733cm" svg:x="1.647cm" svg:y="11.907cm">
          <draw:text-box>
            <text:p text:style-name="P2"><text:span text:style-name="T7">1. p1 </text:span><text:span text:style-name="T8">-</text:span><text:span text:style-name="T7"> </text:span><text:span text:style-name="T8">Yes</text:span></text:p>
          </draw:text-box>
        </draw:frame>
        <draw:frame draw:style-name="gr7" draw:text-style-name="P12" draw:layer="layout" svg:width="6.182cm" svg:height="0.733cm" svg:x="1.647cm" svg:y="12.741cm">
          <draw:text-box>
            <text:p text:style-name="P2"><text:span text:style-name="T7">2. (p1+(¬p2)) </text:span><text:span text:style-name="T8">- Yes</text:span></text:p>
          </draw:text-box>
        </draw:frame>
        <draw:path draw:style-name="gr4" draw:text-style-name="P5" draw:layer="layout" svg:width="0.284cm" svg:height="0.398cm" svg:x="1.663cm" svg:y="14.583cm" svg:viewBox="0 0 285 399" svg:d="M281 271c0-4-5-8-9-8h-42v-250c0-4 0-4-4-4 0-4-5-4-5-4-4 0-8 0-12 0-9-5-13-5-22-5-4 0-13 0-17 0-5 5-9 5-13 5 0 0-4 0-9 4l-4 4-135 237c-5 4-5 4-5 9 0 0-4 4-4 8 0 0 0 4 0 9 0 0 0 4 0 8s0 8 0 13c0 0 0 4 4 4 0 5 0 5 5 5h4 161v85 4l5 4c4 0 4 0 8 0 5 0 9 0 13 0 9 0 13 0 13 0 4 0 8 0 8 0 5 0 5-4 9-4v-4-85h42c4 0 9 0 13-5 0-4 0-9 0-17 0-4 0-13-4-13zM174 263h-127l127-216z">
          <text:p/>
        </draw:path>
        <draw:path draw:style-name="gr4" draw:text-style-name="P5" draw:layer="layout" svg:width="0.068cm" svg:height="0.072cm" svg:x="2.01cm" svg:y="14.909cm" svg:viewBox="0 0 69 73" svg:d="M61 9c-5-4-13-9-26-9-14 0-22 5-26 9s-9 12-9 30c0 13 5 26 9 30s12 4 26 4c13 0 21 0 26-4 4-8 8-17 8-30 0-18-4-26-8-30z">
          <text:p/>
        </draw:path>
        <draw:path draw:style-name="gr4" draw:text-style-name="P5" draw:layer="layout" svg:width="0.114cm" svg:height="0.542cm" svg:x="2.311cm" svg:y="14.545cm" svg:viewBox="0 0 115 543" svg:d="M111 9v-5c-4 0-4 0-9 0 0-4-4-4-8-4-8 0-8 0-13 0-4 4-4 4-8 4h-4v5c-9 21-22 42-30 63s-14 43-22 64c-4 25-9 46-13 67-4 22-4 47-4 68 0 26 0 47 4 73 4 21 9 42 13 64 4 25 14 46 22 67 8 22 17 43 30 64h4c0 4 0 4 4 4h4c5 0 9 0 13 0s8 0 8 0c5 0 9 0 9 0 0-4 4-4 4-4-4-4-4-4-4-9-17-42-34-84-42-127-9-42-13-85-13-132 0-42 4-89 13-131 8-42 25-85 42-127 0 0 4-4 0-4z">
          <text:p/>
        </draw:path>
        <draw:path draw:style-name="gr4" draw:text-style-name="P5" draw:layer="layout" svg:width="0.267cm" svg:height="0.11cm" svg:x="2.476cm" svg:y="14.782cm" svg:viewBox="0 0 268 111" svg:d="M268 22c0-8 0-13-5-17-4 0-8-5-16-5h-234c-5 0-5 0-9 5-4 4-4 4-4 9 0 4 0 4 0 8 0 5 0 9 0 13 0 0 0 4 4 4 0 5 0 5 0 5 4 0 4 0 4 0h213v59 4c0 0 4 0 4 4 5 0 5 0 9 0s4 0 8 0c5 0 9 0 13 0s4 0 8 0c0-4 0-4 5-4v-4z">
          <text:p/>
        </draw:path>
        <draw:path draw:style-name="gr4" draw:text-style-name="P5" draw:layer="layout" svg:width="0.355cm" svg:height="0.537cm" svg:x="2.942cm" svg:y="14.554cm" svg:viewBox="0 0 356 538" svg:d="M153 433v97c0 0 0 4 4 4 0 0 0 4 5 4h4c4 0 8 0 12 0 9 0 13 0 13 0 4 0 9 0 9 0 4 0 4-4 4-4v-4-97c25 0 51-5 68-13 21-9 33-21 46-34s26-30 30-47c8-17 8-38 8-59 0-25 0-42-8-63-4-18-13-35-26-48-12-13-29-21-50-30-17-4-43-8-68-12v-115c0-4 0-4 0-4 0-4 0-4-4-4 0 0-5 0-9-4 0 0-4 0-13 0-4 0-8 0-12 0 0 4-4 4-4 4-5 0-5 0-5 4-4 0-4 0-4 4v115c-25 4-47 8-63 17-23 8-40 17-52 29-13 13-21 30-26 48-8 21-12 42-12 63 0 22 4 43 12 60 5 21 13 33 26 46 12 13 29 26 47 30 21 8 43 13 68 13zM204 390v-221c21 4 38 4 51 13 12 4 21 12 29 21 9 14 13 22 17 39 4 13 4 25 4 42s0 30-4 47c-4 13-12 21-21 30-8 8-17 16-30 21-12 4-29 8-46 8zM157 390c-21 0-38-4-51-8-12-9-25-17-34-26-5-8-13-21-13-34-4-12-9-25-9-42s5-34 9-46c4-13 8-23 18-31 8-13 21-17 34-21 12-9 25-9 46-13z">
          <text:p/>
        </draw:path>
        <draw:path draw:style-name="gr4" draw:text-style-name="P5" draw:layer="layout" svg:width="0.11cm" svg:height="0.542cm" svg:x="3.365cm" svg:y="14.545cm" svg:viewBox="0 0 111 543" svg:d="M93 136c-13-43-29-85-51-127v-5c-4 0-4 0-4 0-4 0-4 0-8-4-5 0-5 0-9 0-8 0-8 0-13 4-4 0-4 0-8 0v5 4c17 42 34 85 42 127 9 42 13 89 13 131 0 47-4 90-13 132-8 43-25 85-42 127 0 5 0 5 0 9v4c0 0 4 0 8 0 0 0 5 0 9 0s8 0 13 0h4c4 0 4 0 4-4 4 0 4 0 4 0 13-21 22-42 30-64 8-21 17-42 21-67 4-22 10-43 14-64 4-26 4-47 4-73 0-46-4-89-18-135z">
          <text:p/>
        </draw:path>
        <draw:frame draw:style-name="gr7" draw:text-style-name="P12" draw:layer="layout" svg:width="10.992cm" svg:height="0.733cm" svg:x="1.647cm" svg:y="13.571cm">
          <draw:text-box>
            <text:p text:style-name="P2"><text:span text:style-name="T7">3. +p1 –</text:span><text:span text:style-name="T8"> No: needs two arguments</text:span></text:p>
          </draw:text-box>
        </draw:frame>
        <draw:frame draw:style-name="gr7" draw:text-style-name="P12" draw:layer="layout" svg:width="10.729cm" svg:height="0.733cm" svg:x="1.647cm" svg:y="15.23cm">
          <draw:text-box>
            <text:p text:style-name="P2"><text:span text:style-name="T7">5. p1+p2 </text:span><text:span text:style-name="T8">– No: needs parenthesis</text:span></text:p>
          </draw:text-box>
        </draw:frame>
        <draw:frame draw:style-name="gr7" draw:text-style-name="P12" draw:layer="layout" svg:width="17.694cm" svg:height="0.733cm" svg:x="1.647cm" svg:y="16.056cm">
          <draw:text-box>
            <text:p text:style-name="P2"><text:span text:style-name="T7">6. ¬ (p1) </text:span><text:span text:style-name="T8">– No: negation needs to be inside parentheses</text:span></text:p>
          </draw:text-box>
        </draw:frame>
        <draw:frame draw:style-name="gr7" draw:text-style-name="P12" draw:layer="layout" svg:width="13.506cm" svg:height="0.733cm" svg:x="1.647cm" svg:y="16.885cm">
          <draw:text-box>
            <text:p text:style-name="P2"><text:span text:style-name="T7">7. (¬ p1 </text:span><text:span text:style-name="T8">– No: missing closing parentheses</text:span></text:p>
          </draw:text-box>
        </draw:frame>
        <draw:frame draw:style-name="gr7" draw:text-style-name="P12" draw:layer="layout" svg:width="6.987cm" svg:height="0.733cm" svg:x="1.647cm" svg:y="17.72cm">
          <draw:text-box>
            <text:p text:style-name="P2"><text:span text:style-name="T7">8. (p1+(p2+p3)) </text:span><text:span text:style-name="T8">- Yes</text:span></text:p>
          </draw:text-box>
        </draw:frame>
        <draw:frame draw:style-name="gr6" draw:text-style-name="P14" draw:layer="layout" svg:width="6.877cm" svg:height="0.687cm" svg:x="4.127cm" svg:y="14.467cm">
          <draw:text-box>
            <text:p text:style-name="P13"><text:span text:style-name="T9">- No: phi cannot be in a wff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path draw:style-name="gr4" draw:text-style-name="P5" draw:layer="layout" svg:width="0.529cm" svg:height="0.855cm" svg:x="9.753cm" svg:y="9.313cm" svg:viewBox="0 0 530 856" svg:d="M238 687v156c0 5 0 5 4 5 0 4 0 4 5 4 0 4 4 4 8 4s9 0 13 0c8 0 13 0 17 0s4 0 8-4c0 0 4 0 4-4v-5-156c43-5 77-9 106-22 30-12 51-29 72-50 17-21 34-47 43-77 8-26 12-60 12-94s-4-67-12-93c-9-29-22-55-43-72-17-21-42-38-72-46-29-13-63-17-106-21v-199-5c0-4-4-4-4-4-4 0-4-4-8-4s-9 0-17 0c-4 0-9 0-13 0s-8 4-8 4c-5 0-5 0-5 4-4 0-4 5-4 5v199c-38 4-72 12-101 25-34 13-55 25-77 46-21 22-34 47-43 77-13 25-17 59-17 93s4 69 17 94c9 30 22 55 43 72 17 21 43 38 72 46 30 13 68 22 106 22zM297 262c34 5 64 9 85 17 26 13 42 26 55 43s21 33 26 59c8 21 8 42 8 72 0 29 0 55-8 77-9 21-17 38-34 55-13 13-30 25-55 34-22 8-47 17-77 17zM238 636c-34 0-63-9-84-17-26-13-43-25-56-42-12-17-21-34-29-55-4-27-9-48-9-78 0-25 5-50 13-76 9-21 17-38 34-55 13-13 34-25 55-34 21-8 47-12 76-17z">
          <text:p/>
        </draw:path>
        <draw:path draw:style-name="gr4" draw:text-style-name="P5" draw:layer="layout" svg:width="0.084cm" svg:height="0.44cm" svg:x="10.651cm" svg:y="9.554cm" svg:viewBox="0 0 85 441" svg:d="M81 26c0-9-4-13-4-17-4 0-9-5-17-5-5-4-10-4-18-4-13 0-17 0-21 4-9 0-13 5-13 5-4 4-8 8-8 17 0 4 0 12 0 21 0 8 0 17 0 21 0 8 4 13 8 17 0 4 4 4 13 8 4 0 8 0 21 0 8 0 13 0 18 0 8-4 13-4 17-8 0-4 4-9 4-17 0-4 4-13 4-21 0-9-4-17-4-21zM81 374c0-9-4-13-4-17-4-5-9-5-17-5-5-4-10-4-18-4-13 0-17 0-21 4-9 0-13 0-13 5-4 4-8 8-8 17 0 4 0 12 0 21 0 8 0 17 0 21 0 8 4 13 8 17 0 4 4 4 13 8 4 0 8 0 21 0 8 0 13 0 18 0 8-4 13-4 17-8 0-4 4-9 4-17 0-4 4-13 4-21 0-9-4-17-4-21z">
          <text:p/>
        </draw:path>
        <draw:path draw:style-name="gr4" draw:text-style-name="P5" draw:layer="layout" svg:width="0.084cm" svg:height="0.44cm" svg:x="10.909cm" svg:y="9.554cm" svg:viewBox="0 0 85 441" svg:d="M85 26c-4-9-4-13-8-17-4 0-8-5-13-5-4-4-13-4-22-4-8 0-17 0-21 4-4 0-9 5-13 5-4 4-4 8-4 17-4 4-4 12-4 21 0 8 0 17 4 21 0 8 0 13 4 17s9 4 13 8c4 0 13 0 21 0 9 0 18 0 22 0 5-4 9-4 13-8s4-9 8-17c0-4 0-13 0-21 0-9 0-17 0-21zM85 374c-4-9-4-13-8-17-4-5-8-5-13-5-4-4-13-4-22-4-8 0-17 0-21 4-4 0-9 0-13 5-4 4-4 8-4 17-4 4-4 12-4 21 0 8 0 17 4 21 0 8 0 13 4 17s9 4 13 8c4 0 13 0 21 0 9 0 18 0 22 0 5-4 9-4 13-8s4-9 8-17c0-4 0-13 0-21 0-9 0-17 0-21z">
          <text:p/>
        </draw:path>
        <draw:path draw:style-name="gr4" draw:text-style-name="P5" draw:layer="layout" svg:width="0.398cm" svg:height="0.233cm" svg:x="11.116cm" svg:y="9.592cm" svg:viewBox="0 0 399 234" svg:d="M395 9c-4-5-9-9-13-9h-365c-8 0-8 4-13 9-4 4-4 8-4 17 0 8 0 18 4 22 5 4 9 4 13 4h365c4 0 9 0 9-4 4-4 8-14 8-22 0-9-4-13-4-17zM395 192c-4-4-9-9-13-9h-365c-8 0-8 5-13 9-4 4-4 8-4 17 0 8 0 17 4 21 5 4 9 4 13 4h365c4 0 9 0 9-4 4-4 8-13 8-21 0-9-4-13-4-17z">
          <text:p/>
        </draw:path>
        <draw:frame draw:style-name="gr2" draw:text-style-name="P11" draw:layer="layout" svg:width="8.82cm" svg:height="0.99cm" svg:x="1.022cm" svg:y="9.25cm">
          <draw:text-box>
            <text:p text:style-name="P10"><text:span text:style-name="T6">Syntax Questions-2: </text:span></text:p>
          </draw:text-box>
        </draw:frame>
        <draw:path draw:style-name="gr4" draw:text-style-name="P5" draw:layer="layout" svg:width="0.529cm" svg:height="0.855cm" svg:x="13.542cm" svg:y="9.313cm" svg:viewBox="0 0 530 856" svg:d="M237 687v156c0 5 0 5 0 5 0 4 4 4 4 4 4 4 9 4 9 4 4 0 12 0 17 0 4 0 8 0 12 0 5 0 9 0 9-4 4 0 4 0 8-4v-5-156c38-5 72-9 102-22 29-12 55-29 72-50 22-21 35-47 47-77 9-26 13-60 13-94s-4-67-13-93c-12-29-25-55-43-72-21-21-47-38-72-46-30-13-68-17-106-21v-199-5c-4-4-4-4-8-4 0 0-4-4-9-4-4 0-8 0-12 0-5 0-13 0-17 0 0 0-5 4-9 4 0 0-4 0-4 4v5 199c-42 4-76 12-106 25-29 13-55 25-72 46-21 22-34 47-46 77-9 25-13 59-13 93s4 69 13 94c8 30 25 55 42 72 21 21 47 38 76 46 30 13 64 22 106 22zM296 262c34 5 64 9 85 17 21 13 38 26 51 43 17 17 25 33 29 59 5 21 9 42 9 72 0 29-4 55-13 77-4 21-17 38-30 55-16 13-33 25-55 34-21 8-46 17-76 17zM237 636c-34 0-64-9-89-17-21-13-38-25-55-42-13-17-21-34-25-55-9-27-9-48-9-78 0-25 4-50 9-76 8-21 21-38 34-55 16-13 33-25 55-34 25-8 50-12 80-17z">
          <text:p/>
        </draw:path>
        <draw:path draw:style-name="gr4" draw:text-style-name="P5" draw:layer="layout" svg:width="0.419cm" svg:height="0.444cm" svg:x="14.372cm" svg:y="9.491cm" svg:viewBox="0 0 420 445" svg:d="M420 212l-4-4c0-4-5-4-5-8-4 0-4 0-8 0h-165v-183c0-5 0-5 0-9l-5-4c-4 0-8-4-8-4-4 0-8 0-13 0-4 0-8 0-12 0-5 0-9 4-9 4-4 0-4 4-4 4-4 4-4 4-4 9v183h-166-5c-4 4-4 4-8 8 0 0 0 4-4 4 0 5 0 9 0 13s0 8 0 13c4 0 4 4 4 8 4 0 4 0 8 4h5 166v182c0 5 0 5 4 5 0 4 0 4 4 4 0 0 4 4 9 4 4 0 8 0 12 0 5 0 9 0 13 0 0 0 4-4 8-4 0 0 5 0 5-4v-5-182h165c4 0 4 0 8 0 0-4 5-4 5-4 0-4 4-8 4-8 0-5 0-9 0-13s0-8 0-13z">
          <text:p/>
        </draw:path>
        <draw:path draw:style-name="gr4" draw:text-style-name="P5" draw:layer="layout" svg:width="0.529cm" svg:height="0.855cm" svg:x="15.1cm" svg:y="9.313cm" svg:viewBox="0 0 530 856" svg:d="M237 687v156c0 5 0 5 0 5 0 4 0 4 4 4 4 4 4 4 9 4 4 0 8 0 16 0 5 0 9 0 13 0s9 0 9-4c4 0 4 0 4-4 4 0 4 0 4-5v-156c38-5 72-9 102-22 29-12 55-29 72-50 21-21 34-47 43-77 13-26 17-60 17-94s-4-67-17-93c-9-29-22-55-43-72-17-21-43-38-72-46-30-13-64-17-102-21v-199c0 0 0-5-4-5 0-4 0-4-4-4 0 0-5-4-9-4s-8 0-13 0c-8 0-12 0-16 0-5 0-5 4-9 4s-4 0-4 4v5 199c-42 4-76 12-106 25s-55 25-76 46c-17 22-34 47-43 77-8 25-12 59-12 93s4 69 12 94c9 30 22 55 43 72 21 21 42 38 76 46 30 13 64 22 106 22zM296 262c34 5 59 9 85 17 21 13 38 26 51 43 12 17 25 33 29 59 4 21 9 42 9 72 0 29-5 55-13 77-8 21-17 38-34 55-13 13-30 25-51 34-21 8-46 17-76 17zM237 636c-38 0-68-9-89-17-21-13-42-25-55-42s-21-34-25-55c-9-27-9-48-9-78 0-25 0-50 9-76 8-21 21-38 33-55 13-13 34-25 55-34 22-8 51-12 81-17z">
          <text:p/>
        </draw:path>
        <draw:path draw:style-name="gr4" draw:text-style-name="P5" draw:layer="layout" svg:width="0.161cm" svg:height="0.851cm" svg:x="15.959cm" svg:y="9.304cm" svg:viewBox="0 0 162 852" svg:d="M132 212c-22-72-47-140-77-203l-4-4h-4c0 0-5-5-9-5s-8 0-12 0c-5 0-9 0-13 0-4 5-4 5-9 5v4c0 4 0 4 0 8 34 64 55 132 72 203 17 68 26 136 26 204 0 73-9 140-26 208s-42 136-72 203c0 5-4 5-4 9 0 0 0 4 4 4l5 4c4 0 8 0 17 0 4 0 8 0 8 0 4 0 8 0 8 0 5-4 5-4 9-4l4-4c17-34 30-64 47-98 12-33 22-67 30-105 9-34 17-68 22-106 4-34 8-73 8-107 0-76-8-144-30-216z">
          <text:p/>
        </draw:path>
        <draw:path draw:style-name="gr4" draw:text-style-name="P5" draw:layer="layout" svg:width="0.055cm" svg:height="0.868cm" svg:x="16.615cm" svg:y="9.3cm" svg:viewBox="0 0 56 869" svg:d="M56 13c0 0 0-4-4-4 0-5 0-5-4-5 0 0-4-4-9-4-4 0-8 0-12 0-5 0-10 0-14 0s-4 4-8 4c0 0-5 0-5 5v4 843c0 5 0 5 0 5 0 4 5 4 5 4 4 4 4 4 8 4s9 0 14 0c4 0 8 0 12 0 5 0 9 0 9-4 4 0 4 0 4-4 4 0 4 0 4-5z">
          <text:p/>
        </draw:path>
        <draw:path draw:style-name="gr4" draw:text-style-name="P5" draw:layer="layout" svg:width="0.153cm" svg:height="0.851cm" svg:x="17.161cm" svg:y="9.304cm" svg:viewBox="0 0 154 852" svg:d="M154 9c0 0 0-4-4-4 0 0-5 0-9-5 0 0-4 0-8 0-9 0-13 0-17 0s-4 5-9 5h-4v4c-18 34-31 68-43 101-13 34-26 68-34 102-9 34-13 72-21 106-5 38-5 72-5 110 0 34 0 73 5 107 4 38 12 72 21 106 8 38 17 72 29 105 13 34 30 64 48 98 0 0 0 4 4 4 0 0 5 0 5 4 4 0 4 0 8 0s8 0 13 0c4 0 8 0 12 0 5 0 5-4 9-4v-4c0-4 0-4 0-9-34-67-55-135-73-203-13-68-21-135-21-208 0-68 4-136 21-203 18-72 39-140 73-204 0-4 0-4 0-8z">
          <text:p/>
        </draw:path>
        <draw:path draw:style-name="gr4" draw:text-style-name="P5" draw:layer="layout" svg:width="0.41cm" svg:height="0.144cm" svg:x="17.42cm" svg:y="9.694cm" svg:viewBox="0 0 411 145" svg:d="M411 25c0-8-4-17-8-21s-13-4-26-4h-364-4c-5 4-5 4-5 8-4 0-4 5-4 5 0 4 0 8 0 12s0 9 0 13c0 0 0 4 4 8l5 5h4 339v81 4c0 5 4 5 4 5 4 4 9 4 9 4 4 0 8 0 17 0 4 0 8 0 12 0 5 0 5 0 9-4 4 0 4 0 4-5 4 0 4-4 4-4z">
          <text:p/>
        </draw:path>
        <draw:path draw:style-name="gr4" draw:text-style-name="P5" draw:layer="layout" svg:width="0.529cm" svg:height="0.855cm" svg:x="18.148cm" svg:y="9.313cm" svg:viewBox="0 0 530 856" svg:d="M238 687v156c0 5 0 5 0 5 4 4 4 4 8 4 0 4 5 4 9 4s8 0 13 0c4 0 12 0 16 0 0 0 5 0 9-4 0 0 4 0 4-4v-5-156c38-5 76-9 106-22 25-12 51-29 72-50 17-21 34-47 42-77 9-26 13-60 13-94s-4-67-13-93c-8-29-25-55-42-72-21-21-42-38-72-46-30-13-64-17-106-21v-199-5c0-4-4-4-4-4-4 0-9-4-9-4-4 0-12 0-16 0-5 0-9 0-13 0s-9 4-9 4c-4 0-4 0-8 4v5 199c-38 4-76 12-106 25-31 13-56 25-73 46-21 22-34 47-42 77-13 25-17 59-17 93s4 69 13 94c12 30 25 55 46 72 17 21 42 38 73 46 30 13 64 22 106 22zM297 262c34 5 64 9 85 17 21 13 42 26 55 43s21 33 25 59c9 21 9 42 9 72 0 29-5 55-9 77-8 21-21 38-34 55-12 13-33 25-55 34-21 8-46 17-76 17zM238 636c-34 0-64-9-85-17-25-13-42-25-56-42-13-17-25-34-29-55-5-27-9-48-9-78 0-25 4-50 13-76 4-21 17-38 35-55 12-13 29-25 55-34 21-8 46-12 76-17z">
          <text:p/>
        </draw:path>
        <draw:path draw:style-name="gr4" draw:text-style-name="P5" draw:layer="layout" svg:width="0.161cm" svg:height="0.851cm" svg:x="18.783cm" svg:y="9.304cm" svg:viewBox="0 0 162 852" svg:d="M132 212c-21-72-47-140-76-203-4 0-4-4-4-4h-5c-4 0-4-5-8-5s-9 0-13 0c-8 0-13 0-13 0-5 5-9 5-9 5l-4 4c0 4 0 4 4 8 31 64 56 132 73 203 17 68 25 136 25 204 0 73-8 140-25 208s-42 136-73 203c-4 5-4 5-4 9v4c4 0 4 4 8 4 5 0 10 0 14 0s8 0 13 0c4 0 4 0 8 0 4-4 4-4 9-4 0 0 0-4 4-4 17-34 29-64 42-98 13-33 26-67 34-105 9-34 17-68 21-106 4-34 9-73 9-107 0-76-13-144-30-216z">
          <text:p/>
        </draw:path>
        <draw:path draw:style-name="gr4" draw:text-style-name="P5" draw:layer="layout" svg:width="0.157cm" svg:height="0.157cm" svg:x="1.68cm" svg:y="11.425cm" svg:viewBox="0 0 158 158" svg:d="M21 132c17 17 34 26 55 26 22 0 44-9 56-26 17-12 26-33 26-55 0-21-9-39-26-56-12-12-34-21-56-21-21 0-38 9-55 21-12 17-21 35-21 56 0 22 9 43 21 55z">
          <text:p/>
        </draw:path>
        <draw:frame draw:style-name="gr2" draw:text-style-name="P3" draw:layer="layout" svg:width="1.979cm" svg:height="1.153cm" svg:x="11.686cm" svg:y="9.171cm">
          <draw:text-box>
            <text:p text:style-name="P2"><text:span text:style-name="T1">p | (</text:span></text:p>
          </draw:text-box>
        </draw:frame>
        <draw:frame draw:style-name="gr7" draw:text-style-name="P16" draw:layer="layout" svg:width="19.361cm" svg:height="0.653cm" svg:x="2.053cm" svg:y="11.141cm">
          <draw:text-box>
            <text:p text:style-name="P15"><text:span text:style-name="T10">Let us assume that unary operator ¬ has higher precedence than </text:span><text:span text:style-name="T10">+ </text:span></text:p>
          </draw:text-box>
        </draw:frame>
        <draw:path draw:style-name="gr4" draw:text-style-name="P5" draw:layer="layout" svg:width="0.194cm" svg:height="0.195cm" svg:x="1.706cm" svg:y="13.017cm" svg:viewBox="0 0 195 196" svg:d="M187 59c-4-12-13-25-21-34-9-8-17-12-31-21-13-4-25-4-38-4s-26 0-38 4c-13 9-21 13-30 21-13 13-17 22-21 34-8 13-8 27-8 39 0 13 0 26 8 38 4 13 8 22 17 30 13 9 21 17 34 21 12 4 25 9 38 9s25-5 38-9c14-4 22-12 31-21 8-8 17-17 21-30 4-12 8-25 8-38 0-12-4-26-8-39z">
          <text:p/>
        </draw:path>
        <draw:path draw:style-name="gr4" draw:text-style-name="P5" draw:layer="layout" svg:width="0.52cm" svg:height="0.398cm" svg:x="2.125cm" svg:y="12.915cm" svg:viewBox="0 0 521 399" svg:d="M521 22c0-5 0-9 0-13s0-4 0-4c-4-5-4-5-8-5s-9 0-17 0c-4 0-9 0-13 0s-8 0-8 0c-4 0-4 5-4 5v4l-89 330-93-330v-4c-5 0-5-5-5-5-4 0-8 0-8 0-4 0-9 0-17 0-4 0-9 0-13 0s-8 0-8 0c-5 0-5 5-5 5-4 0-4 4-4 4l-85 330-89-330c0 0 0-4-5-4 0 0 0-5-4-5 0 0-4 0-8 0 0 0-9 0-13 0-8 0-13 0-17 0s-4 0-8 5v4c0 4 0 4 0 13l105 365c0 0 0 4 5 4 0 4 4 4 4 4 4 0 8 0 13 4 4 0 8 0 17 0 4 0 12 0 17 0 4-4 8-4 8-4 4 0 4 0 8-4v-4l82-302 80 302c5 0 5 4 5 4 4 4 4 4 8 4 0 0 4 0 8 4 5 0 13 0 17 0 9 0 13 0 17 0 5-4 9-4 9-4 4 0 8 0 8-4l5-4z">
          <text:p/>
        </draw:path>
        <draw:path draw:style-name="gr4" draw:text-style-name="P5" draw:layer="layout" svg:width="0.241cm" svg:height="0.427cm" svg:x="2.709cm" svg:y="12.886cm" svg:viewBox="0 0 242 428" svg:d="M242 251c0-17 0-34-4-51-4-13-9-26-17-34-9-13-17-21-30-26-12-9-29-9-46-9s-34 4-47 9c-17 9-29 22-47 34v-166-4c0 0 0-4-5-4 0 0-4 0-8 0 0 0-4 0-13 0-4 0-8 0-12 0h-5c-4 0-4 4-4 4-4 0-4 4-4 4v408c0 4 0 4 4 4 0 4 0 4 4 4 0 0 5 0 5 4 4 0 8 0 12 0 9 0 13 0 13 0 4-4 8-4 8-4 5 0 5 0 5-4v-4-191c18-17 30-29 43-38 13-8 25-13 38-13s21 0 25 5c9 4 17 8 22 17 4 4 8 12 8 25 4 8 4 21 4 38v157c0 4 0 4 5 4 0 4 0 4 4 4 0 0 4 0 4 4 4 0 8 0 13 0 8 0 12 0 12 0 5-4 9-4 9-4 4 0 4 0 4-4v-4z">
          <text:p/>
        </draw:path>
        <draw:path draw:style-name="gr4" draw:text-style-name="P5" draw:layer="layout" svg:width="0.229cm" svg:height="0.301cm" svg:x="3.022cm" svg:y="13.017cm" svg:viewBox="0 0 230 302" svg:d="M230 103c0-17 0-34-5-47-4-13-8-21-21-31-8-8-17-17-34-21-12-4-29-4-50-4-9 0-22 0-30 0-13 4-21 4-30 8-9 5-18 9-26 9-4 4-13 8-13 13-4 0-4 5-4 9-4 0-4 4-4 9 0 4 0 8 0 8 4 4 4 4 4 8h4c0 5 0 5 4 5 0 0 5-5 9-5 8-4 13-8 21-8 10-4 18-8 27-8 12-5 21-5 33-5 13 0 22 0 30 5 8 0 17 4 21 12 4 4 9 9 13 17 0 9 0 17 0 30v21h-38c-21 0-38 0-59 4-17 4-31 9-44 17-13 9-21 17-25 30-9 8-13 21-13 38 0 13 4 25 9 34 4 12 12 21 21 29 8 5 17 13 30 13 13 4 26 9 38 9 17 0 34-5 47-13 17-9 30-17 42-30v30 4c5 0 5 0 9 0 4 4 8 4 13 4 4 0 8 0 12-4 4 0 4 0 9 0v-4zM179 221c-13 13-26 26-34 30-13 8-25 12-38 12-17 0-30-4-38-12-14-9-18-21-18-34 0-9 4-17 4-21 5-9 10-13 18-17 9-4 17-9 25-9 13-4 26-4 39-4h42z">
          <text:p/>
        </draw:path>
        <draw:path draw:style-name="gr4" draw:text-style-name="P5" draw:layer="layout" svg:width="0.182cm" svg:height="0.373cm" svg:x="3.297cm" svg:y="12.945cm" svg:viewBox="0 0 183 374" svg:d="M183 331c0-4 0-4 0-4 0-4-4-4-4-4h-4-4c0 0-5 0-9 4 0 0-4 0-8 0-5 4-9 4-13 4-13 0-25-4-30-17-4-8-8-21-8-42v-153h72l4-5c4-4 4-8 4-17 0-4 0-8 0-12v-5c-4-4-4-4-4-4-4 0-4 0-4 0h-72v-67-5c0 0-4 0-4-4-5 0-5 0-9 0s-8 0-13 0c-4 0-9 0-13 0s-4 0-9 0c0 4 0 4-4 4v5 67h-38c-4 0-4 0-4 0-4 0-4 0-4 4l-5 5c0 4 0 8 0 12 0 9 0 13 5 17 0 0 4 5 8 5h38v161c0 13 0 30 4 39 5 12 9 25 18 29 4 9 13 13 21 17 13 4 26 9 39 9 4 0 8 0 12 0 9-5 13-5 17-5s4-4 9-4c4 0 8-4 8-4 0 0 4-4 4-9 0 0 0-8 0-12 0-5 0-9 0-9z">
          <text:p/>
        </draw:path>
        <draw:path draw:style-name="gr4" draw:text-style-name="P5" draw:layer="layout" svg:width="0.229cm" svg:height="0.301cm" svg:x="3.674cm" svg:y="13.017cm" svg:viewBox="0 0 230 302" svg:d="M230 103c0-17 0-34-5-47-4-13-12-21-21-31-8-8-17-17-34-21-12-4-29-4-50-4-9 0-22 0-30 0-14 4-22 4-31 8-8 5-17 9-25 9-4 4-13 8-13 13-4 0-4 5-8 9 0 0 0 4 0 9 0 4 0 8 0 8 0 4 4 4 4 8h4c0 5 0 5 4 5 0 0 5-5 9-5 8-4 13-8 21-8 9-4 17-8 25-8 10-5 23-5 35-5 13 0 22 0 30 5 8 0 17 4 21 12 4 4 9 9 9 17 4 9 4 17 4 30v21h-38c-21 0-43 0-61 4-16 4-29 9-42 17-13 9-21 17-29 30-5 8-9 21-9 38 0 13 4 25 9 34 4 12 8 21 16 29 9 5 22 13 34 13 9 4 26 9 39 9 17 0 34-5 47-13 17-9 30-17 42-30v30 4c5 0 5 0 9 0 4 4 8 4 12 4 5 0 9 0 13-4 4 0 4 0 9 0v-4zM179 221c-13 13-26 26-34 30-13 8-25 12-38 12-17 0-31-4-39-12-13-9-17-21-17-34 0-9 4-17 4-21 4-9 9-13 17-17s18-9 26-9c13-4 22-4 39-4h42z">
          <text:p/>
        </draw:path>
        <draw:path draw:style-name="gr4" draw:text-style-name="P5" draw:layer="layout" svg:width="0.16cm" svg:height="0.296cm" svg:x="3.992cm" svg:y="13.017cm" svg:viewBox="0 0 161 297" svg:d="M161 17v-4-5h-4c0-4 0-4-4-4s-9-4-9-4c-4 0-8 0-12 0s-4 0-9 0c-4 0-12 0-17 0-8 4-12 4-17 8-9 5-13 9-22 17-4 9-12 17-21 26v-38-5c0 0 0-4-4-4 0 0-4 0-9 0 0 0-4 0-8 0s-9 0-13 0-4 0-8 0v4c-4 0-4 5-4 5v272c0 4 0 4 4 4 0 4 0 4 4 4 0 0 4 0 4 4 4 0 9 0 13 0 8 0 13 0 13 0 4-4 8-4 8-4 4 0 4 0 4-4v-4-179c9-13 17-21 22-30 4-8 12-12 17-17 5-4 9-8 17-12 5 0 9 0 13 0s9 0 13 0 8 0 8 4c4 0 9 0 9 0 4 0 4 4 8 4v-4c4 0 4 0 4-4v-5c0-4 0-8 0-12 0-5 0-9 0-13z">
          <text:p/>
        </draw:path>
        <draw:path draw:style-name="gr4" draw:text-style-name="P5" draw:layer="layout" svg:width="0.254cm" svg:height="0.301cm" svg:x="4.186cm" svg:y="13.017cm" svg:viewBox="0 0 255 302" svg:d="M255 128c0-17 0-34-4-51-4-13-13-25-21-38-13-14-26-22-38-31-17-4-34-8-55-8s-43 4-55 8c-17 9-34 17-43 31-12 13-21 30-29 51-6 17-10 38-10 63 0 22 4 43 10 64 8 17 17 34 29 46 9 13 26 22 43 26 17 8 34 13 59 13 13 0 25-5 34-5 13 0 25-4 34-8 8 0 12-4 21-4 4-5 8-5 8-9 0 0 5 0 5-4v-4-5c0 0 0-4 0-8 0 0 0-4 0-8v-5c0-4-5-4-5-4h-4c0 0-4 0-8 0-5 4-13 9-22 9-4 4-16 4-25 8-8 0-21 4-34 4-17 0-34-4-42-8-13-4-21-13-30-21-8-9-12-17-17-30 0-13-4-25-4-38h186c5 0 9-4 13-4 4-5 4-13 4-17zM52 124c0-13 4-21 9-34 4-9 8-17 12-26 9-8 17-16 26-21 8-4 21-4 33-4 26 0 43 4 56 21 12 17 16 34 16 64z">
          <text:p/>
        </draw:path>
        <draw:path draw:style-name="gr4" draw:text-style-name="P5" draw:layer="layout" svg:width="0.191cm" svg:height="0.431cm" svg:x="4.622cm" svg:y="12.882cm" svg:viewBox="0 0 192 432" svg:d="M192 21c0-5-4-5-4-9v-4c-5 0-5 0-9-4-4 0-8 0-17-4-8 0-13 0-21 0-17 0-30 0-38 4-13 4-21 12-30 21-8 8-12 21-17 34-4 12-4 29-4 51v29h-43-4l-5 4v5c0 4 0 8 0 12 0 9 0 13 0 17 5 0 5 5 9 5h43v238c0 4 0 4 0 4 0 4 4 4 4 4 5 0 5 0 9 4 4 0 8 0 12 0 5 0 9 0 13 0 0-4 4-4 9-4l4-4v-4-238h59c4 0 9-5 9-5 4-4 4-8 4-17 0-4 0-8 0-12l-4-5c0-4 0-4-5-4h-4-59v-34c0-8 0-21 0-29 4-9 4-13 8-21 5-5 9-9 13-9 4-4 13-4 21-4 4 0 9 0 13 0s8 4 13 4c4 0 4 0 8 0 0 4 4 4 4 4h5v-4l4-4c0-4 0-9 0-13s0-4 0-8z">
          <text:p/>
        </draw:path>
        <draw:path draw:style-name="gr4" draw:text-style-name="P5" draw:layer="layout" svg:width="0.237cm" svg:height="0.297cm" svg:x="4.851cm" svg:y="13.021cm" svg:viewBox="0 0 238 298" svg:d="M238 9c0 0 0-5-4-5 0 0 0-4-4-4h-5c-4 0-8 0-12 0-9 0-13 0-13 0-4 0-9 0-9 0-4 0-4 4-4 4v5 191c-17 17-29 30-42 38-13 13-26 17-38 17-9 0-17-4-26-8-4-4-12-9-17-13-4-8-8-17-8-25-4-9-4-26-4-38v-162c0 0 0-5-5-5 0 0 0-4-4-4h-4c-4 0-8 0-13 0-4 0-8 0-12 0-5 0-10 0-10 0-4 0-4 4-4 4v5 166c0 21 0 38 4 51 5 12 10 25 18 38 9 8 17 17 30 25 12 4 29 9 46 9s30-5 47-13c13-9 29-21 46-38v34c0 4 0 4 0 4 0 4 0 4 5 4 0 0 4 0 8 4 0 0 4 0 9 0 4 0 8 0 12 0 5-4 5-4 9-4v-4c4 0 4 0 4-4z">
          <text:p/>
        </draw:path>
        <draw:path draw:style-name="gr4" draw:text-style-name="P5" draw:layer="layout" svg:width="0.051cm" svg:height="0.427cm" svg:x="5.181cm" svg:y="12.886cm" svg:viewBox="0 0 52 428" svg:d="M52 8c0 0 0-4-4-4 0 0 0-4-6-4h-4c-4 0-8 0-13 0-8 0-12 0-12 0-4 0-9 0-9 0-4 0-4 4-4 4v4 408c0 4 0 4 0 4 0 4 0 4 4 4 0 0 5 0 9 4 0 0 4 0 12 0 5 0 9 0 13 0 0-4 4-4 4-4 6 0 6 0 6-4 4 0 4 0 4-4z">
          <text:p/>
        </draw:path>
        <draw:path draw:style-name="gr4" draw:text-style-name="P5" draw:layer="layout" svg:width="0.051cm" svg:height="0.427cm" svg:x="5.321cm" svg:y="12.886cm" svg:viewBox="0 0 52 428" svg:d="M52 8v-4l-5-4c0 0-4 0-8 0s-9 0-13 0-8 0-13 0c-4 0-4 0-8 0 0 0 0 4-5 4v4 408c0 4 0 4 0 4 5 4 5 4 5 4 4 0 4 0 8 4 5 0 9 0 13 0s9 0 13 0c4-4 8-4 8-4 0 0 5 0 5-4v-4z">
          <text:p/>
        </draw:path>
        <draw:path draw:style-name="gr4" draw:text-style-name="P5" draw:layer="layout" svg:width="0.262cm" svg:height="0.402cm" svg:x="5.431cm" svg:y="13.021cm" svg:viewBox="0 0 263 403" svg:d="M263 17c0-4 0-4 0-8 0-5 0-5 0-5-4-4-4-4-8-4s-9 0-17 0c-4 0-9 0-13 0s-8 0-8 0c0 4-4 4-4 9l-78 225-80-221c0-4-4-9-4-9 0 0 0-4-5-4 0 0-4 0-8 0s-9 0-13 0c-8 0-12 0-17 0-4 0-4 0-8 4v5c0 4 0 4 0 8l101 264c0 4 0 4 5 8 0 0 0 4 4 4l-38 93c0 5-4 5-4 9 4 0 4 4 4 4 4 0 4 0 8 4 5 0 9 0 13 0 8 0 17 0 21-4 9 0 9-4 13-8l34-98z">
          <text:p/>
        </draw:path>
        <draw:path draw:style-name="gr4" draw:text-style-name="P5" draw:layer="layout" svg:width="0.254cm" svg:height="0.406cm" svg:x="5.892cm" svg:y="13.017cm" svg:viewBox="0 0 255 407" svg:d="M251 89c-4-17-13-34-21-47-9-12-21-25-34-34-13-4-30-8-51-8-8 0-17 0-25 0-9 4-17 8-26 13-8 4-16 8-22 12-8 9-17 17-25 26v-38-5c-4 0-4-4-4-4-5 0-5 0-9 0s-4 0-13 0c0 0-4 0-8 0s-4 0-8 0c0 0 0 4-5 4v5 382c0 4 0 4 5 4 0 4 0 4 0 4 4 0 8 0 8 4 4 0 8 0 13 0 4 0 8 0 12 0 5-4 9-4 9-4 0 0 4 0 4-4v-4-136c9 9 17 13 21 17 10 9 14 13 22 13 5 4 13 8 22 8 4 5 12 5 21 5 21 0 38-5 51-13 17-9 29-17 38-30 8-12 17-29 21-51 8-17 8-39 8-64 0-17 0-38-4-55zM200 191c0 13-4 22-12 34-5 9-13 17-22 26-8 4-21 8-33 8-13 0-26-4-39-12-12-13-26-26-43-43v-107c9-12 17-21 27-25 4-9 12-13 21-17 4-4 12-8 17-13 8 0 12 0 21 0 12 0 25 0 34 9 8 4 17 12 21 25 4 9 8 21 8 34 5 13 5 25 5 42 0 13 0 27-5 39z">
          <text:p/>
        </draw:path>
        <draw:path draw:style-name="gr4" draw:text-style-name="P5" draw:layer="layout" svg:width="0.228cm" svg:height="0.301cm" svg:x="6.206cm" svg:y="13.017cm" svg:viewBox="0 0 229 302" svg:d="M229 103c0-17 0-34-4-47s-13-21-21-31c-9-8-17-17-34-21-13-4-30-4-51-4-8 0-21 0-30 0-12 4-21 4-30 8-9 5-17 9-26 9-4 4-12 8-12 13-5 0-5 5-9 9 0 0 0 4 0 9 0 4 0 8 0 8 0 4 4 4 4 8h5c0 5 0 5 4 5 0 0 4-5 8-5 9-4 13-8 22-8 8-4 18-8 26-8 8-5 21-5 34-5s21 0 29 5c9 0 17 4 22 12 4 4 8 9 8 17 4 9 4 17 4 30v21h-38c-21 0-42 0-59 4-18 4-31 9-43 17-13 9-22 17-30 30-4 8-8 21-8 38 0 13 4 25 8 34 4 12 8 21 17 29 8 5 21 13 34 13 9 4 26 9 39 9 17 0 34-5 46-13 17-9 30-17 43-30v30 4c4 0 4 0 8 0 5 4 9 4 13 4s8 0 13-4c4 0 4 0 8 0v-4zM178 221c-12 13-25 26-34 30-12 8-25 12-38 12-17 0-29-4-38-12-13-9-18-21-18-34 0-9 5-17 5-21 4-9 8-13 18-17 8-4 16-9 25-9 13-4 21-4 38-4h42z">
          <text:p/>
        </draw:path>
        <draw:path draw:style-name="gr4" draw:text-style-name="P5" draw:layer="layout" svg:width="0.161cm" svg:height="0.296cm" svg:x="6.523cm" svg:y="13.017cm" svg:viewBox="0 0 162 297" svg:d="M162 17v-4-5h-4c0-4 0-4-5-4-4 0-8-4-8-4-4 0-8 0-13 0-4 0-4 0-8 0s-14 0-18 0c-9 4-13 4-17 8-9 5-13 9-21 17-4 9-13 17-21 26v-38-5c0 0 0-4-5-4 0 0-4 0-8 0 0 0-4 0-9 0-4 0-8 0-12 0s-4 0-9 0v4c-4 0-4 5-4 5v272c0 4 0 4 4 4 0 4 0 4 5 4 0 0 4 0 4 4 4 0 8 0 12 0 9 0 13 0 13 0 4-4 9-4 9-4 4 0 4 0 4-4v-4-179c8-13 17-21 21-30 4-8 13-12 17-17 4-4 8-8 17-12 4 0 8 0 14 0 4 0 8 0 12 0 5 0 9 0 9 4 4 0 8 0 8 0 4 0 4 4 9 4v-4c4 0 4 0 4-4v-5c0-4 0-8 0-12 0-5 0-9 0-13z">
          <text:p/>
        </draw:path>
        <draw:path draw:style-name="gr4" draw:text-style-name="P5" draw:layer="layout" svg:width="0.254cm" svg:height="0.301cm" svg:x="6.718cm" svg:y="13.017cm" svg:viewBox="0 0 255 302" svg:d="M255 128c0-17 0-34-4-51-9-13-13-25-26-38-8-14-21-22-34-31-17-4-34-8-59-8-17 0-38 4-55 8-13 9-30 17-38 31-13 13-21 30-31 51-4 17-8 38-8 63 0 22 4 43 8 64 10 17 18 34 27 46 12 13 29 22 46 26 17 8 34 13 59 13 13 0 26-5 34-5 13 0 22-4 30-8 13 0 17-4 25-4 5-5 9-5 9-9l4-4v-4-5c0 0 0-4 0-8 0 0 0-4 0-8v-5c0-4-4-4-4-4h-4c0 0-5 0-9 0-8 4-13 9-21 9-8 4-17 4-25 8-13 0-22 4-34 4-17 0-34-4-43-8-12-4-21-13-29-21-9-9-13-17-17-30 0-13-4-25-4-38h182c8 0 12-4 17-4 4-5 4-13 4-17zM52 124c0-13 4-21 8-34 0-9 9-17 13-26 8-8 17-16 25-21 9-4 21-4 34-4 25 0 42 4 55 21s17 34 17 64z">
          <text:p/>
        </draw:path>
        <draw:path draw:style-name="gr4" draw:text-style-name="P5" draw:layer="layout" svg:width="0.241cm" svg:height="0.296cm" svg:x="7.048cm" svg:y="13.017cm" svg:viewBox="0 0 242 297" svg:d="M242 119c0-17 0-34-4-51-4-13-8-26-17-34-8-13-17-21-30-26-12-8-29-8-50-8-13 0-30 4-47 13-17 4-30 17-47 34v-34-5l-5-4c-4 0-4 0-8 0 0 0-4 0-9 0-8 0-8 0-12 0-5 0-5 0-9 0l-4 4v5 272c0 4 0 4 0 4 4 4 4 4 4 4 4 0 4 0 9 4 4 0 8 0 12 0 5 0 9 0 13 0 4-4 4-4 9-4 0 0 4 0 4-4v-4-192c13-17 30-29 43-38 13-8 26-13 38-13 9 0 17 0 26 5 8 4 12 8 21 17 4 4 8 12 8 25 4 8 4 21 4 38v158c0 4 0 4 0 4 5 4 5 4 5 4 4 0 4 0 8 4 4 0 9 0 13 0s8 0 13 0c4-4 4-4 8-4 0 0 4 0 4-4v-4z">
          <text:p/>
        </draw:path>
        <draw:path draw:style-name="gr4" draw:text-style-name="P5" draw:layer="layout" svg:width="0.182cm" svg:height="0.373cm" svg:x="7.336cm" svg:y="12.945cm" svg:viewBox="0 0 183 374" svg:d="M179 331c0-4 0-4 0-4 0-4 0-4 0-4-5 0-5 0-5 0h-4c-4 0-4 0-8 4-4 0-9 0-9 0-4 4-8 4-12 4-17 0-26-4-30-17-9-8-9-21-9-42v-153h68c4 0 9-5 9-5 0-4 4-8 4-17 0-4 0-8-4-12v-5c0-4 0-4-5-4h-4-68v-67c0 0 0-5-4-5l-4-4h-4c-4 0-9 0-13 0-8 0-13 0-13 0-4 0-8 0-8 0-4 4-4 4-4 4v5 67h-44-4c0 0-4 0-4 4v5c0 4 0 8 0 12 0 9 0 13 0 17 4 0 4 5 8 5h44v161c0 13 0 30 4 39 0 12 4 25 13 29 8 9 17 13 25 17s21 9 38 9c4 0 9 0 13 0 4-5 8-5 13-5 4 0 8-4 12-4l4-4c5 0 5-4 5-9 4 0 4-8 4-12 0-5 0-9-4-9z">
          <text:p/>
        </draw:path>
        <draw:path draw:style-name="gr4" draw:text-style-name="P5" draw:layer="layout" svg:width="0.242cm" svg:height="0.427cm" svg:x="7.581cm" svg:y="12.886cm" svg:viewBox="0 0 243 428" svg:d="M243 251c0-17 0-34-5-51-4-13-8-26-16-34-9-13-17-21-30-26-13-9-30-9-47-9s-34 4-46 9c-17 9-30 22-47 34v-166-4c0 0 0-4-4-4 0 0-4 0-9 0 0 0-4 0-12 0-4 0-9 0-13 0h-5c-4 0-4 4-4 4-5 0-5 4-5 4v408c0 4 0 4 5 4 0 4 0 4 4 4 0 0 5 0 5 4 4 0 9 0 13 0 8 0 12 0 12 0 5-4 9-4 9-4 4 0 4 0 4-4v-4-191c17-17 30-29 43-38 12-8 25-13 38-13 12 0 21 0 25 5 8 4 17 8 21 17 4 4 9 12 9 25 4 8 4 21 4 38v157c0 4 0 4 4 4 0 4 0 4 4 4 0 0 5 0 5 4 4 0 8 0 12 0 9 0 13 0 13 0 4-4 8-4 8-4 5 0 5 0 5-4v-4z">
          <text:p/>
        </draw:path>
        <draw:path draw:style-name="gr4" draw:text-style-name="P5" draw:layer="layout" svg:width="0.254cm" svg:height="0.301cm" svg:x="7.895cm" svg:y="13.017cm" svg:viewBox="0 0 255 302" svg:d="M255 128c0-17 0-34-5-51-4-13-12-25-21-38-12-14-25-22-38-31-17-4-34-8-55-8s-39 4-56 8c-17 9-30 17-42 31-13 13-21 30-26 51-8 17-12 38-12 63 0 22 4 43 8 64 9 17 17 34 30 46 8 13 25 22 42 26 17 8 35 13 60 13 13 0 26-5 38-5 9 0 22-4 30-8 9 0 13-4 21-4 5-5 9-5 9-9 0 0 4 0 4-4v-4-5c0 0 0-4 0-8 0 0 0-4 0-8v-5c0-4 0-4-4-4h-4c0 0-5 0-9 0-4 4-13 9-21 9-4 4-13 4-26 8-8 0-21 4-33 4-17 0-34-4-44-8-12-4-21-13-29-21-9-9-13-17-17-30 0-13-5-25-5-38h188c4 0 8-4 12-4 5-5 5-13 5-17zM50 124c0-13 5-21 9-34 4-9 8-17 13-26 8-8 17-16 25-21 10-4 22-4 35-4 25 0 42 4 55 21s17 34 17 64z">
          <text:p/>
        </draw:path>
        <draw:path draw:style-name="gr4" draw:text-style-name="P5" draw:layer="layout" svg:width="0.194cm" svg:height="0.301cm" svg:x="8.204cm" svg:y="13.017cm" svg:viewBox="0 0 195 302" svg:d="M191 183c-4-8-8-17-17-21-4-9-12-13-21-17-8-4-17-9-25-13-9-4-17-4-26-8-4-4-12-9-21-13-4-4-8-8-13-13-4-4-8-12-8-21 0-4 4-8 4-17 4-4 4-8 9-12 4 0 8-5 17-9 4 0 12 0 21 0 8 0 17 0 25 4 9 0 13 5 21 5 5 4 9 4 13 8l4 4c4 0 4 0 4-4h5c0-4 0-4 0-8 0 0 0-5 0-9s0-4 0-9v-5-4c-5 0-5 0-5-4-4 0-8-4-12-4-4-5-9-5-13-9-8 0-13-4-21-4-9 0-13 0-21 0-17 0-30 0-43 4-12 4-25 13-34 17-9 9-13 18-17 31-5 8-9 17-9 29 0 13 4 22 9 30 4 9 8 17 12 25 9 5 18 9 22 13 9 4 17 9 26 13 8 4 17 8 25 8 9 5 17 9 21 13 9 4 13 9 17 13 5 8 5 12 5 21 0 8 0 13-5 17 0 4-4 13-8 13-9 4-13 8-21 8-4 4-13 4-21 4-13 0-22-4-30-4-9-4-17-8-26-8-5-5-9-9-13-9-4-4-9-4-13-4h-4v4c0 0 0 4-4 4 0 5 0 9 0 13s0 8 4 13c0 4 0 8 4 8 0 4 4 4 9 9 8 4 12 4 21 8 5 0 13 4 22 4 8 5 21 5 30 5 17 0 29-5 42-9s25-8 34-17c8-4 17-17 21-25 8-13 8-26 8-38 0-13 0-21-4-30z">
          <text:p/>
        </draw:path>
        <draw:path draw:style-name="gr4" draw:text-style-name="P5" draw:layer="layout" svg:width="0.064cm" svg:height="0.406cm" svg:x="8.466cm" svg:y="12.907cm" svg:viewBox="0 0 65 407" svg:d="M56 123v-5c0 0 0-4-4-4 0 0-4 0-9 0 0 0-4 0-12 0-4 0-9 0-13 0h-4c-4 0-4 4-4 4-6 0-6 5-6 5v272c0 4 0 4 6 4 0 4 0 4 4 4 0 0 4 0 4 4 4 0 9 0 13 0 8 0 12 0 12 0 5-4 9-4 9-4 4 0 4 0 4-4v-4zM60 4c-4-4-12-4-25-4s-21 0-25 4c-6 4-10 13-10 26 0 8 4 17 10 21 4 4 12 8 25 8s21-4 25-8c5-4 5-13 5-21 0-13 0-22-5-26z">
          <text:p/>
        </draw:path>
        <draw:path draw:style-name="gr4" draw:text-style-name="P5" draw:layer="layout" svg:width="0.195cm" svg:height="0.292cm" svg:x="8.593cm" svg:y="13.021cm" svg:viewBox="0 0 196 293" svg:d="M196 258c-4 0-4-4-4-4 0-4 0-4-5-4h-4-127l119-190c4-5 4-9 4-9 4-4 4-8 4-8 0-5 4-5 4-9 0 0 0-4 0-8v-9c0-4 0-8 0-8-4-5-4-5-4-5 0-4-4-4-4-4-4 0-4 0-8 0h-158-4l-5 4v5c0 4 0 8 0 12 0 5 0 13 0 17 5 0 9 5 9 5h119l-123 190c0 0 0 4-5 9 0 0 0 4-4 4 0 4 0 8 0 8 0 4 0 4 0 9v9c0 9 0 13 4 17 0 0 5 4 9 4h170c4 0 4 0 4-4 5 0 5 0 5 0 0-4 0-4 4-8 0-5 0-5 0-9s0-9 0-14z">
          <text:p/>
        </draw:path>
        <draw:path draw:style-name="gr4" draw:text-style-name="P5" draw:layer="layout" svg:width="0.254cm" svg:height="0.301cm" svg:x="8.83cm" svg:y="13.017cm" svg:viewBox="0 0 255 302" svg:d="M255 128c0-17 0-34-4-51-8-13-13-25-25-38-9-14-22-22-34-31-18-4-35-8-56-8s-43 4-55 8c-17 9-34 17-43 31-12 13-21 30-29 51-5 17-9 38-9 63 0 22 4 43 9 64 8 17 17 34 29 46 9 13 26 22 43 26 17 8 34 13 59 13 13 0 25-5 34-5 12 0 22-4 35-8 8 0 12-4 21-4 4-5 8-5 8-9l5-4v-4-5c0 0 0-4 0-8 0 0 0-4 0-8v-5c0-4-5-4-5-4h-4c0 0-4 0-8 0-5 4-13 9-22 9-8 4-18 4-26 8-8 0-21 4-34 4-17 0-34-4-42-8-13-4-21-13-30-21-8-9-13-17-17-30 0-13-4-25-4-38h187c5 0 9-4 13-4 4-5 4-13 4-17zM51 124c0-13 4-21 8-34 0-9 9-17 13-26 9-8 17-16 26-21 8-4 21-4 33-4 26 0 43 4 55 21 14 17 18 34 18 64z">
          <text:p/>
        </draw:path>
        <draw:path draw:style-name="gr4" draw:text-style-name="P5" draw:layer="layout" svg:width="0.254cm" svg:height="0.432cm" svg:x="9.144cm" svg:y="12.886cm" svg:viewBox="0 0 255 433" svg:d="M255 8v-4c0 0-5 0-5-4-4 0-4 0-8 0s-9 0-13 0-8 0-13 0c0 0-4 0-8 0 0 4 0 4-4 4v4 161c-13-13-26-21-38-30-13-4-30-8-48-8-17 0-34 4-51 8-12 9-25 17-38 34-8 13-17 30-21 47s-8 38-8 64c0 22 4 38 8 55 4 22 8 34 17 47 8 17 21 25 34 34 17 8 34 13 55 13 18 0 35-5 52-13 17-9 29-21 46-38v34c0 4 0 4 0 8h4c0 0 5 0 5 4 4 0 8 0 12 0 5 0 9 0 9 0 4-4 8-4 8-4 0 0 5 0 5-4v-4zM204 335c-9 9-17 17-21 26-9 8-17 12-22 17-8 4-12 8-21 8-4 4-12 4-18 4-17 0-25-4-34-8-8-9-17-17-21-26-8-12-12-25-12-38-5-12-5-25-5-38s0-26 5-39c4-13 8-25 12-34 4-13 13-21 21-25 9-9 22-9 34-9 14 0 31 5 44 13 12 8 25 21 38 38z">
          <text:p/>
        </draw:path>
        <draw:path draw:style-name="gr4" draw:text-style-name="P5" draw:layer="layout" svg:width="0.262cm" svg:height="0.292cm" svg:x="9.605cm" svg:y="13.021cm" svg:viewBox="0 0 263 293" svg:d="M263 4c0 0 0-4-4-4 0 0-4 0-8 0 0 0-5 0-9 0-8 0-12 0-17 0h-4c-5 0-5 4-5 4-4 0-4 5-4 5l-77 224v4l-4-4-76-224-4-5c0 0 0-4-5-4 0 0-4 0-8 0s-8 0-13 0c-4 0-8 0-12 0-5 0-5 0-9 0l-4 4v5c0 4 0 4 0 4 0 4 0 4 4 8l93 260c0 4 0 4 5 4 0 4 0 4 4 4s4 0 8 4c4 0 13 0 17 0 9 0 13 0 17 0s9-4 9-4c4 0 4 0 8-4v-4l98-260c0-4 0-4 0-4v-4-4c0-5 0-5 0-5z">
          <text:p/>
        </draw:path>
        <draw:path draw:style-name="gr4" draw:text-style-name="P5" draw:layer="layout" svg:width="0.254cm" svg:height="0.301cm" svg:x="9.901cm" svg:y="13.017cm" svg:viewBox="0 0 255 302" svg:d="M255 128c0-17 0-34-4-51-8-13-13-25-25-38-9-14-22-22-34-31-17-4-34-8-61-8-16 0-38 4-50 8-17 9-34 17-43 31-12 13-21 30-29 51-5 17-9 38-9 63 0 22 4 43 9 64 8 17 17 34 25 46 13 13 30 22 47 26 17 8 34 13 60 13 13 0 25-5 34-5 13 0 21-4 34-8 8 0 12-4 21-4 4-5 8-5 8-9l5-4v-4-5c0 0 0-4 0-8 0 0 0-4 0-8v-5c0-4-5-4-5-4h-4c0 0-4 0-8 0-9 4-13 9-22 9-8 4-16 4-25 8-13 0-21 4-34 4-18 0-35-4-43-8-13-4-21-13-30-21-8-9-12-17-17-30 0-13-4-25-4-38h183c9 0 13-4 17-4 4-5 4-13 4-17zM51 124c0-13 4-21 9-34 0-9 8-17 12-26 9-8 17-16 26-21 8-4 21-4 33-4 27 0 44 4 57 21 12 17 16 34 16 64z">
          <text:p/>
        </draw:path>
        <draw:path draw:style-name="gr4" draw:text-style-name="P5" draw:layer="layout" svg:width="0.161cm" svg:height="0.296cm" svg:x="10.231cm" svg:y="13.017cm" svg:viewBox="0 0 162 297" svg:d="M162 17v-4-5h-4c0-4-4-4-4-4-4 0-9-4-13-4s-4 0-8 0c-5 0-9 0-9 0-8 0-12 0-17 0-8 4-12 4-22 8-4 5-8 9-17 17-8 9-13 17-21 26v-38-5l-4-4c0 0-4 0-9 0 0 0-4 0-8 0-9 0-9 0-13 0s-4 0-8 0c0 0 0 4-5 4v5 272c0 4 0 4 0 4 5 4 5 4 5 4 4 0 4 0 8 4 4 0 9 0 13 0s8 0 13 0c4-4 4-4 8-4 0 0 4 0 4-4v-4-179c9-13 13-21 21-30 5-8 9-12 18-17 5-4 9-8 13-12 9 0 13 0 17 0s8 0 13 0c4 0 4 0 8 4 4 0 4 0 9 0 4 0 4 4 4 4 4 0 4-4 4-4 0 0 4 0 4-4v-5c0-4 0-8 0-12 0-5 0-9 0-13z">
          <text:p/>
        </draw:path>
        <draw:path draw:style-name="gr4" draw:text-style-name="P5" draw:layer="layout" svg:width="0.194cm" svg:height="0.301cm" svg:x="10.418cm" svg:y="13.017cm" svg:viewBox="0 0 195 302" svg:d="M191 183c-4-8-8-17-17-21-4-9-12-13-22-17-8-4-17-9-25-13-9-4-17-4-26-8-8-4-12-9-21-13-4-4-8-8-13-13-4-4-8-12-8-21 0-4 0-8 4-17 0-4 4-8 9-12 4 0 8-5 17-9 4 0 12 0 21 0 8 0 17 0 25 4 9 0 13 5 17 5 10 4 14 4 18 8l4 4c5 0 5 0 5-4h4c0-4 0-4 0-8 0 0 0-5 0-9s0-4 0-9v-5c0 0 0-4-4-4l-5-4c0 0-4-4-8-4-4-5-9-5-14-9-8 0-13-4-21-4-9 0-13 0-21 0-17 0-34 0-47 4-8 4-21 13-29 17-9 9-13 18-17 31-5 8-9 17-9 29 0 13 4 22 9 30 0 9 8 17 12 25 9 5 13 9 22 13 8 4 16 9 25 13 8 4 17 8 25 8 9 5 17 9 21 13 9 4 13 9 17 13 5 8 5 12 5 21 0 8 0 13-5 17 0 4-4 13-12 13-5 4-9 8-17 8-4 4-13 4-21 4-13 0-22-4-30-4-8-4-17-8-25-8-5-5-9-9-13-9-9-4-9-4-13-4h-4v4l-4 4c0 5 0 9 0 13s0 8 4 13c0 4 0 8 4 8 0 4 4 4 9 9 4 4 12 4 17 8 8 0 17 4 25 4 8 5 17 5 30 5 12 0 29-5 42-9s26-8 35-17c8-4 17-17 21-25 8-13 8-26 8-38 0-13 0-21-4-30z">
          <text:p/>
        </draw:path>
        <draw:path draw:style-name="gr4" draw:text-style-name="P5" draw:layer="layout" svg:width="0.064cm" svg:height="0.406cm" svg:x="10.68cm" svg:y="12.907cm" svg:viewBox="0 0 65 407" svg:d="M55 123v-5l-4-4c0 0-4 0-8 0-5 0-9 0-13 0s-9 0-13 0c0 0-4 0-8 0v4c-5 0-5 5-5 5v272c0 4 0 4 5 4 0 4 0 4 0 4 4 0 8 0 8 4 4 0 9 0 13 0s8 0 13 0c4-4 8-4 8-4 0 0 4 0 4-4v-4zM59 4c-4-4-12-4-25-4s-21 0-25 4c-5 4-9 13-9 26 0 8 4 17 9 21 4 4 12 8 25 8s21-4 25-8c6-4 6-13 6-21 0-13 0-22-6-26z">
          <text:p/>
        </draw:path>
        <draw:path draw:style-name="gr4" draw:text-style-name="P5" draw:layer="layout" svg:width="0.276cm" svg:height="0.301cm" svg:x="10.811cm" svg:y="13.017cm" svg:viewBox="0 0 277 302" svg:d="M268 86c-4-17-13-34-25-47-9-14-21-22-38-31-17-4-38-8-60-8-25 0-46 4-63 8-17 9-35 22-43 35-13 13-22 30-30 47-4 21-9 42-9 63 0 22 5 43 9 60 8 21 17 34 25 46 13 13 27 26 44 30 17 8 38 13 59 13 25 0 46-5 63-13 17-9 30-17 43-30 12-17 21-29 25-51 9-16 9-38 9-59 0-25 0-46-9-63zM222 196c-5 12-9 21-13 34-9 8-17 17-30 21-12 4-25 8-38 8-17 0-29-4-42-8-13-9-21-17-26-26-8-8-12-21-17-33 0-13-5-26-5-43s5-29 10-42c0-13 8-26 12-34 9-8 17-17 30-21 9-9 21-9 38-9s30 0 42 9c13 4 22 13 26 21 8 13 13 21 13 34 4 17 4 29 4 42 0 17 0 34-4 47z">
          <text:p/>
        </draw:path>
        <draw:path draw:style-name="gr4" draw:text-style-name="P5" draw:layer="layout" svg:width="0.241cm" svg:height="0.296cm" svg:x="11.163cm" svg:y="13.017cm" svg:viewBox="0 0 242 297" svg:d="M242 119c0-17-4-34-8-51 0-13-9-26-17-34-5-13-17-21-30-26-13-8-30-8-46-8-17 0-34 4-47 13-17 4-34 17-47 34v-34l-5-5c0 0 0-4-4-4h-4c-5 0-9 0-13 0s-8 0-13 0h-4c-4 0-4 4-4 4v5 272c0 4 0 4 0 4 0 4 0 4 4 4 0 0 4 0 9 4 4 0 4 0 12 0 4 0 9 0 13 0 0-4 4-4 4-4 5 0 5 0 5-4 5 0 5 0 5-4v-192c12-17 25-29 38-38 12-8 25-13 42-13 9 0 17 0 25 5 9 4 13 8 17 17 5 4 9 12 13 25 0 8 4 21 4 38v158c0 4 0 4 0 4 0 4 0 4 5 4 0 0 4 0 8 4 4 0 8 0 13 0 4 0 8 0 12 0 0-4 5-4 5-4 4 0 4 0 4-4 4 0 4 0 4-4z">
          <text:p/>
        </draw:path>
        <draw:path draw:style-name="gr4" draw:text-style-name="P5" draw:layer="layout" svg:width="0.194cm" svg:height="0.301cm" svg:x="11.468cm" svg:y="13.017cm" svg:viewBox="0 0 195 302" svg:d="M191 183c-4-8-8-17-17-21-4-9-13-13-21-17s-17-9-25-13c-9-4-17-4-26-8-8-4-12-9-21-13-4-4-9-8-14-13-4-4-8-12-8-21 0-4 0-8 4-17 0-4 4-8 9-12 5 0 9-5 18-9 4 0 12 0 21 0 8 0 17 0 25 4 9 0 13 5 17 5 8 4 13 4 17 8l4 4c4 0 4 0 4-4h5c0-4 0-4 0-8 0 0 0-5 0-9s0-4 0-9v-5-4c-5 0-5 0-5-4-4 0-8-4-12-4-5-5-9-5-13-9-8 0-13-4-21-4-9 0-13 0-21 0-17 0-34 0-44 4-12 4-25 13-34 17-8 9-12 18-16 31-5 8-9 17-9 29 0 13 4 22 9 30 4 9 8 17 12 25 9 5 13 9 21 13 9 4 17 9 27 13 8 4 17 8 25 8 9 5 17 9 21 13 9 4 13 9 17 13 5 8 5 12 5 21 0 8 0 13-5 17 0 4-4 13-12 13-5 4-9 8-17 8-5 4-13 4-21 4-13 0-23-4-31-4-9-4-17-8-26-8-4-5-8-9-12-9-4-4-9-4-13-4h-4v4l-4 4c0 5 0 9 0 13s0 8 4 13c0 4 0 8 4 8 0 4 4 4 9 9 4 4 12 4 16 8 9 0 17 4 26 4 8 5 18 5 31 5 12 0 29-5 42-9s25-8 34-17c8-4 17-17 21-25 8-13 8-26 8-38 0-13 0-21-4-30z">
          <text:p/>
        </draw:path>
        <draw:path draw:style-name="gr4" draw:text-style-name="P5" draw:layer="layout" svg:width="0.275cm" svg:height="0.301cm" svg:x="11.866cm" svg:y="13.017cm" svg:viewBox="0 0 276 302" svg:d="M267 86c-4-17-12-34-25-47-9-14-26-22-43-31-16-4-33-8-59-8-21 0-42 4-60 8-17 9-34 22-47 35-8 13-17 30-25 47-4 21-8 42-8 63 0 22 4 43 8 60 4 21 13 34 25 46 13 13 26 26 43 30 17 8 39 13 60 13s42-5 59-13c21-9 34-17 47-30 13-17 21-29 25-51 9-16 9-38 9-59 0-25 0-46-9-63zM221 196c-5 12-9 21-17 34-5 8-17 17-26 21-12 4-25 8-38 8-17 0-34-4-42-8-14-9-22-17-27-26-8-8-12-21-16-33 0-13-5-26-5-43s5-29 5-42c4-13 8-26 16-34 9-8 17-17 31-21 9-9 21-9 38-9s30 0 43 9c8 4 16 13 25 21 4 13 13 21 13 34 4 17 4 29 4 42 0 17 0 34-4 47z">
          <text:p/>
        </draw:path>
        <draw:path draw:style-name="gr4" draw:text-style-name="P5" draw:layer="layout" svg:width="0.19cm" svg:height="0.431cm" svg:x="12.175cm" svg:y="12.882cm" svg:viewBox="0 0 191 432" svg:d="M191 21c0-5 0-5 0-9 0 0 0-4-4-4 0 0-4 0-9-4 0 0-8 0-12-4-9 0-17 0-22 0-16 0-29 0-42 4-8 4-21 12-26 21-9 8-13 21-17 34-4 12-9 29-9 51v29h-38-4c0 0-4 0-4 4v5c0 4-4 8-4 12 0 9 4 13 4 17 0 0 4 5 8 5h38v238c0 4 5 4 5 4 0 4 0 4 4 4 0 0 4 0 8 4 0 0 5 0 9 0 9 0 13 0 13 0 5-4 9-4 9-4 4 0 4 0 4-4v-4-238h64c4 0 4-5 8-5 0-4 0-8 0-17 0-4 0-8 0-12v-5c0-4-4-4-4-4h-4-64v-34c0-8 4-21 4-29 0-9 5-13 9-21 0-5 8-9 13-9 4-4 12-4 16-4 9 0 13 0 17 0 5 0 9 4 13 4h4c5 4 5 4 9 4h4v-4-4c0-4 0-9 0-13s0-4 0-8z">
          <text:p/>
        </draw:path>
        <draw:path draw:style-name="gr4" draw:text-style-name="P5" draw:layer="layout" svg:width="0.182cm" svg:height="0.373cm" svg:x="12.509cm" svg:y="12.945cm" svg:viewBox="0 0 183 374" svg:d="M183 331c0-4 0-4 0-4 0-4 0-4-4-4s-4 0-9 0c0 0-4 0-4 4-4 0-8 0-13 0 0 4-4 4-12 4-14 0-22-4-31-17-4-8-8-21-8-42v-153h73c4 0 4-5 8-5 0-4 0-8 0-17 0-4 0-8 0-12v-5c0-4-4-4-4-4h-4-73v-67-5l-5-4c0 0-4 0-8 0 0 0-4 0-13 0-4 0-8 0-13 0h-4c-4 4-4 4-4 4-4 0-4 5-4 5v67h-38-5c0 0-4 0-4 4v5c-4 4-4 8-4 12 0 9 4 13 4 17 0 0 4 5 9 5h38v161c0 13 4 30 4 39 4 12 8 25 17 29 4 9 13 13 25 17 9 4 22 9 34 9 4 0 14 0 18 0 4-5 9-5 13-5s8-4 8-4c5 0 9-4 9-4 4 0 4-4 4-9 0 0 0-8 0-12 0-5 0-9 0-9z">
          <text:p/>
        </draw:path>
        <draw:path draw:style-name="gr4" draw:text-style-name="P5" draw:layer="layout" svg:width="0.241cm" svg:height="0.427cm" svg:x="12.759cm" svg:y="12.886cm" svg:viewBox="0 0 242 428" svg:d="M242 251c0-17 0-34-4-51-4-13-9-26-17-34-9-13-17-21-30-26-12-9-29-9-51-9-13 0-30 4-43 9-17 9-30 22-46 34v-166-4l-5-4c-4 0-4 0-8 0s-9 0-13 0-8 0-13 0c-4 0-4 0-8 0 0 0 0 4-4 4v4 408c0 4 0 4 0 4 4 4 4 4 4 4 4 0 4 0 8 4 5 0 9 0 13 0s9 0 13 0c4-4 4-4 8-4 0 0 5 0 5-4v-4-191c12-17 29-29 42-38 13-8 25-13 38-13 9 0 18 0 26 5 9 4 17 8 22 17 4 4 8 12 8 25 4 8 4 21 4 38v157c0 4 0 4 0 4 4 4 4 4 4 4 5 0 5 0 9 4 4 0 8 0 13 0 4 0 8 0 12 0 5-4 5-4 9-4 0 0 4 0 4-4v-4z">
          <text:p/>
        </draw:path>
        <draw:path draw:style-name="gr4" draw:text-style-name="P5" draw:layer="layout" svg:width="0.254cm" svg:height="0.301cm" svg:x="13.072cm" svg:y="13.017cm" svg:viewBox="0 0 255 302" svg:d="M255 128c0-17 0-34-8-51-5-13-9-25-22-38-8-14-21-22-38-31-12-4-29-8-55-8-17 0-38 4-55 8-12 9-29 17-38 31-13 13-21 30-31 51-4 17-8 38-8 63 0 22 4 43 8 64 10 17 18 34 27 46 13 13 30 22 46 26 17 8 34 13 60 13 12 0 25-5 34-5 12 0 21-4 29-8 9 0 17-4 21-4 9-5 13-5 13-9v-4c4 0 4 0 4-4v-5c0 0 0-4 0-8 0 0 0-4 0-8v-5c0-4-4-4-4-4h-4c0 0-4 0-9 0-8 4-12 9-21 9-8 4-17 4-25 8-13 0-21 4-34 4-17 0-34-4-47-8-8-4-17-13-25-21-8-9-13-17-17-30s-4-25-4-38h182c8 0 13-4 17-4 4-5 4-13 4-17zM52 124c0-13 4-21 4-34 4-9 13-17 17-26 8-8 13-16 25-21 9-4 22-4 34-4 21 0 43 4 55 21 13 17 17 34 17 64z">
          <text:p/>
        </draw:path>
        <draw:path draw:style-name="gr4" draw:text-style-name="P5" draw:layer="layout" svg:width="0.191cm" svg:height="0.431cm" svg:x="13.508cm" svg:y="12.882cm" svg:viewBox="0 0 192 432" svg:d="M192 21c0-5 0-5 0-9l-5-4c0 0-4 0-8-4 0 0-9 0-13-4-8 0-17 0-21 0-17 0-30 0-42 4-9 4-21 12-27 21-8 8-12 21-17 34-4 12-8 29-8 51v29h-38c-4 0-4 0-4 0-5 0-5 0-5 4v5c-4 4-4 8-4 12 0 9 4 13 4 17 0 0 5 5 9 5h38v238c0 4 0 4 4 4 0 4 0 4 4 4 0 0 5 0 9 4 0 0 4 0 8 0 10 0 14 0 14 0 4-4 8-4 8-4 5 0 5 0 5-4v-4-238h63c4 0 4-5 9-5 0-4 0-8 0-17 0-4 0-8 0-12v-5c-5-4-5-4-5-4h-4-63v-34c0-8 4-21 4-29 0-9 4-13 8-21 0-5 5-9 13-9 4-4 13-4 17-4 8 0 13 0 17 0s8 4 13 4h4c4 4 4 4 8 4 5 0 5-4 5-4v-4c0-4 0-9 0-13s0-4 0-8z">
          <text:p/>
        </draw:path>
        <draw:path draw:style-name="gr4" draw:text-style-name="P5" draw:layer="layout" svg:width="0.275cm" svg:height="0.301cm" svg:x="13.707cm" svg:y="13.017cm" svg:viewBox="0 0 276 302" svg:d="M268 86c-5-17-13-34-26-47-8-14-21-22-38-31-17-4-39-8-60-8-25 0-47 4-64 8-16 9-33 22-42 35-13 13-21 30-30 47-4 21-8 42-8 63 0 22 4 43 8 60 9 21 17 34 26 46 13 13 25 26 42 30 17 8 38 13 59 13 26 0 48-5 65-13 17-9 30-17 42-30 13-17 21-29 26-51 8-16 8-38 8-59 0-25 0-46-8-63zM221 196c-4 12-8 21-13 34-8 8-16 17-30 21-13 4-26 8-38 8-17 0-30-4-43-8-12-9-21-17-25-26-8-8-13-21-17-33 0-13-4-26-4-43s4-29 8-42c0-13 9-26 13-34 8-8 17-17 30-21 8-9 21-9 38-9s29 0 43 9c13 4 21 13 25 21 9 13 13 21 13 34 4 17 4 29 4 42 0 17 0 34-4 47z">
          <text:p/>
        </draw:path>
        <draw:path draw:style-name="gr4" draw:text-style-name="P5" draw:layer="layout" svg:width="0.051cm" svg:height="0.427cm" svg:x="14.058cm" svg:y="12.886cm" svg:viewBox="0 0 52 428" svg:d="M52 8c0 0 0-4-4-4 0 0 0-4-4-4h-4c-5 0-9 0-13 0s-9 0-14 0c-4 0-8 0-8 0-5 0-5 4-5 4v4 408c0 4 0 4 0 4 0 4 0 4 5 4 0 0 4 0 8 4 5 0 10 0 14 0s8 0 13 0c0-4 4-4 4-4 4 0 4 0 4-4 4 0 4 0 4-4z">
          <text:p/>
        </draw:path>
        <draw:path draw:style-name="gr4" draw:text-style-name="P5" draw:layer="layout" svg:width="0.051cm" svg:height="0.427cm" svg:x="14.202cm" svg:y="12.886cm" svg:viewBox="0 0 52 428" svg:d="M52 8v-4c-4 0-4-4-4-4-4 0-4 0-9 0-4 0-8 0-12 0-6 0-10 0-14 0s-4 0-8 0l-5 4v4 408c0 4 0 4 0 4 0 4 5 4 5 4 4 0 4 0 8 4 4 0 8 0 14 0 4 0 8 0 12 0 5-4 5-4 9-4l4-4v-4z">
          <text:p/>
        </draw:path>
        <draw:path draw:style-name="gr4" draw:text-style-name="P5" draw:layer="layout" svg:width="0.275cm" svg:height="0.301cm" svg:x="14.325cm" svg:y="13.017cm" svg:viewBox="0 0 276 302" svg:d="M268 86c-4-17-13-34-26-47-8-14-21-22-38-31-17-4-38-8-59-8-25 0-48 4-64 8-17 9-34 22-43 35-12 13-21 30-29 47-5 21-9 42-9 63 0 22 4 43 9 60 8 21 17 34 25 46 13 13 25 26 42 30 17 8 39 13 61 13 25 0 46-5 63-13 17-9 30-17 42-30 13-17 22-29 26-51 8-16 8-38 8-59 0-25 0-46-8-63zM221 196c-4 12-8 21-12 34-9 8-17 17-30 21s-25 8-38 8c-17 0-31-4-44-8-12-9-21-17-25-26-8-8-13-21-17-33 0-13-4-26-4-43s4-29 8-42c0-13 9-26 13-34 9-8 17-17 30-21 8-9 22-9 39-9s29 0 42 9c13 4 21 13 26 21 8 13 12 21 12 34 4 17 4 29 4 42 0 17 0 34-4 47z">
          <text:p/>
        </draw:path>
        <draw:path draw:style-name="gr4" draw:text-style-name="P5" draw:layer="layout" svg:width="0.419cm" svg:height="0.292cm" svg:x="14.643cm" svg:y="13.021cm" svg:viewBox="0 0 420 293" svg:d="M420 4l-5-4c0 0-4 0-8 0 0 0-4 0-8 0-9 0-13 0-17 0h-5c-4 0-4 4-4 4-4 0-4 5-4 5l-68 224v4-4l-63-224c0-5-5-5-5-5 0 0 0-4-5-4 0 0-4 0-8 0 0 0-4 0-9 0-8 0-8 0-12 0-5 0-9 0-9 0l-4 4v5l-64 224v4-4l-67-224c0 0 0-5-5-5v-4c-4 0-8 0-8 0-4 0-9 0-17 0-4 0-8 0-8 0-5 0-9 0-9 0-4 0-4 0-4 4-4 0-4 0-4 5 0 0 0 4 4 4 0 0 0 4 0 8l80 260c0 4 5 4 5 4 0 4 4 4 4 4 4 0 8 0 8 4 4 0 13 0 17 0 9 0 13 0 17 0s9-4 9-4c4 0 4 0 8-4v-4l55-200 60 200c0 4 0 4 5 4 0 4 0 4 4 4s4 0 8 4c4 0 13 0 17 0 9 0 13 0 17 0s9-4 9-4c4 0 4 0 4-4 4 0 4 0 4-4l80-260c5-4 5-8 5-8v-4c0-5 0-5 0-5z">
          <text:p/>
        </draw:path>
        <draw:path draw:style-name="gr4" draw:text-style-name="P5" draw:layer="layout" svg:width="0.063cm" svg:height="0.406cm" svg:x="15.117cm" svg:y="12.907cm" svg:viewBox="0 0 64 407" svg:d="M56 123v-5c0 0 0-4-4-4 0 0-5 0-9 0 0 0-4 0-14 0-4 0-8 0-8 0-4 0-9 0-9 0-4 0-4 4-4 4l-4 5v272c0 4 4 4 4 4 0 4 0 4 4 4 0 0 5 0 9 4 0 0 4 0 8 0 10 0 14 0 14 0 4-4 9-4 9-4 4 0 4 0 4-4v-4zM60 4c-4-4-13-4-26-4s-22 0-26 4-8 13-8 26c0 8 4 17 8 21s13 8 26 8 22-4 26-8 4-13 4-21c0-13 0-22-4-26z">
          <text:p/>
        </draw:path>
        <draw:path draw:style-name="gr4" draw:text-style-name="P5" draw:layer="layout" svg:width="0.241cm" svg:height="0.296cm" svg:x="15.269cm" svg:y="13.017cm" svg:viewBox="0 0 242 297" svg:d="M242 119c0-17-4-34-8-51 0-13-9-26-17-34-4-13-17-21-30-26-12-8-29-8-46-8s-34 4-47 13c-17 4-34 17-51 34v-34-5c0 0 0-4-4-4h-5c-4 0-8 0-13 0-4 0-8 0-12 0h-5c-4 0-4 4-4 4v5 272c0 4 0 4 0 4 0 4 0 4 4 4 0 0 5 0 9 4 0 0 4 0 13 0 4 0 8 0 13 0 0-4 4-4 4-4 5 0 5 0 5-4 4 0 4 0 4-4v-192c13-17 25-29 38-38 13-8 25-13 38-13s21 0 30 5c8 4 12 8 17 17 4 4 8 12 12 25 0 8 5 21 5 38v158c0 4 0 4 0 4 0 4 0 4 4 4 0 0 4 0 8 4 0 0 5 0 13 0 4 0 8 0 13 0 0-4 4-4 4-4 4 0 4 0 4-4 4 0 4 0 4-4z">
          <text:p/>
        </draw:path>
        <draw:path draw:style-name="gr4" draw:text-style-name="P5" draw:layer="layout" svg:width="0.262cm" svg:height="0.406cm" svg:x="15.57cm" svg:y="13.017cm" svg:viewBox="0 0 263 407" svg:d="M259 8c0-4-4-4-9-4h-84c-4-4-13-4-17-4-9 0-17 0-26 0-16 0-29 0-42 4s-25 13-34 21c-8 9-17 22-21 34-9 13-9 26-9 43 0 12 0 25 5 33 4 9 8 17 17 26-9 8-17 18-22 26-9 9-9 21-9 34 0 9 0 17 4 21 10 9 18 17 27 21-4 5-13 9-17 17-5 5-10 9-14 13-4 9-4 13-8 21 0 5 0 13 0 17 0 13 0 21 4 30 4 8 13 17 22 25 13 4 25 9 38 13 17 4 38 8 59 8 22 0 43-4 60-8s29-13 42-21c13-9 17-17 25-30 5-8 9-21 9-34 0-12-4-21-9-34-4-8-12-12-21-21-8-4-17-8-29-12-9-5-22-5-38-9h-72c-9 0-17-4-26-8-8-5-8-13-8-17 0-9 0-13 4-17 0-4 4-9 8-13 5 4 13 9 22 13 12 0 21 4 33 4 17 0 30-4 43-8 17-5 25-9 38-23 8-8 17-17 21-29 4-13 9-26 9-43 0-8-5-17-5-29-4-9-8-17-17-21h38c5 0 5-5 9-5 0-4 4-8 4-17 0-8-4-12-4-17zM178 123c-4 4-8 12-12 17-4 8-9 12-17 17-9 0-17 4-26 4-21 0-33-9-46-17-9-13-13-25-13-42 0-9 0-17 0-26 4-8 9-12 13-21 4-4 13-8 17-13 8-4 17-4 25-4 21 0 34 4 47 17 8 9 17 25 17 42 0 9-5 17-5 26zM204 335c-4 9-9 13-17 17-4 5-13 9-21 13-13 0-26 4-38 4-26 0-43-4-60-12-12-5-17-13-17-26 0-4 0-8 0-12 0-5 5-9 5-13 4-4 4-9 8-13s13-8 17-13h72c17 0 30 5 38 13 9 4 17 13 17 26 0 4-4 12-4 16z">
          <text:p/>
        </draw:path>
        <draw:frame draw:style-name="gr7" draw:text-style-name="P16" draw:layer="layout" svg:width="12.837cm" svg:height="0.653cm" svg:x="2.053cm" svg:y="11.818cm">
          <draw:text-box>
            <text:p text:style-name="P15"><text:span text:style-name="T10">operator, and + is a left associative operator.</text:span></text:p>
          </draw:text-box>
        </draw:frame>
        <draw:frame draw:style-name="gr7" draw:text-style-name="P12" draw:layer="layout" svg:width="1.619cm" svg:height="0.733cm" svg:x="15.993cm" svg:y="12.729cm">
          <draw:text-box>
            <text:p text:style-name="P2"><text:span text:style-name="T7">wffs?</text:span></text:p>
          </draw:text-box>
        </draw:frame>
        <draw:frame draw:style-name="gr7" draw:text-style-name="P12" draw:layer="layout" svg:width="4.794cm" svg:height="0.733cm" svg:x="1.647cm" svg:y="13.63cm">
          <draw:text-box>
            <text:p text:style-name="P2"><text:span text:style-name="T7">1. ¬ p1 + ¬ p2</text:span></text:p>
          </draw:text-box>
        </draw:frame>
        <draw:frame draw:style-name="gr7" draw:text-style-name="P12" draw:layer="layout" svg:width="7.254cm" svg:height="0.733cm" svg:x="1.647cm" svg:y="14.536cm">
          <draw:text-box>
            <text:p text:style-name="P2"><text:span text:style-name="T7">2. ¬ ¬ p1 + ¬ p2 + p3</text:span></text:p>
          </draw:text-box>
        </draw:frame>
        <draw:frame draw:style-name="gr7" draw:text-style-name="P12" draw:layer="layout" svg:width="6.526cm" svg:height="0.733cm" svg:x="1.647cm" svg:y="15.442cm">
          <draw:text-box>
            <text:p text:style-name="P2"><text:span text:style-name="T7">3. ¬ p1 + p2 + ¬ p3</text:span></text:p>
          </draw:text-box>
        </draw:frame>
        <draw:frame draw:style-name="gr6" draw:text-style-name="P19" draw:layer="layout" svg:width="7.508cm" svg:height="2.134cm" svg:x="1.699cm" svg:y="17.413cm">
          <draw:text-box>
            <text:p text:style-name="P17"><text:span text:style-name="T11">1. ((</text:span><text:span text:style-name="T12">¬</text:span><text:span text:style-name="T11"> p1) + (</text:span><text:span text:style-name="T12">¬</text:span><text:span text:style-name="T11"> p2))</text:span></text:p>
            <text:p text:style-name="P18"><text:span text:style-name="T11">2. (((</text:span><text:span text:style-name="T12">¬(¬p1)) + (¬p2)) + p3)</text:span></text:p>
            <text:p text:style-name="P18"><text:span text:style-name="T12">3. (((¬p1) + p2) + (¬p3))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frame draw:style-name="gr2" draw:text-style-name="P3" draw:layer="layout" svg:width="3.08cm" svg:height="1.153cm" svg:x="1.647cm" svg:y="9.071cm">
          <draw:text-box>
            <text:p text:style-name="P2"><text:span text:style-name="T1">Proofs</text:span></text:p>
          </draw:text-box>
        </draw:frame>
        <draw:frame draw:style-name="gr8" draw:text-style-name="P7" draw:layer="layout" svg:width="19.187cm" svg:height="0.583cm" svg:x="1.647cm" svg:y="11.04cm">
          <draw:text-box>
            <text:p text:style-name="P6"><text:span text:style-name="T3">Schema: Generic versions of formulas; instantiating symbols yields </text:span><text:span text:style-name="T3">formulas.</text:span></text:p>
          </draw:text-box>
        </draw:frame>
        <draw:frame draw:style-name="gr8" draw:text-style-name="P7" draw:layer="layout" svg:width="12.486cm" svg:height="0.583cm" svg:x="1.647cm" svg:y="11.756cm">
          <draw:text-box>
            <text:p text:style-name="P6"><text:span text:style-name="T3">Axioms: Formulas assumed to be true in the logic.</text:span></text:p>
          </draw:text-box>
        </draw:frame>
        <draw:path draw:style-name="gr4" draw:text-style-name="P5" draw:layer="layout" svg:width="0.296cm" svg:height="0.043cm" svg:x="3.259cm" svg:y="13.55cm" svg:viewBox="0 0 297 44" svg:d="M297 9v-4c0-5-4-5-4-5h-4-276c-4 0-9 0-9 5 0 4-4 8-4 12 0 9 4 17 4 17 0 5 5 10 9 10h276c4 0 4-5 8-10 0 0 0-8 0-17 0 0 0-4 0-8z">
          <text:p/>
        </draw:path>
        <draw:frame draw:style-name="gr8" draw:text-style-name="P7" draw:layer="layout" svg:width="17.257cm" svg:height="0.583cm" svg:x="1.647cm" svg:y="12.471cm">
          <draw:text-box>
            <text:p text:style-name="P6"><text:span text:style-name="T3">Inference Rules: Schema pairs saying what can be proved from what.</text:span></text:p>
          </draw:text-box>
        </draw:frame>
        <draw:frame draw:style-name="gr8" draw:text-style-name="P7" draw:layer="layout" svg:width="17.134cm" svg:height="0.583cm" svg:x="3.691cm" svg:y="13.191cm">
          <draw:text-box>
            <text:p text:style-name="P6"><text:span text:style-name="T3">If preconditions of an inference rule have been already proved, then </text:span></text:p>
          </draw:text-box>
        </draw:frame>
        <draw:frame draw:style-name="gr8" draw:text-style-name="P21" draw:layer="layout" svg:width="17.85cm" svg:height="0.583cm" svg:x="3.264cm" svg:y="13.682cm">
          <draw:text-box>
            <text:p text:style-name="P20"><text:span text:style-name="T3">the post-condition of that inference rule can be derived using that </text:span></text:p>
          </draw:text-box>
        </draw:frame>
        <draw:frame draw:style-name="gr8" draw:text-style-name="P7" draw:layer="layout" svg:width="3.605cm" svg:height="0.583cm" svg:x="3.264cm" svg:y="14.173cm">
          <draw:text-box>
            <text:p text:style-name="P6"><text:span text:style-name="T3">inference rule.</text:span></text:p>
          </draw:text-box>
        </draw:frame>
        <draw:path draw:style-name="gr4" draw:text-style-name="P5" draw:layer="layout" svg:width="0.296cm" svg:height="0.043cm" svg:x="3.259cm" svg:y="15.963cm" svg:viewBox="0 0 297 44" svg:d="M297 9v-4c0-5-4-5-4-5h-4-276c-4 0-9 0-9 5 0 4-4 8-4 18 0 4 4 12 4 12 0 4 5 9 9 9h276c4 0 4-5 8-9 0 0 0-8 0-12 0-6 0-10 0-14z">
          <text:p/>
        </draw:path>
        <draw:frame draw:style-name="gr8" draw:text-style-name="P7" draw:layer="layout" svg:width="18.878cm" svg:height="0.583cm" svg:x="1.647cm" svg:y="14.888cm">
          <draw:text-box>
            <text:p text:style-name="P6"><text:span text:style-name="T3">Proof: A sequence of applications of inference rules to axioms and </text:span><text:span text:style-name="T3">premises</text:span></text:p>
          </draw:text-box>
        </draw:frame>
        <draw:path draw:style-name="gr4" draw:text-style-name="P5" draw:layer="layout" svg:width="0.296cm" svg:height="0.042cm" svg:x="3.259cm" svg:y="16.679cm" svg:viewBox="0 0 297 43" svg:d="M297 13c0-5 0-5 0-9 0 0-4 0-4-4h-4-276c-4 0-9 4-9 4 0 4-4 9-4 18 0 8 4 13 4 17s5 4 9 4h276c4 0 4 0 8-4 0-4 0-9 0-17 0-4 0-9 0-9z">
          <text:p/>
        </draw:path>
        <draw:frame draw:style-name="gr8" draw:text-style-name="P7" draw:layer="layout" svg:width="15.957cm" svg:height="0.583cm" svg:x="3.691cm" svg:y="15.604cm">
          <draw:text-box>
            <text:p text:style-name="P6"><text:span text:style-name="T3">Premises (wwfs that are assumed to be true for a specific proof)</text:span></text:p>
          </draw:text-box>
        </draw:frame>
        <draw:frame draw:style-name="gr8" draw:text-style-name="P7" draw:layer="layout" svg:width="16.144cm" svg:height="0.583cm" svg:x="3.691cm" svg:y="16.319cm">
          <draw:text-box>
            <text:p text:style-name="P6"><text:span text:style-name="T3">wffs (derived from and previously deducted wffs using inference </text:span></text:p>
          </draw:text-box>
        </draw:frame>
        <draw:path draw:style-name="gr4" draw:text-style-name="P5" draw:layer="layout" svg:width="0.296cm" svg:height="0.043cm" svg:x="3.259cm" svg:y="17.885cm" svg:viewBox="0 0 297 44" svg:d="M297 13c0-4 0-4 0-8 0 0-4 0-4-5h-4-276c-4 0-9 5-9 5 0 4-4 8-4 16 0 10 4 14 4 18 0 5 5 5 9 5h276c4 0 4 0 8-5 0-4 0-8 0-18 0-4 0-8 0-8z">
          <text:p/>
        </draw:path>
        <draw:frame draw:style-name="gr8" draw:text-style-name="P7" draw:layer="layout" svg:width="1.416cm" svg:height="0.583cm" svg:x="3.264cm" svg:y="16.81cm">
          <draw:text-box>
            <text:p text:style-name="P6"><text:span text:style-name="T3">rules)</text:span></text:p>
          </draw:text-box>
        </draw:frame>
        <draw:frame draw:style-name="gr8" draw:text-style-name="P7" draw:layer="layout" svg:width="13.985cm" svg:height="0.583cm" svg:x="3.691cm" svg:y="17.526cm">
          <draw:text-box>
            <text:p text:style-name="P6"><text:span text:style-name="T3">Conclusion (a wff that we want to derive from premises)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path draw:style-name="gr4" draw:text-style-name="P5" draw:layer="layout" svg:width="0.144cm" svg:height="0.144cm" svg:x="1.08cm" svg:y="11.421cm" svg:viewBox="0 0 145 145" svg:d="M21 124c13 13 30 21 51 21s39-8 52-21c13-17 21-35 21-52 0-21-8-38-21-51-13-17-31-21-52-21s-38 4-51 21c-12 13-21 30-21 51 0 17 9 35 21 52z">
          <text:p/>
        </draw:path>
        <draw:frame draw:style-name="gr2" draw:text-style-name="P3" draw:layer="layout" svg:width="11.724cm" svg:height="1.153cm" svg:x="1.647cm" svg:y="9.071cm">
          <draw:text-box>
            <text:p text:style-name="P2"><text:span text:style-name="T1">Proofs - Proving Results</text:span></text:p>
          </draw:text-box>
        </draw:frame>
        <draw:polygon draw:style-name="gr4" draw:text-style-name="P5" draw:layer="layout" svg:width="0.292cm" svg:height="0.334cm" svg:x="5.516cm" svg:y="11.362cm" svg:viewBox="0 0 293 335" draw:points="46,148 46,0 0,0 0,335 46,335 46,187 293,187 293,148">
          <text:p/>
        </draw:polygon>
        <draw:frame draw:style-name="gr9" draw:text-style-name="P22" draw:layer="layout" svg:width="4.201cm" svg:height="0.683cm" svg:x="1.37cm" svg:y="11.144cm">
          <draw:text-box>
            <text:p text:style-name="P2"><text:span text:style-name="T13">Notation: LHS </text:span></text:p>
          </draw:text-box>
        </draw:frame>
        <draw:path draw:style-name="gr4" draw:text-style-name="P5" draw:layer="layout" svg:width="0.296cm" svg:height="0.042cm" svg:x="3.259cm" svg:y="12.365cm" svg:viewBox="0 0 297 43" svg:d="M297 10v-6c0-4-4-4-4-4h-4-276c-4 0-9 0-9 4 0 6-4 10-4 14 0 8 4 17 4 17 0 4 5 8 9 8h276c4 0 4-4 8-8 0 0 0-9 0-17 0 0 0-4 0-8z">
          <text:p/>
        </draw:path>
        <draw:frame draw:style-name="gr8" draw:text-style-name="P23" draw:layer="layout" svg:width="11.868cm" svg:height="0.683cm" svg:x="5.978cm" svg:y="11.155cm">
          <draw:text-box>
            <text:p text:style-name="P2"><text:span text:style-name="T13">RHS, if there is a proof from LHS to RHS.</text:span></text:p>
          </draw:text-box>
        </draw:frame>
        <draw:path draw:style-name="gr4" draw:text-style-name="P5" draw:layer="layout" svg:width="0.296cm" svg:height="0.043cm" svg:x="3.259cm" svg:y="13.22cm" svg:viewBox="0 0 297 44" svg:d="M297 13c0-4 0-4 0-4 0-5-4-5-4-5 0-4-4-4-4-4h-276c-4 0-9 4-9 9 0 0-4 8-4 12 0 9 4 14 4 18 0 5 5 5 9 5h276c4 0 4 0 8-5 0-4 0-9 0-18 0-4 0-4 0-8z">
          <text:p/>
        </draw:path>
        <draw:frame draw:style-name="gr8" draw:text-style-name="P23" draw:layer="layout" svg:width="10.556cm" svg:height="0.683cm" svg:x="3.691cm" svg:y="12.005cm">
          <draw:text-box>
            <text:p text:style-name="P2"><text:span text:style-name="T13">Wffs in LHS are assumed to be true.</text:span></text:p>
          </draw:text-box>
        </draw:frame>
        <draw:path draw:style-name="gr4" draw:text-style-name="P5" draw:layer="layout" svg:width="0.237cm" svg:height="0.376cm" svg:x="3.306cm" svg:y="13.991cm" svg:viewBox="0 0 238 377" svg:d="M234 80c-5-13-9-30-17-42-9-13-22-21-34-30-13-4-30-8-47-8-9 0-18 0-26 0-9 4-17 8-21 12-9 0-17 9-22 13-8 4-16 13-25 21v-34c0-4 0-4 0-4l-4-4h-4c-5 0-9 0-13 0s-4 0-9 0c-4 0-4 0-8 0v4c0 0-4 0-4 4v357c0 0 4 0 4 4h4l4 4c5 0 9 0 13 0s9 0 13 0l4-4c4 0 4 0 4 0 0-4 0-4 0-4v-127c9 4 17 13 21 17 9 4 13 8 17 13 9 0 13 4 22 4 8 4 12 4 21 4 18 0 35-4 47-13 17-4 26-12 38-25 9-13 17-30 22-47 4-17 4-38 4-59 0-17 0-39-4-56zM187 174c-4 13-8 21-13 34-4 9-12 13-21 21-8 5-17 9-31 9-12 0-25-4-38-13-12-8-21-21-38-34v-102c9-9 17-17 21-22 9-8 17-12 22-17 4-4 12-4 17-8 8 0 12 0 16 0 14 0 27 0 35 8 9 5 13 13 17 22 5 8 9 21 13 29 0 14 0 27 0 39 0 13 0 26 0 34z">
          <text:p/>
        </draw:path>
        <draw:path draw:style-name="gr4" draw:text-style-name="P5" draw:layer="layout" svg:width="0.275cm" svg:height="0.241cm" svg:x="3.721cm" svg:y="13.868cm" svg:viewBox="0 0 276 242" svg:d="M122 0c-4 0-4 4-4 4l-114 224c0 6 0 6-4 6 0 4 4 4 4 4l4 4c4 0 9 0 13 0s8 0 12 0c5 0 9 0 9-4 4 0 4 0 4 0 0-4 4-4 4-10l89-182 89 182c0 6 4 6 4 10h5c0 4 4 4 8 4s9 0 13 0 8 0 8 0c6 0 10-4 10-4v-4-6l-116-224c-4 0-4-4-4-4-4 0-4 0-8 0s-4 0-9 0c-8 0-12 0-17 0z">
          <text:p/>
        </draw:path>
        <draw:path draw:style-name="gr4" draw:text-style-name="P5" draw:layer="layout" svg:width="0.148cm" svg:height="0.275cm" svg:x="4.191cm" svg:y="13.991cm" svg:viewBox="0 0 149 276" svg:d="M149 21c0-4 0-9 0-9v-4h-5c0-4 0-4-4-4s-4-4-8-4-9 0-9 0c-4 0-8 0-8 0-9 0-13 0-17 0-4 4-13 4-17 8s-13 9-17 17c-8 4-13 13-21 25v-38c0-4 0-4 0-4 0 0 0-4-4-4h-5c-4 0-9 0-13 0-5 0-5 0-9 0s-4 0-8 0v4c-4 0-4 0-4 4v255l4 5c4 0 4 4 8 4s9 0 13 0c5 0 9 0 14 0l4-4c4 0 4 0 4 0 0-5 0-5 0-5v-170c9-8 13-17 21-25 4-5 9-13 13-13 4-4 13-9 17-13 4 0 8 0 13 0 4 0 8 0 12 0 0 0 5 0 9 4h4c4 0 4 5 8 5 0 0 0-5 5-5v-4-4c0-4 0-8 0-13 0-4 0-8 0-8z">
          <text:p/>
        </draw:path>
        <draw:path draw:style-name="gr4" draw:text-style-name="P5" draw:layer="layout" svg:width="0.093cm" svg:height="0.148cm" svg:x="4.318cm" svg:y="14.202cm" svg:viewBox="0 0 94 149" svg:d="M94 9c-5 0-5-4-5-4-4-5-8-5-8-5-4 0-9 0-13 0-8 0-12 0-12 0-5 0-9 0-9 5-4 0-4 4-8 4 0 4 0 8 0 12v39l-39 81v4l4 4c5 0 9 0 9 0 4 0 9 0 9 0 4 0 4-4 8-4h4c0-4 5-4 5-4l38-59c4-5 4-10 8-14 0-4 4-8 4-17 0-4 5-8 5-13 0-4 0-8 0-17 0-4 0-8 0-12z">
          <text:p/>
        </draw:path>
        <draw:path draw:style-name="gr4" draw:text-style-name="P5" draw:layer="layout" svg:width="0.237cm" svg:height="0.376cm" svg:x="4.627cm" svg:y="13.991cm" svg:viewBox="0 0 238 377" svg:d="M233 80c-5-13-13-30-22-42-4-13-17-21-29-30-13-4-30-8-47-8-13 0-17 0-25 0-9 4-17 8-26 12-4 0-13 9-21 13s-13 13-21 21v-34c0-4 0-4 0-4-4 0-4-4-4-4-5 0-5 0-9 0 0 0-4 0-8 0-5 0-9 0-9 0-4 0-4 0-8 0l-4 4v4 357 4c4 0 4 0 4 0 4 0 4 4 8 4s9 0 13 0 8 0 8 0c5 0 9-4 9-4h4c0-4 0-4 0-4v-127c9 4 13 13 21 17 4 4 13 8 17 13 9 0 13 4 21 4 5 4 13 4 22 4 16 0 33-4 46-13 13-4 25-12 34-25 13-13 17-30 21-47 10-17 10-38 10-59 0-17 0-39-5-56zM182 174c0 13-5 21-9 34-8 9-13 13-21 21-9 5-21 9-34 9s-21-4-34-13c-13-8-25-21-38-34v-102c9-9 17-17 21-22 9-8 13-12 21-17 5-4 13-4 17-8 5 0 13 0 17 0 13 0 21 0 30 8 8 5 17 13 21 22 4 8 9 21 9 29 4 14 4 27 4 39 0 13 0 26-4 34z">
          <text:p/>
        </draw:path>
        <draw:path draw:style-name="gr4" draw:text-style-name="P5" draw:layer="layout" svg:width="0.44cm" svg:height="0.415cm" svg:x="5.063cm" svg:y="13.885cm" svg:viewBox="0 0 441 416" svg:d="M12 186c-4 0-4 0-4 0 0 0-4 0-4 4v5c0 4-4 8-4 12 0 5 4 5 4 9s0 4 0 8h4c0 4 0 4 4 4h360c-21 22-51 47-76 72-26 26-51 51-81 81v4 4c0 0 0 5 5 5 0 5 4 9 4 9 4 4 8 8 8 8 5 0 5 5 9 5h4c0-5 0-5 4-5l187-187c0-4 5-8 5-8 0-4 0-4 0-9 0-4 0-8 0-12l-5-5-187-186c-4-4-4-4-4-4-4 0-4 0-4 0-4 0-4 0-9 4 0 0-4 0-8 4 0 5-4 9-4 9-5 4-5 4-5 8v4 5c30 25 55 51 81 76 25 25 55 51 76 76z">
          <text:p/>
        </draw:path>
        <draw:path draw:style-name="gr4" draw:text-style-name="P5" draw:layer="layout" svg:width="0.237cm" svg:height="0.376cm" svg:x="5.71cm" svg:y="13.991cm" svg:viewBox="0 0 238 377" svg:d="M238 12c0-4 0-4 0-4l-4-4c0 0-4 0-8 0 0 0-5 0-9 0s-8 0-8 0c-5 0-5 0-9 0 0 0 0 4-4 4v4 30c-8-8-13-13-21-21-9-4-13-9-21-13-5-4-13-4-21-8-5 0-13 0-22 0-18 0-35 4-47 8-13 9-26 17-34 30-13 12-17 25-21 46-4 17-9 35-9 61 0 17 0 33 5 50 4 17 12 30 21 43 8 12 17 21 29 29 13 9 30 13 52 13 4 0 13 0 21-4 5 0 13-4 21-4 5-5 13-9 22-13 4-9 12-13 21-21v131 4h4c4 0 4 4 8 4 0 0 5 0 9 0 8 0 8 0 13 0 4 0 4-4 8-4h4c0-4 0-4 0-4zM192 191c-9 9-13 13-21 21-9 5-13 9-22 13-4 4-8 9-16 9-5 4-13 4-17 4-13 0-23-4-31-9-9-8-17-12-21-21-4-13-9-21-9-34-4-12-4-25-4-38 0-8 0-21 4-35 0-12 5-21 9-29 8-9 12-17 21-22 8-8 22-8 31-8 17 0 25 4 38 13 12 4 25 17 38 34z">
          <text:p/>
        </draw:path>
        <draw:polygon draw:style-name="gr4" draw:text-style-name="P5" draw:layer="layout" svg:width="0.293cm" svg:height="0.335cm" svg:x="6.184cm" svg:y="13.931cm" svg:viewBox="0 0 294 336" draw:points="47,149 47,0 0,0 0,336 47,336 47,187 294,187 294,149">
          <text:p/>
        </draw:polygon>
        <draw:frame draw:style-name="gr8" draw:text-style-name="P23" draw:layer="layout" svg:width="16.571cm" svg:height="0.683cm" svg:x="3.691cm" svg:y="12.861cm">
          <draw:text-box>
            <text:p text:style-name="P2"><text:span text:style-name="T13">We say that RHS is derived (deducted/proved) from RHS</text:span></text:p>
          </draw:text-box>
        </draw:frame>
        <draw:path draw:style-name="gr4" draw:text-style-name="P5" draw:layer="layout" svg:width="0.296cm" svg:height="0.042cm" svg:x="3.259cm" svg:y="14.935cm" svg:viewBox="0 0 297 43" svg:d="M297 8v-4c0-4-4-4-4-4h-4-276c-4 0-9 0-9 4s-4 8-4 17c0 4 4 13 4 13 0 5 5 9 9 9h276c4 0 4-4 8-9 0 0 0-9 0-13s0-9 0-13z">
          <text:p/>
        </draw:path>
        <draw:path draw:style-name="gr4" draw:text-style-name="P5" draw:layer="layout" svg:width="0.482cm" svg:height="0.369cm" svg:x="3.708cm" svg:y="14.748cm" svg:viewBox="0 0 483 370" svg:d="M483 17c0-4 0-8 0-8 0-4 0-4 0-9-4 0-4 0-8 0s-8 0-13 0c-8 0-12 0-12 0-5 0-9 0-9 0-4 0-4 5-4 5v4l-86 306-84-306v-4c-5 0-5-5-5-5-4 0-4 0-8 0s-9 0-13 0-13 0-13 0c-4 0-8 0-8 0-4 0-4 5-4 5l-4 4-77 306-84-306c0-4 0-4 0-4-5-5-5-5-5-5-4 0-4 0-8 0s-8 0-13 0c-8 0-12 0-17 0-4 0-4 0-8 0 0 5 0 5 0 9 0 0 0 4 0 8l97 340 4 4c0 5 5 5 5 5 4 0 8 0 12 0 5 4 9 4 13 4 9 0 13 0 17-4 4 0 9 0 9 0 4 0 4 0 8-5v-4l72-276 80 276v4c5 5 5 5 9 5 0 0 4 0 8 0 5 4 9 4 17 4 4 0 9 0 13-4 4 0 8 0 8 0 5 0 5 0 9-5 0 0 0-4 4-4z">
          <text:p/>
        </draw:path>
        <draw:path draw:style-name="gr4" draw:text-style-name="P5" draw:layer="layout" svg:width="0.237cm" svg:height="0.279cm" svg:x="4.216cm" svg:y="14.842cm" svg:viewBox="0 0 238 280" svg:d="M238 119c0-17-4-35-8-47-5-17-13-30-22-39-8-12-21-21-34-25-13-8-30-8-51-8s-38 0-51 8c-17 4-30 17-42 25-9 13-17 30-22 47-8 18-8 39-8 60s0 43 8 60c5 16 13 33 22 42 12 13 25 21 42 30 13 4 34 8 55 8 13 0 21-4 34-4 9-4 22-4 30-9 5 0 13-4 17-8 5 0 9-4 9-4 4 0 4 0 4-5 0-4 0-4 0-8 4 0 4-4 4-4 0-5 0-9-4-9 0-4 0-4 0-4 0-4 0-4 0-4-4 0-4 0-4 0-4 0-9 0-13 0-4 4-8 4-17 8-4 4-13 4-22 9-13 0-21 4-34 4-17 0-29-4-38-9-13-4-21-8-25-17-9-8-13-21-13-29-4-13-4-26-4-38h166c4 0 8-4 13-9 4 0 8-4 8-12zM51 115c0-13 0-21 4-31 4-8 8-17 13-25 4-9 12-13 21-17 8-4 21-4 34-4 21 0 38 4 51 17 9 17 17 34 17 60z">
          <text:p/>
        </draw:path>
        <draw:path draw:style-name="gr4" draw:text-style-name="P5" draw:layer="layout" svg:width="0.182cm" svg:height="0.279cm" svg:x="4.631cm" svg:y="14.842cm" svg:viewBox="0 0 183 280" svg:d="M179 170c-5-9-9-17-17-21-5-9-13-13-22-17-8-4-16-4-21-9-8-4-17-8-25-8-9-4-17-9-21-13-9-4-13-8-17-13s-4-9-4-17c0-5 0-9 4-13 0-9 4-9 8-13s9-4 13-8c8 0 17 0 21 0 13 0 21 0 26 0 8 4 12 4 16 8 9 4 13 4 13 9 4 0 9 4 9 4 4 0 4-4 4-4h4c0-5 0-5 0-9 0 0 0-4 0-8 0-5 0-5 0-9v-4c0 0 0-4-4-4 0 0 0-5-4-5 0 0-5-4-9-4-4-4-8-4-13-8-4 0-12-4-21-4-4 0-12 0-17 0-17 0-34 0-42 4-13 4-21 8-30 17-8 8-17 12-22 25 0 9-4 17-4 26 0 12 0 22 4 30 5 9 10 17 18 21 4 9 13 13 21 17 9 4 17 9 26 9 8 4 12 8 21 8 8 4 17 9 21 13 9 4 13 8 17 13 4 4 4 8 4 17 0 8 0 12-4 16 0 9-4 9-8 13-9 4-13 9-17 9-9 0-17 4-26 4-8 0-17-4-25-4-9-5-17-9-21-9-9-4-13-8-17-8-5-5-10-5-10-5h-4v5c-4 0-4 0-4 4s0 4 0 8c0 5 0 13 0 13 4 4 4 9 4 9 4 4 9 4 14 8 4 4 8 4 17 8 4 0 12 5 21 5 8 0 17 4 25 4 17 0 30-4 43-9 12-4 21-8 29-12 13-9 17-17 21-30 5-8 9-21 9-34 0-8 0-21-4-25z">
          <text:p/>
        </draw:path>
        <draw:path draw:style-name="gr4" draw:text-style-name="P5" draw:layer="layout" svg:width="0.211cm" svg:height="0.279cm" svg:x="4.864cm" svg:y="14.842cm" svg:viewBox="0 0 212 280" svg:d="M212 94c0-18 0-31-4-44-4-8-8-21-17-29-8-9-21-13-34-17-12-4-29-4-46-4-9 0-23 0-31 0-8 4-17 4-25 8-9 0-17 4-22 8-8 0-12 5-16 5 0 4 0 8-5 8 0 4 0 9 0 13s0 4 0 8c0 5 0 5 5 5 0 4 0 4 0 4 4 0 4 4 4 4 4 0 8-4 12-4 5-4 9-9 17-9 9-4 17-8 26-8 8-4 17-4 30-4s22 0 30 0c4 4 13 8 17 12 4 5 8 13 8 22 5 4 5 17 5 26v21h-34c-21 0-39 0-56 4-17 5-30 9-43 13-8 8-16 17-25 30-4 8-8 21-8 34 0 12 4 25 8 33 4 9 9 17 17 26 8 4 17 12 30 12 8 5 21 9 33 9 18 0 31-4 48-13 13-4 25-17 38-29v29 4c0 0 4 0 9 0 0 5 4 5 8 5 9 0 9 0 13-5 4 0 4 0 8 0v-4zM166 204c-13 12-21 21-34 25-9 9-21 13-34 13-18 0-31-4-39-13-9-8-13-17-13-29 0-9 0-17 4-22 5-4 9-12 17-12 5-5 13-9 21-13 14 0 23 0 35 0h43z">
          <text:p/>
        </draw:path>
        <draw:path draw:style-name="gr4" draw:text-style-name="P5" draw:layer="layout" svg:width="0.245cm" svg:height="0.372cm" svg:x="5.118cm" svg:y="14.846cm" svg:viewBox="0 0 246 373" svg:d="M246 17c0-4 0-9 0-9 0-4 0-4 0-8-4 0-4 0-8 0-5 0-9 0-13 0-8 0-13 0-17 0h-4c-4 4-4 4-4 8l-73 208-77-208v-4c0-4-4-4-4-4-4 0-4 0-8 0-5 0-9 0-13 0s-13 0-13 0c-4 0-8 0-8 0 0 4-4 4-4 8 0 0 4 5 4 9l89 242c4 4 4 4 4 9 4 0 4 0 4 4l-34 84c0 5 0 5 0 9v4c5 0 5 0 9 0 4 4 8 4 13 4 8 0 16-4 21-4 4 0 8-4 8-8l35-89z">
          <text:p/>
        </draw:path>
        <draw:path draw:style-name="gr4" draw:text-style-name="P5" draw:layer="layout" svg:width="0.169cm" svg:height="0.347cm" svg:x="5.516cm" svg:y="14.774cm" svg:viewBox="0 0 170 348" svg:d="M170 305c0-5 0-5 0-9-4 0-4 0-4 0h-5-4c0 0-4 0-4 4-4 0-10 0-14 0 0 0-4 5-8 5-17 0-26-5-30-17-4-9-8-21-8-38v-140h68l5-4c4-5 4-9 4-17 0-5 0-5 0-9s0-4-4-4c0-4 0-4 0-4-5 0-5 0-5 0h-68v-64c0-4 0-4 0-4l-5-4c-4 0-4 0-8 0s-4 0-13 0c-4 0-8 0-8 0-4 0-9 0-9 0l-4 4v4 64h-38-4v4c-4 0-4 0-4 4s0 4 0 9c0 8 0 12 4 17l4 4h38v148c0 17 0 30 4 38 5 13 9 21 13 31 9 4 13 8 25 12 9 5 22 9 34 9 5 0 9-4 13-4s8 0 14 0c4 0 8-5 8-5 4 0 9-4 9-4 0 0 4-4 4-8s0-10 0-14 0-8 0-8z">
          <text:p/>
        </draw:path>
        <draw:path draw:style-name="gr4" draw:text-style-name="P5" draw:layer="layout" svg:width="0.225cm" svg:height="0.398cm" svg:x="5.744cm" svg:y="14.719cm" svg:viewBox="0 0 226 399" svg:d="M226 234c0-17 0-34-5-47-4-13-8-26-17-35-4-8-18-17-26-21-13-8-30-8-47-8-12 0-29 0-42 8s-25 17-42 30v-153c0-4 0-4 0-4 0 0 0-4-5-4h-4c-4 0-8 0-12 0-5 0-9 0-13 0s-4 0-9 0v4c-4 0-4 0-4 4v378c0 4 0 4 4 4 0 4 0 4 0 4 5 0 5 0 9 0 4 5 8 5 13 5 4 0 8 0 12-5h4c5 0 5 0 5-4v-178c12-16 25-29 38-38 13-4 25-9 38-9 8 0 17 0 25 5 9 4 13 9 17 13 4 8 9 13 9 25 4 9 4 17 4 34v148h4c0 4 0 4 0 4 4 0 4 0 9 0 5 5 9 5 13 5 5 0 9 0 13-5h4c5 0 5 0 5-4z">
          <text:p/>
        </draw:path>
        <draw:path draw:style-name="gr4" draw:text-style-name="P5" draw:layer="layout" svg:width="0.212cm" svg:height="0.279cm" svg:x="6.036cm" svg:y="14.842cm" svg:viewBox="0 0 213 280" svg:d="M213 94c0-18 0-31-4-44-5-8-13-21-17-29-10-9-22-13-35-17s-30-4-47-4c-8 0-21 0-29 0-9 4-17 4-26 8-8 0-17 4-25 8-4 0-9 5-13 5 0 4-4 8-4 8 0 4 0 9 0 13s0 4 0 8c0 5 0 5 4 5 0 4 0 4 0 4l4 4c5 0 9-4 13-4 4-4 9-9 17-9 4-4 13-8 25-8 9-4 17-4 30-4s21 0 25 0c9 4 17 8 22 12 4 5 8 13 8 22 4 4 4 17 4 26v21h-34c-21 0-38 0-55 4-16 5-29 9-42 13-13 8-21 17-25 30-5 8-9 21-9 34 0 12 0 25 4 33 5 9 13 17 22 26 8 4 17 12 25 12 13 5 25 9 38 9 17 0 30-4 42-13 17-4 30-17 39-29v29c0 0 4 0 4 4h4c4 5 9 5 14 5 4 0 8 0 12-5 5 0 5 0 5 0 4 0 4-4 4-4zM165 204c-12 12-25 21-34 25-12 9-21 13-33 13-17 0-30-4-38-13-9-8-13-17-13-29 0-9 0-17 4-22 4-4 9-12 13-12 8-5 17-9 25-13 9 0 21 0 34 0h42z">
          <text:p/>
        </draw:path>
        <draw:path draw:style-name="gr4" draw:text-style-name="P5" draw:layer="layout" svg:width="0.17cm" svg:height="0.347cm" svg:x="6.294cm" svg:y="14.774cm" svg:viewBox="0 0 171 348" svg:d="M171 305c0-5 0-5 0-9-4 0-4 0-4 0h-5-4c0 0-4 0-4 4-4 0-9 0-13 0 0 0-4 5-8 5-17 0-26-5-30-17-4-9-8-21-8-38v-140h67l5-4c4-5 4-9 4-17 0-5 0-5 0-9s0-4-4-4c0-4 0-4 0-4-5 0-5 0-5 0h-67v-64c0-4 0-4 0-4l-5-4c-4 0-4 0-8 0s-4 0-13 0c-4 0-8 0-8 0-4 0-9 0-9 0l-4 4v4 64h-39-4v4c-5 0-5 0-5 4s0 4 0 9c0 8 0 12 5 17l4 4h39v148c0 17 0 30 4 38 5 13 9 21 13 31 8 4 13 8 25 12 9 5 22 9 34 9 4 0 9-4 13-4s8 0 13 0c4 0 8-5 8-5 4 0 9-4 9-4 0 0 0-4 4-8 0-4 0-10 0-14s0-8 0-8z">
          <text:p/>
        </draw:path>
        <draw:path draw:style-name="gr4" draw:text-style-name="P5" draw:layer="layout" svg:width="0.237cm" svg:height="0.376cm" svg:x="6.637cm" svg:y="14.842cm" svg:viewBox="0 0 238 377" svg:d="M238 13c0-5 0-5 0-5 0-4-4-4-4-4h-4c-4 0-9 0-13 0s-4 0-8 0-4 0-4 0c-5 0-5 0-5 4-4 0-4 0-4 5v30c-4-9-13-17-21-21-4-4-13-9-21-14-4-4-13-4-17-8-9 0-17 0-22 0-22 0-38 0-51 8-13 10-26 18-34 31-8 12-17 25-21 42-4 21-9 38-9 59s5 38 9 55c0 17 8 30 17 43 8 12 17 21 29 29 17 9 30 13 51 13 9 0 14-4 22-4 9 0 13-4 22-9 8 0 12-4 21-12 8-5 12-9 21-17v127c0 4 0 4 0 4 4 4 4 4 4 4 4 0 4 0 9 0 4 4 8 4 12 4s9 0 9-4c4 0 8 0 8 0 0 0 4 0 4-4v-4zM192 187c-9 8-13 17-21 25-5 4-13 9-17 13-9 4-13 8-21 8-5 0-9 5-18 5-13 0-22-5-30-9-8-8-17-13-21-25-4-9-9-17-9-30-4-13-4-25-4-38s0-21 4-34c5-13 5-21 13-29 4-9 13-17 17-22 8-8 21-8 35-8 13 0 25 4 34 8 12 9 25 22 38 34z">
          <text:p/>
        </draw:path>
        <draw:path draw:style-name="gr4" draw:text-style-name="P5" draw:layer="layout" svg:width="0.06cm" svg:height="0.377cm" svg:x="7.09cm" svg:y="14.74cm" svg:viewBox="0 0 61 378" svg:d="M52 115c0-5 0-5 0-5l-4-4c-4 0-4 0-9 0 0 0-4 0-8 0-8 0-8 0-14 0-4 0-4 0-8 0l-4 4v5 254c0 5 4 5 4 5 4 0 4 0 8 0 6 4 6 4 14 4 4 0 8 0 8-4 5 0 5 0 9 0 0 0 4 0 4-5zM56 4c-4-4-12-4-25-4-14 0-18 0-22 4s-9 13-9 21c0 13 5 17 9 22 0 4 8 8 22 8 13 0 21-4 25-8 5-5 5-9 5-22 0-8 0-17-5-21z">
          <text:p/>
        </draw:path>
        <draw:path draw:style-name="gr4" draw:text-style-name="P5" draw:layer="layout" svg:width="0.182cm" svg:height="0.279cm" svg:x="7.209cm" svg:y="14.842cm" svg:viewBox="0 0 183 280" svg:d="M179 170c-5-9-13-17-18-21-4-9-13-13-21-17-9-4-17-4-26-9-8-4-13-8-21-8-8-4-17-9-21-13-9-4-13-8-17-13s-4-9-4-17c0-5 0-9 4-13 0-9 4-9 8-13 5-4 9-4 13-8 9 0 13 0 21 0 9 0 17 0 26 0 8 4 12 4 17 8 8 4 12 4 12 9 5 0 9 4 9 4l5-4c4-5 4-5 4-9 0 0 0-4 0-8 0-5 0-5 0-9v-4c-4 0-4-4-4-4 0 0 0-5-5-5 0 0-4-4-9-4-4-4-8-4-12-8-9 0-13-4-22-4-4 0-12 0-21 0-12 0-29 0-42 4-9 4-21 8-30 17-4 8-12 12-17 25-4 9-4 17-4 26 0 12 0 22 4 30 5 9 9 17 17 21 5 9 13 13 21 17 9 4 13 9 22 9 8 4 17 8 25 8 8 4 17 9 21 13s13 8 17 13c0 4 4 8 4 17 0 8 0 12-4 16-4 9-8 9-13 13-4 4-8 9-17 9-4 0-12 4-21 4-8 0-21-4-25-4-9-5-17-9-21-9-9-4-13-8-17-8-4-5-9-5-9-5-4 0-4 0-4 0 0 0-4 0-4 5v4c0 4 0 4 0 8 0 5 0 13 0 13 0 4 4 9 4 9 4 4 9 4 13 8s8 4 17 8c4 0 12 5 21 5 8 0 17 4 25 4 17 0 30-4 43-9 12-4 21-8 29-12 9-9 18-17 22-30 5-8 9-21 9-34 0-8-4-21-4-25z">
          <text:p/>
        </draw:path>
        <draw:path draw:style-name="gr4" draw:text-style-name="P5" draw:layer="layout" svg:width="0.237cm" svg:height="0.402cm" svg:x="7.573cm" svg:y="14.719cm" svg:viewBox="0 0 238 403" svg:d="M238 8c0-4 0-4-4-4 0 0 0-4-4-4h-5c-4 0-8 0-12 0-5 0-9 0-13 0h-4c-5 0-5 4-5 4v4 153c-12-13-25-26-38-30-12-8-26-8-43-8s-34 0-47 8c-16 9-25 17-38 30-8 12-17 25-21 42-4 21-4 38-4 59s0 38 4 55 9 30 17 44c9 12 21 21 34 29 13 9 30 13 51 13 17 0 30-4 47-13 13-8 30-21 43-35v35c0 5 4 5 4 5 0 0 4 0 8 0 0 4 5 4 9 4s8 0 8-4c5 0 5 0 9 0v-5c4 0 4 0 4-4zM191 309c-8 8-16 17-21 25-8 4-12 9-21 13-4 4-13 8-17 8-5 0-14 6-18 6-12 0-25-6-34-10-4-8-12-13-17-25-4-9-8-17-12-30 0-13 0-25 0-38s0-21 4-34c0-13 4-21 8-29 5-9 13-17 22-22 8-8 17-8 29-8 13 0 27 4 39 8 13 9 26 22 38 34z">
          <text:p/>
        </draw:path>
        <draw:path draw:style-name="gr4" draw:text-style-name="P5" draw:layer="layout" svg:width="0.237cm" svg:height="0.279cm" svg:x="7.878cm" svg:y="14.842cm" svg:viewBox="0 0 238 280" svg:d="M238 119c0-17 0-35-4-47-5-17-13-30-22-39-8-12-21-21-33-25-17-8-34-8-51-8-21 0-38 0-55 8-14 4-27 17-39 25-9 13-17 30-26 47-4 18-8 39-8 60s4 43 8 60c9 16 13 33 26 42 12 13 25 21 39 30 17 4 38 8 55 8 12 0 25-4 38-4 8-4 17-4 25-9 9 0 17-4 21-8 5 0 9-4 9-4 0 0 4 0 4-5 0-4 0-4 0-8v-4c0-5 0-9 0-9 0-4 0-4 0-4 0-4 0-4-4-4h-4c0 0-5 0-9 0-4 4-8 4-17 8-4 4-12 4-25 9-9 0-17 4-30 4-17 0-29-4-38-9-13-4-21-8-25-17-9-8-14-21-18-29 0-13-4-26-4-38h170c4 0 8-4 13-9 4 0 4-4 4-12zM51 115c0-13 4-21 8-31 0-8 5-17 14-25 4-9 12-13 21-17 8-4 21-4 30-4 25 0 42 4 50 17 13 17 17 34 17 60z">
          <text:p/>
        </draw:path>
        <draw:path draw:style-name="gr4" draw:text-style-name="P5" draw:layer="layout" svg:width="0.148cm" svg:height="0.275cm" svg:x="8.187cm" svg:y="14.842cm" svg:viewBox="0 0 149 276" svg:d="M149 16v-4-4l-4-4h-5c-4-4-4-4-8-4s-8 0-13 0c0 0-4 0-8 0s-9 0-13 0c-8 0-13 4-17 8s-12 8-17 13c-8 8-12 17-21 25v-34c0-4 0-4 0-4 0-4-4-4-4-4h-4c-5 0-10 0-14 0s-9 0-9 0c-4 0-4 0-8 0l-4 4v4 255c4 4 4 4 4 4 4 0 4 0 8 0 5 5 9 5 13 5 5 0 10 0 10-5 4 0 8 0 8 0 0 0 4 0 4-4v-170c9-9 13-17 17-25 9-5 13-13 17-17 4-5 9-5 13-9 8 0 13 0 17 0s8 0 8 0c5 0 9 0 9 0 4 4 8 4 8 4 4 0 4 0 9 0 4 0 4 0 4-4v-4c0-4 0-9 0-13s0-8 0-13z">
          <text:p/>
        </draw:path>
        <draw:path draw:style-name="gr4" draw:text-style-name="P5" draw:layer="layout" svg:width="0.059cm" svg:height="0.377cm" svg:x="8.386cm" svg:y="14.74cm" svg:viewBox="0 0 60 378" svg:d="M52 115c0-5 0-5 0-5 0 0 0-4-5-4h-4c-4 0-8 0-13 0-4 0-9 0-13 0h-5c-4 0-4 4-4 4 0 0-4 0-4 5v254h4c0 5 0 5 4 5h5c4 4 9 4 13 4 5 0 9 0 13-4h4c5 0 5 0 5-5zM56 4c-4-4-13-4-21-4-14 0-23 0-27 4s-8 13-8 21c0 13 4 17 8 22 4 4 13 8 22 8 13 0 22-4 26-8 4-5 4-9 4-22 0-8 0-17-4-21z">
          <text:p/>
        </draw:path>
        <draw:path draw:style-name="gr4" draw:text-style-name="P5" draw:layer="layout" svg:width="0.245cm" svg:height="0.271cm" svg:x="8.496cm" svg:y="14.846cm" svg:viewBox="0 0 246 272" svg:d="M242 4c0-4 0-4 0-4-4 0-4 0-8 0-5 0-5 0-9 0-8 0-13 0-13 0-4 0-8 0-8 0-5 0-5 0-5 4 0 0-4 0-4 4l-72 209v4-4l-72-209c0-4 0-4-5-4 0-4 0-4-4-4h-4c-4 0-9 0-17 0-4 0-4 0-9 0-4 0-4 0-8 0 0 0-4 0-4 4s0 4 0 4v5c0 0 0 4 4 4l85 242c0 4 4 4 4 4 0 5 4 5 4 5 4 0 9 0 9 0 4 4 12 4 17 4 4 0 8 0 12-4 4 0 9 0 9 0 4 0 4 0 8-5v-4l90-242v-4h4c0-5 0-5 0-5v-4z">
          <text:p/>
        </draw:path>
        <draw:path draw:style-name="gr4" draw:text-style-name="P5" draw:layer="layout" svg:width="0.237cm" svg:height="0.279cm" svg:x="8.771cm" svg:y="14.842cm" svg:viewBox="0 0 238 280" svg:d="M238 119c0-17-4-35-8-47-5-17-9-30-22-39-8-12-21-21-33-25-13-8-30-8-51-8-22 0-39 0-52 8-17 4-30 17-38 25-13 13-21 30-26 47-8 18-8 39-8 60s0 43 8 60c5 16 13 33 22 42 12 13 25 21 42 30 17 4 34 8 56 8 13 0 21-4 34-4 8-4 21-4 29-9 9 0 13-4 17-8 9 0 9-4 13-4v-5c4-4 4-4 4-8v-4c0-5 0-9 0-9 0-4-4-4-4-4 0-4 0-4 0-4-4 0-4 0-4 0-4 0-4 0-9 0-8 4-12 4-17 8-8 4-16 4-25 9-8 0-21 4-34 4-12 0-26-4-39-9-8-4-17-8-25-17-9-8-13-21-13-29-4-13-4-26-4-38h166c8 0 13-4 13-9 4 0 8-4 8-12zM51 115c0-13 0-21 4-31 4-8 8-17 13-25 8-9 12-13 21-17 8-4 21-4 35-4 21 0 38 4 51 17 12 17 16 34 16 60z">
          <text:p/>
        </draw:path>
        <draw:path draw:style-name="gr4" draw:text-style-name="P5" draw:layer="layout" svg:width="0.237cm" svg:height="0.402cm" svg:x="9.063cm" svg:y="14.719cm" svg:viewBox="0 0 238 403" svg:d="M238 8c0-4-4-4-4-4 0 0 0-4-4-4h-5c-4 0-8 0-12 0-5 0-9 0-13 0h-4c-4 0-4 4-4 4v4 153c-13-13-26-26-39-30-12-8-25-8-42-8s-34 0-46 8c-18 9-27 17-40 30-8 12-16 25-21 42-4 21-4 38-4 59s0 38 4 55c5 17 9 30 17 44 9 12 21 21 34 29 14 9 31 13 48 13 21 0 34-4 50-13 13-8 30-21 43-35v35c0 5 4 5 4 5h4c4 4 9 4 13 4s4 0 8-4c5 0 5 0 9 0v-5c4 0 4 0 4-4zM192 309c-9 8-17 17-22 25-8 4-12 9-21 13-4 4-12 8-17 8-4 0-12 6-17 6-12 0-25-6-34-10-8-8-12-13-16-25-6-9-10-17-14-30 0-13 0-25 0-38s0-21 0-34c4-13 8-21 14-29 4-9 12-17 21-22 8-8 17-8 29-8 13 0 26 4 38 8 13 9 26 22 39 34z">
          <text:p/>
        </draw:path>
        <draw:path draw:style-name="gr4" draw:text-style-name="P5" draw:layer="layout" svg:width="0.105cm" svg:height="0.504cm" svg:x="9.508cm" svg:y="14.71cm" svg:viewBox="0 0 106 505" svg:d="M106 5l-4-5h-5c-4 0-9 0-13 0s-8 0-8 0c-4 0-4 0-9 0h-4c0 5 0 5 0 5-8 16-17 38-25 59-9 21-13 38-22 59-4 22-8 43-12 65 0 21-4 42-4 63s4 42 4 64c4 21 8 42 12 63 5 21 13 42 22 59 4 22 17 43 25 60 0 0 0 4 4 4h5c0 0 4 0 4 4 4 0 4 0 8 0s9 0 13-4c5 0 5 0 5 0 4 0 4-4 4-4 0 0 0-5-4-5-18-42-30-80-39-118-8-42-13-81-13-123s5-80 13-124c9-38 21-80 43-118z">
          <text:p/>
        </draw:path>
        <draw:path draw:style-name="gr4" draw:text-style-name="P5" draw:layer="layout" svg:width="0.237cm" svg:height="0.402cm" svg:x="9.673cm" svg:y="14.719cm" svg:viewBox="0 0 238 403" svg:d="M238 8c0-4 0-4 0-4l-5-4c0 0-4 0-8 0 0 0-4 0-8 0-5 0-9 0-13 0s-4 0-9 0c0 0 0 4-4 4v4 153c-13-13-25-26-39-30-13-8-25-8-38-8-21 0-38 0-51 8-13 9-25 17-34 30-8 12-17 25-21 42-4 21-8 38-8 59s4 38 8 55c0 17 9 30 17 44 9 12 17 21 34 29 13 9 30 13 46 13 17 0 34-4 47-13 18-8 31-21 43-35v35h5c0 5 0 5 4 5h4c4 4 4 4 9 4 4 0 8 0 12-4h4c0 0 5 0 5-5v-4zM191 309c-8 8-13 17-21 25-4 4-14 9-18 13-8 4-13 8-21 8-4 0-9 6-17 6-13 0-21-6-30-10-8-8-17-13-21-25-4-9-8-17-8-30-5-13-5-25-5-38s0-21 5-34c4-13 4-21 12-29 5-9 13-17 17-22 9-8 21-8 34-8s26 4 34 8c14 9 26 22 39 34z">
          <text:p/>
        </draw:path>
        <draw:path draw:style-name="gr4" draw:text-style-name="P5" draw:layer="layout" svg:width="0.237cm" svg:height="0.279cm" svg:x="9.982cm" svg:y="14.842cm" svg:viewBox="0 0 238 280" svg:d="M238 119c0-17-4-35-9-47-4-17-8-30-21-39-8-12-17-21-34-25-12-8-29-8-51-8-16 0-39 0-51 8-17 4-30 17-38 25-13 13-22 30-26 47-8 18-8 39-8 60s0 43 8 60c4 16 13 33 21 42 13 13 26 21 43 30 17 4 35 8 56 8 12 0 25-4 34-4 12-4 21-4 29-9 9 0 13-4 17-8 9 0 9-4 13-4v-5h4c0-4 0-4 0-8v-4c0-5 0-9 0-9 0-4-4-4-4-4 0-4 0-4 0-4h-4c-5 0-5 0-9 0-4 4-13 4-17 8-8 4-17 4-25 9-9 0-21 4-34 4s-25-4-38-9c-10-4-18-8-27-17-4-8-12-21-12-29-5-13-5-26-5-38h167c8 0 12-4 12-9 5 0 9-4 9-12zM50 115c0-13 0-21 5-31 4-8 8-17 12-25 9-9 13-13 27-17 8-4 17-4 29-4 22 0 39 4 51 17 13 17 17 34 17 60z">
          <text:p/>
        </draw:path>
        <draw:path draw:style-name="gr4" draw:text-style-name="P5" draw:layer="layout" svg:width="0.237cm" svg:height="0.402cm" svg:x="10.274cm" svg:y="14.719cm" svg:viewBox="0 0 238 403" svg:d="M238 8c0-4 0-4-4-4 0 0 0-4-5-4h-4c-4 0-8 0-13 0-4 0-8 0-12 0h-4c-5 0-5 4-5 4v4 153c-12-13-25-26-38-30-13-8-25-8-42-8s-34 0-47 8c-17 9-25 17-39 30-8 12-17 25-21 42-4 21-4 38-4 59s0 38 4 55 8 30 17 44c8 12 22 21 35 29 13 9 29 13 51 13 17 0 29-4 46-13 13-8 30-21 43-35v35c0 5 4 5 4 5 0 0 4 0 8 0 0 4 4 4 9 4 4 0 8 0 8-4 4 0 4 0 9 0v-5c4 0 4 0 4-4zM191 309c-8 8-17 17-21 25-8 4-13 9-21 13-4 4-13 8-17 8s-13 6-17 6c-13 0-25-6-34-10-4-8-12-13-17-25-4-9-8-17-12-30 0-13 0-25 0-38s0-21 4-34c0-13 4-21 8-29 5-9 13-17 21-22 9-8 17-8 30-8s25 4 38 8c13 9 26 22 38 34z">
          <text:p/>
        </draw:path>
        <draw:path draw:style-name="gr4" draw:text-style-name="P5" draw:layer="layout" svg:width="0.22cm" svg:height="0.275cm" svg:x="10.596cm" svg:y="14.846cm" svg:viewBox="0 0 221 276" svg:d="M221 8c0-4 0-4 0-4 0-4-5-4-5-4 0 0-4 0-8 0 0 0-4 0-9 0-4 0-8 0-12 0s-4 0-9 0v4c-4 0-4 0-4 4v175c-13 17-25 29-38 38-8 8-21 13-34 13-8 0-17-5-25-9-6 0-14-8-18-13-4-8-4-12-9-21 0-12-4-21-4-38v-145c0-4 0-4 0-4 0-4 0-4-4-4 0 0-4 0-9 0 0 0-4 0-8 0s-9 0-13 0-4 0-8 0v4c-4 0-4 0-4 4v154c0 17 4 34 4 46 4 13 8 26 17 34 8 9 17 17 29 26 9 4 27 8 44 8 12 0 29-4 42-13 13-8 30-21 42-34v34h5c0 5 0 5 0 5 4 0 4 0 8 0 0 4 4 4 8 4 5 0 9 0 13-4h4c5 0 5 0 5-5z">
          <text:p/>
        </draw:path>
        <draw:path draw:style-name="gr4" draw:text-style-name="P5" draw:layer="layout" svg:width="0.203cm" svg:height="0.279cm" svg:x="10.888cm" svg:y="14.842cm" svg:viewBox="0 0 204 280" svg:d="M204 212c0 0 0-4-4-4 0-4 0-4 0-4h-5c0 0-4 0-8 4s-9 8-18 13c-4 4-13 4-21 8-9 4-17 9-26 9-12 0-21-5-29-9-13-4-17-8-26-17-4-8-8-21-12-34-5-8-5-25-5-42 0-30 5-56 17-73 13-17 30-25 51-25 13 0 21 0 30 4 8 0 17 4 21 8 4 5 9 9 14 9 4 4 8 8 12 8l5-4c0-4 4-8 4-17 0-4 0-8 0-8 0-5-4-5-4-9v-4l-5-4c-4-4-8-4-12-9-5 0-10-4-18-8-9 0-13-4-21-4-9 0-17 0-26 0-17 0-29 0-46 8-13 4-26 13-38 25-9 9-17 26-26 43-4 18-8 39-8 64 0 26 4 43 8 60 4 16 13 29 21 42 9 13 21 21 34 25 17 9 34 13 51 13 8 0 17-4 25-4 9-4 17-4 26-9 4-4 13-4 18-8 8-4 12-9 12-13 5 0 5-4 5-4 0 0 0-4 4-4v-5c0-4 0-8 0-8 0-4 0-9 0-13z">
          <text:p/>
        </draw:path>
        <draw:path draw:style-name="gr4" draw:text-style-name="P5" draw:layer="layout" svg:width="0.17cm" svg:height="0.347cm" svg:x="11.116cm" svg:y="14.774cm" svg:viewBox="0 0 171 348" svg:d="M171 305c0-5 0-5 0-9-5 0-5 0-5 0-4 0-4 0-4 0-4 0-4 0-8 4-5 0-5 0-9 0s-8 5-13 5c-13 0-22-5-30-17-4-9-9-21-9-38v-140h69c4 0 4-4 9-4 0-5 0-9 0-17 0-5 0-5 0-9s0-4 0-4c0-4-5-4-5-4h-4-69v-64c0-4 0-4 0-4 0 0 0-4-4-4h-4c-4 0-9 0-13 0s-8 0-13 0h-4c-4 0-4 4-4 4 0 0-4 0-4 4v64h-34c-4 0-4 0-4 0-5 0-5 0-5 4v4c-4 4-4 4-4 9 0 8 4 12 4 17 0 0 5 4 9 4h34v148c0 17 4 30 4 38 4 13 8 21 17 31 4 4 13 8 21 12 9 5 21 9 35 9 4 0 8-4 13-4 4 0 8 0 12 0 5 0 9-5 13-5l4-4c5 0 5-4 5-8s0-10 0-14 0-8 0-8z">
          <text:p/>
        </draw:path>
        <draw:path draw:style-name="gr4" draw:text-style-name="P5" draw:layer="layout" svg:width="0.237cm" svg:height="0.279cm" svg:x="11.324cm" svg:y="14.842cm" svg:viewBox="0 0 238 280" svg:d="M238 119c0-17 0-35-5-47-4-17-12-30-21-39-8-12-21-21-34-25-17-8-34-8-51-8-22 0-38 0-51 8-17 4-30 17-42 25-9 13-17 30-26 47-4 18-8 39-8 60s4 43 8 60c9 16 17 33 26 42 12 13 25 21 42 30 13 4 34 8 55 8 8 0 21-4 34-4 9-4 18-4 26-9 9 0 17-4 21-8 5 0 9-4 9-4 0 0 4 0 4-5 0-4 0-4 0-8v-4c0-5 0-9 0-9 0-4 0-4 0-4 0-4 0-4-4-4s-9 0-13 0c-4 4-8 4-17 8-4 4-13 4-26 9-9 0-17 4-30 4-17 0-30-4-38-9-13-4-21-8-25-17-9-8-13-21-17-29 0-13-5-26-5-38h171c4 0 8-4 12-9 5 0 5-4 5-12zM50 115c0-13 5-21 9-31 0-8 8-17 13-25 4-9 12-13 21-17 8-4 21-4 29-4 26 0 43 4 56 17 9 17 17 34 13 60z">
          <text:p/>
        </draw:path>
        <draw:path draw:style-name="gr4" draw:text-style-name="P5" draw:layer="layout" svg:width="0.237cm" svg:height="0.402cm" svg:x="11.616cm" svg:y="14.719cm" svg:viewBox="0 0 238 403" svg:d="M238 8c0-4 0-4 0-4l-4-4c0 0-5 0-9 0 0 0-4 0-8 0-5 0-9 0-13 0s-4 0-8 0v4c-5 0-5 0-5 4v153c-12-13-25-26-38-30-8-8-25-8-39-8-21 0-34 0-51 8-12 9-25 17-34 30-8 12-17 25-21 42-4 21-8 38-8 59s4 38 8 55 9 30 17 44c9 12 17 21 34 29 13 9 30 13 47 13 18 0 34-4 51-13 13-8 26-21 43-35v35c0 5 0 5 4 5h4c4 4 9 4 13 4 0 0 4 0 8-4h5c4 0 4 0 4-5v-4zM191 309c-4 8-12 17-21 25-4 4-13 9-17 13-8 4-13 8-17 8-8 0-12 6-22 6-13 0-21-6-30-10-8-8-12-13-21-25-4-9-8-17-8-30s-4-25-4-38 4-21 4-34c4-13 8-21 13-29 4-9 12-17 21-22 8-8 17-8 30-8s26 4 38 8c9 9 22 22 34 34z">
          <text:p/>
        </draw:path>
        <draw:path draw:style-name="gr4" draw:text-style-name="P5" draw:layer="layout" svg:width="0.225cm" svg:height="0.499cm" svg:x="11.895cm" svg:y="14.698cm" svg:viewBox="0 0 226 500" svg:d="M221 12c5-4 5-4 5-4-5-4-5-4-5-8-4 0-4 0-8 0s-9 0-13 0-4 0-8 0c-5 0-5 0-9 0l-4 4c0 0 0 4-4 4l-171 475c-4 4-4 4-4 9 4 0 4 0 4 4 5 0 5 0 9 0s8 4 13 4c4 0 4 0 8-4 4 0 4 0 9 0 0 0 4 0 4-4 0 0 0-5 4-5z">
          <text:p/>
        </draw:path>
        <draw:path draw:style-name="gr4" draw:text-style-name="P5" draw:layer="layout" svg:width="0.237cm" svg:height="0.376cm" svg:x="12.166cm" svg:y="14.842cm" svg:viewBox="0 0 238 377" svg:d="M230 81c-5-17-9-30-17-42-9-13-21-21-34-31-13-8-30-8-47-8-8 0-17 0-25 0-9 4-13 4-21 8-9 5-17 10-21 18-9 4-17 13-27 21v-34c0-5 0-5 0-5 0-4 0-4-4-4h-4c-4 0-9 0-13 0 0 0-4 0-8 0h-5c-4 0-4 0-4 4v5 352c0 4 0 4 0 4 0 4 0 4 4 4h5c4 4 8 4 12 4 5 0 9 0 13-4 4 0 4 0 4 0 5 0 5 0 5-4 5 0 5 0 5-4v-127c4 8 12 12 17 17 8 8 12 12 21 12 4 5 12 9 17 9 8 0 12 4 21 4 17 0 34-4 46-13 17-4 30-17 39-29 8-9 16-26 21-43 4-17 8-38 8-59s-4-38-8-55zM183 174c-4 13-8 21-13 30-4 12-12 17-21 25-8 4-17 9-29 9-13 0-26-5-38-13-9-9-22-21-34-34v-102c4-8 12-16 21-21 4-8 13-12 17-17 8-4 12-4 17-8 8 0 12 0 21 0 13 0 21 0 30 8 8 5 12 13 16 22 9 8 9 16 13 29 0 13 4 26 4 38 0 13-4 21-4 34z">
          <text:p/>
        </draw:path>
        <draw:path draw:style-name="gr4" draw:text-style-name="P5" draw:layer="layout" svg:width="0.148cm" svg:height="0.275cm" svg:x="12.471cm" svg:y="14.842cm" svg:viewBox="0 0 149 276" svg:d="M149 16v-4c0 0 0-4-4-4v-4h-4c-5-4-9-4-13-4 0 0-4 0-9 0-4 0-4 0-8 0s-9 0-17 0c-4 0-8 4-17 8-4 4-8 8-17 13-4 8-13 17-17 25v-34c0-4 0-4 0-4-4-4-4-4-4-4-5 0-5 0-9 0 0 0-5 0-9 0s-8 0-13 0h-4c-4 0-4 0-4 4v4 255c0 4 4 4 4 4 0 0 4 0 9 0 0 5 4 5 8 5s9 0 13-5c5 0 5 0 9 0l4-4v-170c5-9 13-17 17-25 5-5 13-13 17-17 5-5 9-5 13-9 4 0 8 0 13 0 4 0 8 0 12 0 5 0 5 0 9 0 4 4 4 4 8 4h5c4 0 4 0 4 0v-4c4 0 4-4 4-4 0-4 0-9 0-13s0-8 0-13z">
          <text:p/>
        </draw:path>
        <draw:path draw:style-name="gr4" draw:text-style-name="P5" draw:layer="layout" svg:width="0.258cm" svg:height="0.279cm" svg:x="12.649cm" svg:y="14.842cm" svg:viewBox="0 0 259 280" svg:d="M250 76c-4-17-12-30-21-43-12-12-25-21-38-25-17-8-38-8-59-8-22 0-39 0-56 8-17 9-30 17-42 30-13 12-17 29-26 46-4 18-8 35-8 56s4 43 8 60c4 16 13 29 26 42 8 13 21 21 38 25 17 9 34 13 56 13 21 0 42-4 59-13 17-8 30-17 38-29 13-13 21-26 25-47 9-17 9-34 9-55s0-42-9-60zM204 178c0 13-9 26-13 34-8 9-17 17-25 21-9 5-21 9-34 9-18 0-31-4-39-9-9-8-17-12-26-25-4-8-8-17-12-30 0-12-5-25-5-42 0-13 5-25 5-38 4-14 8-26 17-35 4-8 12-17 25-21 9-4 21-4 35-4 17 0 25 0 38 4 8 8 17 17 21 25 9 9 13 17 13 31 4 13 4 25 4 42 0 13 0 26-4 38z">
          <text:p/>
        </draw:path>
        <draw:path draw:style-name="gr4" draw:text-style-name="P5" draw:layer="layout" svg:width="0.245cm" svg:height="0.271cm" svg:x="12.941cm" svg:y="14.846cm" svg:viewBox="0 0 246 272" svg:d="M246 4c-4-4-4-4-4-4-4 0-4 0-8 0 0 0-5 0-9 0-8 0-13 0-13 0-4 0-8 0-8 0 0 0-4 0-4 4l-4 4-69 209-4 4v-4l-72-209c0-4 0-4-5-4 0-4 0-4-4-4h-4c-4 0-9 0-13 0-8 0-8 0-13 0-4 0-4 0-8 0l-4 4c0 4 0 4 0 4v5l4 4 85 242c4 4 4 4 4 4 0 5 4 5 4 5 4 0 9 0 13 0 0 4 8 4 13 4 4 0 8 0 12-4 4 0 9 0 13 0 0 0 4 0 4-5l4-4 86-242 4-4c0-5 0-5 0-5z">
          <text:p/>
        </draw:path>
        <draw:path draw:style-name="gr4" draw:text-style-name="P5" draw:layer="layout" svg:width="0.237cm" svg:height="0.279cm" svg:x="13.216cm" svg:y="14.842cm" svg:viewBox="0 0 238 280" svg:d="M238 119c0-17-4-35-8-47-5-17-13-30-22-39-8-12-21-21-34-25-13-8-30-8-51-8s-38 0-51 8c-17 4-30 17-42 25-9 13-17 30-22 47-8 18-8 39-8 60s0 43 4 60c9 16 17 33 26 42 12 13 25 21 42 30 13 4 34 8 55 8 13 0 21-4 34-4 8-4 22-4 26-9 9 0 17-4 21-8 5 0 9-4 9-4 4 0 4 0 4-5 0-4 0-4 0-8 4 0 4-4 4-4 0-5-4-9-4-9 0-4 0-4 0-4 0-4 0-4 0-4-4 0-4 0-4 0-4 0-9 0-13 0-4 4-8 4-17 8-4 4-13 4-22 9-13 0-21 4-34 4-17 0-29-4-38-9-13-4-21-8-25-17-9-8-13-21-13-29-4-13-4-26-4-38h166c4 0 8-4 13-9 4 0 8-4 8-12zM51 115c0-13 0-21 4-31 4-8 8-17 13-25 4-9 12-13 21-17 8-4 21-4 34-4 21 0 38 4 51 17 9 17 17 34 17 60z">
          <text:p/>
        </draw:path>
        <draw:path draw:style-name="gr4" draw:text-style-name="P5" draw:layer="layout" svg:width="0.237cm" svg:height="0.402cm" svg:x="13.504cm" svg:y="14.719cm" svg:viewBox="0 0 238 403" svg:d="M238 8c0-4 0-4-4-4v-4c-5 0-5 0-9 0s-8 0-13 0c-4 0-8 0-8 0-4 0-8 0-8 0-5 0-5 4-5 4v4 153c-12-13-25-26-38-30-12-8-25-8-43-8-17 0-34 0-47 8-17 9-25 17-38 30-8 12-12 25-21 42-4 21-4 38-4 59s0 38 4 55 9 30 17 44c8 12 21 21 34 29 13 9 29 13 51 13 17 0 30-4 47-13 13-8 30-21 43-35v35c0 5 4 5 4 5 4 0 4 0 8 0 0 4 4 4 9 4 4 0 8 0 8-4 4 0 4 0 9 0v-5c4 0 4 0 4-4zM191 309c-8 8-17 17-21 25-8 4-13 9-21 13-4 4-13 8-17 8s-14 6-18 6c-13 0-25-6-30-10-8-8-16-13-21-25-4-9-8-17-12-30 0-13 0-25 0-38s0-21 4-34c0-13 4-21 8-29 5-9 13-17 21-22 9-8 17-8 30-8 14 0 27 4 39 8 13 9 26 22 38 34z">
          <text:p/>
        </draw:path>
        <draw:path draw:style-name="gr4" draw:text-style-name="P5" draw:layer="layout" svg:width="0.102cm" svg:height="0.504cm" svg:x="13.821cm" svg:y="14.71cm" svg:viewBox="0 0 103 505" svg:d="M86 123c-8-38-26-80-43-118-5 0-5 0-5-5h-4-4c-4 0-9 0-13 0s-4 0-8 0-4 0-9 0c0 5 0 5 0 5 0 4 0 4 0 4 17 38 30 80 43 118 8 44 12 82 12 124s-4 81-12 123c-13 38-26 76-43 118v5 4c0 0 5 0 9 0 0 4 4 4 8 4s9 0 9 0c4-4 8-4 8-4h4c0 0 0-4 5-4 8-17 17-38 26-60 9-17 13-38 21-59 4-21 9-42 9-63 4-22 4-43 4-64 0-42-4-85-17-128z">
          <text:p/>
        </draw:path>
        <draw:path draw:style-name="gr4" draw:text-style-name="P5" draw:layer="layout" svg:width="0.174cm" svg:height="0.402cm" svg:x="14.092cm" svg:y="14.715cm" svg:viewBox="0 0 175 403" svg:d="M175 16v-4c0-4-4-4-4-4 0 0-5-4-9-4 0 0-4-4-13-4-4 0-12 0-16 0-17 0-30 0-39 4-8 4-17 8-25 17-8 8-13 21-17 34 0 12-4 29-4 46v30h-38-5v4c0 0-5 0-5 4s0 4 0 9c0 8 0 12 5 17l5 4h38v221c0 4 0 4 0 4 4 4 4 4 4 4 4 0 4 0 9 0 4 5 8 5 12 5s9 0 9-5c4 0 8 0 8 0 0 0 4 0 4-4v-4-221h60c4 0 4-4 8-4 0-5 0-9 0-17 0-5 0-5 0-9s0-4 0-4c-4-4-4-4-4-4h-4-60v-30c0-13 0-21 5-29 0-9 0-17 4-22 4-4 8-8 13-12 4 0 12 0 17 0 4 0 8 0 12 0s9 0 13 4h4c4 0 4 4 9 4v-4h4c0-4 0-4 0-9 0 0 0-4 0-8 0 0 0-4 0-9z">
          <text:p/>
        </draw:path>
        <draw:path draw:style-name="gr4" draw:text-style-name="P5" draw:layer="layout" svg:width="0.148cm" svg:height="0.275cm" svg:x="14.304cm" svg:y="14.842cm" svg:viewBox="0 0 149 276" svg:d="M149 16v-4-4l-4-4h-4c-5-4-5-4-9-4s-9 0-9 0c-5 0-9 0-9 0-8 0-12 0-17 0-4 0-12 4-17 8-4 4-12 8-17 13-8 8-12 17-21 25v-34c0-4 0-4 0-4 0-4 0-4-4-4h-4c-4 0-9 0-13 0s-4 0-8 0c-5 0-5 0-9 0v4c-4 0-4 0-4 4v255h4c0 4 0 4 0 4 4 0 4 0 9 0 4 5 8 5 12 5 5 0 9 0 13-5h4c4 0 4 0 4-4v-170c9-9 13-17 22-25 4-5 8-13 12-17 5-5 13-5 17-9 5 0 9 0 13 0s8 0 13 0c0 0 5 0 9 0 0 4 4 4 4 4 5 0 5 0 9 0h4v-4-4c0-4 0-9 0-13s0-8 0-13z">
          <text:p/>
        </draw:path>
        <draw:path draw:style-name="gr4" draw:text-style-name="P5" draw:layer="layout" svg:width="0.258cm" svg:height="0.279cm" svg:x="14.486cm" svg:y="14.842cm" svg:viewBox="0 0 259 280" svg:d="M251 76c-4-17-13-30-26-43-8-12-21-21-38-25-17-8-34-8-55-8s-43 0-60 8c-17 9-30 17-38 30-13 12-21 29-26 46-8 18-8 35-8 56s0 43 8 60c5 16 13 29 22 42 12 13 25 21 42 25 13 9 35 13 56 13s38-4 55-13c17-8 30-17 42-29 13-13 22-26 26-47 4-17 8-34 8-55s-4-42-8-60zM204 178c-4 13-8 26-17 34-4 9-12 17-21 21-13 5-25 9-38 9s-25-4-39-9c-9-8-17-12-21-25-9-8-13-17-13-30-4-12-4-25-4-42 0-13 0-25 4-38 4-14 8-26 13-35 8-8 17-17 26-21s21-4 38-4c13 0 26 0 34 4 13 8 21 17 25 25 5 9 9 17 13 31 4 13 4 25 4 42 0 13-4 26-4 38z">
          <text:p/>
        </draw:path>
        <draw:path draw:style-name="gr4" draw:text-style-name="P5" draw:layer="layout" svg:width="0.381cm" svg:height="0.275cm" svg:x="14.812cm" svg:y="14.842cm" svg:viewBox="0 0 382 276" svg:d="M382 105c0-17-4-29-4-42-5-13-9-25-17-34-4-8-13-17-26-21-12-8-25-8-42-8-4 0-13 0-21 0-4 4-13 4-17 8-9 4-18 9-26 17-5 4-13 13-22 21-4-4-8-13-12-17-5-8-13-12-17-17-9-4-13-8-21-12-9 0-22 0-30 0-17 0-30 0-42 8-13 9-30 21-43 38v-34c0-4 0-4-4-4 0-4 0-4 0-4-4 0-4 0-8 0 0 0-5 0-9 0s-8 0-13 0h-4c-4 0-4 0-4 4v4 255c0 5 0 5 4 5 0 0 4 0 9 0 0 4 4 4 8 4s9 0 13-4c4 0 4 0 8 0v-5c4 0 4 0 4 0v-179c13-16 26-29 34-38 13-4 26-8 34-8 13 0 17 0 26 4 4 4 12 9 17 13 4 8 4 13 8 25 0 9 4 17 4 26v157c0 5 0 5 4 5 0 0 5 0 9 0 0 4 4 4 8 4 5 0 9 0 13-4 4 0 4 0 9 0v-5c4 0 4 0 4 0v-179c13-16 26-29 35-38 12-4 21-8 34-8 8 0 16 0 21 4 8 4 12 9 17 13 4 8 8 13 8 25 4 9 4 17 4 26v157c0 5 0 5 5 5 0 0 4 0 8 0 0 4 4 4 9 4 4 0 8 0 12-4 4 0 4 0 9 0v-5c4 0 4 0 4 0z">
          <text:p/>
        </draw:path>
        <draw:path draw:style-name="gr4" draw:text-style-name="P5" draw:layer="layout" svg:width="0.237cm" svg:height="0.376cm" svg:x="15.409cm" svg:y="14.842cm" svg:viewBox="0 0 238 377" svg:d="M234 81c-5-17-13-30-21-42-5-13-17-21-30-31-13-8-30-8-47-8-12 0-17 0-26 0-9 4-17 4-25 8-5 5-13 10-22 18-8 4-12 13-21 21v-34c0-5 0-5 0-5-4-4-4-4-4-4-4 0-4 0-9 0 0 0-4 0-8 0s-8 0-8 0c-5 0-5 0-9 0 0 0-4 0-4 4v5 352c0 4 0 4 0 4 4 4 4 4 4 4 4 0 4 0 9 0 4 4 8 4 12 4s9 0 9-4c4 0 8 0 8 0 0 0 4 0 4-4v-4-127c9 8 13 12 22 17 4 8 12 12 17 12 8 5 12 9 21 9 4 0 13 4 22 4 17 0 34-4 46-13 13-4 26-17 34-29 13-9 17-26 21-43 9-17 9-38 9-59s0-38-4-55zM183 174c0 13-4 21-9 30-8 12-12 17-21 25-8 4-21 9-34 9s-22-5-34-13c-13-9-26-21-39-34v-102c9-8 17-16 22-21 8-8 12-12 21-17 4-4 12-4 17-8 4 0 13 0 18 0 12 0 21 0 29 8 9 5 17 13 21 22 5 8 9 16 9 29 4 13 4 26 4 38 0 13 0 21-4 34z">
          <text:p/>
        </draw:path>
        <draw:path draw:style-name="gr4" draw:text-style-name="P5" draw:layer="layout" svg:width="0.271cm" svg:height="0.241cm" svg:x="15.828cm" svg:y="14.719cm" svg:viewBox="0 0 272 242" svg:d="M123 0c-5 0-9 4-9 4l-114 225v5c0 4 0 4 0 4h4c4 4 9 4 13 4 8 0 13 0 13 0 4-4 8-4 8-4 4 0 4 0 4-4 5 0 5 0 5-5l88-183 89 183c5 5 5 5 5 5 0 4 4 4 4 4 5 0 5 0 9 4 4 0 9 0 13 0s8 0 13-4h4v-4-5l-115-225c0-4-5-4-5-4-4 0-4 0-8 0 0 0-4 0-9 0-4 0-12 0-12 0z">
          <text:p/>
        </draw:path>
        <draw:path draw:style-name="gr4" draw:text-style-name="P5" draw:layer="layout" svg:width="0.148cm" svg:height="0.275cm" svg:x="16.298cm" svg:y="14.842cm" svg:viewBox="0 0 149 276" svg:d="M149 16l-4-4v-4-4c-4 0-4 0-9 0 0-4-4-4-8-4s-4 0-9 0c-4 0-8 0-8 0-4 0-13 0-17 0s-9 4-17 8c-4 4-8 8-17 13-5 8-14 17-18 25v-34c0-4-4-4-4-4 0-4 0-4 0-4-4 0-4 0-9 0-4 0-4 0-8 0s-8 0-13 0c-4 0-4 0-4 0-4 0-4 0-4 4v4 255c0 4 0 4 4 4h4c5 5 9 5 13 5s8 0 13-5h4c4 0 4 0 4-4h4v-170c5-9 14-17 18-25 5-5 9-13 17-17 4-5 9-5 13-9 4 0 8 0 13 0 4 0 8 0 12 0 5 0 5 0 9 0 4 4 4 4 8 4h5 4v-4c0 0 0-4 4-4 0-4 0-9 0-13s0-8 0-13z">
          <text:p/>
        </draw:path>
        <draw:path draw:style-name="gr4" draw:text-style-name="P5" draw:layer="layout" svg:width="0.212cm" svg:height="0.279cm" svg:x="16.615cm" svg:y="14.842cm" svg:viewBox="0 0 213 280" svg:d="M213 94c0-18 0-31-4-44-4-8-9-21-17-29-9-9-21-13-35-17-13-4-30-4-47-4-8 0-21 0-29 0-9 4-17 4-26 8-8 0-17 4-21 8-8 0-12 5-12 5-5 4-5 8-9 8 0 4 0 9 0 13s0 4 0 8c0 5 0 5 4 5 0 4 0 4 0 4 5 0 5 4 5 4 4 0 8-4 12-4 4-4 9-9 17-9 9-4 17-8 26-8 8-4 16-4 29-4s21 0 30 0c4 4 13 8 17 12 4 5 9 13 9 22 4 4 4 17 4 26v21h-34c-22 0-39 0-55 4-17 5-30 9-43 13-8 8-17 17-25 30-4 8-9 21-9 34 0 12 5 25 9 33 4 9 8 17 17 26 8 4 17 12 29 12 9 5 22 9 34 9 17 0 30-4 47-13 13-4 26-17 39-29v29 4c0 0 4 0 8 0 0 5 5 5 9 5 8 0 8 0 13-5 4 0 4 0 8 0v-4zM166 204c-13 12-22 21-34 25-9 9-22 13-34 13-17 0-30-4-38-13-9-8-13-17-13-29 0-9 0-17 4-22 4-4 9-12 17-12 4-5 13-9 21-13 13 0 21 0 34 0h43z">
          <text:p/>
        </draw:path>
        <draw:path draw:style-name="gr4" draw:text-style-name="P5" draw:layer="layout" svg:width="0.224cm" svg:height="0.275cm" svg:x="16.912cm" svg:y="14.842cm" svg:viewBox="0 0 225 276" svg:d="M225 110c0-17 0-34-5-47 0-13-9-25-13-34-8-8-21-17-30-21-12-8-29-8-46-8-13 0-30 0-42 8-17 8-30 21-47 38v-34c0-4 0-4 0-4 0-4 0-4-4-4h-4c-5 0-9 0-13 0s-4 0-9 0c-4 0-4 0-8 0v4c-4 0-4 0-4 4v255h4c0 4 0 4 0 4 4 0 4 0 8 0 5 5 9 5 13 5s9 0 13-5h4c4 0 4 0 4-4v-179c17-16 30-29 38-38 13-4 26-8 38-8 9 0 17 0 26 4 8 4 13 9 17 13 4 8 8 13 12 25 0 9 0 17 0 34v149h5c0 4 0 4 4 4h4c4 5 9 5 13 5s8 0 13-5h4c5 0 5 0 5-4z">
          <text:p/>
        </draw:path>
        <draw:path draw:style-name="gr4" draw:text-style-name="P5" draw:layer="layout" svg:width="0.237cm" svg:height="0.402cm" svg:x="17.204cm" svg:y="14.719cm" svg:viewBox="0 0 238 403" svg:d="M238 8c0-4 0-4 0-4l-4-4c-5 0-5 0-9 0s-4 0-14 0c-4 0-4 0-8 0s-4 0-8 0l-5 4v4 153c-12-13-25-26-38-30-13-8-25-8-42-8s-34 0-47 8c-12 9-25 17-34 30-8 12-17 25-21 42-4 21-8 38-8 59s0 38 4 55 13 30 21 44c9 12 17 21 30 29 17 9 29 13 51 13 17 0 33-4 46-13 17-8 30-21 43-35v35h4c0 5 0 5 0 5 4 0 4 0 8 0 4 4 4 4 10 4 4 0 8 0 12-4h5c0 0 4 0 4-5v-4zM190 309c-8 8-12 17-21 25-8 4-13 9-17 13-8 4-13 8-21 8-4 0-8 6-17 6-13 0-21-6-30-10-8-8-16-13-21-25-4-9-8-17-8-30-4-13-4-25-4-38s0-21 4-34c0-13 4-21 13-29 4-9 8-17 16-22 9-8 22-8 34-8 13 0 26 4 34 8 13 9 26 22 38 34z">
          <text:p/>
        </draw:path>
        <draw:path draw:style-name="gr4" draw:text-style-name="P5" draw:layer="layout" svg:width="0.237cm" svg:height="0.376cm" svg:x="17.657cm" svg:y="14.842cm" svg:viewBox="0 0 238 377" svg:d="M233 81c-5-17-9-30-17-42-9-13-22-21-34-31-13-8-30-8-47-8-8 0-17 0-25 0-9 4-17 4-26 8-4 5-12 10-21 18-4 4-12 13-21 21v-34c0-5 0-5 0-5-4-4-4-4-4-4-4 0-4 0-9 0 0 0-4 0-8 0s-9 0-9 0c-4 0-4 0-8 0l-4 4v5 352c0 4 0 4 0 4 4 4 4 4 4 4 4 0 4 0 8 0 5 4 9 4 13 4s9 0 9-4c4 0 8 0 8 0 0 0 4 0 4-4v-4-127c9 8 13 12 21 17 5 8 13 12 17 12 9 5 13 9 22 9 4 0 12 4 21 4 17 0 34-4 46-13 13-4 26-17 34-29 13-9 17-26 21-43 10-17 10-38 10-59s0-38-5-55zM182 174c0 13-4 21-9 30-8 12-12 17-21 25-8 4-21 9-30 9-12 0-25-5-38-13-12-9-25-21-38-34v-102c9-8 17-16 21-21 9-8 13-12 22-17 4-4 12-4 17-8 4 0 12 0 16 0 13 0 26 0 30 8 9 5 17 13 21 22 5 8 9 16 9 29 4 13 4 26 4 38 0 13 0 21-4 34z">
          <text:p/>
        </draw:path>
        <draw:path draw:style-name="gr4" draw:text-style-name="P5" draw:layer="layout" svg:width="0.44cm" svg:height="0.414cm" svg:x="18.097cm" svg:y="14.736cm" svg:viewBox="0 0 441 415" svg:d="M8 186h-4v4l-4 4c0 5 0 9 0 13s0 4 0 9c0 4 4 4 4 4 0 4 0 4 0 4 4 0 4 4 4 4h366c-26 22-51 47-77 72-25 26-55 52-80 78 0 4 0 4-4 4 0 4 0 4 0 8 4 0 4 4 4 4 4 5 4 5 8 9 5 4 5 4 9 8h4c4 5 4 5 4 0 5 0 5 0 5 0l186-187c4-4 4-8 8-8 0-5 0-9 0-9 0-4 0-8 0-13-4 0-4-4-8-4l-186-190h-5-4-4c-4 4-4 4-9 8-4 4-4 4-8 9 0 4 0 4-4 8v4c4 0 4 0 4 5 25 25 55 50 80 76 26 25 51 51 77 76z">
          <text:p/>
        </draw:path>
        <draw:path draw:style-name="gr4" draw:text-style-name="P5" draw:layer="layout" svg:width="0.237cm" svg:height="0.376cm" svg:x="18.745cm" svg:y="14.842cm" svg:viewBox="0 0 238 377" svg:d="M238 13c0-5-4-5-4-5 0-4 0-4 0-4-5 0-5 0-9 0s-4 0-8 0c-5 0-9 0-13 0h-4c0 0-5 0-5 4v5 30c-8-9-16-17-21-21-8-4-17-9-21-14-8-4-13-4-21-8-9 0-13 0-21 0-18 0-35 0-48 8-17 10-25 18-38 31-8 12-17 25-21 42-4 21-4 38-4 59s0 38 4 55 8 30 17 43c8 12 21 21 34 29 12 9 29 13 47 13 9 0 17-4 21-4 9 0 17-4 22-9 8 0 17-4 21-12 8-5 17-9 25-17v127c0 4 0 4 0 4 0 4 0 4 4 4h5c4 4 8 4 12 4 5 0 9 0 13-4h4c5 0 5 0 5-4 0 0 4 0 4-4zM191 187c-8 8-17 17-21 25-8 4-13 9-21 13-4 4-13 8-17 8s-13 5-17 5c-13 0-26-5-35-9-8-8-13-13-17-25-4-9-8-17-12-30 0-13 0-25 0-38s0-21 0-34c4-13 8-21 12-29 4-9 13-17 21-22 9-8 18-8 31-8s25 4 38 8c13 9 26 22 38 34z">
          <text:p/>
        </draw:path>
        <draw:path draw:style-name="gr4" draw:text-style-name="P5" draw:layer="layout" svg:width="0.182cm" svg:height="0.182cm" svg:x="1.701cm" svg:y="15.697cm" svg:viewBox="0 0 183 183" svg:d="M175 56c-4-9-9-18-17-27-9-8-21-17-30-21-12-4-25-8-38-8s-21 4-34 8c-12 4-21 13-30 21-9 9-13 17-17 31-9 8-9 21-9 34s0 25 5 34c8 12 12 21 21 29 9 9 18 17 30 21 13 5 21 5 34 5s26 0 38-5c9-4 21-12 30-21 8-8 13-17 17-29 4-9 8-21 8-34s-4-26-8-38z">
          <text:p/>
        </draw:path>
        <draw:path draw:style-name="gr4" draw:text-style-name="P5" draw:layer="layout" svg:width="0.279cm" svg:height="0.368cm" svg:x="2.074cm" svg:y="15.604cm" svg:viewBox="0 0 280 369" svg:d="M280 12c0 0 0-4-4-4 0-4 0-4 0-4-4-4-4-4-4-4h-264l-4 4v4c-4 0-4 4-4 4 0 4 0 9 0 9 0 4 0 8 0 12 0 0 0 6 4 6 0 4 0 4 0 4 4 0 4 0 4 0h107v317c0 5 0 5 0 5l4 4c5 0 5 0 9 0s8 0 13 0c4 0 8 0 12 0s4 0 9 0l4-4v-5-317h106 4v-4c4 0 4-6 4-6 0-4 0-8 0-12 0 0 0-5 0-9z">
          <text:p/>
        </draw:path>
        <draw:path draw:style-name="gr4" draw:text-style-name="P5" draw:layer="layout" svg:width="0.224cm" svg:height="0.398cm" svg:x="2.396cm" svg:y="15.574cm" svg:viewBox="0 0 225 399" svg:d="M225 238c0-17 0-34-4-47 0-12-9-25-13-33-8-9-21-17-31-26-12-4-29-8-46-8-13 0-26 4-43 12-12 5-25 17-42 30v-153c0-5 0-5 0-5 0-4 0-4-4-4h-4c-5-4-9-4-13-4s-8 0-13 4c-4 0-4 0-8 0v4c-4 0-4 0-4 5v377c0 5 0 5 4 5v4c4 0 4 0 8 0 5 0 9 0 13 0s8 0 13 0h4c4 0 4-4 4-4v-5-173c17-17 30-30 38-38 13-9 26-13 38-13 9 0 17 4 26 8 8 0 12 9 17 13 4 9 8 13 12 21 0 9 0 22 0 38v144c0 5 0 5 6 5 0 0 0 4 4 4h4c4 0 9 0 13 0s8 0 12 0h5c4 0 4-4 4-4v-5z">
          <text:p/>
        </draw:path>
        <draw:path draw:style-name="gr4" draw:text-style-name="P5" draw:layer="layout" svg:width="0.237cm" svg:height="0.279cm" svg:x="2.688cm" svg:y="15.697cm" svg:viewBox="0 0 238 280" svg:d="M238 123c0-16 0-33-9-46-4-18-8-31-17-39-8-13-21-21-38-26-12-8-29-12-51-12-17 0-33 4-50 12-13 5-30 13-39 26-13 12-22 30-26 47s-8 38-8 60c0 21 4 42 8 59s13 30 26 42c9 13 22 21 39 26 17 8 33 8 55 8 12 0 25 0 34 0 12-4 21-4 29-8 9 0 13-5 21-9 5 0 9-4 9-4v-4c4 0 4 0 4-5v-4-4c0-4 0-8 0-8 0-5 0-5 0-9-4 0-4 0-4 0 0-4 0-4-4-4 0 0-5 4-9 4-4 4-13 4-17 9-8 4-17 4-25 8-9 0-21 0-30 0-17 0-30 0-42-4-9-4-17-13-26-21-4-9-8-17-12-30-5-9-5-21-5-38h170c4 0 8 0 12-4 5 0 5-9 5-13zM51 115c0-8 5-17 5-25 4-13 8-22 17-27 4-8 12-13 21-17 8-4 17-8 29-8 22 0 39 8 51 21 13 14 17 35 17 56z">
          <text:p/>
        </draw:path>
        <draw:path draw:style-name="gr4" draw:text-style-name="P5" draw:layer="layout" svg:width="0.258cm" svg:height="0.279cm" svg:x="2.98cm" svg:y="15.697cm" svg:viewBox="0 0 259 280" svg:d="M251 81c-5-18-14-30-27-43-8-13-21-21-38-26-17-8-34-12-55-12s-42 4-59 12c-13 9-30 17-38 30-13 13-22 26-26 43-4 22-8 38-8 60 0 21 4 42 8 59s13 30 21 42c13 13 26 21 43 26 12 8 34 8 55 8s38 0 55-8c17-9 29-17 42-30s22-30 27-47c4-16 8-33 8-55 0-21-4-42-8-59zM203 183c-4 12-8 25-17 34-4 8-13 12-21 21-13 4-21 4-38 4-13 0-26 0-38-8-9-5-17-13-21-22-9-8-13-17-13-29-4-13-4-26-4-43 0-12 0-25 4-38 4-12 8-25 13-34 8-9 16-17 25-22 13-4 21-8 38-8 13 0 25 4 34 8 13 9 21 13 25 27 5 8 9 17 13 29 4 13 4 26 4 43 0 12 0 25-4 38z">
          <text:p/>
        </draw:path>
        <draw:path draw:style-name="gr4" draw:text-style-name="P5" draw:layer="layout" svg:width="0.148cm" svg:height="0.275cm" svg:x="3.306cm" svg:y="15.697cm" svg:viewBox="0 0 149 276" svg:d="M149 21v-4c0-5 0-5-4-5v-4h-5c-4-4-8-4-12-4 0 0-5 0-9 0-4-4-4-4-8-4s-9 4-17 4c-4 0-9 4-17 8-4 5-9 9-17 13-4 9-13 17-17 26v-39c-4-4-4-4-4-4-4 0-4 0-9 0 0-4-4-4-9-4-4 0-9 0-13 4h-4c-4 0-4 0-4 4v255c0 5 0 5 0 5 0 0 0 4 4 4 0 0 4 0 8 0 0 0 5 0 9 0 5 0 9 0 14 0 4 0 4 0 8 0 0 0 0-4 4-4v-5-166c5-8 13-17 17-25 4-9 13-13 17-17s9-8 13-8 8-5 13-5c4 0 8 0 12 5 4 0 4 0 9 0 4 0 4 4 8 4h4c5 0 5 0 5 0v-4c4 0 4-5 4-9 0 0 0-4 0-8 0-5 0-9 0-13z">
          <text:p/>
        </draw:path>
        <draw:path draw:style-name="gr4" draw:text-style-name="P5" draw:layer="layout" svg:width="0.237cm" svg:height="0.279cm" svg:x="3.484cm" svg:y="15.697cm" svg:viewBox="0 0 238 280" svg:d="M238 123c0-16 0-33-5-46-4-18-12-31-21-39-8-13-21-21-35-26-17-8-34-12-50-12-22 0-39 4-56 12-12 5-25 13-38 26-8 12-17 30-25 47-4 17-8 38-8 60 0 21 4 42 8 59 8 17 13 30 25 42 13 13 26 21 38 26 17 8 39 8 56 8 12 0 25 0 38 0 8-4 17-4 26-8 8 0 17-5 21-9 4 0 9-4 9-4 0 0 4 0 4-4v-5-4-4c0-4 0-8 0-8 0-5 0-5 0-9h-4c0-4 0-4 0-4-5 0-9 4-13 4-4 4-9 4-17 9-5 4-14 4-26 8-9 0-17 0-30 0-17 0-30 0-38-4-13-4-21-13-26-21-8-9-12-17-16-30 0-9-5-21-5-38h171c4 0 8 0 12-4 5 0 5-9 5-13zM50 115c0-8 5-17 9-25 0-13 4-22 12-27 5-8 13-13 22-17 8-4 21-8 29-8 26 0 43 8 51 21 13 14 18 35 18 56z">
          <text:p/>
        </draw:path>
        <draw:path draw:style-name="gr4" draw:text-style-name="P5" draw:layer="layout" svg:width="0.381cm" svg:height="0.275cm" svg:x="3.793cm" svg:y="15.697cm" svg:viewBox="0 0 382 276" svg:d="M382 106c0-13 0-26-5-39-4-12-8-25-12-33-9-9-17-17-30-26-8-4-25-8-38-8-9 0-17 4-21 4-9 0-13 4-21 8-9 5-13 9-22 17-8 5-17 13-26 22-4-5-8-13-13-22-4-4-8-8-17-12-4-5-12-9-21-13-8 0-17-4-29-4-13 0-30 4-43 12-12 9-25 22-42 34v-34c0-4-4-4-4-4h-5c-4-4-8-4-12-4-5 0-9 0-9 4-4 0-4 0-8 0l-4 4v255c0 5 0 5 0 5 4 0 4 4 4 4 4 0 4 0 8 0s9 0 13 0 8 0 8 0c5 0 9 0 9 0l4-4v-5-174c13-17 26-30 38-38 13-9 21-13 34-13 9 0 17 4 21 9 9 0 13 8 17 12 4 9 9 13 9 21 4 9 4 22 4 30v153c0 5 0 5 0 5 4 0 4 4 4 4 4 0 4 0 9 0 4 0 8 0 12 0 5 0 9 0 9 0 4 0 9 0 9 0l4-4v-5-174c13-17 26-30 39-38 8-9 21-13 29-13 9 0 17 4 26 9 4 0 8 8 12 12 5 9 9 13 13 21 0 9 0 22 0 30v153c0 5 0 5 0 5 4 0 4 4 4 4 4 0 4 0 9 0 4 0 8 0 12 0 5 0 9 0 9 0 4 0 8 0 8 0l5-4v-5z">
          <text:p/>
        </draw:path>
        <draw:path draw:style-name="gr4" draw:text-style-name="P5" draw:layer="layout" svg:width="0.182cm" svg:height="0.279cm" svg:x="4.241cm" svg:y="15.697cm" svg:viewBox="0 0 183 280" svg:d="M175 170c0-4-9-13-13-17-8-8-13-13-21-17s-17-8-25-8c-9-5-17-9-22-13-8 0-16-4-21-8-8-5-12-9-17-13-4-4-4-13-4-17 0-9 0-14 0-18 4-4 9-9 13-9 0-4 8-8 13-8 8 0 12-4 21-4 8 0 17 4 25 4 9 4 13 4 17 8 4 5 8 5 13 9 4 0 8 0 8 0h4v-4c0 0 5 0 5-5 0-4 0-4 0-8s0-4 0-8l-5-5c0-4 0-4 0-4 0 0 0-4-4-4 0-4-4-4-8-9-5 0-9-4-13-4-8 0-13-4-21-4-9 0-13-4-21-4-17 0-30 4-43 8-8 4-22 9-30 17-9 4-13 13-17 21-4 13-4 22-4 31 0 13 0 21 4 30 4 8 8 16 17 21 4 4 13 12 22 17 4 0 13 4 21 8 9 4 17 9 25 9 9 4 13 8 22 12 4 4 8 9 12 13 5 4 9 8 9 17 0 8-4 13-4 17-5 4-9 8-13 13-4 4-9 4-17 8-4 0-13 0-21 0-9 0-21 0-30-4-8 0-13-4-22-9-4 0-9-4-13-8-4 0-8-4-8-4-4 0-4 0-4 4h-5c0 4 0 4 0 8 0 0 0 5 0 9s0 8 0 12c0 5 5 9 5 9 4 4 4 4 12 8 4 0 9 5 13 5 9 4 18 4 26 8 9 0 17 0 26 0 12 0 29 0 42-4 9-4 21-9 30-17 8-4 17-13 21-25 4-9 8-22 8-34 0-9-4-22-8-30z">
          <text:p/>
        </draw:path>
        <draw:path draw:style-name="gr4" draw:text-style-name="P5" draw:layer="layout" svg:width="0.059cm" svg:height="0.263cm" svg:x="4.504cm" svg:y="15.709cm" svg:viewBox="0 0 60 264" svg:d="M60 22c-4-5-4-9-8-13 0-4-5-4-9-4s-8-5-13-5c-8 0-12 5-17 5s-5 0-9 4c0 4-4 8-4 13 0 4 0 8 0 16 0 5 0 9 0 13s4 9 4 13c4 0 4 4 9 4s9 0 17 0c5 0 9 0 13 0s9-4 9-4c4-4 4-9 8-13 0-4 0-8 0-13 0-8 0-12 0-16zM60 217c-4-4-4-8-8-12 0 0-5-5-9-5s-8-4-13-4c-8 0-12 4-17 4s-5 5-9 5c0 4-4 8-4 12 0 5 0 9 0 13 0 8 0 13 0 17s4 8 4 13c4 0 4 4 9 4s9 0 17 0c5 0 9 0 13 0s9-4 9-4c4-5 4-9 8-13 0-4 0-9 0-17 0-4 0-8 0-13z">
          <text:p/>
        </draw:path>
        <draw:path draw:style-name="gr4" draw:text-style-name="P5" draw:layer="layout" svg:width="0.195cm" svg:height="0.368cm" svg:x="4.783cm" svg:y="15.604cm" svg:viewBox="0 0 196 369" svg:d="M192 12v-4c0-4 0-4-5-4 0-4 0-4-4-4h-166c-4 0-8 4-13 4-4 4-4 8-4 17v339c0 5 0 5 0 5 0 0 0 4 4 4 0 0 5 0 9 0s8 0 13 0c4 0 8 0 12 0h5c4 0 4-4 4-4 4 0 4 0 4-5v-152h128c4 0 4 0 4-4l4-4c0-5 0-9 0-13s0-4 0-9c0-4-4-4-4-8h-4c0-4 0-4 0-4h-128v-123h132c4 0 4 0 4 0 5 0 5 0 5-4v-6c4-4 4-8 4-12 0 0 0-5-4-9z">
          <text:p/>
        </draw:path>
        <draw:path draw:style-name="gr4" draw:text-style-name="P5" draw:layer="layout" svg:width="0.258cm" svg:height="0.279cm" svg:x="5.016cm" svg:y="15.697cm" svg:viewBox="0 0 259 280" svg:d="M255 81c-8-18-17-30-25-43-9-13-26-21-39-26-16-8-33-12-55-12-25 0-42 4-59 12-17 9-29 17-42 30-9 13-17 26-27 43-4 22-8 38-8 60 0 21 4 42 8 59 10 17 14 30 27 42 8 13 21 21 38 26 17 8 34 8 55 8s42 0 59-8c17-9 30-17 43-30 8-13 17-30 25-47 4-16 4-33 4-55 0-21 0-42-4-59zM204 183c0 12-4 25-13 34-4 8-12 12-25 21-8 4-21 4-34 4-17 0-29 0-38-8-8-5-17-13-25-22-5-8-9-17-13-29 0-13-4-26-4-43 0-12 4-25 8-38 0-12 4-25 13-34 4-9 13-17 25-22 9-4 22-8 34-8 17 0 30 4 38 8 9 9 17 13 26 27 4 8 8 17 12 29 0 13 0 26 0 43 0 12 0 25-4 38z">
          <text:p/>
        </draw:path>
        <draw:path draw:style-name="gr4" draw:text-style-name="P5" draw:layer="layout" svg:width="0.148cm" svg:height="0.275cm" svg:x="5.342cm" svg:y="15.697cm" svg:viewBox="0 0 149 276" svg:d="M149 21v-4c0-5 0-5 0-5 0 0 0-4-4-4h-4c-5-4-5-4-9-4s-8 0-8 0c-4-4-9-4-9-4-8 0-12 4-17 4-4 0-12 4-17 8-4 5-12 9-17 13-9 9-13 17-22 26v-39c0-4 0-4-4-4h-4c-4-4-9-4-13-4s-4 0-8 4c-5 0-5 0-9 0v4c-4 0-4 0-4 0v255c0 5 0 5 4 5v4c4 0 4 0 9 0 4 0 8 0 12 0 5 0 9 0 13 0h4c5 0 5-4 5-4v-5-166c8-8 12-17 22-25 4-9 8-13 12-17 5-4 13-8 17-8 5 0 9-5 13-5s9 0 13 5c0 0 4 0 8 0l4 4c5 0 5 0 9 0h4v-4c0 0 0-5 0-9 0 0 0-4 0-8 0-5 0-9 0-13z">
          <text:p/>
        </draw:path>
        <draw:path draw:style-name="gr4" draw:text-style-name="P5" draw:layer="layout" svg:width="0.381cm" svg:height="0.275cm" svg:x="5.549cm" svg:y="15.697cm" svg:viewBox="0 0 382 276" svg:d="M382 106c0-13-4-26-4-39-4-12-8-25-17-33-5-9-18-17-26-26-13-4-26-8-42-8-9 0-13 4-22 4-4 0-12 4-21 8-4 5-13 9-21 17-8 5-13 13-21 22-4-5-9-13-13-22-4-4-13-8-17-12-8-5-17-9-25-13-9 0-17-4-26-4-17 0-29 4-42 12-17 9-30 22-42 34v-34h-4c0-4 0-4 0-4-5 0-5 0-9 0-4-4-4-4-8-4-5 0-9 0-13 4h-4c-5 0-5 0-5 4v255c0 5 0 5 0 5 0 0 0 4 5 4h4c4 0 8 0 13 0 4 0 8 0 12 0 5 0 5 0 9 0v-4c4 0 4 0 4-5v-174c13-17 25-30 34-38 13-9 25-13 34-13 8 0 17 4 25 9 4 0 13 8 17 12 4 9 4 13 9 21 0 9 4 22 4 30v153c0 5 0 5 0 5 0 0 0 4 4 4h4c4 0 9 0 13 0s8 0 13 0h4c4 0 4-4 4-4 4 0 4 0 4-5v-174c13-17 26-30 34-38 13-9 21-13 34-13 9 0 17 4 21 9 9 0 13 8 17 12 4 9 9 13 9 21 0 9 4 22 4 30v153c0 5 0 5 0 5 0 0 0 4 4 4h4c5 0 9 0 13 0 5 0 9 0 14 0 4 0 4 0 8 0v-4c4 0 4 0 4-5z">
          <text:p/>
        </draw:path>
        <draw:path draw:style-name="gr4" draw:text-style-name="P5" draw:layer="layout" svg:width="0.22cm" svg:height="0.275cm" svg:x="6.015cm" svg:y="15.701cm" svg:viewBox="0 0 221 276" svg:d="M221 8c0-4-4-4-4-4 0 0-4 0-9 0 0-4-4-4-8-4s-8 0-13 4c-4 0-4 0-8 0l-4 4v179c-13 17-26 30-38 38-9 5-22 9-34 9-9 0-17 0-26-4-4-5-12-9-17-13-4-9-8-17-8-26-4-8-4-16-4-33v-150c0-4-5-4-5-4 0 0-4 0-9 0 0-4-4-4-9-4-4 0-8 0-12 4-4 0-4 0-9 0l-4 4v158c0 17 4 34 4 47 5 12 9 25 17 33 9 9 18 17 31 22 8 8 25 8 42 8 13 0 30 0 43-8 12-9 29-22 42-38v33c0 5 0 5 0 5 4 0 4 4 4 4 4 0 4 0 9 0 0 0 4 0 8 0s8 0 13 0h4c4 0 4-4 4-4v-5z">
          <text:p/>
        </draw:path>
        <draw:path draw:style-name="gr4" draw:text-style-name="P5" draw:layer="layout" svg:width="0.048cm" svg:height="0.398cm" svg:x="6.324cm" svg:y="15.574cm" svg:viewBox="0 0 49 399" svg:d="M49 13c0-5 0-5 0-5-6-4-6-4-6-4-4 0-4 0-8 0-4-4-8-4-13-4-4 0-8 0-8 4-4 0-9 0-9 0-5 0-5 0-5 4v5 377c0 5 0 5 0 5 0 0 0 4 5 4 0 0 5 0 9 0 0 0 4 0 8 0 5 0 9 0 13 0s4 0 8 0c0 0 0-4 6-4v-5z">
          <text:p/>
        </draw:path>
        <draw:path draw:style-name="gr4" draw:text-style-name="P5" draw:layer="layout" svg:width="0.211cm" svg:height="0.279cm" svg:x="6.443cm" svg:y="15.697cm" svg:viewBox="0 0 212 280" svg:d="M212 98c0-17-4-30-9-43-4-13-9-21-17-30-9-8-17-13-30-17-12-4-29-8-46-8-13 0-21 4-30 4-13 0-21 4-30 4-8 4-12 9-21 9-4 4-8 8-12 8-5 4-5 9-5 9 0 4 0 8 0 12 0 5 0 5 0 9v4c0 4 5 4 5 4h4c0 0 4 0 8-4 5 0 13-4 17-8 9 0 17-5 26-9 8 0 21-4 33-4 9 0 17 4 26 4 8 4 13 9 17 13 8 4 8 13 13 18 0 8 4 17 4 29v17h-38c-22 0-38 4-55 9-13 0-30 8-38 12-13 9-22 17-26 26-8 13-8 25-8 38s0 25 4 34c4 8 13 17 17 25 8 4 17 9 29 13 13 4 26 4 39 4 12 0 29 0 42-8 13-9 25-17 38-30v25c0 5 0 5 4 9h4c5 0 9 0 13 0s9 0 13 0h5c0-4 4-4 4-9zM165 208c-13 13-26 21-34 26-13 8-26 8-38 8-13 0-26 0-34-8-9-9-13-17-13-30 0-9 0-17 4-21 0-9 9-13 13-17 9-4 13-4 26-9 8 0 21-4 33-4h43z">
          <text:p/>
        </draw:path>
        <draw:path draw:style-name="gr4" draw:text-style-name="P5" draw:layer="layout" svg:width="0.182cm" svg:height="0.279cm" svg:x="6.718cm" svg:y="15.697cm" svg:viewBox="0 0 183 280" svg:d="M179 170c-5-4-9-13-17-17-5-8-13-13-21-17-9-4-17-8-26-8-9-5-14-9-22-13-9 0-17-4-21-8-9-5-13-9-17-13s-4-13-4-17c0-9 0-14 4-18 0-4 4-9 8-9 5-4 9-8 13-8 8 0 13-4 21-4 9 0 18 4 27 4 8 4 12 4 17 8 8 5 12 5 12 9 4 0 9 0 9 0h4v-4c4 0 4 0 4-5 0-4 0-4 0-8s0-4 0-8v-5c0-4-4-4-4-4 0 0 0-4-4-4 0-4-5-4-9-9-4 0-8-4-12-4-9 0-13-4-22-4-4 0-13-4-22-4-13 0-29 4-38 8-13 4-25 9-30 17-8 4-16 13-21 21-4 13-4 22-4 31 0 13 0 21 4 30 5 8 9 16 17 21 4 4 13 12 21 17 9 0 13 4 22 8 8 4 16 9 25 9 8 4 18 8 22 12s13 9 17 13c0 4 4 8 4 17 0 8 0 13-4 17s-4 8-13 13c-4 4-8 4-18 8-4 0-12 0-21 0-8 0-17 0-25-4-9 0-17-4-21-9-9 0-13-4-17-8-4 0-9-4-9-4-4 0-4 0-4 4h-4c0 4 0 4 0 8 0 0 0 5 0 9s0 8 0 12c0 5 4 9 4 9 4 4 9 4 13 8 4 0 8 5 17 5 4 4 12 4 21 8 8 0 17 0 25 0 17 0 31 0 44-4 12-4 21-9 29-17 9-4 17-13 21-25 5-9 9-22 9-34 0-9-4-22-4-30z">
          <text:p/>
        </draw:path>
        <draw:path draw:style-name="gr4" draw:text-style-name="P5" draw:layer="layout" svg:width="0.169cm" svg:height="0.347cm" svg:x="7.065cm" svg:y="15.629cm" svg:viewBox="0 0 170 348" svg:d="M170 310c0-4 0-4 0-8h-4c-4 0-4 0-8 0h-5c-4 4-8 4-8 4-4 0-9 0-13 0-13 0-26-4-30-13-5-8-9-21-9-38v-145h69c4 0 4 0 8-4 0 0 0-4 0-13 0-4 0-8 0-8 0-5 0-5 0-9-4 0-4 0-4 0 0-4-4-4-4-4h-69v-59c0-5 0-5 0-5 0-4 0-4-4-4 0 0-4 0-9 0 0-4-4-4-8-4s-9 0-13 4c-4 0-4 0-8 0l-4 4v5 59h-34c-5 0-5 0-5 4-4 0-4 0-4 0 0 4 0 4-4 9 0 0 0 4 0 8 0 9 0 13 4 13 0 4 4 4 9 4h34v153c0 13 4 26 4 39 4 12 8 21 12 25 9 8 17 13 26 17 8 4 21 4 35 4 4 0 8 0 12 0 5 0 9 0 13 0 4-4 9-4 13-4l4-4c4-5 4-5 4-9s0-8 0-13c0-4 0-8 0-8z">
          <text:p/>
        </draw:path>
        <draw:path draw:style-name="gr4" draw:text-style-name="P5" draw:layer="layout" svg:width="0.224cm" svg:height="0.398cm" svg:x="7.298cm" svg:y="15.574cm" svg:viewBox="0 0 225 399" svg:d="M225 238c0-17-4-34-8-47 0-12-9-25-14-33-8-9-17-17-30-26-12-4-25-8-46-8-13 0-26 4-43 12-12 5-25 17-38 30v-153c0-5-4-5-4-5 0-4 0-4-4-4h-4c-5-4-9-4-13-4s-9 0-13 4h-4c-4 0-4 0-4 4v5 377c0 5 0 5 0 5 0 0 0 4 4 4h4c4 0 9 0 13 0s8 0 13 0h4c4 0 4-4 4-4 0 0 4 0 4-5v-173c13-17 26-30 38-38 13-9 22-13 34-13 9 0 17 4 26 8 8 0 12 9 17 13 4 9 8 13 12 21 0 9 5 22 5 38v144c0 5 0 5 0 5 0 0 0 4 4 4h4c4 0 9 0 13 0s9 0 13 0h5c4 0 4-4 4-4 0 0 4 0 4-5z">
          <text:p/>
        </draw:path>
        <draw:path draw:style-name="gr4" draw:text-style-name="P5" draw:layer="layout" svg:width="0.211cm" svg:height="0.279cm" svg:x="7.586cm" svg:y="15.697cm" svg:viewBox="0 0 212 280" svg:d="M212 98c0-17 0-30-4-43s-8-21-17-30c-8-8-21-13-34-17-12-4-25-8-47-8-9 0-17 4-30 4-8 0-17 4-25 4-9 4-17 9-21 9-9 4-13 8-13 8-4 4-4 9-9 9 0 4 0 8 0 12 0 5 0 5 0 9l5 4c0 4 0 4 4 4s8 0 13-4c4 0 8-4 16-8 9 0 17-5 26-9 8 0 17-4 29-4 14 0 23 4 31 4 9 4 13 9 17 13s9 13 9 18c4 8 4 17 4 29v17h-34c-22 0-39 4-56 9-17 0-30 8-42 12-9 9-17 17-26 26-4 13-8 25-8 38s4 25 8 34c4 8 9 17 17 25 9 4 17 9 30 13 8 4 21 4 34 4 16 0 30 0 47-8 13-9 26-17 38-30v25c0 5 0 5 0 9 0 0 4 0 9 0 0 0 4 0 8 0 9 0 13 0 13 0 4 0 4 0 8 0 0-4 0-4 0-9zM166 208c-13 13-21 21-34 26-9 8-22 8-35 8-17 0-30 0-38-8-9-9-13-17-13-30 0-9 4-17 4-21 5-9 9-13 17-17 5-4 13-4 22-9 12 0 21-4 39-4h38z">
          <text:p/>
        </draw:path>
        <draw:path draw:style-name="gr4" draw:text-style-name="P5" draw:layer="layout" svg:width="0.169cm" svg:height="0.347cm" svg:x="7.848cm" svg:y="15.629cm" svg:viewBox="0 0 170 348" svg:d="M166 310c0-4 0-4 0-8-4 0-4 0-4 0h-4c-4 0-4 0-9 0-4 4-4 4-8 4s-9 0-13 0c-13 0-21-4-30-13-4-8-4-21-4-38v-145h64c4 0 4 0 8-4 0 0 4-4 4-13 0-4-4-8-4-8 0-5 0-5 0-9h-4c0-4 0-4-4-4h-64v-59c0-5-4-5-4-5 0-4 0-4-4-4h-4c-5-4-9-4-13-4s-9 0-13 4h-4c-4 0-4 0-4 4v5 59h-39c-5 0-5 0-5 4h-4c0 4 0 4 0 9 0 0 0 4 0 8 0 9 0 13 0 13 4 4 4 4 9 4h39v153c0 13 0 26 0 39 4 12 8 21 17 25 4 8 12 13 21 17 8 4 21 4 34 4 4 0 8 0 12 0 5 0 9 0 13 0 4-4 9-4 13-4s4-4 4-4c4-5 4-5 4-9s4-8 4-13c0-4-4-8-4-8z">
          <text:p/>
        </draw:path>
        <draw:path draw:style-name="gr4" draw:text-style-name="P5" draw:layer="layout" svg:width="0.203cm" svg:height="0.279cm" svg:x="8.191cm" svg:y="15.697cm" svg:viewBox="0 0 204 280" svg:d="M204 217l-4-5c0-4 0-4 0-4-4-4-4-4-4-4-5 0-5 4-9 8-4 0-8 5-17 9-4 4-12 8-21 13-8 4-17 4-29 4-9 0-22 0-30-4-9-5-17-9-21-17-5-9-9-22-13-34-4-13-4-26-4-43 0-33 4-55 17-77 12-17 29-25 51-25 12 0 21 4 29 4 9 4 13 9 21 13 5 4 9 8 13 8 4 5 8 5 8 5 5 0 5 0 9-5 0 0 0-8 0-12 0-5 0-9 0-9 0-4 0-8 0-8v-5c-4 0-4-4-9-4 0-4-4-4-8-8-4-5-13-5-17-9-8 0-13-4-21-4-9 0-17-4-25-4-17 0-34 4-47 8-17 9-30 17-38 26-14 12-22 29-27 47-8 17-8 38-8 64 0 21 0 42 4 59 9 17 13 30 26 42 9 13 22 21 34 26 17 8 30 8 51 8 9 0 17 0 26 0 8-4 17-4 21-8 8-5 17-9 21-9 4-4 8-8 13-13l4-4v-4c4-4 4-4 4-8 0 0 0-5 0-9 0 0 0-4 0-8z">
          <text:p/>
        </draw:path>
        <draw:path draw:style-name="gr4" draw:text-style-name="P5" draw:layer="layout" svg:width="0.212cm" svg:height="0.279cm" svg:x="8.432cm" svg:y="15.697cm" svg:viewBox="0 0 213 280" svg:d="M213 98c0-17 0-30-4-43s-9-21-17-30c-9-8-21-13-34-17s-30-8-48-8c-8 0-21 4-29 4-9 0-17 4-26 4-8 4-17 9-21 9-8 4-13 8-17 8 0 4 0 9-4 9 0 4 0 8 0 12 0 5 0 5 0 9 0 0 0 4 4 4 0 4 0 4 0 4 4 0 4 0 4 0 5 0 9 0 13-4 4 0 9-4 17-8 9 0 17-5 26-9 8 0 16-4 29-4 14 0 22 4 31 4 4 4 12 9 17 13 4 4 8 13 8 18 4 8 4 17 4 29v17h-33c-23 0-40 4-56 9-17 0-30 8-43 12-8 9-17 17-25 26-4 13-9 25-9 38s5 25 9 34c4 8 8 17 17 25 8 4 17 9 29 13 9 4 22 4 34 4 17 0 31 0 48-8 12-9 25-17 38-30v25c0 5 0 5 0 9 0 0 4 0 8 0 0 0 5 0 9 0 8 0 8 0 13 0 4 0 4 0 8 0 0-4 0-4 0-9zM166 208c-12 13-21 21-33 26-9 8-23 8-35 8-17 0-30 0-38-8-9-9-13-17-13-30 0-9 0-17 4-21 4-9 9-13 17-17 4-4 13-4 21-9 13 0 21-4 35-4h42z">
          <text:p/>
        </draw:path>
        <draw:path draw:style-name="gr4" draw:text-style-name="P5" draw:layer="layout" svg:width="0.224cm" svg:height="0.275cm" svg:x="8.729cm" svg:y="15.697cm" svg:viewBox="0 0 225 276" svg:d="M225 114c0-17 0-34-4-47-4-12-9-25-17-33-4-9-17-17-26-26-12-4-29-8-46-8-14 0-31 4-43 12-17 9-30 22-47 34v-34c0-4 0-4-4-4h-5c-4-4-8-4-12-4s-4 0-9 4c-4 0-4 0-8 0v4c-4 0-4 0-4 0v255c0 5 0 5 4 5v4c4 0 4 0 8 0 5 0 9 0 13 0s8 0 13 0h4c4 0 4-4 4-4v-5-174c17-17 30-30 38-38 13-9 26-13 39-13 9 0 17 4 26 8 8 0 12 9 17 13 4 9 8 13 12 21 0 9 0 22 0 39v144c0 5 0 5 5 5 0 0 0 4 4 4h4c4 0 9 0 13 0s8 0 13 0h4c4 0 4-4 4-4v-5z">
          <text:p/>
        </draw:path>
        <draw:path draw:style-name="gr4" draw:text-style-name="P5" draw:layer="layout" svg:width="0.237cm" svg:height="0.402cm" svg:x="9.169cm" svg:y="15.574cm" svg:viewBox="0 0 238 403" svg:d="M234 207c-5-17-9-29-17-42-9-13-21-21-35-30-13-8-30-12-47-12-8 0-17 4-25 4-4 0-13 4-17 8-8 0-17 5-21 13-9 4-17 9-26 17v-152c0-5 0-5 0-5 0-4 0-4-4-4 0 0-4 0-8 0 0-4-4-4-9-4-4 0-8 0-12 4-5 0-5 0-9 0v4c-4 0-4 0-4 5v377c0 5 0 5 0 5 4 4 4 4 4 4 4 0 4 0 9 0 0 0 4 0 8 0s9 0 9 0c4 0 4 0 8 0 0 0 4 0 4-4v-5-29c9 8 13 17 21 21 9 4 13 8 22 13 4 4 12 4 21 8 4 0 12 0 21 0 17 0 34 0 46-8 13-5 27-17 35-30 13-13 17-25 26-42 4-17 4-39 4-61 0-21 0-38-4-55zM182 300c0 14-4 23-9 31-8 9-12 17-21 21-8 9-17 9-29 9-13 0-26-4-38-9-13-8-26-21-39-34v-102c9-13 17-17 22-26 8-4 12-8 21-12 4-5 12-9 17-9 4 0 12-4 17-4 12 0 25 4 29 8 9 9 17 13 21 26 5 8 9 17 13 30 0 12 0 25 0 38 0 12 0 21-4 33z">
          <text:p/>
        </draw:path>
        <draw:path draw:style-name="gr4" draw:text-style-name="P5" draw:layer="layout" svg:width="0.237cm" svg:height="0.279cm" svg:x="9.461cm" svg:y="15.697cm" svg:viewBox="0 0 238 280" svg:d="M238 123c0-16-4-33-8-46-5-18-9-31-17-39-13-13-22-21-38-26-13-8-30-12-52-12-17 0-34 4-51 12-17 5-30 13-38 26-13 12-21 30-26 47-4 17-8 38-8 60 0 21 4 42 8 59 5 17 13 30 26 42 8 13 21 21 38 26 17 8 34 8 55 8 14 0 26 0 35 0 13-4 21-4 29-8 9 0 13-5 22-9 4 0 4-4 8-4v-4c0 0 4 0 4-5v-4-4c0-4 0-8 0-8 0-5 0-5-4-9 0-4-4-4-4-4 0 0-4 4-9 4-4 4-12 4-17 9-8 4-16 4-25 8-8 0-21 0-35 0-12 0-25 0-38-4-8-4-17-13-25-21-5-9-9-17-13-30-4-9-4-21-4-38h170c4 0 9 0 13-4 0 0 4-9 4-13zM51 115c0-8 0-17 4-25 4-13 8-22 13-27 8-8 17-13 25-17 9-4 17-8 30-8 22 0 39 8 52 21 12 14 16 35 16 56z">
          <text:p/>
        </draw:path>
        <draw:path draw:style-name="gr4" draw:text-style-name="P5" draw:layer="layout" svg:width="0.237cm" svg:height="0.376cm" svg:x="9.897cm" svg:y="15.697cm" svg:viewBox="0 0 238 377" svg:d="M230 84c0-17-9-29-17-42-9-13-17-21-30-30-18-8-31-12-52-12-8 0-17 4-25 4-4 4-13 4-21 8-9 5-13 9-21 17-9 5-17 13-26 17v-34-4h-4-4c-5-4-5-4-9-4s-8 0-12 4h-5c-4 0-4 0-4 4v357c0 4 0 4 0 4 0 0 0 4 4 4 0 0 5 0 9 0 0 0 4 0 8 0s9 0 13 0 4 0 8 0c0 0 0-4 5-4v-4-128c4 8 12 13 17 17 8 4 12 8 21 13 4 4 12 8 17 8 8 0 17 0 21 0 21 0 34 0 51-8 13-9 26-17 34-30 9-13 17-25 22-42 4-22 8-38 8-64 0-17-4-34-8-51zM183 177c-4 13-9 22-14 30-4 9-12 17-21 21-8 9-17 9-29 9-13 0-26-4-34-9-13-8-26-21-38-34v-101c8-9 12-17 21-26 4-4 12-8 17-12 8-5 12-9 21-9 4 0 8-4 17-4 13 0 21 4 29 8 9 9 17 13 22 26 5 8 9 17 9 30 4 12 4 25 4 38 0 12 0 21-4 33z">
          <text:p/>
        </draw:path>
        <draw:path draw:style-name="gr4" draw:text-style-name="P5" draw:layer="layout" svg:width="0.148cm" svg:height="0.275cm" svg:x="10.202cm" svg:y="15.697cm" svg:viewBox="0 0 149 276" svg:d="M149 21v-4c0-5 0-5 0-5 0 0 0-4-4-4h-4c-5-4-5-4-9-4s-8 0-8 0c-5-4-9-4-9-4-8 0-13 4-17 4s-12 4-18 8c-4 5-12 9-17 13-4 9-12 17-21 26v-39c0-4 0-4-4-4h-4c-5-4-9-4-13-4s-4 0-8 4c-5 0-5 0-9 0v4c-4 0-4 0-4 0v255c0 5 4 5 4 5 0 0 0 4 4 4h5c4 0 8 0 12 0s9 0 13 0h4c4 0 4-4 4-4v-5-166c9-8 13-17 22-25 4-9 8-13 12-17 10-4 14-8 18-8s9-5 13-5 8 0 13 5c0 0 4 0 8 0l4 4c5 0 5 0 9 0h4v-4c0 0 0-5 0-9 0 0 0-4 0-8 0-5 0-9 0-13z">
          <text:p/>
        </draw:path>
        <draw:path draw:style-name="gr4" draw:text-style-name="P5" draw:layer="layout" svg:width="0.258cm" svg:height="0.279cm" svg:x="10.384cm" svg:y="15.697cm" svg:viewBox="0 0 259 280" svg:d="M251 81c-5-18-13-30-22-43-12-13-25-21-42-26-13-8-34-12-55-12s-42 4-55 12c-18 9-35 17-43 30-13 13-21 26-26 43-4 22-8 38-8 60 0 21 4 42 8 59 5 17 13 30 22 42 12 13 25 21 43 26 13 8 34 8 55 8s42 0 55-8c17-9 34-17 42-30 13-13 21-30 26-47 4-16 8-33 8-55 0-21-4-42-8-59zM204 183c-4 12-8 25-13 34-8 8-17 12-25 21-13 4-21 4-38 4-13 0-26 0-34-8-13-5-21-13-25-22-6-8-10-17-14-29-4-13-4-26-4-43 0-12 0-25 4-38 4-12 8-25 18-34 4-9 13-17 21-22 13-4 21-8 38-8 13 0 26 4 38 8 9 9 17 13 21 27 9 8 13 17 13 29 4 13 4 26 4 43 0 12 0 25-4 38z">
          <text:p/>
        </draw:path>
        <draw:path draw:style-name="gr4" draw:text-style-name="P5" draw:layer="layout" svg:width="0.246cm" svg:height="0.271cm" svg:x="10.676cm" svg:y="15.701cm" svg:viewBox="0 0 247 272" svg:d="M242 4c-4 0-4 0-8-4-4 0-10 0-14 0s-8 0-13 4h-4c-4 0-4 0-4 4-4 0-4 0-4 5l-72 208v4-4l-72-208c0-5-4-5-4-5 0-4 0-4-5-4 0 0-4 0-8 0 0-4-4-4-13-4-4 0-8 0-8 0-5 4-9 4-9 4h-4c0 4 0 4 0 4v5 4 4l89 242 4 5 4 4c5 0 5 0 9 0s8 0 17 0c4 0 8 0 12 0 5 0 9 0 9 0 4 0 4 0 8-4v-5l90-242v-4c0-4 0-4 5-4v-5c0 0-5 0-5-4z">
          <text:p/>
        </draw:path>
        <draw:path draw:style-name="gr4" draw:text-style-name="P5" draw:layer="layout" svg:width="0.237cm" svg:height="0.279cm" svg:x="10.947cm" svg:y="15.697cm" svg:viewBox="0 0 238 280" svg:d="M238 123c0-16 0-33-4-46-4-18-13-31-21-39-9-13-22-21-34-26-17-8-34-12-55-12-17 0-34 4-52 12-13 5-26 13-38 26-9 12-17 30-26 47-4 17-8 38-8 60 0 21 4 42 8 59 9 17 13 30 26 42 12 13 25 21 38 26 18 8 35 8 56 8 13 0 25 0 38 0 8-4 17-4 25-8 9 0 17-5 22-9 4 0 8-4 8-4 0 0 4 0 4-4v-5-4-4c0-4 0-8 0-8 0-5 0-5 0-9h-4c0-4 0-4-4-4 0 0-4 4-9 4-4 4-8 4-17 9-8 4-12 4-25 8-8 0-17 0-30 0-17 0-29 0-38-4-12-4-21-13-26-21-9-9-13-17-17-30 0-9-4-21-4-38h170c4 0 9 0 13-4 4 0 4-9 4-13zM51 115c0-8 4-17 8-25 0-13 4-22 13-27 5-8 14-13 22-17 9-4 17-8 30-8 25 0 42 8 50 21 13 14 17 35 17 56z">
          <text:p/>
        </draw:path>
        <draw:path draw:style-name="gr4" draw:text-style-name="P5" draw:layer="layout" svg:width="0.237cm" svg:height="0.402cm" svg:x="11.239cm" svg:y="15.574cm" svg:viewBox="0 0 238 403" svg:d="M238 13c0-5 0-5 0-5 0-4-4-4-4-4 0 0-4 0-9 0 0-4-4-4-8-4s-9 0-13 4c-4 0-4 0-8 0l-4 4v5 148c-13-9-26-21-39-26-12-8-25-12-38-12-21 0-38 4-50 12-13 5-26 17-34 30-9 8-18 25-23 42-4 17-8 38-8 60 0 21 4 39 8 56 0 17 9 29 18 42s17 21 34 30c13 8 30 8 47 8s34-4 46-8c17-9 30-22 43-34v29c0 5 4 5 4 5 0 4 0 4 4 4h4c5 0 5 0 9 0s8 0 13 0h4c4 0 4 0 4-4v-5zM192 314c-9 9-13 17-22 21-4 9-12 13-17 17-8 5-12 5-21 9-4 0-8 0-17 0-12 0-21 0-29-9-9-4-17-12-21-21-5-8-9-21-9-31-4-12-4-25-4-38 0-12 0-25 4-33 4-13 4-22 13-30 4-13 12-17 17-26 8-4 21-8 34-8 12 0 25 4 33 13 13 8 26 21 39 34z">
          <text:p/>
        </draw:path>
        <draw:path draw:style-name="gr4" draw:text-style-name="P5" draw:layer="layout" svg:width="0.093cm" svg:height="0.149cm" svg:x="11.535cm" svg:y="15.908cm" svg:viewBox="0 0 94 150" svg:d="M90 14c0-4 0-4-4-8 0 0-4 0-8 0-5-6-5-6-13-6-4 0-9 0-13 6 0 0-4 0-9 0 0 4-5 4-5 8s0 9 0 13v38l-38 76c0 4 0 4 0 4 0 5 0 5 0 5h5c4 0 4 0 8 0s8 0 8 0c5 0 5 0 9 0l4-5 4-4 40-59c4-4 4-9 8-13 0-4 4-8 4-13 0-4 0-8 4-12 0-5 0-13 0-17s0-9-4-13z">
          <text:p/>
        </draw:path>
        <draw:path draw:style-name="gr4" draw:text-style-name="P5" draw:layer="layout" svg:width="0.22cm" svg:height="0.275cm" svg:x="11.84cm" svg:y="15.701cm" svg:viewBox="0 0 221 276" svg:d="M221 8c-4-4-4-4-4-4-4 0-4 0-8 0-5-4-9-4-13-4s-9 0-9 4c-4 0-8 0-8 0 0 0-4 0-4 4v179c-13 17-27 30-39 38-13 5-26 9-34 9-13 0-17 0-26-4-8-5-12-9-17-13-4-9-8-17-8-26-4-8-4-16-4-33v-150c-5-4-5-4-5-4-4 0-4 0-8 0-4-4-8-4-13-4-4 0-8 0-8 4-4 0-9 0-9 0 0 0-4 0-4 4v158c0 17 0 34 4 47 5 12 9 25 17 33 5 9 17 17 26 22 12 8 25 8 42 8s30 0 47-8c12-9 26-22 43-38v33c0 5 0 5 0 5 0 0 0 4 4 4h4c5 0 9 0 13 0s9 0 9 0c4 0 4 0 8 0 0 0 0-4 4-4v-5z">
          <text:p/>
        </draw:path>
        <draw:path draw:style-name="gr4" draw:text-style-name="P5" draw:layer="layout" svg:width="0.182cm" svg:height="0.279cm" svg:x="12.124cm" svg:y="15.697cm" svg:viewBox="0 0 183 280" svg:d="M179 170c-5-4-9-13-13-17-10-8-14-13-22-17-9-4-17-8-26-8-8-5-17-9-25-13-9 0-13-4-21-8-5-5-9-9-13-13s-8-13-8-17c0-9 4-14 4-18 4-4 4-9 8-9 4-4 9-8 17-8 4 0 13-4 21-4 9 0 17 4 26 4 4 4 12 4 17 8 4 5 8 5 12 9 6 0 6 0 10 0s4 0 4-4v-5c0-4 0-4 0-8s0-4 0-8v-5c0-4 0-4 0-4l-4-4c-4-4-4-4-10-9-4 0-8-4-17-4-4 0-8-4-16-4-9 0-13-4-22-4-17 0-29 4-42 8s-21 9-30 17c-8 4-12 13-17 21-4 13-8 22-8 31 0 13 4 21 8 30 5 8 9 16 13 21 9 4 13 12 21 17 9 0 17 4 26 8 8 4 17 9 25 9 4 4 13 8 21 12 5 4 9 9 13 13s4 8 4 17c0 8 0 13 0 17-4 4-8 8-12 13-5 4-13 4-17 8-9 0-13 0-22 0-12 0-21 0-29-4-9 0-13-4-21-9-5 0-13-4-13-8-4 0-9-4-13-4l-4 4c0 4 0 4 0 8-4 0-4 5-4 9s4 8 4 12c0 5 0 9 4 9 0 4 4 4 9 8 4 0 12 5 17 5 8 4 12 4 21 8 8 0 17 0 29 0 13 0 26 0 39-4 12-4 25-9 33-17 10-4 18-13 23-25 4-9 4-22 4-34 0-9 0-22-4-30z">
          <text:p/>
        </draw:path>
        <draw:path draw:style-name="gr4" draw:text-style-name="P5" draw:layer="layout" svg:width="0.059cm" svg:height="0.377cm" svg:x="12.374cm" svg:y="15.595cm" svg:viewBox="0 0 60 378" svg:d="M51 115h-4c0-4 0-4-5-4h-4c-5-4-9-4-13-4s-9 0-13 4h-4c-4 0-4 0-4 4v254c0 5 0 5 0 5 0 0 0 4 4 4h4c4 0 9 0 13 0s8 0 13 0h4c5 0 5-4 5-4 0 0 4 0 4-5zM51 10c-4-6-13-10-22-10-13 0-21 4-25 10-4 4-4 8-4 21 0 8 0 17 4 21s12 4 21 4c13 0 22 0 26-4 5-4 9-13 9-21 0-13-4-17-9-21z">
          <text:p/>
        </draw:path>
        <draw:path draw:style-name="gr4" draw:text-style-name="P5" draw:layer="layout" svg:width="0.224cm" svg:height="0.275cm" svg:x="12.509cm" svg:y="15.697cm" svg:viewBox="0 0 225 276" svg:d="M225 114c0-17 0-34-4-47-4-12-8-25-17-33-4-9-17-17-25-26-13-4-30-8-48-8-12 0-29 4-42 12-17 9-30 22-47 34v-34c0-4 0-4-4-4h-4c-4-4-9-4-13-4s-4 0-8 4c-5 0-5 0-9 0v4c-4 0-4 0-4 0v255c0 5 0 5 4 5v4c4 0 4 0 9 0 4 0 8 0 12 0 5 0 9 0 13 0h4c5 0 5-4 5-4v-5-174c16-17 29-30 38-38 12-9 25-13 38-13 8 0 17 4 26 8 9 0 13 9 17 13 4 9 9 13 13 21 0 9 0 22 0 39v144c0 5 0 5 4 5v4c4 0 4 0 8 0 5 0 9 0 13 0s9 0 13 0h4c4 0 4-4 4-4v-5z">
          <text:p/>
        </draw:path>
        <draw:path draw:style-name="gr4" draw:text-style-name="P5" draw:layer="layout" svg:width="0.241cm" svg:height="0.376cm" svg:x="12.793cm" svg:y="15.697cm" svg:viewBox="0 0 242 377" svg:d="M238 12c0-4-5-8-5-8h-76c-8 0-12 0-21 0-4-4-13-4-21-4-13 0-26 4-39 8s-21 9-34 17c-8 9-13 21-17 30-4 12-8 25-8 42 0 13 0 21 4 30 4 12 8 17 13 25-5 9-13 17-17 26-5 8-9 16-9 29 0 9 4 13 9 21 4 9 8 13 21 17-9 4-13 9-17 13-4 8-9 13-13 17s-4 14-4 18c-4 4-4 13-4 17 0 12 0 21 4 29 4 9 13 13 21 22 9 4 21 8 38 12 13 4 30 4 52 4 21 0 38 0 55-4s30-12 38-21c9-8 17-17 21-25 4-13 9-21 9-34 0-10-5-22-9-31-4-8-8-13-17-21-8-4-17-8-25-13-13 0-21-4-34-4l-69-4c-12 0-17 0-25-4-4-5-9-9-9-17 0-5 0-9 5-13 0-4 4-8 8-13 4 5 13 9 21 9 9 4 22 4 31 4 13 0 30 0 38-4 13-4 25-13 34-17 8-9 13-21 17-30 4-13 8-25 8-42 0-9 0-17-4-26-4-8-8-16-13-25h38c0 0 5 0 5-4 4 0 4-4 4-13 0-8 0-13-4-13zM162 114c0 8-5 13-9 17-4 8-8 13-17 13-4 4-13 4-21 4-18 0-31-4-39-13-9-8-13-25-13-42 0-9 0-13 4-21 0-9 5-13 9-17 4-9 8-13 17-13 4-4 13-8 22-8 17 0 30 8 38 17 9 8 13 25 13 42 0 8 0 13-4 21zM187 314c-4 8-4 13-13 17-4 4-12 8-21 8-8 5-21 5-38 5-22 0-39 0-52-9-13-4-17-13-17-25 0-4 0-9 0-13s4-8 4-13c5-5 9-5 13-9 0-4 9-13 13-17l64 4c17 0 30 4 38 9 9 4 13 13 13 26 0 9 0 13-4 17z">
          <text:p/>
        </draw:path>
        <draw:path draw:style-name="gr4" draw:text-style-name="P5" draw:layer="layout" svg:width="0.059cm" svg:height="0.377cm" svg:x="13.216cm" svg:y="15.595cm" svg:viewBox="0 0 60 378" svg:d="M52 115c0-4-4-4-4-4 0 0-5 0-9 0 0-4-4-4-8-4-6 0-10 0-14 4-4 0-4 0-9 0l-4 4v254c0 5 0 5 0 5 4 0 4 4 4 4 5 0 5 0 9 0s8 0 14 0c4 0 8 0 8 0 4 0 9 0 9 0l4-4v-5zM56 10c-4-6-13-10-25-10-10 0-18 4-23 10-4 4-8 8-8 21 0 8 4 17 8 21 5 4 9 4 23 4 12 0 21 0 25-4s4-13 4-21c0-13 0-17-4-21z">
          <text:p/>
        </draw:path>
        <draw:path draw:style-name="gr4" draw:text-style-name="P5" draw:layer="layout" svg:width="0.224cm" svg:height="0.275cm" svg:x="13.356cm" svg:y="15.697cm" svg:viewBox="0 0 225 276" svg:d="M225 114c0-17 0-34-4-47-4-12-9-25-17-33-10-9-18-17-31-26-12-4-25-8-42-8s-30 4-47 12c-12 9-29 22-42 34v-34c0-4-4-4-4-4 0 0-4 0-9 0 0-4-4-4-8-4s-9 0-13 4h-4c0 0-4 0-4 4v255c0 5 0 5 0 5l4 4c0 0 4 0 8 0 0 0 5 0 9 0 8 0 8 0 13 0 4 0 4 0 8 0l4-4v-5-174c13-17 26-30 38-38 13-9 26-13 38-13 9 0 17 4 26 8 4 0 13 9 17 13 4 9 8 13 8 21 4 9 4 22 4 39v144c0 5 0 5 0 5l5 4c0 0 4 0 8 0 0 0 4 0 10 0 8 0 8 0 12 0 5 0 5 0 9 0l4-4v-5z">
          <text:p/>
        </draw:path>
        <draw:path draw:style-name="gr4" draw:text-style-name="P5" draw:layer="layout" svg:width="0.173cm" svg:height="0.402cm" svg:x="13.627cm" svg:y="15.57cm" svg:viewBox="0 0 174 403" svg:d="M174 21v-4c-4-5-4-5-4-5 0-4-4-4-9-4-4-4-8-4-12-4-9 0-13-4-21-4-14 0-27 4-35 8-13 4-21 9-26 17-8 9-12 21-17 34-4 13-4 30-4 47v25h-38l-4 4c-4 4-4 4-4 9 0 0 0 4 0 8 0 9 0 13 4 13 0 4 4 4 4 4h38v225c0 5 0 5 0 5l4 4c5 0 5 0 9 0s4 0 13 0c4 0 4 0 8 0s4 0 8 0l5-4v-5-225h60c0 0 4 0 4-4 4 0 4-4 4-13 0-4 0-8 0-8 0-5 0-5-4-9s-4-4-4-4h-60v-30c0-8 0-21 4-25 0-9 0-17 4-21s9-9 13-13c4 0 8-4 18-4 4 0 8 4 13 4 4 0 8 0 12 0 0 4 4 4 4 4 5 0 5 0 9 0h4c0-4 0-4 0-8 0 0 0-4 0-9 0-4 0-4 0-8z">
          <text:p/>
        </draw:path>
        <draw:path draw:style-name="gr4" draw:text-style-name="P5" draw:layer="layout" svg:width="0.237cm" svg:height="0.279cm" svg:x="13.809cm" svg:y="15.697cm" svg:viewBox="0 0 238 280" svg:d="M238 123c0-16-5-33-9-46-4-18-8-31-17-39-12-13-21-21-38-26-12-8-29-12-51-12-17 0-33 4-50 12-18 5-31 13-39 26-13 12-22 30-26 47s-8 38-8 60c0 21 4 42 8 59s13 30 26 42c8 13 21 21 39 26 17 8 33 8 55 8 12 0 25 0 34 0 12-4 21-4 29-8 9 0 13-5 21-9 5 0 5-4 9-4v-4c0 0 4 0 4-5v-4-4c0-4 0-8 0-8 0-5 0-5 0-9-4 0-4 0-4 0 0-4-4-4-4-4 0 0-5 4-9 4-4 4-13 4-17 9-8 4-17 4-25 8-9 0-21 0-34 0s-26 0-38-4c-9-4-17-13-26-21-4-9-8-17-13-30-5-9-5-21-5-38h171c4 0 8 0 12-4 0 0 5-9 5-13zM50 115c0-8 0-17 5-25 5-13 9-22 13-27 9-8 17-13 26-17 8-4 17-8 29-8 22 0 39 8 51 21 13 14 17 35 17 56z">
          <text:p/>
        </draw:path>
        <draw:path draw:style-name="gr4" draw:text-style-name="P5" draw:layer="layout" svg:width="0.148cm" svg:height="0.275cm" svg:x="14.118cm" svg:y="15.697cm" svg:viewBox="0 0 149 276" svg:d="M149 21v-4c0-5-4-5-4-5v-4h-5c-4-4-8-4-12-4 0 0-5 0-9 0-4-4-4-4-8-4s-9 4-17 4c-4 0-9 4-17 8-4 5-9 9-17 13-4 9-13 17-17 26v-39c-4-4-4-4-4-4-4 0-4 0-9 0 0-4-4-4-8-4s-10 0-14 4h-4c-4 0-4 0-4 4v255c0 5 0 5 0 5 0 0 0 4 4 4 0 0 4 0 8 0 0 0 6 0 10 0s8 0 13 0c4 0 4 0 8 0 0 0 0-4 4-4v-5-166c4-8 13-17 17-25 4-9 13-13 17-17s9-8 13-8 8-5 13-5c4 0 8 0 12 5 4 0 4 0 9 0 4 0 4 4 8 4h4 5v-4c4 0 4-5 4-9 0 0 0-4 0-8 0-5 0-9 0-13z">
          <text:p/>
        </draw:path>
        <draw:path draw:style-name="gr4" draw:text-style-name="P5" draw:layer="layout" svg:width="0.238cm" svg:height="0.279cm" svg:x="14.295cm" svg:y="15.697cm" svg:viewBox="0 0 239 280" svg:d="M239 123c0-16 0-33-5-46-4-18-12-31-21-39-8-13-21-21-34-26-17-8-34-12-51-12-21 0-38 4-55 12-12 5-25 13-39 26-8 12-17 30-25 47-4 17-9 38-9 60 0 21 5 42 9 59 8 17 13 30 25 42 14 13 27 21 39 26 17 8 39 8 55 8 13 0 26 0 39 0 8-4 17-4 25-8 8 0 17-5 21-9 4 0 9-4 9-4 0 0 4 0 4-4v-5-4-4c0-4 0-8 0-8 0-5 0-5 0-9h-4c0-4 0-4-5-4 0 0-4 4-8 4-4 4-9 4-17 9-4 4-13 4-25 8-9 0-17 0-30 0-17 0-30 0-38-4-13-4-21-13-26-21-8-9-12-17-16-30 0-9-5-21-5-38h170c4 0 8 0 12-4 5 0 5-9 5-13zM52 115c0-8 5-17 9-25 0-13 4-22 12-27 5-8 13-13 22-17 8-4 21-8 29-8 26 0 43 8 51 21 13 14 17 35 17 56z">
          <text:p/>
        </draw:path>
        <draw:path draw:style-name="gr4" draw:text-style-name="P5" draw:layer="layout" svg:width="0.225cm" svg:height="0.275cm" svg:x="14.604cm" svg:y="15.697cm" svg:viewBox="0 0 226 276" svg:d="M226 114c0-17 0-34-4-47-5-12-9-25-17-33-5-9-17-17-30-26-8-4-25-8-42-8s-30 4-43 12c-17 9-30 22-47 34v-34c0-4-4-4-4-4h-5c-4-4-8-4-12-4-5 0-9 0-9 4-4 0-4 0-8 0l-5 4v255c0 5 0 5 0 5 5 0 5 4 5 4 4 0 4 0 8 0s9 0 13 0 8 0 8 0c5 0 9 0 9 0l4-4v-5-174c13-17 26-30 39-38 13-9 26-13 38-13 9 0 17 4 26 8 4 0 12 9 17 13 4 9 8 13 8 21 4 9 4 22 4 39v144c0 5 0 5 0 5 5 0 5 4 5 4 4 0 4 0 8 0s8 0 13 0c4 0 8 0 8 0 4 0 9 0 9 0l4-4v-5z">
          <text:p/>
        </draw:path>
        <draw:path draw:style-name="gr4" draw:text-style-name="P5" draw:layer="layout" svg:width="0.203cm" svg:height="0.279cm" svg:x="14.897cm" svg:y="15.697cm" svg:viewBox="0 0 204 280" svg:d="M204 217c0 0 0-5-4-5 0-4 0-4 0-4 0-4-5-4-5-4-4 0-4 4-8 8-4 0-9 5-17 9-4 4-13 8-21 13-9 4-17 4-26 4-12 0-25 0-34-4-8-5-12-9-21-17-4-9-8-22-12-34-5-13-5-26-5-43 0-33 5-55 17-77 13-17 30-25 51-25 13 0 21 4 30 4 8 4 12 9 21 13 4 4 8 8 13 8 4 5 8 5 8 5 4 0 9 0 9-5 0 0 4-8 4-12 0-5 0-9-4-9 0-4 0-8 0-8v-5c-5 0-5-4-5-4-4-4-8-4-12-8-5-5-13-5-17-9-9 0-13-4-21-4-9 0-17-4-26-4-17 0-34 4-46 8-13 9-26 17-39 26-13 12-22 29-26 47-4 17-8 38-8 64 0 21 0 42 8 59 4 17 13 30 22 42 9 13 21 21 34 26 17 8 34 8 51 8 8 0 17 0 25 0 9-4 17-4 26-8 4-5 12-9 17-9 4-4 8-8 12-13 5 0 5-4 5-4v-4c4-4 4-4 4-8 0 0 0-5 0-9 0 0 0-4 0-8z">
          <text:p/>
        </draw:path>
        <draw:path draw:style-name="gr4" draw:text-style-name="P5" draw:layer="layout" svg:width="0.237cm" svg:height="0.279cm" svg:x="15.142cm" svg:y="15.697cm" svg:viewBox="0 0 238 280" svg:d="M238 123c0-16 0-33-4-46-4-18-13-31-21-39-9-13-21-21-34-26-17-8-35-12-52-12-21 0-38 4-55 12-13 5-25 13-38 26-8 12-17 30-25 47-5 17-9 38-9 60 0 21 4 42 9 59 8 17 12 30 25 42 13 13 25 21 38 26 17 8 38 8 59 8 9 0 23 0 35 0 9-4 17-4 26-8 8 0 17-5 21-9 4 0 8-4 8-4 0 0 5 0 5-4v-5-4-4c0-4 0-8 0-8 0-5 0-5 0-9h-5c0-4 0-4 0-4-4 0-8 4-12 4-5 4-9 4-17 9-5 4-13 4-26 8-8 0-17 0-30 0-17 0-30 0-38-4-13-4-22-13-26-21-8-9-13-17-17-30 0-9-4-21-4-38h170c5 0 9 0 13-4 4 0 4-9 4-13zM51 115c0-8 4-17 8-25 0-13 5-22 13-27 4-8 13-13 21-17 9-4 21-8 30-8 26 0 43 8 52 21 12 14 17 35 17 56z">
          <text:p/>
        </draw:path>
        <draw:path draw:style-name="gr4" draw:text-style-name="P5" draw:layer="layout" svg:width="0.148cm" svg:height="0.275cm" svg:x="15.574cm" svg:y="15.697cm" svg:viewBox="0 0 149 276" svg:d="M149 21v-4c0-5 0-5 0-5-4 0-4-4-4-4h-4c-5-4-9-4-9-4-4 0-8 0-13 0 0-4-4-4-8-4s-8 4-17 4c-4 0-8 4-13 8-8 5-12 9-17 13-8 9-12 17-21 26v-39c0-4-5-4-5-4 0 0-4 0-8 0 0-4-5-4-9-4s-8 0-8 4c-5 0-9 0-9 0 0 0-4 0-4 4v255c0 5 0 5 0 5l4 4c4 0 4 0 9 0 0 0 4 0 8 0 9 0 9 0 13 0s4 0 9 0l4-4v-5-166c9-8 13-17 17-25 9-9 13-13 17-17 5-4 9-8 13-8s9-5 17-5c0 0 4 0 8 5 5 0 9 0 9 0 4 0 8 4 8 4 5 0 5 0 5 0 4 0 4 0 4 0l4-4c0 0 0-5 0-9 0 0 0-4 0-8 0-5 0-9 0-13z">
          <text:p/>
        </draw:path>
        <draw:path draw:style-name="gr4" draw:text-style-name="P5" draw:layer="layout" svg:width="0.22cm" svg:height="0.275cm" svg:x="15.777cm" svg:y="15.701cm" svg:viewBox="0 0 221 276" svg:d="M221 8c0-4-4-4-4-4 0 0-4 0-8 0 0-4-5-4-9-4s-8 0-13 4c-4 0-4 0-8 0l-4 4v179c-14 17-27 30-39 38-9 5-22 9-34 9-9 0-17 0-26-4-4-5-12-9-17-13-4-9-4-17-8-26 0-8-4-16-4-33v-150c0-4 0-4-5-4 0 0-4 0-8 0 0-4-4-4-8-4-5 0-9 0-13 4-4 0-4 0-9 0l-4 4v158c0 17 4 34 4 47 5 12 9 25 17 33 9 9 17 17 30 22 8 8 25 8 42 8 13 0 30 0 43-8 12-9 29-22 43-38v33c0 5 0 5 4 5v4c4 0 4 0 9 0 0 0 4 0 8 0s9 0 13 0h4c4 0 4-4 4-4v-5z">
          <text:p/>
        </draw:path>
        <draw:path draw:style-name="gr4" draw:text-style-name="P5" draw:layer="layout" svg:width="0.047cm" svg:height="0.398cm" svg:x="16.086cm" svg:y="15.574cm" svg:viewBox="0 0 48 399" svg:d="M48 13c0-5 0-5 0-5-4-4-4-4-4-4-5 0-5 0-10 0-4-4-8-4-13-4-4 0-8 0-8 4-4 0-9 0-9 0 0 0-4 0-4 4v5 377c0 5 0 5 0 5l4 4c0 0 5 0 9 0 0 0 4 0 8 0 5 0 9 0 13 0 5 0 5 0 10 0 0 0 0-4 4-4v-5z">
          <text:p/>
        </draw:path>
        <draw:path draw:style-name="gr4" draw:text-style-name="P5" draw:layer="layout" svg:width="0.237cm" svg:height="0.279cm" svg:x="16.205cm" svg:y="15.697cm" svg:viewBox="0 0 238 280" svg:d="M238 123c0-16-4-33-9-46-4-18-8-31-21-39-8-13-21-21-34-26-12-8-29-12-51-12-21 0-38 4-50 12-17 5-30 13-38 26-14 12-23 30-27 47-8 17-8 38-8 60 0 21 0 42 8 59 4 17 13 30 21 42 14 13 27 21 44 26 17 8 34 8 55 8 12 0 21 0 34 0 12-4 21-4 29-8 9 0 13-5 17-9 9 0 9-4 13-4v-4-5c4 0 4 0 4-4v-4c0-4 0-8 0-8 0-5-4-5-4-9-4-4-4-4-4-4-5 0-5 4-9 4-4 4-13 4-17 9-8 4-17 4-25 8-9 0-21 0-34 0s-25 0-38-4c-9-4-17-13-26-21-8-9-12-17-12-30-4-9-4-21-4-38h165c8 0 12 0 12-4 5 0 9-9 9-13zM52 115c0-8 0-17 4-25 4-13 8-22 12-27 9-8 13-13 22-17 12-4 21-8 33-8 22 0 39 8 51 21 13 14 17 35 17 56z">
          <text:p/>
        </draw:path>
        <draw:path draw:style-name="gr4" draw:text-style-name="P5" draw:layer="layout" svg:width="0.182cm" svg:height="0.279cm" svg:x="16.493cm" svg:y="15.697cm" svg:viewBox="0 0 183 280" svg:d="M174 170c-4-4-8-13-13-17-9-8-13-13-22-17-8-4-17-8-25-8-9-5-17-9-26-13-4 0-12-4-21-8-4-5-8-9-12-13-5-4-5-13-5-17 0-9 0-14 0-18 5-4 5-9 9-9 4-4 13-8 17-8s12-4 21-4c8 0 17 4 25 4 5 4 13 4 17 8 4 5 9 5 13 9 4 0 4 0 9 0h5v-4-5c4-4 4-4 4-8s0-4-4-8v-5c0-4 0-4 0-4l-5-4c0-4-5-4-9-9-4 0-9-4-17-4-4 0-8-4-17-4-8 0-13-4-21-4-17 0-30 4-42 8-13 4-22 9-30 17-9 4-13 13-17 21-4 13-4 22-4 31 0 13 0 21 4 30 4 8 8 16 13 21 8 4 17 12 21 17 8 0 17 4 25 8 9 4 17 9 26 9 8 4 12 8 21 12 4 4 8 9 13 13 4 4 8 8 8 17 0 8-4 13-4 17-4 4-9 8-13 13-4 4-8 4-17 8-4 0-13 0-21 0-13 0-21 0-30-4-8 0-12-4-21-9-4 0-8-4-13-8-4 0-8-4-12-4v4c-4 0-4 0-4 0 0 4 0 4 0 8 0 0 0 5 0 9s0 8 0 12c0 5 4 9 4 9 4 4 4 4 8 8 4 0 13 5 17 5 9 4 17 4 26 8 8 0 17 0 25 0 13 0 25 0 38-4s25-9 34-17c9-4 18-13 22-25 4-9 9-22 9-34 0-9-5-22-9-30z">
          <text:p/>
        </draw:path>
        <draw:path draw:style-name="gr4" draw:text-style-name="P5" draw:layer="layout" svg:width="0.212cm" svg:height="0.279cm" svg:x="16.852cm" svg:y="15.697cm" svg:viewBox="0 0 213 280" svg:d="M213 98c0-17 0-30-4-43s-13-21-17-30c-9-8-21-13-34-17s-31-8-48-8c-8 0-21 4-29 4-9 0-17 4-26 4-8 4-16 9-21 9-8 4-12 8-17 8 0 4-4 9-4 9 0 4 0 8 0 12 0 5 0 5 0 9 0 0 0 4 4 4 0 4 0 4 0 4 5 0 5 0 5 0 4 0 8 0 12-4 5 0 9-4 17-8 4 0 13-5 26-9 8 0 17-4 29-4 13 0 21 4 31 4 4 4 13 9 17 13s8 13 8 18c5 8 5 17 5 29v17h-35c-22 0-38 4-55 9-17 0-30 8-43 12-8 9-21 17-25 26-4 13-9 25-9 38s0 25 9 34c4 8 8 17 17 25 8 4 17 9 25 13 13 4 26 4 38 4 17 0 30 0 48-8 13-9 25-17 34-30v25c0 5 4 5 4 9h4c4 0 9 0 13 0s8 0 13 0c4 0 4 0 4 0 4-4 4-4 4-9zM167 208c-13 13-22 21-35 26-13 8-22 8-34 8-17 0-30 0-38-8-9-9-13-17-13-30 0-9 0-17 4-21 4-9 9-13 13-17 8-4 17-4 25-9 9 0 21-4 34-4h44z">
          <text:p/>
        </draw:path>
        <draw:path draw:style-name="gr4" draw:text-style-name="P5" draw:layer="layout" svg:width="0.237cm" svg:height="0.376cm" svg:x="17.149cm" svg:y="15.697cm" svg:viewBox="0 0 238 377" svg:d="M234 84c-5-17-9-29-17-42-9-13-22-21-34-30-13-8-30-12-47-12-8 0-17 4-25 4-9 4-17 4-26 8-4 5-12 9-21 17-4 5-12 13-21 17v-34-4h-4c-4 0-4 0-10 0 0-4-4-4-8-4s-9 0-9 4c-4 0-4 0-8 0l-4 4v357c0 4 0 4 0 4 4 0 4 4 4 4 4 0 4 0 8 0 5 0 9 0 13 0s10 0 10 0c4 0 8 0 8 0 4 0 4-4 4-4v-4-128c9 8 13 13 21 17 5 4 13 8 17 13 9 4 13 8 22 8 4 0 12 0 21 0 17 0 34 0 46-8 13-9 26-17 34-30 13-13 17-25 26-42 4-22 4-38 4-64 0-17 0-34-4-51zM183 177c0 13-4 22-9 30-8 9-12 17-21 21-8 9-21 9-29 9-13 0-26-4-39-9-12-8-25-21-38-34v-101c9-9 17-17 21-26 9-4 13-8 22-12 4-5 12-9 17-9 4 0 12-4 17-4 12 0 25 4 29 8 9 9 17 13 21 26 5 8 9 17 13 30 0 12 0 25 0 38 0 12 0 21-4 33z">
          <text:p/>
        </draw:path>
        <draw:path draw:style-name="gr4" draw:text-style-name="P5" draw:layer="layout" svg:width="0.237cm" svg:height="0.376cm" svg:x="17.458cm" svg:y="15.697cm" svg:viewBox="0 0 238 377" svg:d="M234 84c-5-17-13-29-22-42-8-13-17-21-30-30-17-8-30-12-51-12-8 0-17 4-25 4-5 4-13 4-22 8-8 5-12 9-21 17-8 5-17 13-21 17v-34c0 0-4 0-4-4h-4-5c-4-4-4-4-8-4s-9 0-13 4h-4c-4 0-4 0-4 4v357c0 4 0 4 0 4l4 4c0 0 4 0 8 0 0 0 5 0 9 0s8 0 13 0c4 0 4 0 8 0 0 0 0-4 4-4v-4-128c9 8 13 13 17 17 9 4 13 8 21 13 5 4 13 8 17 8 9 0 17 0 22 0 21 0 33 0 50-8 13-9 27-17 35-30 9-13 17-25 21-42 5-22 9-38 9-64 0-17-4-34-4-51zM182 177c-4 13-4 22-13 30-4 9-13 17-21 21-9 9-17 9-30 9-12 0-25-4-34-9-12-8-25-21-38-34v-101c9-9 13-17 22-26 4-4 12-8 16-12 9-5 13-9 22-9 4 0 8-4 17-4 12 0 21 4 29 8 9 9 17 13 21 26 5 8 9 17 9 30 4 12 4 25 4 38 0 12 0 21-4 33z">
          <text:p/>
        </draw:path>
        <draw:path draw:style-name="gr4" draw:text-style-name="P5" draw:layer="layout" svg:width="0.046cm" svg:height="0.398cm" svg:x="17.767cm" svg:y="15.574cm" svg:viewBox="0 0 47 399" svg:d="M47 13c0-5-4-5-4-5 0-4 0-4-4-4h-4c-5-4-9-4-13-4s-8 0-14 4h-4c-4 0-4 0-4 4v5 377c0 5 0 5 0 5 0 0 0 4 4 4h4c6 0 10 0 14 0s8 0 13 0h4c4 0 4-4 4-4 0 0 4 0 4-5z">
          <text:p/>
        </draw:path>
        <draw:path draw:style-name="gr4" draw:text-style-name="P5" draw:layer="layout" svg:width="0.059cm" svg:height="0.377cm" svg:x="17.894cm" svg:y="15.595cm" svg:viewBox="0 0 60 378" svg:d="M52 115c0-4 0-4-5-4h-4c-4-4-8-4-13-4-4 0-8 0-12 4-6 0-6 0-10 0v4c-4 0-4 0-4 0v254c0 5 0 5 4 5v4c4 0 4 0 10 0 4 0 8 0 12 0 5 0 9 0 13 0h4c5 0 5-4 5-4v-5zM56 10c-4-6-13-10-26-10-8 0-18 4-22 10-4 4-8 8-8 21 0 8 4 17 8 21s14 4 22 4c13 0 22 0 26-4s4-13 4-21c0-13 0-17-4-21z">
          <text:p/>
        </draw:path>
        <draw:path draw:style-name="gr4" draw:text-style-name="P5" draw:layer="layout" svg:width="0.237cm" svg:height="0.279cm" svg:x="18.017cm" svg:y="15.697cm" svg:viewBox="0 0 238 280" svg:d="M238 123c0-16 0-33-5-46-4-18-12-31-21-39-8-13-21-21-34-26-17-8-34-12-55-12-18 0-35 4-51 12-13 5-26 13-39 26-12 12-17 30-25 47-4 17-8 38-8 60 0 21 4 42 8 59s13 30 25 42c9 13 26 21 39 26 16 8 33 8 56 8 12 0 25 0 33 0 13-4 22-4 30-8 9 0 17-5 21-9 4 0 9-4 9-4l4-4v-5-4-4c0-4 0-8 0-8 0-5 0-5 0-9h-4c0-4 0-4-5-4 0 0-4 4-8 4-4 4-8 4-17 9-8 4-17 4-25 8-9 0-22 0-30 0-17 0-31 0-39-4-13-4-21-13-30-21-4-9-8-17-12-30-5-9-5-21-5-38h171c4 0 8 0 12-4 5 0 5-9 5-13zM50 115c0-8 5-17 5-25 4-13 8-22 17-27 4-8 12-13 21-17 8-4 17-8 30-8 21 0 43 8 51 21 13 14 17 35 17 56z">
          <text:p/>
        </draw:path>
        <draw:path draw:style-name="gr4" draw:text-style-name="P5" draw:layer="layout" svg:width="0.237cm" svg:height="0.402cm" svg:x="18.309cm" svg:y="15.574cm" svg:viewBox="0 0 238 403" svg:d="M238 13c0-5 0-5 0-5 0-4-4-4-4-4-5 0-5 0-9 0-4-4-4-4-13-4-4 0-4 0-8 4-4 0-4 0-9 0 0 0-4 0-4 4v5 148c-13-9-25-21-38-26-13-8-25-12-42-12s-34 4-47 12c-14 5-26 17-35 30-8 8-17 25-21 42s-8 38-8 60c0 21 0 39 4 56s13 29 21 42c9 13 17 21 30 30 18 8 30 8 52 8 16 0 33-4 46-8 17-9 30-22 42-34v29c0 5 0 5 5 5 0 4 0 4 0 4 4 0 4 0 8 0s4 0 9 0c4 0 8 0 12 0h5c0 0 4 0 4-4v-5zM191 314c-8 9-13 17-21 21-8 9-13 13-17 17-8 5-13 5-21 9-4 0-9 0-17 0-13 0-21 0-30-9-8-4-17-12-21-21-4-8-9-21-9-31-5-12-5-25-5-38 0-12 0-25 5-33 0-13 5-22 13-30 5-13 9-17 17-26 9-4 22-8 34-8 13 0 26 4 34 13 13 8 25 21 38 34z">
          <text:p/>
        </draw:path>
        <draw:path draw:style-name="gr4" draw:text-style-name="P5" draw:layer="layout" svg:width="0.169cm" svg:height="0.347cm" svg:x="18.728cm" svg:y="15.629cm" svg:viewBox="0 0 170 348" svg:d="M170 310c0-4-4-4-4-8h-4-5c0 0-4 0-8 0 0 4-4 4-9 4-4 0-8 0-12 0-14 0-22-4-27-13-8-8-8-21-8-38v-145h69c0 0 4 0 4-4 4 0 4-4 4-13 0-4 0-8 0-8 0-5-4-5-4-9-4-4-4-4-4-4h-69v-59c0-5 0-5 0-5-4-4-4-4-4-4-5 0-5 0-9 0-4-4-8-4-13-4-4 0-8 0-8 4-4 0-8 0-8 0-5 0-5 0-5 4v5 59h-38c0 0-4 0-4 4h-4c0 4 0 4 0 9 0 0 0 4 0 8 0 9 0 13 0 13 4 4 4 4 8 4h38v153c0 13 0 26 5 39 0 12 4 21 12 25 4 8 13 13 21 17 13 4 22 4 40 4 4 0 8 0 12 0s9 0 13 0c4-4 4-4 8-4 5 0 5-4 9-4 0-5 0-5 4-9 0-4 0-8 0-13 0-4 0-8 0-8z">
          <text:p/>
        </draw:path>
        <draw:path draw:style-name="gr4" draw:text-style-name="P5" draw:layer="layout" svg:width="0.258cm" svg:height="0.279cm" svg:x="18.935cm" svg:y="15.697cm" svg:viewBox="0 0 259 280" svg:d="M251 81c-4-18-13-30-21-43-13-13-26-21-43-26-12-8-33-12-55-12-21 0-42 4-55 12-17 9-33 17-42 30-14 13-22 26-26 43-5 22-9 38-9 60 0 21 4 42 9 59 4 17 12 30 22 42 13 13 25 21 42 26 13 8 34 8 55 8s43 0 55-8c17-9 34-17 43-30 12-13 21-30 25-47 4-16 8-33 8-55 0-21-4-42-8-59zM204 183c-4 12-8 25-12 34-9 8-17 12-26 21-12 4-21 4-38 4-13 0-25 0-34-8-12-5-21-13-25-22-4-8-9-17-13-29-4-13-4-26-4-43 0-12 0-25 4-38 4-12 9-25 17-34 4-9 13-17 21-22 13-4 21-8 38-8 13 0 26 4 39 8 8 9 16 13 21 27 8 8 12 17 12 29 5 13 5 26 5 43 0 12 0 25-5 38z">
          <text:p/>
        </draw:path>
        <draw:frame draw:style-name="gr8" draw:text-style-name="P23" draw:layer="layout" svg:width="0.583cm" svg:height="0.683cm" svg:x="6.646cm" svg:y="13.724cm">
          <draw:text-box>
            <text:p text:style-name="P2"><text:span text:style-name="T13">q</text:span></text:p>
          </draw:text-box>
        </draw:frame>
        <draw:polygon draw:style-name="gr4" draw:text-style-name="P5" draw:layer="layout" svg:width="0.296cm" svg:height="0.335cm" svg:x="3.327cm" svg:y="17.356cm" svg:viewBox="0 0 297 336" draw:points="46,148 46,0 0,0 0,336 46,336 46,187 297,187 297,148">
          <text:p/>
        </draw:polygon>
        <draw:path draw:style-name="gr4" draw:text-style-name="P5" draw:layer="layout" svg:width="0.334cm" svg:height="0.503cm" svg:x="3.814cm" svg:y="17.293cm" svg:viewBox="0 0 335 504" svg:d="M145 403v93 4h4c0 0 4 4 8 4 0 0 5 0 9 0s8 0 13 0c4 0 4-4 8-4h4c0-4 0-4 0-4v-93c21-4 43-9 64-13 17-8 29-17 42-30 13-12 21-29 30-42 4-17 8-38 8-59s-4-38-8-55c-9-17-17-30-30-42-8-13-25-22-42-26-17-8-38-13-64-13v-115-4c-4 0-4 0-4-4-4 0-4 0-8 0-5 0-9 0-13 0s-9 0-9 0c-4 0-8 0-8 0 0 4-4 4-4 4v4 115c-26 0-47 5-64 13-17 9-34 17-46 30-14 12-23 25-27 42-8 17-8 34-8 55s0 42 8 59c4 17 13 30 27 43 12 8 25 21 46 25 17 9 38 13 64 13zM191 365v-203c17 0 34 4 47 8s21 13 29 21c9 9 13 21 17 34 0 13 5 25 5 38 0 17-5 30-9 42-4 13-8 22-17 30-8 9-17 17-29 21-13 4-26 9-43 9zM145 365c-21 0-34-5-47-13-13-4-25-13-30-21-8-9-12-17-16-30-5-12-5-25-5-38 0-17 0-34 5-42 4-13 12-26 21-30 4-8 17-17 29-21 13-4 26-8 43-8z">
          <text:p/>
        </draw:path>
        <draw:path draw:style-name="gr4" draw:text-style-name="P5" draw:layer="layout" svg:width="0.386cm" svg:height="0.271cm" svg:x="4.317cm" svg:y="17.42cm" svg:viewBox="0 0 387 272" svg:d="M387 4c0 0 0-4-5-4h-4c-4 0-8 0-12 0-5 0-9 0-13 0h-4c-5 0-5 4-5 4-4 0-4 4-4 4l-59 208v4-4l-64-208v-4l-4-4c-4 0-4 0-8 0 0 0-5 0-9 0s-8 0-12 0c-5 0-5 0-9 0 0 0 0 4-4 4v4l-55 208-4 4v-4l-61-208-4-4c0 0 0-4-4-4h-4c-5 0-9 0-13 0-9 0-9 0-13 0s-4 0-8 0l-5 4v4 4c0 0 0 5 5 9l72 237c0 4 4 4 4 9h4c4 5 4 5 9 5 4 0 8 0 18 0 4 0 8 0 12 0s9 0 9-5c4 0 4 0 8 0 0-5 0-5 0-9l51-182 55 182c0 4 0 4 4 9h4c0 5 5 5 9 5s8 0 17 0c4 0 8 0 13 0 4 0 8 0 8-5 4 0 4 0 4 0 5-5 5-5 5-9l76-237c0-4 0-9 0-9 0-4 0-4 0-4 0-4 0-4 0-4z">
          <text:p/>
        </draw:path>
        <draw:path draw:style-name="gr4" draw:text-style-name="P5" draw:layer="layout" svg:width="0.317cm" svg:height="0.398cm" svg:x="4.762cm" svg:y="17.293cm" svg:viewBox="0 0 318 399" svg:d="M318 233c0-17 0-34-6-47-5-13-11-21-24-34-5-8-24-17-41-21-12-4-36-9-60-9-17 0-41 5-60 9-18 8-42 17-61 34v-157-4c0 0-7 0-7-4 0 0-5 0-11 0 0 0-6 0-13 0-5 0-11 0-17 0-7 0-7 0-12 0 0 4 0 4-6 4v4 382 4c6 0 6 0 6 0 5 5 5 5 12 5 6 0 12 0 17 0 7 0 13 0 13 0 6 0 11 0 11-5h7c0-4 0-4 0-4v-179c19-12 37-25 56-34 17-8 35-12 53-12 12 0 24 0 36 4 5 4 18 8 24 13 5 8 12 17 12 25 6 9 6 21 6 34v149 4c6 0 6 0 6 0 5 5 5 5 11 5 7 0 13 0 18 0 6 0 13 0 13 0 6 0 11 0 11-5h6c0-4 0-4 0-4z">
          <text:p/>
        </draw:path>
        <draw:path draw:style-name="gr4" draw:text-style-name="P5" draw:layer="layout" svg:width="0.237cm" svg:height="0.28cm" svg:x="5.054cm" svg:y="17.415cm" svg:viewBox="0 0 238 281" svg:d="M238 120c0-17-4-30-8-47-5-12-9-25-17-38-13-8-21-18-38-26-13-4-30-9-51-9-17 0-34 5-51 9-17 8-30 18-39 31-13 12-21 25-25 42-9 17-9 38-9 59 0 26 0 42 9 59 4 22 12 34 25 47 9 8 22 17 39 25 17 5 34 9 55 9 13 0 26 0 34-4 13 0 21-5 30-5 8-4 12-8 17-8 8-4 8-4 12-9 0-4 4-4 4-4 0-4 0-4 0-4 0-4 0-4 0-9 0-4 0-4 0-8 0 0 0-4-4-4 0-4 0-4 0-4h-4c-4 0-4 0-8 4-5 0-13 4-17 4-9 4-17 8-26 8-8 5-21 5-34 5-12 0-25-5-38-9-8-4-17-8-25-17-4-8-13-17-13-29-4-13-4-26-4-38h169c4 0 9-5 13-5 0-4 4-8 4-17zM52 116c0-13 0-21 4-30 4-8 9-17 13-25 8-5 13-13 25-17 9-4 17-4 30-4 21 0 38 4 51 21 12 12 17 29 17 55z">
          <text:p/>
        </draw:path>
        <draw:path draw:style-name="gr4" draw:text-style-name="P5" draw:layer="layout" svg:width="0.148cm" svg:height="0.276cm" svg:x="5.363cm" svg:y="17.415cm" svg:viewBox="0 0 149 277" svg:d="M149 22c0-5 0-5 0-9-4 0-4 0-4-4s-4-4-8-4c0 0-5 0-9-5-4 0-4 0-8 0-5 0-5 0-9 0s-12 0-17 0c-4 5-8 5-17 9-4 4-8 8-17 17-4 4-12 13-17 26v-39c0 0 0-4-5-4v-4c-4 0-4 0-8 0s-4 0-9 0c-4 0-8 0-12 0h-5c-4 4-4 4-4 4v4 255 4h4c0 5 5 5 9 5 0 0 4 0 8 0 5 0 9 0 13 0s4 0 9-5c5-4 5-4 5-4v-169c4-9 12-17 17-26 4-4 8-8 17-12 4-5 8-9 12-14 5 0 9 0 13 0s8 0 13 0c4 0 4 0 8 5 4 0 4 0 9 0 0 4 4 4 4 4 0 0 4 0 4-4v-5c0 0 4 0 4-4s0-9 0-13 0-8 0-8z">
          <text:p/>
        </draw:path>
        <draw:path draw:style-name="gr4" draw:text-style-name="P5" draw:layer="layout" svg:width="0.237cm" svg:height="0.28cm" svg:x="5.541cm" svg:y="17.415cm" svg:viewBox="0 0 238 281" svg:d="M238 120c0-17 0-30-4-47-4-12-13-25-21-38-9-8-22-18-34-26-17-4-34-9-55-9-17 0-34 5-51 9-13 8-26 18-38 31-10 12-18 25-27 42-4 17-8 38-8 59 0 26 4 42 8 59 5 22 13 34 27 47 8 8 25 17 38 25 17 5 34 9 55 9 13 0 25 0 34-4 12 0 21-5 29-5 9-4 17-8 22-8 4-4 8-4 8-9h4c0-4 0-4 0-4 0-4 0-4 0-4 0-4 0-4 0-9 0-4 0-4 0-8v-4c0-4-4-4-4-4h-4c0 0-4 0-9 4-4 0-8 4-17 4-8 4-12 8-25 8-8 5-17 5-30 5-17 0-29-5-38-9-12-4-21-8-25-17-9-8-13-17-17-29 0-13-4-26-4-38h169c4 0 9-5 13-5 4-4 4-8 4-17zM52 116c0-13 4-21 4-30 4-8 8-17 17-25 4-5 13-13 21-17 9-4 17-4 30-4 25 0 42 4 50 21 13 12 17 29 17 55z">
          <text:p/>
        </draw:path>
        <draw:path draw:style-name="gr4" draw:text-style-name="P5" draw:layer="layout" svg:width="0.389cm" svg:height="0.503cm" svg:x="5.96cm" svg:y="17.293cm" svg:viewBox="0 0 390 504" svg:d="M168 403v93 4h4c0 0 5 4 11 4 0 0 4 0 9 0s11 0 15 0c5 0 5-4 10-4 5-4 5-4 5-4v-93c25-4 50-9 70-13 25-8 40-17 54-30 15-12 25-29 35-42 4-17 9-38 9-59s-5-38-9-55c-10-17-20-30-35-42-10-13-29-22-49-26-25-8-50-13-75-13v-115c0 0 0-4-5-4v-4c-5 0-5 0-10 0-4 0-10 0-15 0s-9 0-9 0c-6 0-11 0-11 0-4 4-4 4-4 4v4 115c-29 0-55 5-75 13-18 9-38 17-53 30-16 12-25 25-30 42-10 17-10 34-10 55s0 42 10 59c5 17 14 30 30 43 15 8 29 21 53 25 20 9 46 13 75 13zM222 365v-203c19 0 40 4 55 8s25 13 35 21c9 9 14 21 20 34 0 13 4 25 4 38 0 17-4 30-10 42-5 13-9 22-19 30-10 9-25 17-35 21-15 4-36 9-50 9zM168 365c-25 0-40-5-55-13-14-4-29-13-34-21-10-9-15-17-20-30-4-12-4-25-4-38 0-17 0-34 4-42 5-13 16-26 20-30 9-8 25-17 40-21 14-4 29-8 49-8z">
          <text:p/>
        </draw:path>
        <draw:path draw:style-name="gr4" draw:text-style-name="P5" draw:layer="layout" svg:width="0.059cm" svg:height="0.377cm" svg:x="6.485cm" svg:y="17.314cm" svg:viewBox="0 0 60 378" svg:d="M52 114v-4c0 0-4 0-4-4 0 0-5 0-9 0 0 0-5 0-9 0-5 0-9 0-13 0s-4 0-9 0c0 4 0 4-4 4v4 255 4c4 0 4 0 4 0 5 5 5 5 9 5s8 0 13 0c4 0 9 0 9 0 4 0 9 0 9-5h4c0-4 0-4 0-4zM56 4c-4-4-13-4-26-4-9 0-17 0-22 4-4 4-8 13-8 21 0 13 4 21 8 26 5 0 9 4 22 4s22-4 26-9c4 0 4-8 4-21 0-8 0-17-4-21z">
          <text:p/>
        </draw:path>
        <draw:path draw:style-name="gr4" draw:text-style-name="P5" draw:layer="layout" svg:width="0.182cm" svg:height="0.28cm" svg:x="6.604cm" svg:y="17.415cm" svg:viewBox="0 0 183 281" svg:d="M178 171c-4-9-8-17-17-21-4-5-12-9-21-13-8-4-17-9-25-13-4-4-13-4-21-8-9-4-17-9-22-9-8-4-12-8-16-17-5-4-5-8-5-17 0-4 0-8 5-12 0-5 4-9 8-13s8-4 13-8c8 0 17 0 21 0 13 0 17 0 25 4 9 0 13 4 17 4 9 4 13 8 13 8 4 5 8 5 8 5h5c0-5 0-5 4-5 0-4 0-4 0-8 0 0 0-4 0-8 0 0 0-5 0-9v-4c0 0-4 0-4-5l-5-5c0 0-4-4-8-4-4-4-9-4-13-8-4 0-12 0-21-5-4 0-13 0-21 0-13 0-30 0-38 5-13 4-27 12-31 17-8 9-17 18-21 26s-4 17-4 30c0 8 0 21 4 29 4 5 8 13 17 17 4 9 13 13 22 17s17 9 25 13c5 0 13 4 22 8 8 0 17 5 21 9 8 4 13 8 17 12 4 5 4 13 4 17 0 9 0 13-4 22-4 4-4 8-13 12-4 0-8 5-17 5-4 4-13 4-21 4-9 0-17 0-25-4-9-5-18-5-23-9-8-4-12-8-17-8-4-5-8-5-8-5h-4c0 0 0 5-4 5v4c0 4 0 8 0 8 0 9 0 13 0 17 4 0 4 4 4 9 4 0 8 4 12 4 5 4 9 4 17 8 5 5 14 5 23 5 8 4 16 4 25 4 17 0 30-4 42-4 13-5 21-9 30-17 8-9 17-17 21-26 4-12 9-21 9-34 0-12 0-21-5-29z">
          <text:p/>
        </draw:path>
        <draw:path draw:style-name="gr4" draw:text-style-name="P5" draw:layer="layout" svg:width="0.211cm" svg:height="0.28cm" svg:x="6.968cm" svg:y="17.415cm" svg:viewBox="0 0 212 281" svg:d="M212 95c0-13 0-30-4-39-4-12-8-21-17-29-8-10-17-18-34-22-13-5-25-5-46-5-9 0-18 0-31 0-8 5-17 5-25 9-9 0-17 4-22 8-8 5-12 5-12 10-5 0-5 4-5 8-4 0-4 5-4 9s0 8 0 8c4 4 4 4 4 9l5 4h4c0 0 4 0 8-4 5-5 13-5 17-9 9-4 17-8 26-8 8-4 21-4 30-4 13 0 22 0 30 4 8 0 13 4 17 8 4 9 8 13 13 21 0 9 0 17 0 26v21h-34c-21 0-39 0-56 4s-30 9-43 17c-8 4-17 13-25 26-4 8-8 21-8 38 0 12 4 21 8 29 4 13 8 21 17 26 8 8 17 12 30 17 8 0 21 4 33 4 18 0 35-4 48-13 13-4 25-13 38-25v25 4c4 0 4 5 9 5 0 0 4 0 12 0 5 0 9 0 9 0 4 0 4-5 8-5v-4zM166 205c-9 12-22 21-34 29-9 5-21 9-35 9-17 0-30-4-38-13-9-8-13-17-13-30 0-8 4-12 4-21 5-4 9-8 17-12 5-5 13-9 21-9 14-4 23-4 40-4h38z">
          <text:p/>
        </draw:path>
        <draw:path draw:style-name="gr4" draw:text-style-name="P5" draw:layer="layout" svg:width="0.17cm" svg:height="0.347cm" svg:x="7.365cm" svg:y="17.348cm" svg:viewBox="0 0 171 348" svg:d="M171 306c0 0 0-5-4-5 0-4 0-4 0-4h-5-4c0 0-5 4-9 4 0 0-5 0-9 5-4 0-8 0-13 0-12 0-21-5-25-13-8-9-8-26-8-43v-140h68c0 0 5 0 5-4 4-5 4-9 4-17 0 0 0-5 0-9l-4-4c0-4 0-4 0-4-5 0-5 0-5 0h-68v-64-4c-5 0-5 0-5-4-4 0-4 0-8 0s-9 0-13 0-8 0-8 0c-4 0-9 0-9 0 0 4-4 4-4 4v4 64h-38-4l-5 4v4c0 4 0 9 0 9 0 8 0 12 0 17 5 4 5 4 9 4h38v149c0 17 0 30 4 38 0 13 9 21 13 30 4 8 13 12 25 17 9 0 17 4 34 4 4 0 9 0 13 0 4-4 8-4 13-4 4 0 4 0 9-5 4 0 4 0 9-4 0 0 0-4 4-8 0 0 0-5 0-13 0-4 0-4 0-8z">
          <text:p/>
        </draw:path>
        <draw:path draw:style-name="gr4" draw:text-style-name="P5" draw:layer="layout" svg:width="0.224cm" svg:height="0.398cm" svg:x="7.594cm" svg:y="17.293cm" svg:viewBox="0 0 225 399" svg:d="M225 233c0-17 0-34-4-47s-8-21-17-34c-4-8-17-17-29-21-9-4-26-9-44-9-12 0-29 5-42 9-13 8-30 17-42 34v-157-4c0 0-5 0-5-4 0 0-4 0-8 0 0 0-4 0-9 0-4 0-8 0-12 0s-4 0-9 0c0 4 0 4-4 4v4 382 4c4 0 4 0 4 0 5 5 5 5 9 5s8 0 12 0c5 0 9 0 9 0 4 0 8 0 8-5h5c0-4 0-4 0-4v-179c12-12 25-25 38-34 12-8 25-12 38-12 8 0 18 0 26 4 4 4 13 8 17 13 4 8 9 17 9 25 4 9 4 21 4 34v149 4c4 0 4 0 4 0 4 5 4 5 9 5 4 0 8 0 12 0 5 0 9 0 9 0 4 0 8 0 8-5h4c0-4 0-4 0-4z">
          <text:p/>
        </draw:path>
        <draw:path draw:style-name="gr4" draw:text-style-name="P5" draw:layer="layout" svg:width="0.237cm" svg:height="0.28cm" svg:x="7.886cm" svg:y="17.415cm" svg:viewBox="0 0 238 281" svg:d="M238 120c0-17-4-30-8-47-4-12-9-25-17-38-13-8-21-18-38-26-13-4-30-9-51-9-17 0-34 5-51 9-17 8-30 18-39 31-13 12-21 25-25 42-9 17-9 38-9 59 0 26 0 42 9 59 4 22 12 34 25 47 9 8 22 17 39 25 17 5 34 9 55 9 13 0 26 0 34-4 13 0 21-5 30-5 8-4 12-8 17-8 8-4 8-4 12-9 0-4 5-4 5-4 0-4 0-4 0-4 0-4 0-4 0-9 0-4 0-4 0-8 0 0 0-4-5-4 0-4 0-4 0-4h-4c-4 0-4 0-8 4-5 0-13 4-17 4-9 4-17 8-26 8-8 5-21 5-34 5-12 0-25-5-38-9-8-4-17-8-25-17-4-8-13-17-13-29-5-13-5-26-5-38h170c5 0 9-5 13-5 0-4 4-8 4-17zM51 116c0-13 0-21 5-30 4-8 9-17 13-25 8-5 13-13 25-17 9-4 17-4 30-4 21 0 38 4 51 21 12 12 17 29 17 55z">
          <text:p/>
        </draw:path>
        <draw:path draw:style-name="gr4" draw:text-style-name="P5" draw:layer="layout" svg:width="0.259cm" svg:height="0.28cm" svg:x="8.178cm" svg:y="17.415cm" svg:viewBox="0 0 260 281" svg:d="M251 82c-4-17-13-34-25-47-9-8-23-18-39-26-17-4-34-9-55-9-22 0-43 5-60 9-17 8-29 18-42 31-9 12-17 29-21 46-9 17-9 38-9 55 0 21 0 42 9 59 4 17 12 30 21 43 13 12 25 21 38 29 17 5 38 9 59 9s38-4 55-13c17-4 31-17 44-29 8-13 17-26 25-43 4-17 9-38 9-59s-5-38-9-55zM203 183c-4 13-8 22-16 30-5 9-13 17-26 21-8 5-21 9-34 9-12 0-25-4-38-9-8-4-17-12-21-21-8-8-13-21-13-34-4-12-4-25-4-38 0-17 0-29 4-42 5-13 9-21 13-30 8-13 17-17 25-21 9-8 22-8 34-8 17 0 30 0 38 8 13 4 17 13 26 21 4 9 8 21 12 34 0 13 6 25 6 38s-6 30-6 42z">
          <text:p/>
        </draw:path>
        <draw:path draw:style-name="gr4" draw:text-style-name="P5" draw:layer="layout" svg:width="0.385cm" svg:height="0.226cm" svg:x="8.504cm" svg:y="17.415cm" svg:viewBox="0 0 386 227" svg:d="M386 18c0-4 0-4-10-7v-4c-11-3-11-3-21-3 0 0-10 0-23-4-11 0-11 0-21 0s-23 0-23 0c-11 0-32 0-44 0-11 4-21 4-45 7-10 4-20 7-41 14-13 4-34 11-44 22v-32l-13-4v-3c-10 0-10 0-21 0-10 0-10 0-23 0-10 0-21 0-31 0h-13c-13 3-13 3-13 3v4 209 3h13c0 4 13 4 13 4 10 0 21 0 31 0 13 0 23 0 34 0 10 0 10 0 10-4 13 0 13 0 13 0 10-3 10-3 10-3v-139c11-7 34-14 44-21 11-3 21-7 44-10 11-4 21-7 32-11 12 0 23 0 33 0 11 0 24 0 34 0s10 0 21 4c13 0 13 0 23 0 0 3 10 3 10 3 0 0 11 0 11-3v-4l10-4c0-3 0-7 0-10 0-4 0-7 0-7z">
          <text:p/>
        </draw:path>
        <draw:path draw:style-name="gr4" draw:text-style-name="P5" draw:layer="layout" svg:width="0.237cm" svg:height="0.28cm" svg:x="8.682cm" svg:y="17.415cm" svg:viewBox="0 0 238 281" svg:d="M238 120c0-17 0-30-4-47-4-12-13-25-21-38-10-8-22-18-35-26-17-4-34-9-55-9-17 0-34 5-51 9-13 8-25 18-38 31-9 12-17 25-25 42-5 17-9 38-9 59 0 26 4 42 9 59 4 22 12 34 25 47 13 8 25 17 38 25 17 5 34 9 55 9 13 0 25 0 38-4 9 0 17-5 26-5 8-4 17-8 22-8 4-4 8-4 8-9h4c0-4 0-4 0-4 0-4 0-4 0-4 0-4 0-4 0-9 0-4 0-4 0-8v-4c0-4 0-4-4-4h-4c0 0-4 0-9 4-5 0-9 4-17 4-9 4-13 8-26 8-8 5-17 5-29 5-17 0-30-5-39-9-12-4-21-8-25-17-8-8-13-17-17-29 0-13-4-26-4-38h170c4 0 9-5 13-5 4-4 4-8 4-17zM51 116c0-13 4-21 8-30 0-8 5-17 13-25 4-5 13-13 21-17 9-4 17-4 30-4 25 0 42 4 51 21 12 12 17 29 17 55z">
          <text:p/>
        </draw:path>
        <draw:path draw:style-name="gr4" draw:text-style-name="P5" draw:layer="layout" svg:width="0.381cm" svg:height="0.276cm" svg:x="8.991cm" svg:y="17.415cm" svg:viewBox="0 0 382 277" svg:d="M382 107c0-12 0-29-4-42s-9-22-13-35c-8-8-17-17-30-21-9-4-26-9-39-9-8 0-17 0-21 0-8 5-12 9-21 13-8 0-17 9-21 13-9 8-17 17-25 26-5-9-9-18-13-22-4-8-9-13-17-17-4-4-13-8-21-8-9-5-17-5-30-5s-30 5-42 13c-13 4-26 17-43 34v-34-4c0 0-4 0-4-4h-4c-4 0-9 0-13 0s-8 0-8 0c-4 0-4 0-9 0 0 4-4 4-4 4v4 255 4c4 0 4 0 4 0 5 5 5 5 9 5s8 0 12 0c5 0 9 0 9 0 4 0 8 0 8-5h5c0-4 0-4 0-4v-178c12-12 25-25 38-34 8-9 21-13 34-13 8 0 17 0 21 4 8 5 12 9 17 14 4 8 8 17 8 25 4 9 4 17 4 30v152 4c5 0 5 0 5 0 4 5 4 5 8 5s9 0 13 0 8 0 8 0c5 0 9 0 9-5h4c0-4 0-4 0-4v-178c13-12 25-25 38-34 9-9 21-13 30-13 8 0 17 0 25 4 4 5 9 9 13 14 4 8 8 17 8 25 5 9 5 17 5 30v152 4c4 0 4 0 4 0 4 5 4 5 9 5 4 0 9 0 13 0s8 0 8 0c5 0 9 0 9-5h4c0-4 0-4 0-4z">
          <text:p/>
        </draw:path>
        <draw:frame draw:style-name="gr8" draw:text-style-name="P23" draw:layer="layout" svg:width="11.352cm" svg:height="0.683cm" svg:x="1.647cm" svg:y="16.285cm">
          <draw:text-box>
            <text:p text:style-name="P2"><text:span text:style-name="T13">axioms, and theorems already proved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path draw:style-name="gr4" draw:text-style-name="P5" draw:layer="layout" svg:width="0.53cm" svg:height="0.856cm" svg:x="9.342cm" svg:y="8.779cm" svg:viewBox="0 0 531 857" svg:d="M238 687v157 4l4 4c4 0 8 5 8 5 4 0 9 0 17 0 4 0 9 0 13 0s8-5 8-5c5 0 5-4 5-4 4 0 4-4 4-4v-157c38-4 72-12 101-25 30-13 56-30 73-47 22-21 34-46 43-76 12-25 17-59 17-93s-5-68-13-93c-13-30-25-55-42-72-22-21-48-38-78-47-25-12-63-21-101-21v-200c0-4 0-4-4-4 0-4 0-4-5-4 0-5-4-5-8-5s-9 0-13 0c-8 0-13 0-17 0 0 0-4 0-8 5 0 0-4 0-4 4v4 200c-43 4-77 9-106 21-30 13-55 30-72 51-21 21-38 47-47 72-8 30-13 59-13 93 0 38 5 68 13 98 9 29 26 50 42 72 22 21 47 33 77 46 29 13 63 17 106 21zM297 264c34 0 63 8 84 17 22 8 39 25 51 42 18 17 27 34 31 55 4 26 8 47 8 72 0 30-4 55-12 81-5 21-18 38-31 55-17 12-34 25-55 34-21 8-47 12-76 16zM238 636c-34-4-64-8-89-21-22-8-38-21-55-38-13-17-22-34-26-59-8-21-8-47-8-72 0-30 4-55 8-76 9-21 21-38 34-55 17-17 34-26 55-34 25-9 51-17 81-17z">
          <text:p/>
        </draw:path>
        <draw:path draw:style-name="gr4" draw:text-style-name="P5" draw:layer="layout" svg:width="0.084cm" svg:height="0.44cm" svg:x="10.236cm" svg:y="9.021cm" svg:viewBox="0 0 85 441" svg:d="M85 25c-4-8-4-13-8-17s-9-4-13-8c-4 0-14 0-22 0s-17 0-21 0c-4 4-9 4-13 8s-4 9-8 17c0 4 0 13 0 21 0 9 0 17 0 21 4 9 4 13 8 17 4 0 9 5 13 5 4 4 13 4 21 4s18 0 22-4c4 0 9-5 13-5 4-4 4-8 8-17 0-4 0-12 0-21 0-8 0-17 0-21zM85 368c-4-4-4-8-8-13-4-4-9-4-13-8-4 0-14 0-22 0s-17 0-21 0c-4 4-9 4-13 8-4 5-4 9-8 13 0 9 0 17 0 25 0 9 0 17 0 22 4 8 4 12 8 17 4 0 9 4 13 4 4 5 13 5 21 5s18 0 22-5c4 0 9-4 13-4 4-5 4-9 8-17 0-5 0-13 0-22 0-8 0-16 0-25z">
          <text:p/>
        </draw:path>
        <draw:path draw:style-name="gr4" draw:text-style-name="P5" draw:layer="layout" svg:width="0.085cm" svg:height="0.44cm" svg:x="10.494cm" svg:y="9.021cm" svg:viewBox="0 0 86 441" svg:d="M86 25c0-8-5-13-9-17 0-4-4-4-13-8-4 0-12 0-22 0-8 0-12 0-21 0-4 4-8 4-13 8 0 4-4 9-4 17 0 4-4 13-4 21 0 9 4 17 4 21 0 9 4 13 4 17 5 0 9 5 13 5 9 4 13 4 21 4 10 0 18 0 22-4 9 0 13-5 13-5 4-4 9-8 9-17 0-4 0-12 0-21 0-8 0-17 0-21zM86 368c0-4-5-8-9-13 0-4-4-4-13-8-4 0-12 0-22 0-8 0-12 0-21 0-4 4-8 4-13 8 0 5-4 9-4 13 0 9-4 17-4 25 0 9 4 17 4 22 0 8 4 12 4 17 5 0 9 4 13 4 9 5 13 5 21 5 10 0 18 0 22-5 9 0 13-4 13-4 4-5 9-9 9-17 0-5 0-13 0-22 0-8 0-16 0-25z">
          <text:p/>
        </draw:path>
        <draw:path draw:style-name="gr4" draw:text-style-name="P5" draw:layer="layout" svg:width="0.398cm" svg:height="0.233cm" svg:x="10.701cm" svg:y="9.059cm" svg:viewBox="0 0 399 234" svg:d="M395 4c-4-4-8-4-13-4h-365c-4 0-8 0-12 4-5 4-5 13-5 21 0 9 0 17 5 21 4 0 8 5 12 5h365c5 0 9-5 13-5 4-4 4-12 4-21 0-8 0-17-4-21zM395 187c-4-4-8-4-13-4h-365c-4 0-8 0-12 4-5 4-5 13-5 21 0 9 0 17 5 21 4 0 8 5 12 5h365c5 0 9-5 13-5 4-4 4-12 4-21 0-8 0-17-4-21z">
          <text:p/>
        </draw:path>
        <draw:frame draw:style-name="gr2" draw:text-style-name="P11" draw:layer="layout" svg:width="8.083cm" svg:height="0.99cm" svg:x="1.487cm" svg:y="8.637cm">
          <draw:text-box>
            <text:p text:style-name="P10"><text:span text:style-name="T6">Proof Questions-1: </text:span></text:p>
          </draw:text-box>
        </draw:frame>
        <draw:path draw:style-name="gr4" draw:text-style-name="P5" draw:layer="layout" svg:width="0.529cm" svg:height="0.856cm" svg:x="13.127cm" svg:y="8.779cm" svg:viewBox="0 0 530 857" svg:d="M237 687v157 4l4 4c5 0 5 5 9 5s8 0 17 0c4 0 8 0 12 0 5 0 9-5 9-5 4 0 4-4 4-4 4 0 4-4 4-4v-157c38-4 73-12 103-25s55-30 72-47c21-21 34-46 42-76 13-25 17-59 17-93s-4-68-17-93c-8-30-21-55-38-72-21-21-46-38-76-47-30-12-65-21-103-21v-200c0-4 0-4-4-4 0-4 0-4-4-4 0-5-4-5-9-5-4 0-8 0-12 0-9 0-13 0-17 0s-4 0-9 5c0 0-4 0-4 4v4 200c-42 4-76 9-106 21-29 13-55 30-76 51-17 21-34 47-42 72-9 30-13 59-13 93 0 38 4 68 13 98 8 29 25 50 42 72 21 21 47 33 76 46 30 13 64 17 106 21zM296 264c34 0 60 8 86 17 21 8 38 25 51 42s25 34 29 55c5 26 9 47 9 72 0 30-4 55-13 81-8 21-17 38-29 55-17 12-34 25-55 34-23 8-48 12-78 16zM237 636c-38-4-63-8-89-21-21-8-42-21-55-38s-21-34-25-59c-9-21-9-47-9-72 0-30 5-55 9-76 8-21 21-38 34-55 17-17 34-26 55-34 21-9 50-17 80-17z">
          <text:p/>
        </draw:path>
        <draw:path draw:style-name="gr4" draw:text-style-name="P5" draw:layer="layout" svg:width="0.419cm" svg:height="0.445cm" svg:x="13.961cm" svg:y="8.957cm" svg:viewBox="0 0 420 446" svg:d="M420 213c-4-4-4-4-4-9-4 0-4-4-9-4h-4-165v-187c0 0 0-4-4-4 0-5 0-5-4-5 0-4-5-4-9-4 0 0-4 0-13 0-4 0-8 0-12 0 0 0-4 0-9 4 0 0-4 0-4 5v4 187h-166c-4 0-4 0-8 0l-5 4c0 5-4 5-4 9s0 8 0 13c0 4 0 8 0 8 0 4 4 9 4 9 0 4 5 4 5 4 4 4 4 4 8 4h166v182 4l4 4c5 0 9 0 9 5 4 0 8 0 12 0 9 0 13 0 13 0 4-5 9-5 9-5 4 0 4-4 4-4 4 0 4-4 4-4v-182h165c0 0 4 0 4-4 5 0 5 0 9-4 0 0 0-5 4-9 0 0 0-4 0-8 0-5 0-9 0-13z">
          <text:p/>
        </draw:path>
        <draw:path draw:style-name="gr4" draw:text-style-name="P5" draw:layer="layout" svg:width="0.529cm" svg:height="0.856cm" svg:x="14.71cm" svg:y="8.752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4" draw:text-style-name="P5" draw:layer="layout" svg:width="0.156cm" svg:height="0.851cm" svg:x="15.549cm" svg:y="8.771cm" svg:viewBox="0 0 157 852" svg:d="M127 213c-17-73-43-141-77-205 0-4 0-4 0-4 0 0-4 0-4-4-4 0-8 0-8 0-5 0-9 0-17 0-5 0-9 0-9 0-4 0-8 4-8 4-4 0-4 4-4 4 0 5 0 5 0 9 33 63 59 131 76 200 12 72 21 140 21 207 0 68-9 140-21 208-17 67-43 135-76 203 0 4 0 4 0 8v5c0 0 4 0 8 4 4 0 8 0 13 0 4 0 8 0 12 0 5 0 5 0 9-4h4c4-5 4-5 4-5 17-33 34-67 47-101s25-68 35-102c8-34 17-68 21-106 4-34 4-72 4-105 0-77-8-149-30-216z">
          <text:p/>
        </draw:path>
        <draw:path draw:style-name="gr4" draw:text-style-name="P5" draw:layer="layout" svg:width="0.056cm" svg:height="0.868cm" svg:x="16.2cm" svg:y="8.767cm" svg:viewBox="0 0 57 869" svg:d="M57 12c0-4 0-4 0-4 0-4-6-4-6-4-4-4-4-4-8-4s-9 0-13 0c-8 0-13 0-17 0 0 0-4 0-8 4l-5 4v4 844 4c5 0 5 4 5 4 4 0 8 5 8 5 4 0 9 0 17 0 4 0 9 0 13 0s4-5 8-5l6-4v-4z">
          <text:p/>
        </draw:path>
        <draw:path draw:style-name="gr4" draw:text-style-name="P5" draw:layer="layout" svg:width="0.154cm" svg:height="0.851cm" svg:x="16.747cm" svg:y="8.771cm" svg:viewBox="0 0 155 852" svg:d="M153 8v-4c-4 0-4-4-9-4-4 0-8 0-12 0-9 0-13 0-13 0-5 0-9 0-9 0-5 4-5 4-9 4v4c-17 30-29 64-42 98s-21 69-30 107c-13 33-17 67-21 105-4 34-8 72-8 111 0 33 0 71 8 105 4 38 8 72 17 106 8 34 21 68 34 102s25 68 42 101c0 0 4 0 4 5h5c4 4 9 4 9 4 4 0 9 0 13 0s8 0 12 0c5-4 9-4 9-4 0 0 4-5 0-5 0-4 0-4 0-8-30-68-56-136-69-203-17-68-25-140-25-208 0-67 8-135 21-207 17-69 39-137 73-200 0-4 0-4 0-9z">
          <text:p/>
        </draw:path>
        <draw:path draw:style-name="gr4" draw:text-style-name="P5" draw:layer="layout" svg:width="0.41cm" svg:height="0.144cm" svg:x="17.005cm" svg:y="9.16cm" svg:viewBox="0 0 411 145" svg:d="M411 26c0-13-4-17-8-21-4-5-13-5-21-5h-364c-5 0-5 0-10 0l-4 5c0 4-4 4-4 8s0 9 0 13 0 8 0 8c0 5 4 9 4 9 0 4 4 4 4 4 5 4 5 4 10 4h334v82 4c4 0 4 4 9 4 0 0 4 4 8 4s9 0 13 0 8 0 12 0c5 0 9-4 9-4 4 0 4 0 8-4v-4z">
          <text:p/>
        </draw:path>
        <draw:path draw:style-name="gr4" draw:text-style-name="P5" draw:layer="layout" svg:width="0.529cm" svg:height="0.856cm" svg:x="17.733cm" svg:y="8.779cm" svg:viewBox="0 0 530 857" svg:d="M237 687v157c0 0 0 4 4 4 0 0 0 4 4 4 0 0 5 5 9 5s8 0 13 0c8 0 12 0 17 0 4 0 4-5 8-5l4-4v-4-157c43-4 76-12 106-25s51-30 72-47c17-21 34-46 42-76 10-25 14-59 14-93s-4-68-14-93c-8-30-21-55-42-72-17-21-42-38-72-47-30-12-63-21-106-21v-200c0-4 0-4 0-4 0-4-4-4-4-4-4-5-4-5-8-5-5 0-9 0-17 0-5 0-9 0-13 0s-9 0-9 5c-4 0-4 0-4 4-4 0-4 0-4 4v200c-38 4-72 9-106 21-29 13-51 30-72 51s-34 47-42 72c-13 30-17 59-17 93 0 38 4 68 17 98 8 29 21 50 42 72 17 21 43 33 72 46 30 13 68 17 106 21zM296 264c34 0 64 8 85 17 25 8 42 25 55 42s21 34 25 55c9 26 9 47 9 72 0 30-4 55-9 81-8 21-17 38-33 55-13 12-30 25-56 34-21 8-46 12-76 16zM237 636c-34-4-63-8-85-21-25-8-42-21-55-38-12-17-25-34-29-59-5-21-9-47-9-72 0-30 4-55 13-76 8-21 17-38 34-55 12-17 34-26 55-34 21-9 46-17 76-17z">
          <text:p/>
        </draw:path>
        <draw:path draw:style-name="gr4" draw:text-style-name="P5" draw:layer="layout" svg:width="0.161cm" svg:height="0.851cm" svg:x="18.372cm" svg:y="8.771cm" svg:viewBox="0 0 162 852" svg:d="M132 213c-21-73-47-141-77-205-4-4-4-4-4-4 0 0-4 0-4-4-5 0-5 0-9 0s-8 0-12 0c-5 0-9 0-13 0s-9 4-9 4l-4 4c0 5 0 5 4 9 30 63 55 131 72 200 17 72 26 140 26 207 0 68-9 140-26 208-17 67-42 135-72 203-4 4-4 4-4 8v5c4 0 4 0 9 4 4 0 8 0 12 0 5 0 9 0 13 0s4 0 8-4c5 0 5 0 9 0 0-5 0-5 4-5 17-33 30-67 43-101s26-68 34-102c9-34 17-68 22-106 4-34 8-72 8-105 0-77-13-149-30-216z">
          <text:p/>
        </draw:path>
        <draw:frame draw:style-name="gr10" draw:text-style-name="P24" draw:layer="layout" svg:width="1.979cm" svg:height="1.153cm" svg:x="11.375cm" svg:y="8.538cm">
          <draw:text-box>
            <text:p text:style-name="P2"><text:span text:style-name="T1">p | (</text:span></text:p>
          </draw:text-box>
        </draw:frame>
        <draw:path draw:style-name="gr4" draw:text-style-name="P5" draw:layer="layout" svg:width="0.157cm" svg:height="0.157cm" svg:x="1.68cm" svg:y="11.425cm" svg:viewBox="0 0 158 158" svg:d="M21 132c17 17 34 26 55 26 22 0 44-9 56-26 17-12 26-33 26-55 0-21-9-39-26-56-12-12-34-21-56-21-21 0-38 9-55 21-12 17-21 35-21 56 0 22 9 43 21 55z">
          <text:p/>
        </draw:path>
        <draw:frame draw:style-name="gr2" draw:text-style-name="P3" draw:layer="layout" svg:width="3.626cm" svg:height="1.153cm" svg:x="1.647cm" svg:y="9.605cm">
          <draw:text-box>
            <text:p text:style-name="P2"><text:span text:style-name="T1">Axioms</text:span></text:p>
          </draw:text-box>
        </draw:frame>
        <draw:path draw:style-name="gr4" draw:text-style-name="P5" draw:layer="layout" svg:width="0.157cm" svg:height="0.157cm" svg:x="1.68cm" svg:y="12.331cm" svg:viewBox="0 0 158 158" svg:d="M21 132c17 17 34 26 55 26 22 0 44-9 56-26 17-12 26-33 26-55s-9-39-26-56c-12-12-34-21-56-21-21 0-38 9-55 21-12 17-21 34-21 56s9 43 21 55z">
          <text:p/>
        </draw:path>
        <draw:frame draw:style-name="gr7" draw:text-style-name="P16" draw:layer="layout" svg:width="18.489cm" svg:height="0.653cm" svg:x="2.053cm" svg:y="11.141cm">
          <draw:text-box>
            <text:p text:style-name="P15"><text:span text:style-name="T10">Axioms are the formulas that are assumed to be true in the logic.</text:span></text:p>
          </draw:text-box>
        </draw:frame>
        <draw:frame draw:style-name="gr7" draw:text-style-name="P16" draw:layer="layout" svg:width="18.709cm" svg:height="0.653cm" svg:x="2.053cm" svg:y="12.047cm">
          <draw:text-box>
            <text:p text:style-name="P15"><text:span text:style-name="T10">Can you give some axioms in this logic? (using schemas - generic </text:span></text:p>
          </draw:text-box>
        </draw:frame>
        <draw:frame draw:style-name="gr7" draw:text-style-name="P16" draw:layer="layout" svg:width="5.95cm" svg:height="0.653cm" svg:x="2.053cm" svg:y="12.729cm">
          <draw:text-box>
            <text:p text:style-name="P15"><text:span text:style-name="T10">versions of formulas)</text:span></text:p>
          </draw:text-box>
        </draw:frame>
        <draw:frame draw:style-name="gr6" draw:text-style-name="P9" draw:layer="layout" svg:width="4.496cm" svg:height="3.745cm" svg:x="1.905cm" svg:y="14.785cm">
          <draw:text-box>
            <text:p text:style-name="P25"><text:span text:style-name="T5">1. ( <text:s text:c="2"/>+ </text:span><text:span text:style-name="T12">¬</text:span><text:span text:style-name="T5"> <text:s text:c="3"/>)</text:span></text:p>
            <text:p text:style-name="P25"><text:span text:style-name="T5">2. (</text:span><text:span text:style-name="T12">¬</text:span><text:span text:style-name="T5"> <text:s text:c="2"/>+ <text:s text:c="3"/>)</text:span></text:p>
            <text:p text:style-name="P25"><text:span text:style-name="T5">3. </text:span><text:span text:style-name="T12">¬</text:span><text:span text:style-name="T5">( <text:s text:c="2"/>+ <text:s text:c="2"/>)</text:span></text:p>
            <text:p text:style-name="P25"><text:span text:style-name="T5">4. </text:span><text:span text:style-name="T12">¬</text:span><text:span text:style-name="T5">(</text:span><text:span text:style-name="T12">¬</text:span><text:span text:style-name="T5"> <text:s text:c="3"/>+</text:span><text:span text:style-name="T12">¬</text:span><text:span text:style-name="T5"> <text:s text:c="2"/>)</text:span></text:p>
          </draw:text-box>
        </draw:frame>
        <draw:path draw:style-name="gr4" draw:text-style-name="P5" draw:layer="layout" svg:width="0.529cm" svg:height="0.856cm" svg:x="17.733cm" svg:y="8.78cm" svg:viewBox="0 0 530 857" svg:d="M237 687v157c0 0 0 4 4 4 0 0 0 4 4 4 0 0 5 5 9 5s8 0 13 0c8 0 12 0 17 0 4 0 4-5 8-5l4-4v-4-157c43-4 76-12 106-25s51-30 72-47c17-21 34-46 42-76 10-25 14-59 14-93s-4-68-14-93c-8-30-21-55-42-72-17-21-42-38-72-47-30-12-63-21-106-21v-200c0-4 0-4 0-4 0-4-4-4-4-4-4-5-4-5-8-5-5 0-9 0-17 0-5 0-9 0-13 0s-9 0-9 5c-4 0-4 0-4 4-4 0-4 0-4 4v200c-38 4-72 9-106 21-29 13-51 30-72 51s-34 47-42 72c-13 30-17 59-17 93 0 38 4 68 17 98 8 29 21 50 42 72 17 21 43 33 72 46 30 13 68 17 106 21zM296 264c34 0 64 8 85 17 25 8 42 25 55 42s21 34 25 55c9 26 9 47 9 72 0 30-4 55-9 81-8 21-17 38-33 55-13 12-30 25-56 34-21 8-46 12-76 16zM237 636c-34-4-63-8-85-21-25-8-42-21-55-38-12-17-25-34-29-59-5-21-9-47-9-72 0-30 4-55 13-76 8-21 17-38 34-55 12-17 34-26 55-34 21-9 46-17 76-17z">
          <text:p/>
        </draw:path>
        <draw:path draw:style-name="gr4" draw:text-style-name="P5" draw:layer="layout" svg:width="0.529cm" svg:height="0.856cm" svg:x="17.733cm" svg:y="8.78cm" svg:viewBox="0 0 530 857" svg:d="M237 687v157c0 0 0 4 4 4 0 0 0 4 4 4 0 0 5 5 9 5s8 0 13 0c8 0 12 0 17 0 4 0 4-5 8-5l4-4v-4-157c43-4 76-12 106-25s51-30 72-47c17-21 34-46 42-76 10-25 14-59 14-93s-4-68-14-93c-8-30-21-55-42-72-17-21-42-38-72-47-30-12-63-21-106-21v-200c0-4 0-4 0-4 0-4-4-4-4-4-4-5-4-5-8-5-5 0-9 0-17 0-5 0-9 0-13 0s-9 0-9 5c-4 0-4 0-4 4-4 0-4 0-4 4v200c-38 4-72 9-106 21-29 13-51 30-72 51s-34 47-42 72c-13 30-17 59-17 93 0 38 4 68 17 98 8 29 21 50 42 72 17 21 43 33 72 46 30 13 68 17 106 21zM296 264c34 0 64 8 85 17 25 8 42 25 55 42s21 34 25 55c9 26 9 47 9 72 0 30-4 55-9 81-8 21-17 38-33 55-13 12-30 25-56 34-21 8-46 12-76 16zM237 636c-34-4-63-8-85-21-25-8-42-21-55-38-12-17-25-34-29-59-5-21-9-47-9-72 0-30 4-55 13-76 8-21 17-38 34-55 12-17 34-26 55-34 21-9 46-17 76-17z">
          <text:p/>
        </draw:path>
        <draw:path draw:style-name="gr11" draw:text-style-name="P5" draw:layer="layout" svg:width="0.529cm" svg:height="0.856cm" svg:x="17.733cm" svg:y="8.78cm" svg:viewBox="0 0 530 857" svg:d="M237 687v157c0 0 0 4 4 4 0 0 0 4 4 4 0 0 5 5 9 5s8 0 13 0c8 0 12 0 17 0 4 0 4-5 8-5l4-4v-4-157c43-4 76-12 106-25s51-30 72-47c17-21 34-46 42-76 10-25 14-59 14-93s-4-68-14-93c-8-30-21-55-42-72-17-21-42-38-72-47-30-12-63-21-106-21v-200c0-4 0-4 0-4 0-4-4-4-4-4-4-5-4-5-8-5-5 0-9 0-17 0-5 0-9 0-13 0s-9 0-9 5c-4 0-4 0-4 4-4 0-4 0-4 4v200c-38 4-72 9-106 21-29 13-51 30-72 51s-34 47-42 72c-13 30-17 59-17 93 0 38 4 68 17 98 8 29 21 50 42 72 17 21 43 33 72 46 30 13 68 17 106 21zM296 264c34 0 64 8 85 17 25 8 42 25 55 42s21 34 25 55c9 26 9 47 9 72 0 30-4 55-9 81-8 21-17 38-33 55-13 12-30 25-56 34-21 8-46 12-76 16zM237 636c-34-4-63-8-85-21-25-8-42-21-55-38-12-17-25-34-29-59-5-21-9-47-9-72 0-30 4-55 13-76 8-21 17-38 34-55 12-17 34-26 55-34 21-9 46-17 76-17z">
          <text:p/>
        </draw:path>
        <draw:path draw:style-name="gr12" draw:text-style-name="P26" draw:layer="layout" svg:width="0.529cm" svg:height="0.856cm" svg:x="2.962cm" svg:y="14.88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12" draw:text-style-name="P26" draw:layer="layout" svg:width="0.529cm" svg:height="0.856cm" svg:x="4.762cm" svg:y="15.737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12" draw:text-style-name="P26" draw:layer="layout" svg:width="0.529cm" svg:height="0.856cm" svg:x="4.762cm" svg:y="16.785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12" draw:text-style-name="P26" draw:layer="layout" svg:width="0.529cm" svg:height="0.856cm" svg:x="4.762cm" svg:y="14.88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12" draw:text-style-name="P26" draw:layer="layout" svg:width="0.529cm" svg:height="0.856cm" svg:x="3.492cm" svg:y="15.737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12" draw:text-style-name="P26" draw:layer="layout" svg:width="0.529cm" svg:height="0.856cm" svg:x="3.28cm" svg:y="16.69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12" draw:text-style-name="P26" draw:layer="layout" svg:width="0.529cm" svg:height="0.856cm" svg:x="3.915cm" svg:y="17.642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12" draw:text-style-name="P26" draw:layer="layout" svg:width="0.529cm" svg:height="0.856cm" svg:x="5.502cm" svg:y="17.642cm" svg:viewBox="0 0 530 857" svg:d="M237 687v157 4c4 0 4 4 8 4 0 0 5 5 9 5s8 0 13 0c8 0 12 0 17 0 0 0 4-5 8-5l4-4v-4-157c43-4 76-12 107-25 26-13 51-30 72-47 17-21 34-46 42-76 9-25 13-59 13-93s-4-68-13-93c-8-30-25-55-42-72-21-21-42-38-72-47-31-12-64-21-107-21v-200c0-4 0-4 0-4 0-4-4-4-4-4-4-5-8-5-8-5-5 0-9 0-17 0-5 0-9 0-13 0s-9 0-9 5c-4 0-4 0-8 4v4 200c-38 4-76 9-106 21-29 13-55 30-72 51-21 21-34 47-42 72-13 30-17 59-17 93 0 38 4 68 13 98 12 29 25 50 46 72 17 21 43 33 72 46 30 13 64 17 106 21zM296 264c34 0 64 8 85 17 22 8 43 25 56 42s21 34 25 55c9 26 9 47 9 72 0 30-4 55-9 81-8 21-21 38-33 55-13 12-34 25-57 34-21 8-46 12-76 16zM237 636c-34-4-63-8-85-21-25-8-42-21-55-38-12-17-25-34-29-59-5-21-9-47-9-72 0-30 4-55 13-76 4-21 17-38 34-55 12-17 29-26 55-34 21-9 46-17 76-17z">
          <text:p/>
        </draw:path>
        <draw:path draw:style-name="gr4" draw:text-style-name="P5" draw:layer="layout" svg:width="0.41cm" svg:height="0.144cm" svg:x="17.006cm" svg:y="9.161cm" svg:viewBox="0 0 411 145" svg:d="M411 26c0-13-4-17-8-21-4-5-13-5-21-5h-364c-5 0-5 0-10 0l-4 5c0 4-4 4-4 8s0 9 0 13 0 8 0 8c0 5 4 9 4 9 0 4 4 4 4 4 5 4 5 4 10 4h334v82 4c4 0 4 4 9 4 0 0 4 4 8 4s9 0 13 0 8 0 12 0c5 0 9-4 9-4 4 0 4 0 8-4v-4z">
          <text:p/>
        </draw:path>
      </draw:page>
      <draw:page draw:name="page7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path draw:style-name="gr4" draw:text-style-name="P5" draw:layer="layout" svg:width="0.377cm" svg:height="0.635cm" svg:x="8.377cm" svg:y="8.822cm" svg:viewBox="0 0 378 636" svg:d="M374 598c0 0 0-5 0-9-4 0-4-4-9-4h-4-289l116-123c33-34 63-68 84-98s38-55 47-76c12-26 21-47 25-68 0-17 4-38 4-59 0-22-4-43-12-64-5-17-17-34-30-51-17-12-34-25-55-34-21-8-47-12-76-12-21 0-38 0-51 4-17 4-34 8-48 17-12 4-25 8-33 17-9 4-17 8-17 13-5 0-9 4-9 8 0 0-4 0-4 4 0 0 0 5 0 9 0 0 0 4 0 8s0 9 0 13v4c4 4 4 4 4 4 4 5 4 5 9 5 4 0 8-5 17-9 8-8 17-13 29-21 14-4 27-13 44-17s33-8 55-8c17 0 33 4 46 8 17 9 30 17 38 25 9 13 17 22 21 39 5 12 9 29 9 42 0 17-4 34-4 51-5 17-13 38-21 59-9 21-26 47-43 72-21 26-46 56-76 90l-128 135c-4 5-4 9-8 9 0 4 0 4-5 8 0 4 0 4 0 9 0 4 0 8 0 12 0 5 0 9 0 13l5 4c4 5 4 5 8 9 0 0 4 0 8 0h340c0 0 4 0 4-4 5 0 5 0 9-5 0 0 0-4 0-8 4-4 4-4 4-9 0-4 0-8-4-12z">
          <text:p/>
        </draw:path>
        <draw:path draw:style-name="gr4" draw:text-style-name="P5" draw:layer="layout" svg:width="0.084cm" svg:height="0.44cm" svg:x="8.911cm" svg:y="9.021cm" svg:viewBox="0 0 85 441" svg:d="M85 25c0-8-4-13-8-17 0-4-4-4-13-8-4 0-13 0-21 0-9 0-14 0-22 0-4 4-9 4-13 8 0 4-4 9-4 17 0 4-4 13-4 21 0 9 4 17 4 21 0 9 4 13 4 17 4 0 9 5 13 5 8 4 13 4 22 4 8 0 17 0 21-4 9 0 13-5 13-5 4-4 8-8 8-17 0-4 0-12 0-21 0-8 0-17 0-21zM85 368c0-4-4-8-8-13 0-4-4-4-13-8-4 0-13 0-21 0-9 0-14 0-22 0-4 4-9 4-13 8 0 5-4 9-4 13 0 9-4 17-4 25 0 9 4 17 4 22 0 8 4 12 4 17 4 0 9 4 13 4 8 5 13 5 22 5 8 0 17 0 21-5 9 0 13-4 13-4 4-5 8-9 8-17 0-5 0-13 0-22 0-8 0-16 0-25z">
          <text:p/>
        </draw:path>
        <draw:path draw:style-name="gr4" draw:text-style-name="P5" draw:layer="layout" svg:width="0.53cm" svg:height="0.856cm" svg:x="9.342cm" svg:y="8.779cm" svg:viewBox="0 0 531 857" svg:d="M238 687v157 4l4 4c4 0 8 5 8 5 4 0 13 0 17 0s9 0 13 0 8-5 8-5c5 0 5-4 5-4 4 0 4-4 4-4v-157c38-4 72-12 101-25 30-13 56-30 73-47 22-21 34-46 47-76 8-25 13-59 13-93s-5-68-13-93c-13-30-25-55-42-72-22-21-48-38-73-47-30-12-68-21-106-21v-200c0-4 0-4-4-4 0-4 0-4-5-4 0-5-4-5-8-5s-9 0-13 0-13 0-17 0c0 0-4 0-8 5 0 0-4 0-4 4v4 200c-43 4-77 9-106 21-30 13-55 30-72 51-21 21-34 47-47 72-8 30-13 59-13 93 0 38 5 68 13 98 9 29 26 50 42 72 22 21 47 33 77 46 29 13 63 17 106 21zM297 264c34 0 63 8 84 17 22 8 39 25 51 42 18 17 27 34 31 55 4 26 8 47 8 72 0 30-4 55-12 81-5 21-18 38-31 55-17 12-34 25-55 34-21 8-47 12-76 16zM238 636c-34-4-64-8-89-21-22-8-38-21-55-38-13-17-22-34-26-59-8-21-8-47-8-72 0-30 4-55 8-76 9-21 21-38 34-55 17-17 34-26 55-34 25-9 51-17 81-17z">
          <text:p/>
        </draw:path>
        <draw:path draw:style-name="gr4" draw:text-style-name="P5" draw:layer="layout" svg:width="0.084cm" svg:height="0.44cm" svg:x="10.236cm" svg:y="9.021cm" svg:viewBox="0 0 85 441" svg:d="M85 25c-4-8-4-13-8-17s-9-4-13-8c-4 0-14 0-22 0s-17 0-21 0c-4 4-9 4-13 8s-4 9-8 17c0 4 0 13 0 21 0 9 0 17 0 21 4 9 4 13 8 17 4 0 9 5 13 5 4 4 13 4 21 4s18 0 22-4c4 0 9-5 13-5 4-4 4-8 8-17 0-4 0-12 0-21 0-8 0-17 0-21zM85 368c-4-4-4-8-8-13-4-4-9-4-13-8-4 0-14 0-22 0s-17 0-21 0c-4 4-9 4-13 8-4 5-4 9-8 13 0 9 0 17 0 25 0 9 0 17 0 22 4 8 4 12 8 17 4 0 9 4 13 4 4 5 13 5 21 5s18 0 22-5c4 0 9-4 13-4 4-5 4-9 8-17 0-5 0-13 0-22 0-8 0-16 0-25z">
          <text:p/>
        </draw:path>
        <draw:path draw:style-name="gr4" draw:text-style-name="P5" draw:layer="layout" svg:width="0.085cm" svg:height="0.44cm" svg:x="10.494cm" svg:y="9.021cm" svg:viewBox="0 0 86 441" svg:d="M86 25c0-8-5-13-5-17-4-4-8-4-17-8-4 0-12 0-22 0-8 0-12 0-17 0-8 4-12 4-17 8 0 4-4 9-4 17 0 4-4 13-4 21 0 9 4 17 4 21 0 9 4 13 4 17 5 0 9 5 17 5 5 4 9 4 17 4 10 0 18 0 22-4 9 0 13-5 17-5 0-4 5-8 5-17 0-4 0-12 0-21 0-8 0-17 0-21zM86 368c0-4-5-8-5-13-4-4-8-4-17-8-4 0-12 0-22 0-8 0-12 0-17 0-8 4-12 4-17 8 0 5-4 9-4 13 0 9-4 17-4 25 0 9 4 17 4 22 0 8 4 12 4 17 5 0 9 4 17 4 5 5 9 5 17 5 10 0 18 0 22-5 9 0 13-4 17-4 0-5 5-9 5-17 0-5 0-13 0-22 0-8 0-16 0-25z">
          <text:p/>
        </draw:path>
        <draw:path draw:style-name="gr4" draw:text-style-name="P5" draw:layer="layout" svg:width="0.398cm" svg:height="0.233cm" svg:x="10.701cm" svg:y="9.059cm" svg:viewBox="0 0 399 234" svg:d="M395 4c-4-4-8-4-13-4h-365c-4 0-8 0-12 4-5 4-5 13-5 21 0 9 0 17 5 21 4 0 8 5 12 5h365c5 0 9-5 13-5 4-4 4-12 4-21 0-8 0-17-4-21zM395 187c-4-4-8-4-13-4h-365c-4 0-8 0-12 4-5 4-5 13-5 21 0 9 0 17 5 21 4 0 8 5 12 5h365c5 0 9-5 13-5 4-4 4-12 4-21 0-8 0-17-4-21z">
          <text:p/>
        </draw:path>
        <draw:path draw:style-name="gr4" draw:text-style-name="P5" draw:layer="layout" svg:width="0.381cm" svg:height="0.644cm" svg:x="11.451cm" svg:y="8.991cm" svg:viewBox="0 0 382 645" svg:d="M373 140c-4-26-17-51-29-72-13-21-30-38-55-51-22-13-47-17-81-17-13 0-25 0-39 4-13 5-25 9-38 17-13 4-25 13-38 26-13 8-26 21-38 34v-64c0-4 0-4 0-8h-5c-4-5-4-5-8-5s-8 0-13 0c-4 0-8 0-12 0-5 0-9 0-9 5-4 0-4 0-4 0 0 4-4 4-4 8v615l4 4c0 0 0 4 4 4 0 0 4 5 9 5 4 0 8 0 12 0 9 0 13 0 17 0s4-5 9-5c4 0 4-4 4-4v-4-229c13 13 25 26 34 34 13 9 25 13 34 21 12 5 21 9 34 13 8 4 22 4 34 4 30 0 60-8 81-17 25-12 42-29 59-51 17-21 30-46 38-77 9-29 9-63 9-101 0-30 0-60-9-89zM318 305c-4 21-13 43-21 60-13 17-25 34-38 42-17 13-38 17-59 17-26 0-48-8-69-25-21-13-47-34-72-63v-192c17-17 30-34 42-47 13-8 26-21 34-25 13-8 26-13 34-17 14-4 26-4 35-4 25 0 42 4 59 17 13 8 26 21 38 42 9 17 13 34 17 59 4 22 4 47 4 68 0 26 0 47-4 68z">
          <text:p/>
        </draw:path>
        <draw:path draw:style-name="gr4" draw:text-style-name="P5" draw:layer="layout" svg:width="0.055cm" svg:height="0.868cm" svg:x="12.31cm" svg:y="8.767cm" svg:viewBox="0 0 56 869" svg:d="M56 12c0-4 0-4 0-4 0-4-4-4-4-4-4-4-9-4-9-4-4 0-9 0-18 0-4 0-8 0-12 0 0 0-5 0-9 4 0 0-4 0-4 4v4 844 4l4 4c4 0 9 5 9 5 4 0 8 0 12 0 9 0 14 0 18 0 0 0 5-5 9-5l4-4v-4z">
          <text:p/>
        </draw:path>
        <draw:path draw:style-name="gr4" draw:text-style-name="P5" draw:layer="layout" svg:width="0.153cm" svg:height="0.851cm" svg:x="12.856cm" svg:y="8.771cm" svg:viewBox="0 0 154 852" svg:d="M154 8c0 0 0-4-5-4l-4-4c-4 0-9 0-14 0-8 0-12 0-17 0 0 0-4 0-8 0 0 4 0 4-4 4v4c-17 30-30 64-43 98-12 34-21 69-33 107-9 33-13 67-17 105-9 34-9 72-9 111 0 33 0 71 4 105 5 38 13 72 22 106 8 34 21 68 33 102 13 34 26 68 43 101l4 5h4c4 4 9 4 9 4 4 0 8 0 12 0 5 0 10 0 14 0 4-4 9-4 9-4v-5c0-4 0-4 0-8-31-68-57-136-73-203-13-68-22-140-22-208 0-67 9-135 22-207 16-69 38-137 73-200 0-4 0-4 0-9z">
          <text:p/>
        </draw:path>
        <draw:path draw:style-name="gr4" draw:text-style-name="P5" draw:layer="layout" svg:width="0.529cm" svg:height="0.856cm" svg:x="13.127cm" svg:y="8.779cm" svg:viewBox="0 0 530 857" svg:d="M237 687v157 4l4 4c5 0 9 5 9 5 4 0 8 0 17 0 4 0 8 0 12 0 5 0 9-5 9-5 4 0 4-4 4-4 4 0 4-4 4-4v-157c38-4 73-12 103-25s55-30 72-47c21-21 34-46 42-76 13-25 17-59 17-93s-4-68-12-93c-13-30-26-55-43-72-21-21-46-38-76-47-25-12-65-21-103-21v-200c0-4 0-4-4-4 0-4 0-4-4-4 0-5-4-5-9-5-4 0-8 0-12 0-9 0-13 0-17 0 0 0-4 0-9 5 0 0-4 0-4 4v4 200c-42 4-76 9-106 21-29 13-55 30-72 51-21 21-38 47-46 72-9 30-13 59-13 93 0 38 4 68 13 98 8 29 25 50 42 72 21 21 47 33 76 46 30 13 64 17 106 21zM296 264c34 0 64 8 86 17 21 8 38 25 51 42 17 17 25 34 29 55 5 26 9 47 9 72 0 30-4 55-13 81-4 21-17 38-29 55-17 12-34 25-55 34-23 8-48 12-78 16zM237 636c-34-4-63-8-89-21-21-8-38-21-55-38-13-17-21-34-25-59-9-21-9-47-9-72 0-30 5-55 9-76 8-21 21-38 34-55 17-17 34-26 55-34 25-9 50-17 80-17z">
          <text:p/>
        </draw:path>
        <draw:path draw:style-name="gr4" draw:text-style-name="P5" draw:layer="layout" svg:width="0.419cm" svg:height="0.445cm" svg:x="13.961cm" svg:y="8.957cm" svg:viewBox="0 0 420 446" svg:d="M420 213c-4-4-4-4-4-9-4 0-4-4-9-4h-4-165v-187-4c-4-5-4-5-8-5 0-4-5-4-9-4 0 0-4 0-13 0-4 0-8 0-8 0-4 0-8 0-8 4-5 0-5 0-9 5v4 187h-166c-4 0-4 0-8 0l-5 4c0 5-4 5-4 9s0 8 0 13c0 4 0 8 0 8 0 4 4 9 4 9 0 4 5 4 5 4 4 4 4 4 8 4h166v182 4c4 0 4 4 9 4 0 0 4 0 8 5 0 0 4 0 8 0 9 0 13 0 13 0 4-5 9-5 9-5 4 0 4-4 8-4v-4-182h165c0 0 4 0 4-4 5 0 5 0 9-4 0 0 0-5 4-9 0 0 0-4 0-8 0-5 0-9 0-13z">
          <text:p/>
        </draw:path>
        <draw:path draw:style-name="gr4" draw:text-style-name="P5" draw:layer="layout" svg:width="0.529cm" svg:height="0.856cm" svg:x="14.685cm" svg:y="8.779cm" svg:viewBox="0 0 530 857" svg:d="M237 687v157c0 0 0 4 4 4 0 0 0 4 4 4 0 0 5 5 9 5s8 0 13 0c8 0 12 0 17 0 4 0 4-5 8-5l4-4v-4-157c43-4 76-12 107-25 30-13 51-30 72-47 17-21 34-46 42-76 9-25 13-59 13-93s-4-68-13-93c-8-30-21-55-42-72-17-21-42-38-72-47-31-12-64-21-107-21v-200c0-4 0-4 0-4 0-4-4-4-4-4-4-5-4-5-8-5-5 0-9 0-17 0-5 0-9 0-13 0s-9 0-9 5c-4 0-4 0-4 4-4 0-4 0-4 4v200c-38 4-72 9-106 21-29 13-51 30-72 51s-34 47-42 72c-13 30-17 59-17 93 0 38 4 68 17 98 8 29 21 50 42 72 17 21 43 33 72 46 30 13 68 17 106 21zM296 264c34 0 64 8 85 17 26 8 43 25 56 42s21 34 25 55c9 26 9 47 9 72 0 30-4 55-9 81-8 21-17 38-33 55-13 12-30 25-57 34-21 8-46 12-76 16zM237 636c-34-4-63-8-85-21-25-8-42-21-55-38-12-17-25-34-29-59-5-21-9-47-9-72 0-30 4-55 13-76 8-21 17-38 34-55 12-17 34-26 55-34 21-9 46-17 76-17z">
          <text:p/>
        </draw:path>
        <draw:path draw:style-name="gr4" draw:text-style-name="P5" draw:layer="layout" svg:width="0.156cm" svg:height="0.851cm" svg:x="15.549cm" svg:y="8.771cm" svg:viewBox="0 0 157 852" svg:d="M132 213c-22-73-48-141-82-205 0-4 0-4 0-4 0 0-4 0-4-4-4 0-4 0-8 0-5 0-9 0-13 0-9 0-13 0-13 0-4 0-8 4-8 4-4 0-4 4-4 4 0 5 0 5 0 9 33 63 59 131 76 200 17 72 21 140 21 207 0 68-9 140-21 208-17 67-43 135-76 203 0 4 0 4 0 8v5c4 0 4 0 8 4 4 0 8 0 13 0 4 0 8 0 12 0 5 0 5 0 9-4 4 0 4 0 4 0 4-5 4-5 4-5 17-33 34-67 47-101s25-68 35-102c8-34 17-68 21-106 4-34 4-72 4-105 0-77-8-149-25-216z">
          <text:p/>
        </draw:path>
        <draw:path draw:style-name="gr4" draw:text-style-name="P5" draw:layer="layout" svg:width="0.056cm" svg:height="0.868cm" svg:x="16.2cm" svg:y="8.767cm" svg:viewBox="0 0 57 869" svg:d="M57 12c0-4 0-4 0-4 0-4-6-4-6-4-4-4-4-4-8-4s-9 0-13 0c-8 0-13 0-13 0-4 0-8 0-8 4-4 0-4 0-4 4-5 0-5 0-5 4v844c0 0 0 4 5 4 0 0 0 4 4 4 0 0 4 5 8 5 0 0 5 0 13 0 4 0 9 0 13 0s4-5 8-5l6-4v-4z">
          <text:p/>
        </draw:path>
        <draw:path draw:style-name="gr4" draw:text-style-name="P5" draw:layer="layout" svg:width="0.156cm" svg:height="0.851cm" svg:x="16.747cm" svg:y="8.771cm" svg:viewBox="0 0 157 852" svg:d="M153 8v-4c-4 0-4-4-9-4-4 0-8 0-12 0s-13 0-13 0c-4 0-8 0-8 0-5 4-5 4-5 4-4 0-4 0-4 4-17 30-29 64-42 98s-21 69-30 107c-9 33-18 67-22 105-4 34-8 72-8 111 0 33 4 71 8 105 4 38 8 72 18 106 8 34 21 68 34 102s25 68 42 101c0 0 4 0 4 5 0 0 5 0 9 0 0 4 4 4 8 4 0 0 5 0 9 0 8 0 12 0 12 0 5-4 9-4 9-4l4-5c0-4-4-4-4-8-30-68-55-136-68-203-17-68-25-140-25-208 0-67 8-135 21-207 17-69 42-137 72-200 0-4 0-4 0-9z">
          <text:p/>
        </draw:path>
        <draw:path draw:style-name="gr4" draw:text-style-name="P5" draw:layer="layout" svg:width="0.41cm" svg:height="0.144cm" svg:x="17.005cm" svg:y="9.16cm" svg:viewBox="0 0 411 145" svg:d="M411 26c0-13 0-17-4-21-8-5-13-5-25-5h-364c-5 0-5 0-10 0l-4 5c0 4 0 4-4 8 0 4 0 9 0 13s0 8 0 8c4 5 4 9 4 9 0 4 4 4 4 4 5 4 5 4 10 4h334v82 4c4 0 4 4 9 4 0 0 4 4 8 4s9 0 13 0 8 0 12 0c5 0 9-4 9-4 4 0 4 0 8-4v-4z">
          <text:p/>
        </draw:path>
        <draw:path draw:style-name="gr4" draw:text-style-name="P5" draw:layer="layout" svg:width="0.529cm" svg:height="0.856cm" svg:x="17.733cm" svg:y="8.779cm" svg:viewBox="0 0 530 857" svg:d="M237 687v157l4 4c0 0 0 4 4 4 0 0 5 5 9 5s8 0 13 0c8 0 12 0 17 0 4 0 4-5 8-5l4-4v-4-157c43-4 76-12 106-25s51-30 72-47c21-21 34-46 42-76 10-25 14-59 14-93s-4-68-14-93c-8-30-21-55-42-72-17-21-42-38-72-47-30-12-63-21-106-21v-200c0-4 0-4 0-4 0-4-4-4-4-4-4-5-4-5-8-5-5 0-9 0-17 0-5 0-9 0-13 0s-9 0-9 5c-4 0-4 0-4 4 0 0-4 0-4 4v200c-38 4-72 9-102 21-29 13-55 30-76 51-17 21-34 47-42 72-9 30-17 59-17 93 0 38 8 68 17 98 8 29 21 50 42 72 17 21 43 33 72 46 30 13 68 17 106 21zM296 264c38 0 64 8 85 17 25 8 42 25 55 42s21 34 30 55c4 26 4 47 4 72 0 30 0 55-9 81-8 21-17 38-33 55-13 12-30 25-51 34-26 8-51 12-81 16zM237 636c-34-4-63-8-85-21-21-8-42-21-55-38-12-17-21-34-29-59-5-21-9-47-9-72 0-30 4-55 13-76 8-21 17-38 34-55 12-17 34-26 55-34 21-9 46-17 76-17z">
          <text:p/>
        </draw:path>
        <draw:path draw:style-name="gr4" draw:text-style-name="P5" draw:layer="layout" svg:width="0.161cm" svg:height="0.851cm" svg:x="18.368cm" svg:y="8.771cm" svg:viewBox="0 0 162 852" svg:d="M132 213c-22-73-47-141-77-205 0-4-4-4-4-4l-4-4c0 0-5 0-9 0s-8 0-13 0c-4 0-8 0-12 0-5 0-5 4-9 4l-4 4c0 5 4 5 4 9 34 63 55 131 72 200 17 72 26 140 26 207 0 68-9 140-26 208-17 67-42 135-72 203-4 4-4 4-4 8 0 0 0 5 4 5l4 4c5 0 9 0 17 0 5 0 5 0 9 0s8 0 8-4c5 0 5 0 9 0 0-5 0-5 4-5 17-33 30-67 42-101 18-34 27-68 35-102 9-34 17-68 21-106 5-34 9-72 9-105 0-77-13-149-30-216z">
          <text:p/>
        </draw:path>
        <draw:frame draw:style-name="gr2" draw:text-style-name="P11" draw:layer="layout" svg:width="6.991cm" svg:height="0.99cm" svg:x="1.27cm" svg:y="8.715cm">
          <draw:text-box>
            <text:p text:style-name="P10"><text:span text:style-name="T6">Proof Questions-</text:span></text:p>
          </draw:text-box>
        </draw:frame>
        <draw:path draw:style-name="gr4" draw:text-style-name="P5" draw:layer="layout" svg:width="0.157cm" svg:height="0.157cm" svg:x="1.68cm" svg:y="11.425cm" svg:viewBox="0 0 158 158" svg:d="M21 132c17 17 34 26 55 26 22 0 44-9 56-26 17-12 26-33 26-55 0-21-9-39-26-56-12-12-34-21-56-21-21 0-38 9-55 21-12 17-21 35-21 56 0 22 9 43 21 55z">
          <text:p/>
        </draw:path>
        <draw:frame draw:style-name="gr2" draw:text-style-name="P3" draw:layer="layout" svg:width="7.707cm" svg:height="1.153cm" svg:x="1.647cm" svg:y="9.605cm">
          <draw:text-box>
            <text:p text:style-name="P2"><text:span text:style-name="T1">Inference Rules</text:span></text:p>
          </draw:text-box>
        </draw:frame>
        <draw:path draw:style-name="gr4" draw:text-style-name="P5" draw:layer="layout" svg:width="0.304cm" svg:height="0.082cm" svg:x="20.232cm" svg:y="11.627cm" svg:viewBox="0 0 305 83" svg:d="M305 23c0-9 0-16-4-16v-7c-6 0-6 0-9 0h-280c-3 0-7 0-7 7-5 7-5 16-5 30 0 16 0 30 5 30 0 9 4 16 7 16h280c3 0 9-7 9-16 4 0 4-14 4-30 0-7 0-14 0-14z">
          <text:p/>
        </draw:path>
        <draw:frame draw:style-name="gr7" draw:text-style-name="P16" draw:layer="layout" svg:width="18.235cm" svg:height="0.653cm" svg:x="2.085cm" svg:y="11.274cm">
          <draw:text-box>
            <text:p text:style-name="P15"><text:span text:style-name="T10">Can you give some inference rules in this logic? (using schemas </text:span></text:p>
          </draw:text-box>
        </draw:frame>
        <draw:frame draw:style-name="gr13" draw:text-style-name="P27" draw:layer="layout" svg:width="12.394cm" svg:height="1.286cm" svg:x="3.696cm" svg:y="12.666cm">
          <draw:image xlink:href="Pictures/10000000000003930000005FC87A53C053FF256C.jpg" xlink:type="simple" xlink:show="embed" xlink:actuate="onLoad" draw:mime-type="image/jpeg">
            <text:p/>
          </draw:image>
        </draw:frame>
        <draw:frame draw:style-name="gr13" draw:text-style-name="P27" draw:layer="layout" svg:width="12.394cm" svg:height="1.286cm" svg:x="3.696cm" svg:y="13.94cm">
          <draw:image xlink:href="Pictures/10000000000003930000005FEEE75391BC3B0123.jpg" xlink:type="simple" xlink:show="embed" xlink:actuate="onLoad" draw:mime-type="image/jpeg">
            <text:p/>
          </draw:image>
        </draw:frame>
        <draw:frame draw:style-name="gr13" draw:text-style-name="P27" draw:layer="layout" svg:width="12.394cm" svg:height="1.286cm" svg:x="3.696cm" svg:y="15.215cm">
          <draw:image xlink:href="Pictures/10000000000003930000005F67C49901DB711FB9.jpg" xlink:type="simple" xlink:show="embed" xlink:actuate="onLoad" draw:mime-type="image/jpeg">
            <text:p/>
          </draw:image>
        </draw:frame>
        <draw:frame draw:style-name="gr13" draw:text-style-name="P27" draw:layer="layout" svg:width="12.394cm" svg:height="1.286cm" svg:x="3.696cm" svg:y="16.489cm">
          <draw:image xlink:href="Pictures/10000000000003930000005FB811ECFD992A2F96.jpg" xlink:type="simple" xlink:show="embed" xlink:actuate="onLoad" draw:mime-type="image/jpeg">
            <text:p/>
          </draw:image>
        </draw:frame>
        <draw:frame draw:style-name="gr13" draw:text-style-name="P27" draw:layer="layout" svg:width="12.394cm" svg:height="1.286cm" svg:x="3.696cm" svg:y="17.763cm">
          <draw:image xlink:href="Pictures/10000000000003930000005F28D2EBFF4D4561D3.jpg" xlink:type="simple" xlink:show="embed" xlink:actuate="onLoad" draw:mime-type="image/jpeg">
            <text:p/>
          </draw:image>
        </draw:frame>
        <draw:frame draw:style-name="gr13" draw:text-style-name="P27" draw:layer="layout" svg:width="12.394cm" svg:height="0.363cm" svg:x="3.696cm" svg:y="19.037cm">
          <draw:image xlink:href="Pictures/10000000000003930000001B19C55905D0C01B8A.jpg" xlink:type="simple" xlink:show="embed" xlink:actuate="onLoad" draw:mime-type="image/jpeg">
            <text:p/>
          </draw:image>
        </draw:frame>
        <draw:frame draw:style-name="gr7" draw:text-style-name="P12" draw:layer="layout" svg:width="9.21cm" svg:height="0.733cm" svg:x="2.053cm" svg:y="11.818cm">
          <draw:text-box>
            <text:p text:style-name="P2"><text:span text:style-name="T7">generic versions of formulas)</text:span></text:p>
          </draw:text-box>
        </draw:frame>
        <draw:frame draw:style-name="gr14" draw:text-style-name="P28" draw:layer="layout" svg:width="1.587cm" svg:height="0.952cm" svg:x="4.445cm" svg:y="14.15cm">
          <draw:text-box>
            <text:p/>
          </draw:text-box>
        </draw:frame>
        <draw:frame draw:style-name="gr15" draw:text-style-name="P28" draw:layer="layout" svg:width="0.565cm" svg:height="0.937cm" svg:x="12.452cm" svg:y="13.848cm">
          <draw:text-box>
            <text:p><text:s/><text:span text:style-name="T14">ψ</text:span></text:p>
          </draw:text-box>
        </draw:frame>
        <draw:frame draw:style-name="gr16" draw:text-style-name="P29" draw:layer="layout" svg:width="0.811cm" svg:height="0.628cm" svg:x="4.762cm" svg:y="14.267cm">
          <draw:text-box>
            <text:p><text:span text:style-name="T14">¬ ψ</text:span></text:p>
          </draw:text-box>
        </draw:frame>
        <draw:frame draw:style-name="gr6" draw:text-style-name="P29" draw:layer="layout" svg:width="1.649cm" svg:height="0.628cm" svg:x="4.483cm" svg:y="16.59cm">
          <draw:text-box>
            <text:p><text:span text:style-name="T14">(φ + ψ)</text:span></text:p>
          </draw:text-box>
        </draw:frame>
        <draw:frame draw:style-name="gr6" draw:text-style-name="P29" draw:layer="layout" svg:width="1.649cm" svg:height="0.628cm" svg:x="8.255cm" svg:y="16.597cm">
          <draw:text-box>
            <text:p><text:span text:style-name="T14">(φ + ψ)</text:span></text:p>
          </draw:text-box>
        </draw:frame>
        <draw:frame draw:style-name="gr6" draw:text-style-name="P29" draw:layer="layout" svg:width="0.701cm" svg:height="0.628cm" svg:x="12.382cm" svg:y="16.579cm">
          <draw:text-box>
            <text:p><text:span text:style-name="T14">(φ)</text:span></text:p>
          </draw:text-box>
        </draw:frame>
        <draw:frame draw:style-name="gr6" draw:text-style-name="P29" draw:layer="layout" svg:width="0.701cm" svg:height="0.628cm" svg:x="5.014cm" svg:y="18.602cm">
          <draw:text-box>
            <text:p><text:span text:style-name="T14">(φ)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path draw:style-name="gr4" draw:text-style-name="P5" draw:layer="layout" svg:width="0.53cm" svg:height="0.855cm" svg:x="9.342cm" svg:y="9.313cm" svg:viewBox="0 0 531 856" svg:d="M238 687v156c0 5 0 5 0 5 0 4 4 4 4 4 4 4 8 4 8 4 4 0 9 0 17 0 4 0 9 0 13 0s8 0 8-4c5 0 5 0 5-4 4 0 4 0 4-5v-156c38-5 72-9 101-22 30-12 56-29 73-50 22-21 34-47 43-77 12-26 17-60 17-94s-5-67-13-93c-13-29-25-55-42-72-22-21-48-38-78-46-25-13-63-17-101-21v-199c0 0 0-5-4-5 0-4 0-4-5-4 0 0-4-4-8-4s-9 0-13 0c-8 0-13 0-17 0 0 0-4 4-8 4 0 0-4 0-4 4v5 199c-43 4-77 12-106 25-30 13-55 25-72 46-21 22-38 47-47 77-8 25-13 59-13 93s5 69 13 94c9 30 26 55 42 72 22 21 47 38 77 46 29 13 63 22 106 22zM297 262c34 5 63 9 84 17 22 13 39 26 51 43 18 17 27 33 31 59 4 21 8 42 8 72 0 29-4 55-12 77-5 21-18 38-31 55-17 13-34 25-55 34-21 8-47 17-76 17zM238 636c-34 0-64-9-89-17-22-13-38-25-55-42-13-17-22-34-26-55-8-27-8-48-8-78 0-25 4-50 8-76 9-21 21-38 34-55 17-13 34-25 55-34 25-8 51-12 81-17z">
          <text:p/>
        </draw:path>
        <draw:path draw:style-name="gr4" draw:text-style-name="P5" draw:layer="layout" svg:width="0.084cm" svg:height="0.44cm" svg:x="10.236cm" svg:y="9.554cm" svg:viewBox="0 0 85 441" svg:d="M85 26c-4-9-4-13-8-17-4 0-9-5-13-5-4-4-14-4-22-4s-17 0-21 4c-4 0-9 5-13 5-4 4-4 8-8 17 0 4 0 12 0 21 0 8 0 17 0 21 4 8 4 13 8 17s9 4 13 8c4 0 13 0 21 0s18 0 22 0c4-4 9-4 13-8s4-9 8-17c0-4 0-13 0-21 0-9 0-17 0-21zM85 374c-4-9-4-13-8-17-4-5-9-5-13-5-4-4-14-4-22-4s-17 0-21 4c-4 0-9 0-13 5-4 4-4 8-8 17 0 4 0 12 0 21 0 8 0 17 0 21 4 8 4 13 8 17s9 4 13 8c4 0 13 0 21 0s18 0 22 0c4-4 9-4 13-8s4-9 8-17c0-4 0-13 0-21 0-9 0-17 0-21z">
          <text:p/>
        </draw:path>
        <draw:path draw:style-name="gr4" draw:text-style-name="P5" draw:layer="layout" svg:width="0.085cm" svg:height="0.44cm" svg:x="10.498cm" svg:y="9.554cm" svg:viewBox="0 0 86 441" svg:d="M82 26c0-9-5-13-5-17-4 0-8-5-17-5-4-4-8-4-18-4-12 0-16 0-21 4-8 0-12 5-12 5-5 4-9 8-9 17 0 4 0 12 0 21 0 8 0 17 0 21 0 8 4 13 9 17 0 4 4 4 12 8 5 0 9 0 21 0 10 0 14 0 18 0 9-4 13-4 17-8 0-4 5-9 5-17 0-4 4-13 4-21 0-9-4-17-4-21zM82 374c0-9-5-13-5-17-4-5-8-5-17-5-4-4-8-4-18-4-12 0-16 0-21 4-8 0-12 0-12 5-5 4-9 8-9 17 0 4 0 12 0 21 0 8 0 17 0 21 0 8 4 13 9 17 0 4 4 4 12 8 5 0 9 0 21 0 10 0 14 0 18 0 9-4 13-4 17-8 0-4 5-9 5-17 0-4 4-13 4-21 0-9-4-17-4-21z">
          <text:p/>
        </draw:path>
        <draw:path draw:style-name="gr4" draw:text-style-name="P5" draw:layer="layout" svg:width="0.398cm" svg:height="0.233cm" svg:x="10.701cm" svg:y="9.592cm" svg:viewBox="0 0 399 234" svg:d="M395 9c-4-5-8-9-13-9h-365c-4 0-8 4-12 9 0 4-5 8-5 17 0 8 5 18 5 22 4 4 8 4 12 4h365c5 0 9 0 13-4s4-14 4-22c0-9 0-13-4-17zM395 192c-4-4-8-9-13-9h-365c-4 0-8 5-12 9 0 4-5 8-5 17 0 8 5 17 5 21 4 4 8 4 12 4h365c5 0 9 0 13-4s4-13 4-21c0-9 0-13-4-17z">
          <text:p/>
        </draw:path>
        <draw:frame draw:style-name="gr2" draw:text-style-name="P11" draw:layer="layout" svg:width="8.083cm" svg:height="0.99cm" svg:x="1.27cm" svg:y="9.317cm">
          <draw:text-box>
            <text:p text:style-name="P10"><text:span text:style-name="T6">Proof Questions-3: </text:span></text:p>
          </draw:text-box>
        </draw:frame>
        <draw:path draw:style-name="gr4" draw:text-style-name="P5" draw:layer="layout" svg:width="0.529cm" svg:height="0.855cm" svg:x="13.127cm" svg:y="9.313cm" svg:viewBox="0 0 530 856" svg:d="M237 687v156c0 5 0 5 0 5 0 4 4 4 4 4 5 4 5 4 9 4s8 0 17 0c4 0 8 0 12 0 5 0 9 0 9-4 4 0 4 0 4-4 4 0 4 0 4-5v-156c38-5 73-9 103-22 30-12 55-29 72-50 21-21 34-47 42-77 13-26 17-60 17-94s-4-67-17-93c-8-29-21-55-38-72-21-21-46-38-76-46-30-13-65-17-103-21v-199c0 0 0-5-4-5 0-4 0-4-4-4 0 0-4-4-9-4-4 0-8 0-12 0-9 0-13 0-17 0s-4 4-9 4c0 0-4 0-4 4v5 199c-42 4-76 12-106 25-29 13-55 25-76 46-17 22-34 47-42 77-9 25-13 59-13 93s4 69 13 94c8 30 25 55 42 72 21 21 47 38 76 46 30 13 64 22 106 22zM296 262c34 5 60 9 86 17 21 13 38 26 51 43s25 33 29 59c5 21 9 42 9 72 0 29-4 55-13 77-8 21-17 38-29 55-17 13-34 25-55 34-23 8-48 17-78 17zM237 636c-38 0-63-9-89-17-21-13-42-25-55-42s-21-34-25-55c-9-27-9-48-9-78 0-25 5-50 9-76 8-21 21-38 34-55 17-13 34-25 55-34 21-8 50-12 80-17z">
          <text:p/>
        </draw:path>
        <draw:path draw:style-name="gr4" draw:text-style-name="P5" draw:layer="layout" svg:width="0.419cm" svg:height="0.444cm" svg:x="13.961cm" svg:y="9.491cm" svg:viewBox="0 0 420 445" svg:d="M420 212c-4 0-4-4-4-4-4-4-4-4-9-8h-4-165v-183c0-5 0-5 0-9-4 0-4-4-8-4 0 0-5-4-9-4 0 0-4 0-13 0-4 0-8 0-8 0-4 0-8 4-13 4 0 0 0 4-4 4 0 4 0 4 0 9v183h-166c-4 0-4 0-8 0 0 4-5 4-5 8l-4 4c0 5 0 9 0 13s0 8 0 13c0 0 4 4 4 8 0 0 5 0 5 4 4 0 4 0 8 0h166v182c0 5 0 5 0 5 4 4 4 4 4 4 5 0 9 4 13 4 0 0 4 0 8 0 9 0 13 0 13 0 4 0 9-4 9-4 4 0 4 0 8-4v-5-182h165 4c5-4 5-4 9-4 0-4 0-8 4-8 0-5 0-9 0-13s0-8 0-13z">
          <text:p/>
        </draw:path>
        <draw:path draw:style-name="gr4" draw:text-style-name="P5" draw:layer="layout" svg:width="0.529cm" svg:height="0.855cm" svg:x="14.685cm" svg:y="9.313cm" svg:viewBox="0 0 530 856" svg:d="M237 687v156c0 5 0 5 4 5 0 4 0 4 4 4 0 4 5 4 9 4s8 0 13 0c8 0 12 0 17 0 4 0 4 0 8-4 0 0 4 0 4-4v-5-156c43-5 76-9 107-22 30-12 51-29 72-50 17-21 34-47 42-77 9-26 13-60 13-94s-4-67-13-93c-8-29-21-55-42-72-17-21-42-38-72-46-31-13-64-17-107-21v-199-5c0-4-4-4-4-4-4 0-4-4-8-4-5 0-9 0-17 0-5 0-9 0-13 0s-9 4-9 4c-4 0-4 0-4 4-4 0-4 5-4 5v199c-38 4-72 12-102 25-29 13-55 25-76 46-21 22-34 47-42 77-9 25-17 59-17 93s4 69 17 94c8 30 21 55 42 72 17 21 43 38 72 46 30 13 68 22 106 22zM296 262c34 5 64 9 85 17 26 13 43 26 56 43s21 33 30 59c4 21 4 42 4 72 0 29 0 55-9 77-8 21-17 38-33 55-13 13-30 25-57 34-21 8-46 17-76 17zM237 636c-34 0-63-9-85-17-25-13-42-25-55-42-12-17-21-34-29-55-5-27-9-48-9-78 0-25 4-50 13-76 8-21 17-38 34-55 12-13 34-25 55-34 21-8 46-12 76-17z">
          <text:p/>
        </draw:path>
        <draw:path draw:style-name="gr4" draw:text-style-name="P5" draw:layer="layout" svg:width="0.16cm" svg:height="0.851cm" svg:x="15.549cm" svg:y="9.304cm" svg:viewBox="0 0 161 852" svg:d="M132 212c-21-72-47-140-76-203-6 0-6-4-6-4h-4c-4 0-4-5-8-5-5 0-9 0-13 0s-9 0-13 0c-4 5-8 5-8 5l-4 4c0 4 0 4 4 8 29 64 56 132 73 203 17 68 25 136 25 204 0 73-8 140-25 208s-44 136-73 203c-4 5-4 5-4 9v4c4 0 4 4 8 4s8 0 17 0c0 0 4 0 8 0 5 0 9 0 9 0 4-4 4-4 8-4 0 0 0-4 6-4 17-34 29-64 42-98 13-33 25-67 34-105 8-34 17-68 21-106 4-34 8-73 8-107 0-76-12-144-29-216z">
          <text:p/>
        </draw:path>
        <draw:path draw:style-name="gr4" draw:text-style-name="P5" draw:layer="layout" svg:width="0.056cm" svg:height="0.868cm" svg:x="16.2cm" svg:y="9.3cm" svg:viewBox="0 0 57 869" svg:d="M57 13v-4c0-5 0-5-6-5 0 0-4-4-8-4s-9 0-13 0-8 0-13 0c-4 0-8 4-8 4-4 0-4 0-4 5l-5 4v843c0 5 5 5 5 5 0 4 0 4 4 4 0 4 4 4 8 4 5 0 9 0 13 0s9 0 13 0 8 0 8-4c6 0 6 0 6-4v-5z">
          <text:p/>
        </draw:path>
        <draw:path draw:style-name="gr4" draw:text-style-name="P5" draw:layer="layout" svg:width="0.156cm" svg:height="0.851cm" svg:x="16.747cm" svg:y="9.304cm" svg:viewBox="0 0 157 852" svg:d="M157 9l-4-4c0 0-4 0-8-5-5 0-9 0-13 0s-9 0-13 0-8 5-8 5h-5c0 0 0 4-4 4-13 34-25 68-38 101-13 34-25 68-34 102s-18 72-22 106c-4 38-8 72-8 110 0 34 4 73 8 107 4 38 13 72 22 106 9 38 17 72 30 105 13 34 29 64 42 98 4 0 4 4 4 4 5 0 5 0 9 4 0 0 4 0 8 0 5 0 9 0 13 0s9 0 13 0 4-4 4-4c4 0 4-4 4-4 0-4 0-4-4-9-30-67-51-135-68-203s-25-135-25-208c0-68 8-136 25-203 13-72 38-140 68-204 4-4 4-4 4-8z">
          <text:p/>
        </draw:path>
        <draw:path draw:style-name="gr4" draw:text-style-name="P5" draw:layer="layout" svg:width="0.41cm" svg:height="0.144cm" svg:x="17.005cm" svg:y="9.694cm" svg:viewBox="0 0 411 145" svg:d="M411 25c0-8 0-17-4-21s-13-4-25-4h-364-5c-5 4-5 4-9 8v5c0 4-4 8-4 12s4 9 4 13c0 0 0 4 0 8 4 0 4 0 9 5h5 334v81l4 4c0 5 5 5 5 5 4 4 4 4 8 4s9 0 13 0c8 0 12 0 17 0 0 0 4 0 8-4 0 0 4 0 4-5v-4z">
          <text:p/>
        </draw:path>
        <draw:path draw:style-name="gr4" draw:text-style-name="P5" draw:layer="layout" svg:width="0.529cm" svg:height="0.855cm" svg:x="17.733cm" svg:y="9.313cm" svg:viewBox="0 0 530 856" svg:d="M237 687v156c0 5 0 5 0 5 0 4 4 4 4 4 4 4 9 4 13 4 0 0 8 0 13 0 4 0 8 0 12 0 5 0 9 0 9-4 4 0 4 0 8-4v-5-156c38-5 72-9 102-22 30-12 55-29 76-50 17-21 30-47 42-77 10-26 14-60 14-94s-4-67-14-93c-8-29-25-55-42-72-21-21-42-38-72-46-30-13-68-17-106-21v-199-5c-4-4-4-4-8-4 0 0-4-4-9-4-4 0-8 0-12 0-5 0-13 0-13 0-4 0-9 4-13 4 0 0-4 0-4 4v5 199c-42 4-76 12-106 25-29 13-55 25-72 46-21 22-34 47-46 77-9 25-13 59-13 93s4 69 13 94c8 30 25 55 42 72 21 21 47 38 76 46 30 13 64 22 106 22zM296 262c34 5 64 9 85 17 21 13 38 26 55 43 13 17 21 33 25 59 5 21 9 42 9 72 0 29-4 55-13 77-4 21-17 38-29 55-17 13-34 25-56 34-21 8-46 17-76 17zM237 636c-34 0-63-9-89-17-21-13-38-25-51-42-17-17-25-34-29-55-5-27-9-48-9-78 0-25 4-50 13-76 4-21 17-38 30-55 16-13 33-25 55-34 25-8 50-12 80-17z">
          <text:p/>
        </draw:path>
        <draw:path draw:style-name="gr4" draw:text-style-name="P5" draw:layer="layout" svg:width="0.157cm" svg:height="0.851cm" svg:x="18.372cm" svg:y="9.304cm" svg:viewBox="0 0 158 852" svg:d="M128 212c-18-72-43-140-77-203v-4h-4c-4 0-9-5-9-5-4 0-8 0-17 0-4 0-8 0-8 0-4 5-9 5-9 5-4 0-4 4-4 4 0 4 0 4 0 8 34 64 59 132 76 203 13 68 22 136 22 204 0 73-9 140-22 208-17 68-42 136-76 203 0 5 0 5 0 9v4c0 0 4 4 9 4 4 0 8 0 12 0 5 0 9 0 13 0s4 0 9 0c0-4 4-4 4-4 4 0 4-4 4-4 17-34 34-64 47-98 12-33 26-67 34-105 9-34 17-68 22-106 4-34 4-73 4-107 0-76-9-144-30-216z">
          <text:p/>
        </draw:path>
        <draw:path draw:style-name="gr4" draw:text-style-name="P5" draw:layer="layout" svg:width="0.157cm" svg:height="0.157cm" svg:x="1.68cm" svg:y="11.425cm" svg:viewBox="0 0 158 158" svg:d="M21 132c17 17 34 26 55 26 22 0 44-9 56-26 17-12 26-33 26-55 0-21-9-39-26-56-12-12-34-21-56-21-21 0-38 9-55 21-12 17-21 35-21 56 0 22 9 43 21 55z">
          <text:p/>
        </draw:path>
        <draw:frame draw:style-name="gr2" draw:text-style-name="P3" draw:layer="layout" svg:width="1.979cm" svg:height="1.153cm" svg:x="11.275cm" svg:y="9.171cm">
          <draw:text-box>
            <text:p text:style-name="P2"><text:span text:style-name="T1">p | (</text:span></text:p>
          </draw:text-box>
        </draw:frame>
        <draw:frame draw:style-name="gr7" draw:text-style-name="P12" draw:layer="layout" svg:width="15.64cm" svg:height="0.733cm" svg:x="2.053cm" svg:y="11.141cm">
          <draw:text-box>
            <text:p text:style-name="P2"><text:span text:style-name="T7">Can you give a proof p3 from p1, p1+p2, p2+p3?</text:span></text:p>
          </draw:text-box>
        </draw:frame>
        <draw:polygon draw:style-name="gr4" draw:text-style-name="P5" draw:layer="layout" svg:width="0.317cm" svg:height="0.36cm" svg:x="9.471cm" svg:y="12.376cm" svg:viewBox="0 0 318 361" draw:points="51,162 51,0 0,0 0,361 51,361 51,204 318,204 318,162">
          <text:p/>
        </draw:polygon>
        <draw:frame draw:style-name="gr7" draw:text-style-name="P12" draw:layer="layout" svg:width="6.077cm" svg:height="0.733cm" svg:x="3.175cm" svg:y="12.245cm">
          <draw:text-box>
            <text:p text:style-name="P2"><text:span text:style-name="T7">p1, p1+p2, p2+p3 </text:span></text:p>
          </draw:text-box>
        </draw:frame>
        <draw:frame draw:style-name="gr7" draw:text-style-name="P12" draw:layer="layout" svg:width="2.009cm" svg:height="0.733cm" svg:x="10.056cm" svg:y="12.147cm">
          <draw:text-box>
            <text:p text:style-name="P2"><text:span text:style-name="T7">p3 ???</text:span></text:p>
          </draw:text-box>
        </draw:frame>
        <draw:frame draw:style-name="gr6" draw:text-style-name="P29" draw:layer="layout" svg:width="7.707cm" svg:height="3.763cm" svg:x="2.183cm" svg:y="13.832cm">
          <draw:text-box>
            <text:p><text:span text:style-name="T14">1. p1 </text:span><text:span text:style-name="T14"><text:tab/></text:span><text:span text:style-name="T14">premise</text:span></text:p>
            <text:p><text:span text:style-name="T14">2. p1 + p2</text:span><text:span text:style-name="T14"><text:tab/></text:span><text:span text:style-name="T14">premise</text:span></text:p>
            <text:p><text:span text:style-name="T14">3. p2 + p3</text:span><text:span text:style-name="T14"><text:tab/></text:span><text:span text:style-name="T14">premise</text:span></text:p>
            <text:p><text:span text:style-name="T14">4. ¬ p2 </text:span><text:span text:style-name="T14"><text:tab/></text:span><text:span text:style-name="T14">from 1 and 2 via rule 1</text:span></text:p>
            <text:p><text:span text:style-name="T14">5. p3 </text:span><text:span text:style-name="T14"><text:tab/></text:span><text:span text:style-name="T14">from 3 and 4 via rule 3</text:span></text:p>
            <text:p><text:span text:style-name="T14">6. p1, p1+p2, p2+3 |- p3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frame draw:style-name="gr2" draw:text-style-name="P3" draw:layer="layout" svg:width="5.167cm" svg:height="1.153cm" svg:x="1.647cm" svg:y="8.538cm">
          <draw:text-box>
            <text:p text:style-name="P2"><text:span text:style-name="T1">Semantics</text:span></text:p>
          </draw:text-box>
        </draw:frame>
        <draw:frame draw:style-name="gr2" draw:text-style-name="P3" draw:layer="layout" svg:width="14.891cm" svg:height="1.153cm" svg:x="1.647cm" svg:y="9.605cm">
          <draw:text-box>
            <text:p text:style-name="P2"><text:span text:style-name="T1">Logical Consequence Relation</text:span></text:p>
          </draw:text-box>
        </draw:frame>
        <draw:polygon draw:style-name="gr4" draw:text-style-name="P5" draw:layer="layout" svg:width="0.339cm" svg:height="0.351cm" svg:x="2.806cm" svg:y="11.379cm" svg:viewBox="0 0 340 352" draw:points="43,0 0,0 0,352 43,352 43,255 340,255 340,212 43,212 43,132 340,132 340,90 43,90">
          <text:p/>
        </draw:polygon>
        <draw:frame draw:style-name="gr7" draw:text-style-name="P12" draw:layer="layout" svg:width="1.429cm" svg:height="0.733cm" svg:x="1.487cm" svg:y="11.194cm">
          <draw:text-box>
            <text:p text:style-name="P2"><text:span text:style-name="T7">LHS </text:span></text:p>
          </draw:text-box>
        </draw:frame>
        <draw:path draw:style-name="gr4" draw:text-style-name="P5" draw:layer="layout" svg:width="0.11cm" svg:height="0.542cm" svg:x="1.689cm" svg:y="12.196cm" svg:viewBox="0 0 111 543" svg:d="M111 8c0-4 0-4 0-4-5-4-5-4-9-4s-4 0-12 0c-5 0-5 0-9 0s-4 0-8 0c0 0 0 4-5 4-12 21-21 42-29 63-9 22-13 47-21 68-6 21-10 43-14 68-4 21-4 42-4 68 0 21 0 46 4 67 4 22 8 47 14 68 4 21 12 42 21 64 8 21 17 42 29 64 0 4 0 4 5 4l4 5h4c4 0 9 0 13 0s8 0 8 0c4 0 9-5 9-5v-4-4c-17-43-34-86-43-128-8-47-12-89-12-131 0-47 4-89 12-132 9-42 26-84 43-127 0-4 0-4 0-4z">
          <text:p/>
        </draw:path>
        <draw:path draw:style-name="gr4" draw:text-style-name="P5" draw:layer="layout" svg:width="0.161cm" svg:height="0.297cm" svg:x="1.883cm" svg:y="12.335cm" svg:viewBox="0 0 162 298" svg:d="M162 22c0-5 0-5 0-9l-4-4c0 0-4-4-9-4 0 0-4 0-8-5-4 0-8 0-8 0-5 0-9 0-13 0-5 0-10 0-18 0-4 5-9 5-17 9-4 4-13 13-17 17-8 8-13 17-21 29v-42c0 0 0-4-4-4v-4c-5 0-5 0-9 0s-8 0-13 0c-4 0-8 0-8 0-4 0-8 0-8 0 0 4-5 4-5 4v4 276 5h5c4 4 4 4 8 4s8 0 13 0c4 0 8 0 12 0 5 0 5 0 9-4h4c0-5 0-5 0-5v-183c9-8 13-21 21-29 5-5 9-13 17-17 4-5 9-9 13-9 4-4 8-4 18-4 4 0 8 0 8 0 5 0 9 4 13 4s4 0 8 0c0 4 5 4 5 4 0 0 4 0 4-4h4c0-4 0-4 0-8s0-9 0-13 0-8 0-8z">
          <text:p/>
        </draw:path>
        <draw:path draw:style-name="gr4" draw:text-style-name="P5" draw:layer="layout" svg:width="0.254cm" svg:height="0.301cm" svg:x="2.078cm" svg:y="12.335cm" svg:viewBox="0 0 255 302" svg:d="M255 133c0-22-4-39-8-52-5-17-13-30-22-42-8-13-21-22-38-30-12-4-34-9-55-9s-38 5-56 9c-17 8-29 17-42 30-9 16-21 29-25 50-5 17-9 39-9 65 0 25 4 46 9 63 4 22 12 34 25 47s25 21 42 30c18 4 39 8 61 8 12 0 25 0 38-4 12 0 21-4 29-4 9-5 17-9 21-9 9-4 9-4 13-8 0-5 4-5 4-5 0-4 0-4 0-8v-4c0-5 0-9 0-13 0 0 0-4-4-4v-4h-4c-4 0-9 0-13 4-4 0-8 4-17 4-8 4-17 8-25 8-13 5-26 5-38 5-17 0-30-5-43-9-8-4-22-8-26-17-8-8-13-21-17-34-4-8-4-25-4-38h183c4 0 8 0 13-4 4-4 8-8 8-17zM51 124c0-13 0-22 4-35 4-8 9-17 17-25 4-9 14-13 22-17 13-8 21-8 34-8 25 0 47 8 59 21 13 17 17 38 17 64z">
          <text:p/>
        </draw:path>
        <draw:path draw:style-name="gr4" draw:text-style-name="P5" draw:layer="layout" svg:width="0.229cm" svg:height="0.301cm" svg:x="2.391cm" svg:y="12.335cm" svg:viewBox="0 0 230 302" svg:d="M230 102c0-17-4-30-4-42-5-13-13-26-21-34-9-9-22-13-34-21-13-5-30-5-51-5-13 0-21 0-34 5-8 0-21 4-30 4-8 4-17 8-21 13-8 0-12 4-17 8 0 0-4 4-4 9 0 0 0 4 0 8s0 8 0 8c0 5 0 5 4 9v4c5 0 5 0 5 0 4 0 8 0 12-4s13-4 17-9c9-4 17-8 30-8 8-4 21-4 34-4 12 0 21 0 29 4 9 4 13 4 17 13 9 4 13 12 13 17 4 8 4 17 4 29v22h-38c-21 0-42 0-59 5-17 4-34 8-43 17-12 8-21 17-29 29-4 13-10 26-10 38 0 13 0 26 10 38 4 9 8 17 17 26 8 4 17 13 29 17 13 0 26 4 43 4s29-4 46-13c13-4 30-17 43-29v29 5c0 0 4 4 8 4 0 0 4 0 13 0 4 0 8 0 12 0l5-4c4 0 4-5 4-5zM179 222c-13 16-25 25-38 33-8 5-21 9-38 9s-30-4-38-13c-9-8-13-21-13-34 0-8 0-17 4-21 5-8 9-13 17-17 5-4 13-8 26-8 8-4 21-4 34-4h46z">
          <text:p/>
        </draw:path>
        <draw:path draw:style-name="gr4" draw:text-style-name="P5" draw:layer="layout" svg:width="0.254cm" svg:height="0.432cm" svg:x="2.692cm" svg:y="12.204cm" svg:viewBox="0 0 255 433" svg:d="M255 9v-5h-4c-5-4-5-4-9-4s-8 0-12 0c-6 0-10 0-14 0s-4 0-9 4h-4c0 5 0 5 0 5v166c-13-17-25-26-38-34-13-4-30-9-47-9-16 0-33 5-50 9-13 8-26 21-38 34-9 12-17 29-22 46-4 22-8 43-8 64s4 38 8 59c5 17 9 34 17 47 9 12 21 21 34 29 17 9 34 13 55 13 17 0 34-4 51-13 13-8 30-21 42-38v38c0 0 5 0 5 5h4c0 4 4 4 4 4 4 0 10 0 14 0s8 0 8 0c4 0 9 0 9-4h4c0-5 0-5 0-5zM203 336c-8 12-17 21-21 25-9 9-17 13-21 17-9 4-13 8-21 8-5 5-13 5-17 5-17 0-26-5-34-9-9-8-17-17-21-25-9-13-13-21-13-34-4-17-4-30-4-42 0-13 0-26 4-38 4-13 8-26 13-34 4-13 12-17 21-26 8-4 21-8 34-8 12 0 29 4 42 12 13 9 25 22 38 39z">
          <text:p/>
        </draw:path>
        <draw:path draw:style-name="gr4" draw:text-style-name="P5" draw:layer="layout" svg:width="0.207cm" svg:height="0.157cm" svg:x="3.179cm" svg:y="12.2cm" svg:viewBox="0 0 208 158" svg:d="M208 8v-4-4c-4 0-4 0-8 0 0 0-5 0-9 0 0 0-4 0-8 0h-4c-5 4-5 4-5 4-4 0-4 4-4 4l-42 65c-4 4-9 8-9 13-4 4-4 8-4 17-4 4-4 8-4 12 0 5 0 13 0 17s0 9 0 13 4 4 4 8c4 0 9 5 9 5 4 0 8 0 12 0s9 0 13 0 8-5 8-5c5-4 5-4 9-8 0-4 0-9 0-13v-38zM98 8v-4l-4-4h-4c0 0-5 0-9 0s-4 0-8 0h-5c-4 4-4 4-8 4v4l-43 65c-5 4-9 8-9 13-4 4-4 8-4 17-4 4-4 8-4 12 0 5 0 13 0 17s0 9 0 13 4 4 4 8c4 0 4 5 8 5 5 0 9 0 13 0s10 0 14 0 8-5 8-5c5-4 5-4 9-8 0-4 0-9 0-13v-38z">
          <text:p/>
        </draw:path>
        <draw:path draw:style-name="gr4" draw:text-style-name="P5" draw:layer="layout" svg:width="0.207cm" svg:height="0.398cm" svg:x="3.454cm" svg:y="12.234cm" svg:viewBox="0 0 208 399" svg:d="M208 365c0-4 0-4-4-9 0 0 0-4-4-4h-4-141v-344-4c-4 0-4 0-4 0-5-4-9-4-9-4-4 0-8 0-17 0-4 0-8 0-12 0-5 0-5 0-9 4h-4v4 370c0 8 0 12 4 17 4 4 9 4 17 4h175c4 0 4 0 4 0 4-4 4-4 4-4 0-5 4-5 4-9s0-8 0-13c0-4 0-4 0-8z">
          <text:p/>
        </draw:path>
        <draw:path draw:style-name="gr4" draw:text-style-name="P5" draw:layer="layout" svg:width="0.288cm" svg:height="0.398cm" svg:x="3.716cm" svg:y="12.234cm" svg:viewBox="0 0 289 399" svg:d="M289 8v-4h-4c0-4-4-4-8-4-5 0-5 0-13 0-4 0-9 0-13 0 0 0-4 0-4 4-4 0-4 0-4 0-5 0-5 4-5 4v157h-183v-157-4h-4c-4-4-4-4-8-4-5 0-9 0-13 0s-8 0-13 0c-4 0-8 0-8 4-4 0-4 0-4 0-5 0-5 4-5 4v382l5 5h4c0 0 4 4 8 4 5 0 9 0 13 0s8 0 13 0c4 0 4-4 8-4h4c0-5 0-5 0-5v-178h183v178l5 5h4l4 4c4 0 9 0 13 0 8 0 8 0 13 0 4 0 8-4 8-4 4 0 4 0 4 0 0-5 0-5 0-5z">
          <text:p/>
        </draw:path>
        <draw:path draw:style-name="gr4" draw:text-style-name="P5" draw:layer="layout" svg:width="0.246cm" svg:height="0.406cm" svg:x="4.076cm" svg:y="12.23cm" svg:viewBox="0 0 247 407" svg:d="M238 250c-4-12-12-21-21-29-9-9-18-17-31-26-8-4-21-8-33-17-9-4-22-8-30-12-13-5-21-14-30-18-8-9-17-13-21-21-4-9-8-17-8-30 0-9 0-13 4-21 4-9 8-13 13-17 4-4 12-9 21-13 8-4 17-4 29-4 9 0 22 0 30 4 13 4 21 9 25 9 9 4 13 8 17 12 10 5 10 5 14 5h4c0-5 0-5 5-5 0-4 0-8 0-8 0-4 0-9 0-13s0-4 0-8c0-5 0-5 0-9 0 0-5 0-5-4l-4-4c0 0-4-4-14-4-4-5-12-9-21-9-8-4-17-4-25-8-9 0-17 0-26 0-17 0-33 0-50 8-13 4-26 9-38 17-9 8-17 21-26 34-4 13-8 25-8 42s4 30 8 43 13 22 21 30c9 9 17 17 30 21 8 9 21 13 30 21 12 5 25 9 33 13 13 4 22 13 30 17 9 4 17 13 21 21 4 9 9 17 9 30 0 8 0 17-5 25-4 9-8 17-16 21-9 5-17 9-26 13-8 4-21 4-30 4-16 0-29-4-42-4-13-4-21-8-29-13-9-4-17-8-22-12-4-4-8-4-12-4h-5v4c-4 0-4 4-4 8 0 0 0 4 0 9 0 8 0 12 0 17 4 0 4 4 9 8 0 4 4 4 12 9 5 4 13 8 22 12 8 5 16 5 29 9s26 4 38 4c17 0 38-4 55-8 13-5 30-13 43-22 13-12 22-25 30-38 4-12 9-29 9-51 0-12-5-29-9-38z">
          <text:p/>
        </draw:path>
        <draw:path draw:style-name="gr4" draw:text-style-name="P5" draw:layer="layout" svg:width="0.064cm" svg:height="0.407cm" svg:x="4.533cm" svg:y="12.225cm" svg:viewBox="0 0 65 408" svg:d="M56 123c0 0 0-4-4-4l-4-4h-4c-4 0-10 0-14 0-8 0-8 0-13 0-4 0-8 0-8 0-4 4-4 4-4 4v4 276 5h4c0 4 4 4 8 4 5 0 5 0 13 0 4 0 10 0 14 0 0 0 4 0 4-4 4 0 4 0 4 0 4-5 4-5 4-5zM56 5c-4-5-12-5-26-5-13 0-21 0-25 5-5 4-5 12-5 25s0 17 5 21c4 4 12 9 25 9 14 0 22-5 26-9 5-4 9-8 9-21s-4-21-9-25z">
          <text:p/>
        </draw:path>
        <draw:path draw:style-name="gr4" draw:text-style-name="P5" draw:layer="layout" svg:width="0.41cm" svg:height="0.297cm" svg:x="4.682cm" svg:y="12.335cm" svg:viewBox="0 0 411 298" svg:d="M411 115c0-17 0-30-4-43-4-17-9-29-17-38-8-12-17-17-30-25-12-4-25-9-42-9-8 0-17 0-21 5-9 0-17 4-26 8-8 4-12 9-21 17-8 4-17 13-25 25-4-8-9-16-13-25-8-4-12-8-21-17-4-4-13-8-21-8-13-5-21-5-34-5s-30 5-42 13c-17 9-34 21-47 38v-38c0 0 0-4-4-4v-4c-4 0-4 0-9 0s-9 0-13 0c-5 0-9 0-9 0-4 0-8 0-8 0 0 4-4 4-4 4v4 276 5h4c4 4 4 4 8 4s9 0 13 0 9 0 14 0c4 0 4 0 8-4h4c0-5 0-5 0-5v-195c13-17 26-30 38-39 13-8 26-12 39-12 8 0 16 0 25 4 4 4 13 8 17 17 4 8 8 17 8 25 5 9 5 21 5 30v170 5h4c4 4 4 4 8 4 5 0 9 0 13 0s8 0 13 0c4 0 4 0 8-4h4c0-5 0-5 0-5v-195c13-17 26-30 38-39 13-8 22-12 34-12 9 0 17 0 26 4 4 4 12 8 17 17 4 8 8 17 8 25 4 9 4 21 4 30v170 5h5c4 4 4 4 8 4s9 0 13 0 8 0 12 0c5 0 5 0 9-4h4c0-5 0-5 0-5z">
          <text:p/>
        </draw:path>
        <draw:path draw:style-name="gr4" draw:text-style-name="P5" draw:layer="layout" svg:width="0.254cm" svg:height="0.407cm" svg:x="5.181cm" svg:y="12.335cm" svg:viewBox="0 0 255 408" svg:d="M251 90c-4-17-13-34-21-47-9-13-21-26-34-30-13-8-30-13-51-13-8 0-17 0-25 5-9 0-17 4-26 8-8 4-17 9-25 17-4 4-13 13-21 22v-39c0 0 0-4-5-4v-4c-4 0-4 0-8 0s-10 0-14 0-4 0-8 0-4 0-9 0c0 4 0 4-4 4v4 386 5c4 0 4 0 4 0 5 4 5 4 9 4s8 0 12 0c6 0 10 0 14 0s9 0 9-4h4c0-5 0-5 0-5v-139c8 8 17 12 21 17 9 8 13 12 21 17 4 0 13 4 21 4 5 4 13 4 22 4 21 0 38-4 50-13 17-4 30-17 38-29 9-13 17-30 22-47 8-21 8-42 8-68 0-17 0-38-4-55zM200 192c0 13-4 25-13 34-4 8-12 17-21 25-8 4-21 9-34 9-12 0-25-5-38-13-12-8-25-25-42-42v-106c8-13 17-21 25-26 5-8 13-12 21-17 5-4 13-9 17-9 9-4 13-4 22-4 12 0 25 4 33 9 9 9 17 13 22 26 4 8 8 21 8 34 4 12 4 25 4 42 0 13 0 25-4 38z">
          <text:p/>
        </draw:path>
        <draw:path draw:style-name="gr4" draw:text-style-name="P5" draw:layer="layout" svg:width="0.051cm" svg:height="0.428cm" svg:x="5.511cm" svg:y="12.204cm" svg:viewBox="0 0 52 429" svg:d="M52 9v-5c0 0-4 0-4-4 0 0-4 0-9 0-4 0-8 0-12 0-5 0-9 0-14 0 0 0-4 0-8 0 0 4 0 4 0 4-5 5-5 5-5 5v411l5 5c4 4 8 4 8 4 5 0 9 0 14 0 4 0 8 0 12 0 5 0 9 0 9-4h4c0-5 0-5 0-5z">
          <text:p/>
        </draw:path>
        <draw:path draw:style-name="gr4" draw:text-style-name="P5" draw:layer="layout" svg:width="0.063cm" svg:height="0.407cm" svg:x="5.651cm" svg:y="12.225cm" svg:viewBox="0 0 64 408" svg:d="M56 123c0 0 0-4-4-4l-5-4h-5c-4 0-8 0-12 0-5 0-9 0-13 0s-9 0-9 0c-4 4-4 4-4 4v4 276 5h4c0 4 5 4 9 4s8 0 13 0c4 0 8 0 12 0 0 0 5 0 5-4 5 0 5 0 5 0 4-5 4-5 4-5zM56 5c-4-5-14-5-26-5-13 0-22 0-26 5-4 4-4 12-4 25s0 17 4 21 13 9 26 9c12 0 22-5 26-9s8-8 8-21-4-21-8-25z">
          <text:p/>
        </draw:path>
        <draw:path draw:style-name="gr4" draw:text-style-name="P5" draw:layer="layout" svg:width="0.254cm" svg:height="0.301cm" svg:x="5.782cm" svg:y="12.335cm" svg:viewBox="0 0 255 302" svg:d="M255 133c0-22-4-39-8-52-4-17-13-30-21-42-9-13-22-22-38-30-14-4-35-9-57-9-21 0-38 5-55 9-16 8-29 17-42 30-8 16-17 29-25 50-5 17-9 39-9 65 0 25 4 46 9 63 4 22 12 34 25 47s26 21 42 30c17 4 39 8 60 8 12 0 25 0 38-4 14 0 22-4 30-4 9-5 17-9 22-9 8-4 8-4 12-8 0-5 5-5 5-5 0-4 0-4 0-8v-4c0-5 0-9 0-13 0 0 0-4-5-4v-4h-4c-4 0-8 0-13 4-4 0-8 4-17 4-8 4-16 8-26 8-13 5-25 5-38 5-17 0-30-5-42-9-9-4-22-8-26-17-8-8-12-21-17-34-4-8-4-25-4-38h183c4 0 13 0 13-4 4-4 8-8 8-17zM51 124c0-13 0-22 4-35 5-8 9-17 17-25 4-9 13-13 26-17 8-8 17-8 29-8 26 0 47 8 61 21 12 17 16 38 16 64z">
          <text:p/>
        </draw:path>
        <draw:path draw:style-name="gr4" draw:text-style-name="P5" draw:layer="layout" svg:width="0.195cm" svg:height="0.301cm" svg:x="6.087cm" svg:y="12.335cm" svg:viewBox="0 0 196 302" svg:d="M192 183c-5-8-9-16-13-21-9-8-17-12-26-17-8-4-17-8-25-12-4 0-13-5-21-9-9-4-17-8-21-14-9 0-13-8-17-12s-9-13-9-21c0-5 5-9 5-13 4-9 4-13 8-13 4-4 13-8 17-8 8-4 13-4 21-4 13 0 21 0 25 4 9 0 13 4 22 4 4 4 8 8 12 8 5 5 5 5 9 5s4-5 4-5c0 0 0-4 0-8 0 0 0-4 0-8v-5c0-4 0-4 0-8v-4c0 0-4 0-4-5-4 0-4-4-9-4-4-4-12-4-17-8-4 0-12 0-21-5-4 0-12 0-21 0-17 0-30 0-42 5-13 8-26 12-34 21-9 4-14 13-18 25-4 9-9 21-9 30 0 13 5 21 9 29 4 14 9 18 18 27 4 4 13 13 21 17 9 4 17 4 25 8 9 5 13 9 22 13 8 0 17 4 21 8 8 5 12 9 17 13 4 9 4 13 4 21 0 9 0 13 0 17-4 9-9 13-13 13-4 4-12 8-17 8-8 5-17 5-25 5-13 0-21 0-30-5-8-4-17-4-21-8-8-4-13-9-18-9-4-4-8-4-8-4-5 0-5 0-5 0-4 0-4 4-4 4 0 0 0 5 0 9 0 0-4 4-4 8 0 5 4 13 4 17 0 0 0 5 4 9 5 0 5 4 13 4 5 4 10 4 18 9 4 4 13 4 21 4 9 4 21 4 30 4 17 0 30-4 42-4 13-4 26-13 34-17 13-9 17-17 26-30 4-13 4-25 4-38s0-21-4-30z">
          <text:p/>
        </draw:path>
        <draw:path draw:style-name="gr4" draw:text-style-name="P5" draw:layer="layout" svg:width="0.114cm" svg:height="0.542cm" svg:x="6.498cm" svg:y="12.196cm" svg:viewBox="0 0 115 543" svg:d="M115 8c0-4 0-4-4-4 0-4-5-4-5-4-4 0-8 0-12 0s-9 0-13 0h-4c-4 0-4 4-4 4h-5c-8 21-18 42-26 63-8 22-17 47-21 68-9 21-13 43-13 68-4 21-8 42-8 68 0 21 4 46 4 67 4 22 8 47 13 68 8 21 17 42 25 64 4 21 18 42 26 64 5 4 5 4 5 4 0 0 4 0 4 5 4 0 4 0 8 0 0 0 5 0 9 0s8 0 12 0c5 0 5-5 9-5v-4-4c-21-43-34-86-42-128-13-47-18-89-18-131 0-47 5-89 13-132 13-42 26-84 47-127 0-4 0-4 0-4z">
          <text:p/>
        </draw:path>
        <draw:path draw:style-name="gr4" draw:text-style-name="P5" draw:layer="layout" svg:width="0.051cm" svg:height="0.428cm" svg:x="6.692cm" svg:y="12.204cm" svg:viewBox="0 0 52 429" svg:d="M52 9v-5l-4-4c0 0-4 0-8 0 0 0-5 0-14 0-4 0-9 0-9 0-4 0-8 0-8 0-4 4-4 4-4 4 0 5-5 5-5 5v411c0 0 5 0 5 5h4c0 4 4 4 8 4 0 0 5 0 9 0 9 0 14 0 14 0 4 0 8 0 8-4 4 0 4 0 4 0 0-5 0-5 0-5z">
          <text:p/>
        </draw:path>
        <draw:path draw:style-name="gr4" draw:text-style-name="P5" draw:layer="layout" svg:width="0.275cm" svg:height="0.301cm" svg:x="6.824cm" svg:y="12.335cm" svg:viewBox="0 0 276 302" svg:d="M267 85c-8-17-17-34-25-46-13-13-25-22-42-30-18-4-39-9-61-9-25 0-46 5-63 13-17 4-30 17-42 30-13 12-22 29-26 46-8 22-8 44-8 65s0 42 8 63c4 17 13 34 26 47 8 13 21 21 38 30 17 4 38 8 59 8 25 0 46-4 64-13 17-8 34-17 43-29 12-13 21-30 29-51 5-17 9-38 9-59 0-26-4-48-9-65zM217 196c0 13-9 26-13 34-9 9-18 17-31 21-8 4-21 9-38 9s-30-5-42-9c-9-4-17-12-26-25-8-9-12-21-12-34-5-13-5-25-5-42 0-13 0-30 5-44 4-12 8-25 17-34 4-8 12-17 25-21s25-8 38-8c17 0 30 4 42 8 14 4 23 13 27 21 8 13 13 26 17 39 0 13 4 26 4 43 0 13-4 29-8 42z">
          <text:p/>
        </draw:path>
        <draw:path draw:style-name="gr4" draw:text-style-name="P5" draw:layer="layout" svg:width="0.263cm" svg:height="0.407cm" svg:x="7.141cm" svg:y="12.335cm" svg:viewBox="0 0 264 408" svg:d="M259 9c0-4-4-4-4-4h-85c-8 0-12-5-21-5-8 0-17 0-25 0-13 0-30 0-42 9-13 4-27 8-35 17-9 8-17 21-21 35-5 12-9 25-9 42 0 13 0 25 4 34 5 8 9 17 17 25-8 9-17 17-21 26-4 8-8 21-8 34 0 8 4 16 8 25 4 4 13 13 21 17-4 4-8 13-17 17-4 4-8 8-12 17 0 4-5 8-5 17-4 4-4 12-4 17 0 12 4 21 9 29 4 13 8 17 21 26 8 4 21 12 39 17 17 0 34 4 55 4 25 0 42-4 59-9 17-4 34-12 42-21 13-8 22-17 26-29 4-9 8-22 8-34 0-13-4-21-8-30-4-8-9-17-17-25-9-5-21-9-30-13-12-4-25-4-38-4l-72-5c-12 0-21-4-29-8-6-4-10-8-10-17 0-8 0-13 4-17 6-4 6-8 10-13 8 5 13 9 25 13 9 4 21 4 30 4 17 0 34-4 46-8 13-4 26-9 34-17 9-8 17-21 21-34 5-13 9-25 9-42 0-9 0-17-4-26-5-8-9-17-17-26h42c0 0 4 0 4-4 5-4 5-9 5-17 0-9 0-13-5-17zM179 124c0 9-4 13-9 21-8 5-12 9-21 13-8 4-17 4-25 4-17 0-34-4-42-17-13-8-17-25-17-42 0-8 0-17 4-25 0-9 4-13 8-22 9-4 13-9 21-13 5-4 13-4 26-4 17 0 34 4 42 17 13 9 17 26 17 43 0 8 0 17-4 25zM204 336c-4 8-8 13-12 17-9 4-17 8-26 12-8 5-21 5-38 5-25 0-42-5-55-9-14-8-22-17-22-29 0-5 0-9 0-13 4-4 4-9 4-13 4-4 10-8 14-12 4-5 8-9 17-13h68c16 4 29 4 42 13 8 4 13 12 13 25 0 8 0 13-5 17z">
          <text:p/>
        </draw:path>
        <draw:path draw:style-name="gr4" draw:text-style-name="P5" draw:layer="layout" svg:width="0.063cm" svg:height="0.407cm" svg:x="7.463cm" svg:y="12.225cm" svg:viewBox="0 0 64 408" svg:d="M56 123v-4c0 0-4 0-4-4-5 0-5 0-9 0s-8 0-12 0c-5 0-9 0-13 0s-4 0-9 0c0 4-4 4-4 4v4 276 5h4c5 4 5 4 9 4s8 0 13 0c4 0 8 0 12 0s4 0 9-4h4c0-5 0-5 0-5zM56 5c-4-5-13-5-21-5-13 0-21 0-26 5-4 4-9 12-9 25s5 17 9 21c5 4 13 9 22 9 12 0 21-5 25-9s8-8 8-21-4-21-8-25z">
          <text:p/>
        </draw:path>
        <draw:path draw:style-name="gr4" draw:text-style-name="P5" draw:layer="layout" svg:width="0.22cm" svg:height="0.301cm" svg:x="7.594cm" svg:y="12.335cm" svg:viewBox="0 0 221 302" svg:d="M221 239c0-5 0-5 0-9l-4-4h-5c0 0-4 0-9 4-4 4-8 9-17 13-8 4-12 8-21 12-13 0-21 5-34 5-12 0-21-5-29-9-13-4-21-8-26-17-8-12-12-21-17-34 0-12-4-29-4-46 0-38 9-65 21-82 13-21 30-29 55-29 13 0 21 0 30 4 8 4 17 8 25 13 5 4 9 8 13 12 4 0 9 5 13 5 0 0 5 0 5-5 4-4 4-8 4-17 0-4 0-8 0-12v-4c-4-5-4-5-4-9 0 0-5 0-5-4-4 0-9-4-13-9-4-4-13-4-17-8-8-4-17-4-25-9-9 0-17 0-26 0-17 0-34 5-50 9-17 4-30 17-43 30-13 8-21 25-25 46-9 17-13 43-13 69 0 25 4 46 9 63 4 17 12 34 25 47 8 13 21 21 38 30 17 4 34 8 55 8 9 0 17 0 25-4 9 0 17-4 26-4 8-5 17-9 21-9 9-4 13-8 13-8 5-5 5-5 5-9 4 0 4 0 4-4v-4c0-5 0-9 0-9 0-4 0-8 0-12z">
          <text:p/>
        </draw:path>
        <draw:path draw:style-name="gr4" draw:text-style-name="P5" draw:layer="layout" svg:width="0.228cm" svg:height="0.301cm" svg:x="7.857cm" svg:y="12.335cm" svg:viewBox="0 0 229 302" svg:d="M229 102c0-17-4-30-8-42-5-13-9-26-17-34-9-9-21-13-34-21-17-5-34-5-51-5-13 0-25 0-34 5-12 0-21 4-29 4-9 4-17 8-22 13-8 0-12 4-16 8-5 0-5 4-5 9 0 0 0 4 0 8s0 8 0 8c0 5 0 5 0 9 0 0 5 0 5 4h4c4 0 8 0 12-4 5-4 9-4 17-9 9-4 17-8 26-8 12-4 21-4 34-4 12 0 25 0 34 4 4 4 12 4 16 13 5 4 9 12 13 17 0 8 4 17 4 29v22h-38c-25 0-42 0-59 5-17 4-34 8-47 17-8 8-21 17-26 29-8 13-8 26-8 38 0 13 0 26 4 38 4 9 14 17 22 26 8 4 17 13 30 17 12 0 25 4 38 4 17 0 34-4 51-13 12-4 25-17 38-29v29c0 0 0 5 4 5l4 4c4 0 9 0 13 0 8 0 12 0 12 0 5 0 9-4 9-4l4-5zM178 222c-12 16-25 25-38 33-12 5-25 9-38 9-17 0-29-4-38-13-8-8-13-21-13-34 0-8 0-17 5-21 4-8 8-13 12-17 9-4 17-8 26-8 12-4 25-4 38-4h46z">
          <text:p/>
        </draw:path>
        <draw:path draw:style-name="gr4" draw:text-style-name="P5" draw:layer="layout" svg:width="0.052cm" svg:height="0.428cm" svg:x="8.174cm" svg:y="12.204cm" svg:viewBox="0 0 53 429" svg:d="M53 9v-5c-5 0-5 0-5-4-5 0-5 0-9 0s-8 0-13 0c-4 0-8 0-12 0s-9 0-9 0c0 4-5 4-5 4 0 5 0 5 0 5v411 5h5c0 4 5 4 9 4s8 0 12 0c5 0 9 0 13 0s4 0 9-4h5c0-5 0-5 0-5z">
          <text:p/>
        </draw:path>
        <draw:path draw:style-name="gr4" draw:text-style-name="P5" draw:layer="layout" svg:width="0.051cm" svg:height="0.428cm" svg:x="8.318cm" svg:y="12.204cm" svg:viewBox="0 0 52 429" svg:d="M52 9v-5c0 0-4 0-4-4-5 0-5 0-9 0s-8 0-13 0c-4 0-8 0-12 0-5 0-5 0-10 0 0 4-4 4-4 4 0 5 0 5 0 5v411 5h4c5 4 5 4 10 4 4 0 8 0 12 0 5 0 9 0 13 0s4 0 9-4h4c0-5 0-5 0-5z">
          <text:p/>
        </draw:path>
        <draw:path draw:style-name="gr4" draw:text-style-name="P5" draw:layer="layout" svg:width="0.262cm" svg:height="0.402cm" svg:x="8.424cm" svg:y="12.34cm" svg:viewBox="0 0 263 403" svg:d="M263 17c0-5 0-5 0-9v-4c-4-4-4-4-8-4s-9 0-13 0c-8 0-13 0-17 0s-4 0-8 4l-4 4-77 225-81-221c0-4 0-4-4-8l-5-4c0 0-4 0-8 0 0 0-9 0-13 0s-12 0-12 0c-5 0-9 0-9 4-4 0-4 4-4 4 0 4 0 9 4 13l98 262c0 0 0 5 5 5l4 4-39 94c0 4 0 4 0 8v5c4 0 4 4 8 4 5 0 9 0 14 0 13 0 17 0 25-4 5 0 9-5 9-5l38-102z">
          <text:p/>
        </draw:path>
        <draw:path draw:style-name="gr4" draw:text-style-name="P5" draw:layer="layout" svg:width="0.064cm" svg:height="0.407cm" svg:x="8.885cm" svg:y="12.225cm" svg:viewBox="0 0 65 408" svg:d="M56 123l-4-4-4-4c0 0-4 0-9 0 0 0-4 0-8 0-10 0-14 0-14 0-4 0-8 0-8 0-4 4-4 4-4 4v4 276 5h4c0 4 4 4 8 4 0 0 4 0 14 0 4 0 8 0 8 0 5 0 9 0 9-4 4 0 4 0 4 0 0-5 4-5 4-5zM56 5c-4-5-12-5-25-5-14 0-22 0-26 5-5 4-5 12-5 25s0 17 5 21c4 4 12 9 26 9 13 0 21-5 25-9 5-4 9-8 9-21s-4-21-9-25z">
          <text:p/>
        </draw:path>
        <draw:path draw:style-name="gr4" draw:text-style-name="P5" draw:layer="layout" svg:width="0.411cm" svg:height="0.297cm" svg:x="9.029cm" svg:y="12.335cm" svg:viewBox="0 0 412 298" svg:d="M412 115c0-17 0-30-4-43-5-17-9-29-17-38-5-12-17-17-30-25-8-4-25-9-42-9-9 0-13 0-21 5-9 0-17 4-22 8-8 4-17 9-25 17-9 4-17 13-25 25-5-8-9-16-13-25-4-4-13-8-18-17-9-4-17-8-25-8-9-5-22-5-34-5-13 0-30 5-43 13-17 9-29 21-46 38v-38-4c0 0-4 0-4-4 0 0-5 0-9 0 0 0-4 0-8 0-9 0-9 0-13 0s-4 0-9 0c0 4 0 4-4 4v4 276 5c4 0 4 0 4 0 5 4 5 4 9 4s8 0 13 0c4 0 8 0 12 0 5 0 5 0 9-4h4c0-5 0-5 0-5v-195c13-17 30-30 38-39 13-8 25-12 38-12 9 0 17 0 26 4 4 4 12 8 17 17 4 8 8 17 8 25 4 9 4 21 4 30v170 5c4 0 4 0 4 0 5 4 5 4 9 4 5 0 9 0 14 0 4 0 8 0 12 0 5 0 5 0 9-4h4c0-5 0-5 0-5v-195c13-17 25-30 38-39 13-8 26-12 34-12 13 0 21 0 25 4 9 4 13 8 17 17 5 8 9 17 9 25 4 9 4 21 4 30v170 5c4 0 4 0 4 0 4 4 4 4 9 4 4 0 8 0 12 0 5 0 9 0 13 0s4 0 9-4h4c0-5 0-5 0-5z">
          <text:p/>
        </draw:path>
        <draw:path draw:style-name="gr4" draw:text-style-name="P5" draw:layer="layout" svg:width="0.254cm" svg:height="0.407cm" svg:x="9.533cm" svg:y="12.335cm" svg:viewBox="0 0 255 408" svg:d="M247 90c0-17-10-34-18-47-9-13-22-26-34-30-17-8-34-13-51-13-13 0-21 0-30 5-8 0-12 4-21 8-8 4-17 9-25 17-9 4-17 13-26 22v-39-4l-4-4h-4c-4 0-9 0-13 0s-8 0-8 0c-5 0-9 0-9 0 0 4-4 4-4 4v4 386 5h4c4 4 4 4 9 4 4 0 8 0 12 0 5 0 9 0 13 0s4 0 9-4h4c0-5 0-5 0-5v-139c8 8 12 12 21 17 4 8 13 12 21 17 4 0 13 4 17 4 9 4 17 4 25 4 17 0 34-4 51-13 13-4 26-17 38-29 9-13 17-30 23-47 4-21 8-42 8-68 0-17-4-38-8-55zM199 192c-4 13-9 25-13 34-4 8-12 17-21 25-13 4-21 9-34 9-12 0-29-5-42-13s-26-25-38-42v-106c8-13 17-21 21-26 8-8 17-12 21-17 9-4 13-9 21-9 5-4 13-4 21-4 13 0 22 4 30 9 13 9 17 13 25 26 5 8 9 21 9 34 4 12 4 25 4 42 0 13 0 25-4 38z">
          <text:p/>
        </draw:path>
        <draw:path draw:style-name="gr4" draw:text-style-name="P5" draw:layer="layout" svg:width="0.051cm" svg:height="0.428cm" svg:x="9.863cm" svg:y="12.204cm" svg:viewBox="0 0 52 429" svg:d="M52 9v-5c-4 0-4 0-4-4-4 0-4 0-9 0-4 0-8 0-12 0-5 0-9 0-13 0-5 0-5 0-10 0 0 4-4 4-4 4 0 5 0 5 0 5v411 5h4c5 4 5 4 10 4 4 0 8 0 13 0 4 0 8 0 12 0 5 0 5 0 9-4h4c0-5 0-5 0-5z">
          <text:p/>
        </draw:path>
        <draw:path draw:style-name="gr4" draw:text-style-name="P5" draw:layer="layout" svg:width="0.063cm" svg:height="0.407cm" svg:x="9.999cm" svg:y="12.225cm" svg:viewBox="0 0 64 408" svg:d="M56 123v-4l-5-4c0 0-5 0-9 0 0 0-4 0-13 0-4 0-8 0-12 0h-5c-4 4-4 4-4 4l-4 4v276c0 0 4 0 4 5h4c0 4 5 4 5 4 4 0 8 0 12 0 9 0 13 0 13 0 4 0 9 0 9-4 5 0 5 0 5 0 0-5 0-5 0-5zM60 5c-4-5-14-5-26-5-13 0-22 0-26 5-4 4-8 12-8 25s4 17 8 21 13 9 26 9c12 0 22-5 26-9s4-8 4-21 0-21-4-25z">
          <text:p/>
        </draw:path>
        <draw:path draw:style-name="gr4" draw:text-style-name="P5" draw:layer="layout" svg:width="0.254cm" svg:height="0.301cm" svg:x="10.134cm" svg:y="12.335cm" svg:viewBox="0 0 255 302" svg:d="M255 133c0-22-4-39-8-52-5-17-13-30-22-42-8-13-21-22-38-30-17-4-33-9-56-9-21 0-38 5-55 9-17 8-29 17-42 30-13 16-21 29-25 50-9 17-9 39-9 65 0 25 0 46 9 63 4 22 12 34 25 47s25 21 42 30c17 4 38 8 60 8 12 0 26 0 39-4 8 0 21-4 29-4 9-5 17-9 21-9 5-4 9-4 9-8 4 0 4 0 4 0 0-5 0-5 0-5 0-4 0-4 4-8v-4c0-5 0-9 0-13-4 0-4-4-4-4v-4c-4 0-4 0-4 0-4 0-9 0-13 4-4 0-12 4-17 4-8 4-17 8-29 8-9 5-21 5-35 5-17 0-30-5-43-9-12-4-21-8-29-17-4-8-13-21-13-34-4-8-4-25-4-38h183c4 0 8 0 13-4 4-4 8-8 8-17zM51 124c0-13 0-22 4-35 4-8 9-17 17-25 4-9 13-13 21-17 9-8 21-8 34-8 27 0 43 8 56 21 13 17 21 38 21 64z">
          <text:p/>
        </draw:path>
        <draw:path draw:style-name="gr4" draw:text-style-name="P5" draw:layer="layout" svg:width="0.195cm" svg:height="0.301cm" svg:x="10.439cm" svg:y="12.335cm" svg:viewBox="0 0 196 302" svg:d="M191 183c-4-8-8-16-17-21-4-8-12-12-21-17-8-4-17-8-26-12-9 0-17-5-25-9-9-4-13-8-22-14-4 0-8-8-12-12-5-4-9-13-9-21 0-5 0-9 4-13 0-9 5-13 9-13 4-4 8-8 17-8 4-4 13-4 21-4s17 0 26 4c9 0 13 4 17 4 9 4 13 8 17 8 0 5 4 5 4 5 5 0 5 0 5 0l4-5c0 0 0-4 0-8 0 0 0-4 0-8v-5c0-4 0-4 0-8v-4c-4 0-4 0-4-5-5 0-9-4-13-4-4-4-8-4-13-8-8 0-12 0-22-5-8 0-13 0-21 0-17 0-34 0-47 5-8 8-21 12-29 21-9 4-13 13-17 25-4 9-9 21-9 30 0 13 5 21 9 29 4 14 8 18 13 27 8 4 12 13 21 17 8 4 17 4 25 8 9 5 17 9 26 13 8 0 16 4 21 8 8 5 13 9 18 13 4 9 4 13 4 21 0 9 0 13-4 17 0 9-5 13-14 13-4 4-9 8-17 8-4 5-13 5-21 5-13 0-21 0-30-5-8-4-17-4-25-8-4-4-9-9-13-9-4-4-8-4-13-4h-4v4c0 0-4 5-4 9 0 0 0 4 0 8 0 5 0 13 4 17 0 0 0 5 4 9 0 0 5 4 9 4 4 4 13 4 17 9 8 4 17 4 25 4 9 4 17 4 30 4s29-4 42-4c14-4 27-13 35-17 8-9 17-17 21-30 9-13 9-25 9-38s0-21-5-30z">
          <text:p/>
        </draw:path>
        <draw:path draw:style-name="gr4" draw:text-style-name="P5" draw:layer="layout" svg:width="0.11cm" svg:height="0.542cm" svg:x="10.697cm" svg:y="12.196cm" svg:viewBox="0 0 111 543" svg:d="M94 135c-12-46-29-89-51-131l-4-4c0 0-4 0-8 0 0 0-5 0-10 0-4 0-8 0-12 0-5 0-5 0-9 4v4 4c21 43 35 85 43 127 13 43 17 85 17 132 0 42-4 84-17 131-8 42-22 85-43 128v4c0 4 0 4 0 4 4 0 4 5 9 5 0 0 4 0 12 0 5 0 5 0 10 0 4 0 4 0 8 0 0-5 0-5 4-5v-4c13-22 22-43 30-64 9-22 17-43 21-64 9-21 13-46 13-68 4-21 4-46 4-67 0-47-4-93-17-136z">
          <text:p/>
        </draw:path>
        <draw:path draw:style-name="gr4" draw:text-style-name="P5" draw:layer="layout" svg:width="0.266cm" svg:height="0.398cm" svg:x="11.053cm" svg:y="12.234cm" svg:viewBox="0 0 267 399" svg:d="M267 382c0-4-4-9-4-17l-39-85c-4-13-8-22-13-30-4-5-8-13-12-22-5-4-9-8-13-12-8-5-13-9-17-13 9-4 21-8 30-13 8-8 17-12 25-21 4-8 9-17 13-29 4-9 4-22 4-34 0-17 0-30-4-38-4-13-9-22-17-30-9-9-17-17-30-25-12-5-25-9-42-13-4 0-9 0-17 0-9 0-17 0-25 0h-85c-4 0-9 0-13 4s-8 9-8 17v369c0 0 4 0 4 5h4c0 0 4 4 9 4 4 0 8 0 12 0 5 0 9 0 13 0s9-4 9-4c4 0 4 0 4 0 0-5 0-5 0-5v-170h38c13 0 21 0 29 4 9 4 17 9 22 17 8 4 12 13 17 21 4 9 8 18 12 31l38 93c0 4 0 4 0 4 5 5 5 5 9 5 0 4 4 4 8 4 0 0 5 0 13 0 4 0 8 0 14 0 4 0 8 0 8-4 4 0 4 0 4 0 0-5 0-5 0-5 0-4 0-4 0-8zM182 135c0 9-9 17-13 21-8 9-17 13-25 17-9 5-22 5-34 5h-55v-136h46c9 0 17 0 26 0 4 0 12 4 17 4 17 5 25 13 34 22 8 12 8 25 8 42 0 8 0 17-4 25z">
          <text:p/>
        </draw:path>
        <draw:path draw:style-name="gr4" draw:text-style-name="P5" draw:layer="layout" svg:width="0.288cm" svg:height="0.398cm" svg:x="11.396cm" svg:y="12.234cm" svg:viewBox="0 0 289 399" svg:d="M289 8v-4h-5c-4-4-4-4-8-4s-9 0-13 0-8 0-13 0c0 0-4 0-8 4h-4v4 157h-183v-157-4h-5c-4-4-4-4-8-4s-8 0-13 0c-8 0-12 0-12 0-5 0-9 0-9 4-4 0-4 0-8 0v4 382 5c4 0 4 0 8 0 0 0 4 4 9 4 0 0 4 0 12 0 5 0 9 0 13 0s4-4 8-4h5c0-5 0-5 0-5v-178h183v178 5c4 0 4 0 4 0 4 0 8 4 8 4 5 0 9 0 13 0s9 0 13 0 4-4 8-4h5c0-5 0-5 0-5z">
          <text:p/>
        </draw:path>
        <draw:path draw:style-name="gr4" draw:text-style-name="P5" draw:layer="layout" svg:width="0.246cm" svg:height="0.406cm" svg:x="11.755cm" svg:y="12.23cm" svg:viewBox="0 0 247 407" svg:d="M239 250c-5-12-13-21-22-29-8-9-17-17-29-26-9-4-21-8-34-17-9-4-21-8-35-12-8-5-21-14-30-18-8-9-12-13-17-21-8-9-8-17-8-30 0-9 0-13 4-21 0-9 4-13 13-17 4-4 13-9 17-13 8-4 21-4 29-4 14 0 27 0 35 4 9 4 17 9 26 9 8 4 12 8 17 12 4 5 8 5 12 5h5c0-5 0-5 0-5 4-4 4-8 4-8 0-4 0-9 0-13s0-4 0-8c0-5 0-5 0-9-4 0-4 0-4-4l-5-4c0 0-4-4-12-4-5-5-13-9-22-9-8-4-16-4-25-8-8 0-17 0-25 0-18 0-35 0-52 8-13 4-26 9-38 17-13 8-21 21-26 34-4 13-8 25-8 42s0 30 8 43c5 13 13 22 22 30 8 9 16 17 25 21 13 9 25 13 34 21 13 5 25 9 35 13 12 4 21 13 29 17 9 4 17 13 21 21 5 9 9 17 9 30 0 8-4 17-9 25 0 9-8 17-12 21-9 5-17 9-26 13-8 4-22 4-34 4-13 0-26-4-39-4-12-4-21-8-29-13-9-4-17-8-21-12-5-4-9-4-13-4h-4c0 0 0 4-5 4 0 0 0 4 0 8 0 0 0 4 0 9 0 8 0 12 0 17 0 0 5 4 5 8 4 4 8 4 12 9 9 4 17 8 26 12 8 5 17 5 29 9 13 4 26 4 39 4 16 0 34-4 51-8 17-5 34-13 47-22 8-12 21-25 25-38 9-12 13-29 13-51 0-12-4-29-8-38z">
          <text:p/>
        </draw:path>
        <draw:path draw:style-name="gr4" draw:text-style-name="P5" draw:layer="layout" svg:width="0.207cm" svg:height="0.157cm" svg:x="12.031cm" svg:y="12.2cm" svg:viewBox="0 0 208 158" svg:d="M208 13c0-5-4-9-4-9-4 0-9-4-9-4-4 0-8 0-12 0-9 0-13 0-13 0-4 0-9 4-13 4 0 0 0 4-4 9 0 4 0 8 0 12v39l-42 85v4c4 5 4 5 8 5 0 0 4 0 9 0 0 0 4 0 8 0 0 0 4 0 4-5 5 0 5 0 5 0 4-4 4-4 4-4l42-63c4-5 9-9 9-13 4-4 4-13 4-17 4-4 4-8 4-14 0-4 0-12 0-17 0-4 0-8 0-12zM98 13c0-5-4-9-4-9-4 0-9-4-9-4-4 0-9 0-13 0-9 0-13 0-13 0-4 0-9 4-13 4 0 0-4 4-4 9 0 4 0 8 0 12v39l-42 85v4c4 5 4 5 8 5 0 0 4 0 9 0 0 0 4 0 8 0 0 0 4 0 4-5 4 0 4 0 4 0 5-4 5-4 5-4l43-63c4-5 4-9 9-13 4-4 4-13 4-17 4-4 4-8 4-14 0-4 0-12 0-17 0-4 0-8 0-12z">
          <text:p/>
        </draw:path>
        <draw:path draw:style-name="gr4" draw:text-style-name="P5" draw:layer="layout" svg:width="0.115cm" svg:height="0.542cm" svg:x="12.314cm" svg:y="12.196cm" svg:viewBox="0 0 116 543" svg:d="M99 135c-13-46-30-89-52-131-4 0-4-4-4-4-5 0-5 0-9 0s-8 0-13 0c-4 0-8 0-8 0-4 0-4 0-9 4l-4 4c0 0 4 0 4 4 17 43 34 85 43 127 9 43 14 85 14 132 0 42-5 84-14 131-9 42-26 85-43 128l-4 4c0 4 4 4 4 4l5 5c4 0 8 0 12 0 5 0 9 0 13 0h4c5-5 5-5 5-5 4 0 4 0 4-4 14-22 22-43 30-64 9-22 17-43 22-64 4-21 8-46 12-68 5-21 5-46 5-67 0-47-5-93-17-136z">
          <text:p/>
        </draw:path>
        <draw:frame draw:style-name="gr7" draw:text-style-name="P12" draw:layer="layout" svg:width="1.319cm" svg:height="0.733cm" svg:x="3.332cm" svg:y="11.145cm">
          <draw:text-box>
            <text:p text:style-name="P2"><text:span text:style-name="T7">RHS</text:span></text:p>
          </draw:text-box>
        </draw:frame>
        <draw:frame draw:style-name="gr7" draw:text-style-name="P16" draw:layer="layout" svg:width="18.252cm" svg:height="0.653cm" svg:x="1.647cm" svg:y="12.953cm">
          <draw:text-box>
            <text:p text:style-name="P15"><text:span text:style-name="T10">if RHS is mapped to True under the conditions described by LHS.</text:span></text:p>
          </draw:text-box>
        </draw:frame>
        <draw:path draw:style-name="gr4" draw:text-style-name="P5" draw:layer="layout" svg:width="0.318cm" svg:height="0.046cm" svg:x="3.259cm" svg:y="15.155cm" svg:viewBox="0 0 319 47" svg:d="M319 14c0-5 0-9 0-9l-5-5h-4-297c-4 0-4 0-9 5 0 4-4 9-4 17s4 13 4 17c5 4 5 8 9 8h297c4 0 4-4 9-8 0-4 0-9 0-17 0-4 0-8 0-8z">
          <text:p/>
        </draw:path>
        <draw:path draw:style-name="gr4" draw:text-style-name="P5" draw:layer="layout" svg:width="0.254cm" svg:height="0.407cm" svg:x="3.771cm" svg:y="15.057cm" svg:viewBox="0 0 255 408" svg:d="M247 89c-4-17-9-34-17-46-8-13-21-26-34-34-17-4-35-9-52-9-12 0-21 0-29 0-9 5-13 9-21 13-9 4-17 9-26 13-8 8-17 17-25 25v-38c0-4 0-4 0-4 0 0 0-4-5-4h-4c-4 0-8 0-12 0-5 0-9 0-9 0-4 0-8 0-8 0l-5 4v4 382c0 4 0 4 0 4 0 5 5 5 5 5 4 0 4 0 8 4 4 0 9 0 13 0s8 0 12 0c5-4 5-4 9-4l4-5v-4-135c9 8 13 12 21 17 5 4 13 8 17 12 9 5 17 9 21 9 9 0 17 4 26 4 17 0 35-4 52-13 12-8 25-17 38-29 8-13 17-30 21-51 4-17 8-38 8-65 0-17-4-38-8-55zM200 192c-4 13-8 21-12 34-5 8-13 17-23 21-12 8-21 13-33 13-17 0-30-5-43-17-12-9-25-21-38-38v-111c9-9 17-17 21-26 9-4 17-8 22-13 8-4 12-8 21-12 4 0 12 0 21 0 13 0 21 0 29 8 10 4 18 13 23 26 8 8 12 21 12 34 5 12 5 25 5 42 0 13 0 26-5 39z">
          <text:p/>
        </draw:path>
        <draw:path draw:style-name="gr4" draw:text-style-name="P5" draw:layer="layout" svg:width="0.296cm" svg:height="0.262cm" svg:x="4.22cm" svg:y="14.922cm" svg:viewBox="0 0 297 263" svg:d="M132 0c-4 0-4 4-8 4l-124 247v4c0 4 0 4 0 4 4 0 4 0 9 4 4 0 8 0 12 0 5 0 9 0 13 0s8-4 8-4c5 0 5 0 5-4 4 0 4 0 4-4l98-200 98 200c0 4 0 4 4 8h4c0 0 4 4 9 4 4 0 8 0 12 0 5 0 9 0 13 0 4-4 4-4 4-4 4 0 4 0 4-4v-4l-122-243c0-4-5-4-5-4l-4-4c-4 0-4 0-8 0 0 0-4 0-9 0-8 0-12 0-17 0z">
          <text:p/>
        </draw:path>
        <draw:path draw:style-name="gr4" draw:text-style-name="P5" draw:layer="layout" svg:width="0.161cm" svg:height="0.297cm" svg:x="4.724cm" svg:y="15.057cm" svg:viewBox="0 0 162 298" svg:d="M162 17v-4-4h-4c0-4 0-4-6-4-4 0-8-5-8-5-4 0-9 0-13 0s-4 0-8 0c-5 0-13 0-17 0-9 5-13 5-17 9-9 4-13 8-21 17-5 8-13 17-22 25v-38-4c0 0 0-4-4-4 0 0-4 0-8 0 0 0-4 0-9 0-4 0-8 0-12 0-5 0-5 0-9 0v4c-4 0-4 4-4 4v272c0 4 0 4 4 4 0 5 0 5 4 5 0 0 5 0 5 4 4 0 8 0 12 0 9 0 13 0 13 0 4-4 8-4 8-4 5 0 5 0 5-5v-4-179c8-12 17-21 21-29 4-9 13-13 17-17s8-9 17-13c4 0 8 0 12 0 5 0 9 0 13 0s9 0 9 4c4 0 8 0 8 0 4 0 4 5 10 5v-5c4 0 4 0 4-4v-4c0-4 0-9 0-13s0-8 0-13z">
          <text:p/>
        </draw:path>
        <draw:path draw:style-name="gr4" draw:text-style-name="P5" draw:layer="layout" svg:width="0.102cm" svg:height="0.157cm" svg:x="4.855cm" svg:y="15.286cm" svg:viewBox="0 0 103 158" svg:d="M103 9l-4-5c-5-4-9-4-9-4-4 0-8 0-17 0-4 0-8 0-13 0-4 0-4 0-8 4-4 0-4 5-4 5-6 4-6 8-6 12v43l-38 85c-4 0-4 0-4 4h4l5 5c4 0 4 0 8 0s9 0 9 0c4-5 8-5 8-5h4c0-4 4-4 4-4l44-63c4-4 4-14 8-18 5-4 5-9 5-13 4-4 4-8 4-13 0-8 0-12 0-21 0-4 0-8 0-12z">
          <text:p/>
        </draw:path>
        <draw:path draw:style-name="gr4" draw:text-style-name="P5" draw:layer="layout" svg:width="0.254cm" svg:height="0.407cm" svg:x="5.194cm" svg:y="15.057cm" svg:viewBox="0 0 255 408" svg:d="M246 89c-4-17-8-34-21-46-8-13-17-26-34-34-12-4-29-9-50-9-9 0-17 0-26 0-8 5-17 9-25 13-9 4-13 9-21 13-9 8-17 17-26 25v-38c0-4 0-4 0-4l-4-4c-4 0-4 0-9 0 0 0-4 0-8 0s-8 0-14 0h-4c-4 0-4 4-4 4v4 382c0 4 0 4 0 4 0 5 0 5 4 5 0 0 4 0 10 4 0 0 4 0 12 0 4 0 9 0 9 0 4-4 8-4 8-4 4 0 4 0 4-5 0 0 5 0 5-4v-135c4 8 12 12 17 17 8 4 16 8 21 12 8 5 12 9 21 9 8 0 13 4 21 4 21 0 38-4 51-13 17-8 29-17 38-29 13-13 17-30 25-51 5-17 9-38 9-65 0-17-4-38-9-55zM200 192c-4 13-9 21-13 34-8 8-17 17-25 21-9 8-21 13-34 13s-26-5-38-17c-13-9-26-21-38-38v-111c4-9 12-17 21-26 8-4 12-8 21-13 4-4 13-8 21-12 4 0 13 0 17 0 13 0 25 0 34 8 8 4 17 13 21 26 4 8 9 21 13 34 0 12 4 25 4 42 0 13-4 26-4 39z">
          <text:p/>
        </draw:path>
        <draw:path draw:style-name="gr4" draw:text-style-name="P5" draw:layer="layout" svg:width="0.478cm" svg:height="0.445cm" svg:x="5.668cm" svg:y="14.943cm" svg:viewBox="0 0 479 446" svg:d="M8 199h-4l-4 4c0 0 0 5 0 9 0 0 0 4 0 8 0 5 0 9 0 13v4c4 4 4 4 4 4 0 5 4 5 4 5h399c-29 25-59 51-89 76-26 30-56 56-85 86-4 0-4 4-4 4v4c0 4 0 4 4 9 0 4 4 4 8 8 0 4 4 4 9 8 0 0 4 0 4 5 4 0 4 0 8-5l209-200c0-4 4-8 4-12 0 0 4-4 4-9 0-4-4-8-4-8 0-4-4-9-4-9l-209-203c-4 0-4 0-8 0h-4c-5 4-9 4-9 9-4 4-8 8-8 8-4 4-4 9-4 9 0 4 0 4 0 4 0 4 0 4 4 4 29 30 59 59 85 85 30 25 60 55 89 80z">
          <text:p/>
        </draw:path>
        <draw:path draw:style-name="gr4" draw:text-style-name="P5" draw:layer="layout" svg:width="0.254cm" svg:height="0.407cm" svg:x="6.362cm" svg:y="15.057cm" svg:viewBox="0 0 255 408" svg:d="M255 13c0-4 0-4 0-4-4 0-4-4-4-4-4 0-4 0-8 0-5 0-5 0-9 0s-8 0-13 0c-4 0-4 0-8 0 0 0 0 4-4 4v4 34c-9-8-17-17-22-21-8-9-16-13-25-17-4-4-13-4-21-9-4 0-13 0-21 0-22 0-39 5-52 9-17 8-30 17-38 34-9 12-17 25-21 46-9 17-9 38-9 64 0 22 0 39 4 56 5 21 13 34 22 46 8 17 21 26 33 34 13 9 30 13 51 13 10 0 18-4 27-4 4 0 12-4 21-9 8-4 13-8 21-12 8-5 17-13 25-22v140c0 4 0 4 0 4 0 5 5 5 5 5 0 0 4 0 8 4 4 0 9 0 13 0s8 0 13 0c0-4 4-4 4-4 4 0 4 0 4-5 4 0 4 0 4-4zM204 205c-8 8-17 17-25 25-4 9-13 13-21 17-4 4-13 8-17 8-9 0-13 5-21 5-14 0-27-5-35-13-9-4-17-13-21-21-5-13-9-26-9-38-4-13-4-27-4-39 0-13 0-26 4-38 0-13 4-26 13-34 4-13 13-22 21-26 9-8 21-8 35-8 13 0 25 4 38 12 13 9 25 22 42 39z">
          <text:p/>
        </draw:path>
        <draw:polygon draw:style-name="gr4" draw:text-style-name="P5" draw:layer="layout" svg:width="0.338cm" svg:height="0.352cm" svg:x="6.879cm" svg:y="15.002cm" svg:viewBox="0 0 339 353" draw:points="42,0 0,0 0,353 42,353 42,254 339,254 339,212 42,212 42,132 339,132 339,89 42,89">
          <text:p/>
        </draw:polygon>
        <draw:frame draw:style-name="gr7" draw:text-style-name="P12" draw:layer="layout" svg:width="2.948cm" svg:height="0.733cm" svg:x="1.647cm" svg:y="13.855cm">
          <draw:text-box>
            <text:p text:style-name="P2"><text:span text:style-name="T7">Example:</text:span></text:p>
          </draw:text-box>
        </draw:frame>
        <draw:path draw:style-name="gr4" draw:text-style-name="P5" draw:layer="layout" svg:width="0.318cm" svg:height="0.047cm" svg:x="3.259cm" svg:y="16.052cm" svg:viewBox="0 0 319 48" svg:d="M319 13c0-4 0-4 0-8 0 0-5 0-5-5h-4-297c-4 0-4 5-9 5 0 4-4 12-4 22 0 4 4 12 4 17 5 4 5 4 9 4h297c4 0 4 0 9-4 0-5 0-13 0-17 0-6 0-10 0-14z">
          <text:p/>
        </draw:path>
        <draw:path draw:style-name="gr4" draw:text-style-name="P5" draw:layer="layout" svg:width="0.301cm" svg:height="0.398cm" svg:x="3.729cm" svg:y="15.853cm" svg:viewBox="0 0 302 399" svg:d="M302 13c0-4-5-4-5-8l-4-5h-4-280-5c0 5 0 5 0 5-4 4-4 4-4 8s0 8 0 13c0 4 0 4 0 8s0 4 4 9v4c5 0 5 0 5 0h115v344 4h4c4 4 4 4 9 4 4 0 8 0 12 0 9 0 13 0 13 0 4 0 8 0 8-4 5 0 5 0 9 0 0-4 0-4 0-4v-344h110c4 0 4 0 4 0 4 0 4-4 4-4 0-5 5-5 5-9s0-4 0-8c0-5 0-9 0-13z">
          <text:p/>
        </draw:path>
        <draw:path draw:style-name="gr4" draw:text-style-name="P5" draw:layer="layout" svg:width="0.241cm" svg:height="0.427cm" svg:x="4.076cm" svg:y="15.824cm" svg:viewBox="0 0 242 428" svg:d="M242 255c0-21 0-38-4-51-4-18-8-27-17-39-8-9-17-17-29-26-13-4-30-8-52-8-13 0-30 4-42 13-17 4-30 17-47 33v-169-4h-4c0-4-4-4-9-4-4 0-8 0-12 0-5 0-9 0-13 0s-4 0-9 4h-4c0 4 0 4 0 4v412 4c4 0 4 0 4 0 5 4 5 4 9 4s8 0 13 0c4 0 8 0 12 0 5 0 9 0 9-4h4v-4-191c17-21 30-34 42-43 13-9 26-13 38-13 9 0 18 0 27 4 8 5 17 9 21 18s8 17 8 26c5 8 5 21 5 38v161 4c4 0 4 0 4 0 4 4 4 4 8 4 5 0 9 0 13 0s9 0 13 0 8 0 8-4h4v-4z">
          <text:p/>
        </draw:path>
        <draw:path draw:style-name="gr4" draw:text-style-name="P5" draw:layer="layout" svg:width="0.064cm" svg:height="0.406cm" svg:x="4.402cm" svg:y="15.845cm" svg:viewBox="0 0 65 407" svg:d="M56 123v-5h-4c0-4-4-4-9-4s-9 0-13 0-9 0-13 0-4 0-8 4h-5c0 5 0 5 0 5v276 4c5 0 5 0 5 0 4 4 4 4 8 4s9 0 13 0 8 0 13 0 9 0 9-4h4v-4zM60 8c-4-4-12-8-26-8-13 0-21 4-25 8-5 5-9 9-9 22 0 12 4 21 9 25 4 4 12 4 25 4 9 0 18 0 26-4 5-4 5-13 5-25 0-13 0-22-5-22z">
          <text:p/>
        </draw:path>
        <draw:path draw:style-name="gr4" draw:text-style-name="P5" draw:layer="layout" svg:width="0.195cm" svg:height="0.3cm" svg:x="4.529cm" svg:y="15.955cm" svg:viewBox="0 0 196 301" svg:d="M192 183c-5-9-9-17-17-21-5-4-13-13-21-17-9-4-17-9-26-9-8-4-17-8-25-12-4-5-13-5-21-9-5-4-9-8-13-17-4-5-9-13-9-18 0-8 5-12 5-17 4-4 4-8 8-12 4-5 9-9 17-9 4-4 13-4 21-4 9 0 17 0 26 4 8 0 12 4 21 9 4 0 8 4 12 4 0 4 5 4 9 4s4-4 4-4v-4c0-5 0-9 0-9 0-4 0-8 0-8 0-4 0-4 0-9v-4c-4 0-4 0-4-4-4 0-9 0-13-4-4 0-8-5-12-5-9-4-13-4-22-4-8-4-12-4-21-4-17 0-29 4-42 8-13 5-26 9-34 17-9 9-14 17-18 26-4 8-8 21-8 29 0 13 4 27 8 35 4 9 9 13 14 21 8 5 17 13 21 17 8 5 17 9 25 9 9 4 17 8 26 12 8 5 17 5 21 9 8 4 13 8 17 17 4 4 4 8 4 17 0 8 0 13-4 21 0 4-4 8-9 13-8 0-12 4-21 4-4 4-12 4-21 4-13 0-21 0-30-4-8-4-17-4-25-9-4-4-9-4-14-8-4-4-8-4-12-4h-5v4c0 4 0 4-4 8 0 0 0 5 0 9 0 8 0 13 4 17 0 4 0 4 5 8 0 0 4 5 8 5 9 4 14 8 22 8 4 4 13 4 21 8 9 0 22 0 30 0 17 0 30 0 42-4 13-4 26-12 34-17 13-8 17-17 21-29 9-9 9-21 9-38 0-9 0-22-4-30z">
          <text:p/>
        </draw:path>
        <draw:path draw:style-name="gr4" draw:text-style-name="P5" draw:layer="layout" svg:width="0.41cm" svg:height="0.296cm" svg:x="4.94cm" svg:y="15.955cm" svg:viewBox="0 0 411 297" svg:d="M411 114c0-17 0-29-4-42 0-17-8-26-12-38-9-9-17-17-30-26-13-4-30-8-47-8-4 0-12 0-21 4-8 0-13 4-21 9-8 4-17 8-25 17-9 4-17 12-26 25-4-9-8-17-13-21-4-9-8-13-16-17-9-9-18-9-27-13-8-4-21-4-29-4-17 0-30 4-47 13-13 8-30 21-47 38v-38-5h-4c0-4-4-4-4-4-4 0-9 0-13 0s-8 0-12 0c0 0-5 0-5 4-4 0-4 0-4 0-4 5-4 5-4 5v276l4 4h4c0 4 5 4 5 4 4 0 8 0 12 0 9 0 13 0 13 0 4 0 8 0 8-4 5 0 5 0 5 0v-4-192c17-21 29-34 42-42 13-9 21-13 34-13 8 0 17 0 25 4 9 5 13 9 17 17 4 9 9 17 13 26 0 8 0 21 0 29v171l5 4h4c0 4 5 4 9 4 0 0 4 0 8 0 9 0 13 0 13 0 4 0 8 0 8-4 5 0 5 0 5 0v-4-192c17-21 29-34 38-42 12-9 25-13 38-13 8 0 17 0 21 4 8 5 13 9 17 17 4 9 8 17 13 26 0 8 0 21 0 29v171l4 4h4c0 4 4 4 9 4 0 0 4 0 12 0 5 0 9 0 9 0 4 0 8 0 8-4 4 0 4 0 4 0v-4z">
          <text:p/>
        </draw:path>
        <draw:path draw:style-name="gr4" draw:text-style-name="P5" draw:layer="layout" svg:width="0.254cm" svg:height="0.301cm" svg:x="5.427cm" svg:y="15.955cm" svg:viewBox="0 0 255 302" svg:d="M255 132c0-21 0-34-9-52-4-17-8-29-21-42-8-13-21-21-38-25-13-9-30-13-55-13-17 0-38 4-55 13-13 4-30 17-38 29-14 13-22 26-31 47-4 18-8 39-8 64 0 26 4 47 8 64 9 21 17 34 27 46 12 13 29 22 46 30 17 4 34 9 59 9 13 0 26 0 34-5 13 0 21-4 30-4 13-4 17-4 25-8 4-5 9-5 9-5 0-4 0-4 4-4 0-4 0-4 0-4 0-4 0-4 0-4 0-5 0-9 0-9 0-4 0-8 0-8 0-5 0-9 0-9l-4-4h-5c0 0-4 0-8 4-8 0-13 4-21 9-9 0-17 4-26 4-12 4-21 4-33 4-17 0-34 0-43-8-12-5-21-9-29-17-9-9-13-21-17-30-5-13-5-25-5-42h182c9 0 13 0 17-4 5-5 5-9 5-17zM51 124c0-13 5-21 9-35 0-9 8-17 13-26 8-8 12-12 25-16 8-5 21-9 34-9 21 0 42 9 55 21 13 17 17 39 17 65z">
          <text:p/>
        </draw:path>
        <draw:path draw:style-name="gr4" draw:text-style-name="P5" draw:layer="layout" svg:width="0.229cm" svg:height="0.301cm" svg:x="5.74cm" svg:y="15.955cm" svg:viewBox="0 0 230 302" svg:d="M230 103c0-18 0-31-5-44-4-12-12-25-21-34-8-8-21-12-34-17-12-4-29-8-51-8-12 0-21 0-33 4-9 0-18 4-27 4-13 5-17 9-25 13-9 4-13 4-13 9-4 4-4 4-8 8 0 4 0 4 0 13 0 0 0 4 0 8 0 0 0 4 4 4v5c4 0 4 0 8 0 0 0 5 0 9-5 4-4 12-4 21-8 4-4 17-4 26-8 9-5 22-5 34-5 13 0 21 0 30 5 8 4 13 8 21 12 4 4 8 13 8 21 5 5 5 18 5 27v21h-38c-22 0-43 4-60 4-18 4-30 13-43 17-13 9-21 17-30 30-4 12-8 25-8 38 0 17 4 25 8 38 5 8 9 17 17 25 9 9 21 13 30 17 13 5 26 5 43 5s34-5 47-13c17-4 29-17 42-30v30 4c4 0 4 4 9 4 4 0 8 0 12 0 5 0 9 0 13 0s4-4 4-4c5 0 5-4 5-4zM179 225c-13 13-26 21-38 30-9 4-22 8-34 8-17 0-30-4-44-12-8-9-12-17-12-34 0-9 0-13 4-21 4-5 8-13 17-17 5-4 14-9 26-9 9-4 21-4 38-4h43z">
          <text:p/>
        </draw:path>
        <draw:path draw:style-name="gr4" draw:text-style-name="P5" draw:layer="layout" svg:width="0.242cm" svg:height="0.296cm" svg:x="6.057cm" svg:y="15.955cm" svg:viewBox="0 0 243 297" svg:d="M243 118c0-16 0-33-5-46-4-17-8-25-16-38-9-9-17-17-30-26-13-4-30-8-47-8s-34 4-50 13c-14 8-31 21-48 38v-38-5h-4c0-4-4-4-9-4 0 0-4 0-8 0s-9 0-13 0-4 0-8 4h-5c0 5 0 5 0 5v276 4c5 0 5 0 5 0 4 4 8 4 8 4 4 0 9 0 13 0s8 0 13 0c4 0 8 0 8-4h4v-4-192c17-21 30-34 44-42 12-8 25-13 38-13 8 0 21 0 25 5 9 4 17 8 21 16 4 9 9 17 9 26 4 8 4 21 4 38v162c0 0 0 4 4 4 4 4 9 4 9 4 4 0 8 0 12 0 5 0 9 0 13 0s8 0 8-4h5v-4z">
          <text:p/>
        </draw:path>
        <draw:path draw:style-name="gr4" draw:text-style-name="P5" draw:layer="layout" svg:width="0.195cm" svg:height="0.3cm" svg:x="6.366cm" svg:y="15.955cm" svg:viewBox="0 0 196 301" svg:d="M192 183c-4-9-9-17-17-21-4-4-13-13-21-17-9-4-17-9-27-9-8-4-17-8-25-12-8-5-13-5-21-9-4-4-9-8-13-17-4-5-8-13-8-18 0-8 0-12 4-17 0-4 4-8 8-12 5-5 9-9 17-9 5-4 13-4 21-4 9 0 17 0 27 4 8 0 13 4 17 9 8 0 13 4 17 4 0 4 4 4 4 4 4 0 4 0 4 0l4-4v-4c0-5 0-9 0-9 0-4 0-8 0-8 0-4 0-4 0-9v-4c-4 0-4 0-4-4-4 0-8 0-12-4-5 0-9-5-13-5-9-4-13-4-22-4-9-4-13-4-22-4-16 0-33 4-46 8-9 5-21 9-30 17-8 9-12 17-17 26-4 8-8 21-8 29 0 13 4 27 8 35 5 9 9 13 13 21 9 5 13 13 21 17 9 5 17 9 26 9 8 4 17 8 25 12 8 5 17 5 21 9 9 4 14 8 18 17 4 4 4 8 4 17 0 8 0 13-4 21 0 4-4 8-14 13-4 0-8 4-17 4-4 4-12 4-21 4-12 0-21 0-29-4-9-4-17-4-26-9-4-4-8-4-12-8-5-4-9-4-13-4h-4v4c0 4-5 4-5 8 0 0 0 5 0 9 0 8 0 13 5 17 0 4 0 4 4 8 0 0 4 5 8 5 5 4 13 8 17 8 9 4 17 4 26 8 8 0 17 0 29 0 13 0 30 0 43-4s26-12 35-17c8-8 16-17 21-29 8-9 8-21 8-38 0-9 0-22-4-30z">
          <text:p/>
        </draw:path>
        <draw:path draw:style-name="gr4" draw:text-style-name="P5" draw:layer="layout" svg:width="0.182cm" svg:height="0.372cm" svg:x="6.739cm" svg:y="15.883cm" svg:viewBox="0 0 183 373" svg:d="M183 331v-4c0 0 0-4-4-4s-4 0-4 0c-5 4-9 4-9 4-4 0-8 4-13 4 0 0-4 0-8 0-17 0-25-4-34-13-4-12-8-26-8-47v-153h72c4 0 4 0 8-4 0-4 0-8 0-17 0-4 0-8 0-8 0-4 0-4 0-9l-4-4h-4-72v-68-4h-5c0-4-4-4-8-4 0 0-5 0-14 0-4 0-8 0-8 0-5 0-9 0-9 4-4 0-4 0-4 0 0 4-4 4-4 4v68h-38-5l-4 4c0 5 0 5 0 9 0 0-4 4-4 8 0 9 4 13 4 17 4 4 4 4 9 4h38v161c0 17 4 31 8 44 0 12 4 21 13 29 4 5 13 13 26 17 9 4 22 4 34 4 9 0 13 0 17 0s9 0 13-4c4 0 8 0 13-4 0 0 4 0 4-4 4 0 4-4 4-4 0-5 0-9 0-17 0 0 0-5 0-9z">
          <text:p/>
        </draw:path>
        <draw:path draw:style-name="gr4" draw:text-style-name="P5" draw:layer="layout" svg:width="0.241cm" svg:height="0.427cm" svg:x="6.989cm" svg:y="15.824cm" svg:viewBox="0 0 242 428" svg:d="M242 255c0-21 0-38-4-51-4-18-9-27-17-39-9-9-17-17-30-26-12-4-29-8-51-8-12 0-30 4-43 13-17 4-30 17-46 33v-169-4h-5c0-4-4-4-8-4s-9 0-13 0-8 0-13 0c-4 0-4 0-8 4h-4c0 4 0 4 0 4v412 4c4 0 4 0 4 0 4 4 4 4 8 4 5 0 9 0 13 0s9 0 13 0 8 0 8-4h5v-4-191c16-21 29-34 42-43s25-13 39-13c8 0 21 0 25 4 9 5 17 9 22 18 4 9 8 17 8 26 4 8 4 21 4 38v161c0 0 0 4 4 4 5 4 5 4 9 4s8 0 13 0c4 0 8 0 12 0 5 0 9 0 9-4h4v-4z">
          <text:p/>
        </draw:path>
        <draw:path draw:style-name="gr4" draw:text-style-name="P5" draw:layer="layout" svg:width="0.229cm" svg:height="0.301cm" svg:x="7.302cm" svg:y="15.955cm" svg:viewBox="0 0 230 302" svg:d="M230 103c0-18 0-31-5-44-4-12-12-25-21-34-8-8-17-12-34-17-12-4-29-8-50-8-9 0-23 0-31 4-13 0-21 4-30 4-8 5-17 9-25 13-9 4-13 4-13 9-4 4-4 4-8 8 0 4 0 4 0 13 0 0 0 4 0 8l4 4c0 0 0 5 4 5h4c0 0 5 0 9-5 4-4 13-4 21-8 9-4 17-4 25-8 9-5 22-5 35-5s21 0 30 5c8 4 17 8 21 12s9 13 9 21c4 5 4 18 4 27v21h-38c-21 0-44 4-61 4-16 4-29 13-42 17-13 9-21 17-30 30-4 12-8 25-8 38 0 17 4 25 8 38 5 8 9 17 17 25 9 9 22 13 34 17 9 5 26 5 38 5 18 0 35-5 48-13 17-4 30-17 42-30v30 4c5 0 5 4 9 4s8 0 12 0c5 0 9 0 13 0s4-4 9-4v-4zM179 225c-13 13-26 21-34 30-13 4-25 8-39 8-17 0-30-4-42-12-9-9-13-17-13-34 0-9 4-13 4-21 4-5 9-13 17-17s17-9 25-9c14-4 23-4 39-4h43z">
          <text:p/>
        </draw:path>
        <draw:path draw:style-name="gr4" draw:text-style-name="P5" draw:layer="layout" svg:width="0.182cm" svg:height="0.372cm" svg:x="7.577cm" svg:y="15.883cm" svg:viewBox="0 0 183 373" svg:d="M183 331v-4c-4 0-4-4-4-4h-4-5c0 4-4 4-8 4 0 0-5 4-9 4-5 0-9 0-13 0-13 0-26-4-30-13-4-12-8-26-8-47v-153h73c0 0 4 0 4-4 4-4 4-8 4-17 0-4 0-8 0-8 0-4 0-4-4-9v-4c-4 0-4 0-4 0h-73v-68-4h-4c-5-4-5-4-9-4s-8 0-13 0c-4 0-8 0-12 0-5 0-5 0-9 4h-4c0 4 0 4 0 4v68h-38c-4 0-4 0-9 0v4c-4 5-4 5-4 9 0 0 0 4 0 8 0 9 0 13 4 17 0 4 5 4 5 4h42v161c0 17 0 31 4 44 4 12 9 21 13 29 8 5 17 13 25 17 13 4 26 4 38 4 5 0 9 0 13 0s9 0 13-4c5 0 9 0 13-4 5 0 5 0 9-4l4-4c0-5 0-9 0-17 0 0 0-5 0-9z">
          <text:p/>
        </draw:path>
        <draw:path draw:style-name="gr4" draw:text-style-name="P5" draw:layer="layout" svg:width="0.254cm" svg:height="0.406cm" svg:x="7.971cm" svg:y="15.955cm" svg:viewBox="0 0 255 407" svg:d="M251 90c-5-18-13-35-22-48-8-12-21-21-33-29-13-9-30-13-51-13-9 0-17 0-26 4-8 0-17 4-25 9-8 4-17 8-25 17-5 4-13 12-22 21v-38l-4-5h-4c0-4-4-4-4-4-5 0-10 0-14 0s-4 0-8 0c-5 0-5 0-9 4h-4c0 5 0 5 0 5v386 4c4 0 4 0 4 0 4 4 4 4 9 4 4 0 8 0 12 0 6 0 10 0 14 0s4 0 8-4h5c0-4 0-4 0-4v-140c8 9 12 13 21 21 8 5 13 9 21 13 4 4 13 4 17 4 8 5 17 5 25 5 17 0 34-5 51-9 13-8 26-21 38-34 9-13 17-29 21-46 5-22 9-43 9-64s0-42-4-59zM200 191c-4 13-9 26-13 34-4 13-13 17-21 26-8 4-21 8-34 8s-25-4-38-13c-13-8-30-21-42-38v-110c8-8 17-22 25-26 4-9 13-13 17-17 8-4 17-8 21-8 9-5 13-5 21-5 13 0 26 5 34 9 9 8 13 17 21 25 5 10 9 22 9 35 4 13 4 30 4 42 0 13 0 26-4 38z">
          <text:p/>
        </draw:path>
        <draw:path draw:style-name="gr4" draw:text-style-name="P5" draw:layer="layout" svg:width="0.296cm" svg:height="0.263cm" svg:x="8.42cm" svg:y="15.819cm" svg:viewBox="0 0 297 264" svg:d="M132 5c-4 0-4 0-9 4l-119 242c-4 4-4 4-4 9h4c0 4 0 4 4 4s10 0 14 0 12 0 12 0c5 0 9 0 9 0 4-4 4-4 8-4 0-5 0-5 0-9l98-194 97 198 4 5c0 0 5 0 5 4 4 0 4 0 8 0s9 0 13 0 8 0 12 0c5 0 5 0 9-4 0-5 0-5 0-9l-123-242-4-4h-4c0-5-5-5-9-5 0 0-4 0-8 0s-13 0-17 5z">
          <text:p/>
        </draw:path>
        <draw:path draw:style-name="gr4" draw:text-style-name="P5" draw:layer="layout" svg:width="0.161cm" svg:height="0.296cm" svg:x="8.923cm" svg:y="15.955cm" svg:viewBox="0 0 162 297" svg:d="M162 21c0-4 0-4 0-8 0-5 0-5-4-5 0 0 0-4-4-4s-9 0-9 0c-4-4-8-4-12-4-5 0-5 0-9 0s-14 0-18 4c-8 0-13 4-17 9-8 0-12 8-21 12-4 9-13 17-21 30v-42-5h-4c0-4-5-4-5-4-4 0-8 0-12 0s-9 0-13 0-4 0-4 4c-4 0-4 0-4 0-5 5-5 5-5 5v276c0 0 0 4 5 4h4c0 4 4 4 4 4 4 0 9 0 13 0 8 0 12 0 12 0 5 0 9 0 9-4 4 0 4 0 4 0v-4-183c9-9 17-21 21-26 5-8 13-17 17-21s9-8 17-8c4-4 9-4 14-4 4 0 8 0 13 0 4 4 8 4 8 4 4 0 9 0 9 4 4 0 4 0 8 0h4c0-4 0-4 0-4 0-4 0-4 0-9 0-4 0-8 0-12 0-5 0-9 0-9z">
          <text:p/>
        </draw:path>
        <draw:path draw:style-name="gr4" draw:text-style-name="P5" draw:layer="layout" svg:width="0.097cm" svg:height="0.156cm" svg:x="9.059cm" svg:y="16.184cm" svg:viewBox="0 0 98 157" svg:d="M98 12c0-4-4-8-4-8-4 0-4-4-9-4-4 0-8 0-12 0-9 0-13 0-17 0s-4 4-9 4c0 0-4 4-4 8s-4 9-4 13v38l-39 86v4 4h4c4 0 4 0 10 0 4 0 8 0 12 0h4c5-4 5-4 5-4 4 0 4-4 4-4l42-65c4-4 9-8 9-13 4-4 4-8 8-12 0-9 0-13 0-17s0-13 0-17 0-9 0-13z">
          <text:p/>
        </draw:path>
        <draw:path draw:style-name="gr4" draw:text-style-name="P5" draw:layer="layout" svg:width="0.254cm" svg:height="0.406cm" svg:x="9.393cm" svg:y="15.955cm" svg:viewBox="0 0 255 407" svg:d="M247 90c-4-18-9-35-17-48-9-12-21-21-34-29-17-9-34-13-51-13-12 0-22 0-30 4-9 0-17 4-22 9-8 4-17 8-25 17-8 4-17 12-25 21v-38-5h-5c0-4-4-4-4-4-4 0-8 0-13 0-4 0-8 0-8 0-4 0-8 0-8 4-5 0-5 0-5 0 0 5 0 5 0 5v386 4h5c0 4 4 4 8 4s8 0 13 0c4 0 8 0 12 0 5 0 5 0 9-4s4-4 4-4v-140c9 9 13 13 21 21 4 5 13 9 17 13 9 4 17 4 21 4 9 5 17 5 27 5 17 0 34-5 51-9 12-8 25-21 38-34 8-13 17-29 21-46 4-22 8-43 8-64s-4-42-8-59zM200 191c-4 13-8 26-12 34-9 13-13 17-22 26-12 4-21 8-33 8-18 0-31-4-44-13-13-8-25-21-38-38v-110c9-8 17-22 21-26 9-9 17-13 21-17 9-4 13-8 22-8 4-5 12-5 18-5 16 0 25 5 33 9 9 8 17 17 22 25 8 10 8 22 12 35s4 30 4 42c0 13-4 26-4 38z">
          <text:p/>
        </draw:path>
        <draw:path draw:style-name="gr4" draw:text-style-name="P5" draw:layer="layout" svg:width="0.479cm" svg:height="0.444cm" svg:x="9.867cm" svg:y="15.841cm" svg:viewBox="0 0 480 445" svg:d="M9 199h-4c0 4 0 4-5 4 0 4 0 4 0 8 0 5 0 9 0 13s0 4 0 8c0 5 0 5 0 9 5 0 5 4 5 4 4 0 4 0 4 0h398c-30 26-59 51-85 81-30 25-59 56-89 81-4 4-4 4-4 4 0 4 0 4 0 9 0 0 0 4 4 4 0 4 4 8 9 8 4 5 4 9 8 9 4 4 4 4 4 4 5 0 5 0 9 0l4-4 204-200c5-4 5-9 5-9 4-4 4-8 4-8 0-8 0-8-4-13 0-4-5-4-5-8l-204-199c-4 0-4-4-4-4-4 0-4 0-9 0l-4 4c-4 0-4 4-8 8-5 0-9 5-9 9-4 0-4 4-4 4 0 4 0 4 0 8l4 5c30 29 59 55 89 80 26 30 55 55 85 81z">
          <text:p/>
        </draw:path>
        <draw:path draw:style-name="gr4" draw:text-style-name="P5" draw:layer="layout" svg:width="0.254cm" svg:height="0.406cm" svg:x="10.562cm" svg:y="15.955cm" svg:viewBox="0 0 255 407" svg:d="M255 13v-5c-5 0-5 0-5 0-4-4-4-4-8-4s-4 0-10 0c-4 0-8 0-12 0s-4 0-9 4h-4c0 5 0 5 0 5v34c-8-9-17-17-21-22-9-4-17-12-25-12-5-5-13-9-22-9-4-4-12-4-21-4-21 0-38 4-51 13-17 4-29 17-38 29-8 13-17 30-21 48-8 21-8 42-8 63 0 22 0 43 4 60s13 33 21 46c9 13 21 21 34 30 13 8 30 13 51 13 8 0 17 0 25 0 4-5 13-5 21-9 9-4 13-8 21-17 9-4 17-13 26-21v144 4h4c0 4 4 4 9 4 4 0 8 0 12 0s10 0 14 0c0 0 4 0 4-4 4 0 4 0 4 0 5-4 5-4 5-4zM203 204c-9 13-17 21-26 26-4 8-12 12-21 16-4 5-12 9-17 9-8 4-12 4-21 4-13 0-25-4-34-8-8-9-17-17-21-26-4-8-8-21-8-34-5-12-5-29-5-42s0-25 5-38c0-13 4-25 12-35 5-8 13-17 22-25 8-4 21-9 33-9 13 0 26 5 39 13 12 8 25 21 42 39z">
          <text:p/>
        </draw:path>
        <draw:path draw:style-name="gr4" draw:text-style-name="P5" draw:layer="layout" svg:width="0.051cm" svg:height="0.427cm" svg:x="11.057cm" svg:y="15.824cm" svg:viewBox="0 0 52 428" svg:d="M52 8v-4c-4 0-4 0-4 0-5-4-5-4-9-4s-8 0-13 0c-4 0-9 0-13 0-5 0-9 0-9 4h-4c0 4 0 4 0 4v412 4h4c0 4 4 4 9 4 4 0 9 0 13 0 5 0 9 0 13 0s4 0 9-4h4v-4z">
          <text:p/>
        </draw:path>
        <draw:path draw:style-name="gr4" draw:text-style-name="P5" draw:layer="layout" svg:width="0.275cm" svg:height="0.3cm" svg:x="11.184cm" svg:y="15.955cm" svg:viewBox="0 0 276 301" svg:d="M268 85c-5-17-13-34-26-47-12-13-26-21-43-30-17-4-38-8-59-8-22 0-43 4-60 13-21 4-33 17-46 29-13 13-21 30-26 51-4 18-8 39-8 60 0 26 4 47 8 64 5 17 13 34 26 46 8 13 25 22 42 30 17 4 34 8 59 8 22 0 43-4 60-12 17-4 35-17 47-30 9-13 17-29 26-51 4-17 8-38 8-59 0-25-4-42-8-64zM220 196c-4 12-8 25-17 34-8 8-17 16-25 21-13 4-26 8-43 8s-29-4-38-8c-12-5-21-13-29-21-5-13-9-26-13-39-4-12-4-25-4-42 0-13 0-30 4-42 4-14 8-27 17-35 8-9 17-17 25-21 13-5 26-9 43-9s29 4 38 9c12 4 21 12 29 25 5 9 9 22 13 35s4 25 4 42c0 13 0 30-4 43z">
          <text:p/>
        </draw:path>
        <draw:path draw:style-name="gr4" draw:text-style-name="P5" draw:layer="layout" svg:width="0.263cm" svg:height="0.406cm" svg:x="11.501cm" svg:y="15.955cm" svg:viewBox="0 0 264 407" svg:d="M264 8c-4-4-4-4-9-4h-84c-9 0-14 0-22-4-9 0-13 0-22 0-16 0-29 4-46 8-13 5-21 9-34 17-8 9-17 21-21 34s-9 27-9 44c0 12 5 25 9 33 0 9 8 17 13 26-9 8-13 17-22 25-4 13-8 21-8 34 0 9 4 17 8 25 5 9 13 13 26 17-9 5-13 13-17 17-9 5-13 9-13 17-4 4-8 13-8 17-5 4-5 13-5 21 0 9 5 17 9 30 4 8 13 17 21 21 9 9 21 13 38 17s34 4 59 4c22 0 44-4 61-8s29-9 42-17c9-9 17-21 21-30 9-12 9-25 9-38s0-21-5-29c-8-9-12-17-21-26-8-4-17-8-29-13-13-4-26-4-38-4l-73-4c-13 0-22-4-26-8-8-5-12-9-12-17 0-5 4-13 4-17 4-5 8-9 12-13 5 4 13 8 22 13 12 4 21 4 33 4 17 0 30 0 44-9 13-4 25-8 34-17 8-8 17-21 21-33 8-9 8-26 8-43 0-8 0-18-4-26 0-9-8-17-13-26h38c5 0 5 0 9-4 0-4 0-8 0-17 0-8 0-12 0-17zM179 124c0 8-4 12-8 21-4 4-14 8-18 13-9 4-17 4-30 4-17 0-34-4-42-17-13-9-17-26-17-42 0-9 4-17 4-27 4-8 4-13 13-17 4-8 8-13 17-17 8-4 17-4 25-4 21 0 34 4 48 17 8 8 13 25 13 43 0 9 0 17-5 26zM205 340c0 4-5 8-13 12-4 5-13 9-25 13-10 4-23 4-40 4-21 0-42-4-55-8-12-9-21-17-21-30 0-4 0-8 5-13 0-4 0-8 4-12 0-5 4-9 8-13s9-8 17-13l72 5c14 0 31 0 39 8 9 4 13 13 13 25 0 9 0 13-4 22z">
          <text:p/>
        </draw:path>
        <draw:path draw:style-name="gr4" draw:text-style-name="P5" draw:layer="layout" svg:width="0.064cm" svg:height="0.406cm" svg:x="11.823cm" svg:y="15.845cm" svg:viewBox="0 0 65 407" svg:d="M56 123v-5h-5c0-4-4-4-8-4-5 0-9 0-13 0s-9 0-13 0-4 0-8 4h-5c0 5 0 5 0 5v276 4c5 0 5 0 5 0 4 4 4 4 8 4s9 0 13 0 8 0 13 0c4 0 8 0 8-4h5v-4zM60 8c-4-4-13-8-26-8s-21 4-25 8c-5 5-9 9-9 22 0 12 4 21 9 25 4 4 12 4 25 4s22 0 26-4c5-4 5-13 5-25 0-13 0-22-5-22z">
          <text:p/>
        </draw:path>
        <draw:path draw:style-name="gr4" draw:text-style-name="P5" draw:layer="layout" svg:width="0.221cm" svg:height="0.301cm" svg:x="11.954cm" svg:y="15.955cm" svg:viewBox="0 0 222 302" svg:d="M222 238c0-4 0-4-5-8v-5h-4c-4 0-4 0-8 5-5 4-13 8-17 12-9 4-17 9-26 13-8 4-17 4-29 4-13 0-21 0-34-4-9-9-17-13-21-21-9-9-13-21-17-34-5-13-5-30-5-47 0-38 5-64 22-81 12-21 29-30 55-30 12 0 21 0 29 5 9 4 17 8 21 12 9 4 13 9 17 13 5 4 9 4 9 4 4 0 8 0 8-4s5-9 5-17c0-4 0-8 0-13l-5-4c0-4 0-4 0-4-4-4-4-4-4-9-4 0-8-4-13-8-8-4-12-4-21-9-4-4-12-4-21-4-8-4-17-4-25-4-21 0-38 4-51 8-17 9-30 17-42 30-14 13-23 25-31 47-4 22-9 43-9 68 0 26 5 47 9 64s13 34 25 46c10 13 22 22 39 30 13 4 34 9 51 9 13 0 21 0 30-5 8 0 17 0 25-4 9-4 13-4 21-8 5-5 9-9 13-9 4-4 4-4 4-8l5-5v-4c0-4 0-4 0-8 0-5 0-9 0-13z">
          <text:p/>
        </draw:path>
        <draw:path draw:style-name="gr4" draw:text-style-name="P5" draw:layer="layout" svg:width="0.228cm" svg:height="0.301cm" svg:x="12.217cm" svg:y="15.955cm" svg:viewBox="0 0 229 302" svg:d="M229 103c0-18-4-31-8-44-4-12-8-25-18-34-8-8-21-12-34-17-17-4-34-8-51-8-12 0-21 0-33 4-9 0-22 4-30 4-9 5-17 9-21 13-9 4-13 4-17 9 0 4-4 4-4 8s0 4 0 13c0 0 0 4 0 8v4c4 0 4 5 4 5h4c4 0 9 0 13-5 4-4 12-4 17-8 8-4 17-4 29-8 9-5 21-5 34-5 9 0 21 0 30 5 8 4 13 8 17 12s8 13 12 21c0 5 5 18 5 27v21h-38c-22 0-43 4-60 4-17 4-34 13-46 17-9 9-21 17-26 30-8 12-8 25-8 38 0 17 0 25 4 38 4 8 13 17 21 25 9 9 17 13 30 17 13 5 25 5 42 5 13 0 30-5 47-13 13-4 25-17 38-30v30c0 0 0 4 4 4l4 4c5 0 9 0 17 0 6 0 10 0 14 0l4-4c4 0 4-4 4-4zM178 225c-13 13-26 21-38 30-13 4-26 8-39 8-16 0-29-4-38-12-8-9-12-17-12-34 0-9 0-13 4-21 4-5 8-13 13-17 8-4 17-9 29-9 9-4 21-4 34-4h47z">
          <text:p/>
        </draw:path>
        <draw:path draw:style-name="gr4" draw:text-style-name="P5" draw:layer="layout" svg:width="0.051cm" svg:height="0.427cm" svg:x="12.534cm" svg:y="15.824cm" svg:viewBox="0 0 52 428" svg:d="M52 8v-4c-4 0-4 0-4 0-4-4-4-4-10-4-4 0-8 0-12 0s-9 0-13 0-4 0-8 4h-5c0 4 0 4 0 4v412 4h5c4 4 4 4 8 4s9 0 13 0 8 0 12 0c6 0 6 0 10-4h4v-4z">
          <text:p/>
        </draw:path>
        <draw:path draw:style-name="gr4" draw:text-style-name="P5" draw:layer="layout" svg:width="0.051cm" svg:height="0.427cm" svg:x="12.678cm" svg:y="15.824cm" svg:viewBox="0 0 52 428" svg:d="M52 8v-4h-4c-5-4-5-4-10-4-4 0-8 0-12 0-5 0-9 0-13 0s-4 0-8 4h-5c0 4 0 4 0 4v412 4h5c4 4 4 4 8 4s8 0 13 0c4 0 8 0 12 0 5 0 5 0 10-4h4v-4z">
          <text:p/>
        </draw:path>
        <draw:path draw:style-name="gr4" draw:text-style-name="P5" draw:layer="layout" svg:width="0.267cm" svg:height="0.402cm" svg:x="12.784cm" svg:y="15.959cm" svg:viewBox="0 0 268 403" svg:d="M264 17c0 0 4-4 4-8l-4-5c0 0-5-4-9-4s-8 0-13 0c-8 0-12 0-16 0-5 0-5 4-9 4 0 0 0 5-4 9l-76 220-82-220c0-4 0-4 0-9-4 0-4 0-4 0-4-4-9-4-9-4-4 0-8 0-16 0-5 0-9 0-13 0s-9 4-9 4c-4 0-4 5-4 5 0 4 0 8 4 12l98 263 4 4c0 4 4 4 4 4l-38 94c0 5 0 9 0 9 0 4 0 4 0 4 4 4 4 4 9 4 4 0 8 0 12 0 13 0 21 0 27-4 4 0 8-4 8-4l38-103z">
          <text:p/>
        </draw:path>
        <draw:path draw:style-name="gr4" draw:text-style-name="P5" draw:layer="layout" svg:width="0.064cm" svg:height="0.406cm" svg:x="13.241cm" svg:y="15.845cm" svg:viewBox="0 0 65 407" svg:d="M56 123v-5c-4 0-4 0-4 0-4-4-4-4-8-4-5 0-9 0-13 0s-8 0-14 0c-4 0-4 0-8 4h-4c0 5 0 5 0 5v276 4h4c4 4 4 4 8 4 6 0 10 0 14 0s8 0 13 0c4 0 4 0 8-4h4v-4zM56 8c-4-4-12-8-25-8-8 0-18 4-26 8-5 5-5 9-5 22 0 12 0 21 5 25 4 4 12 4 26 4 13 0 21 0 25-4 5-4 9-13 9-25 0-13-4-22-9-22z">
          <text:p/>
        </draw:path>
        <draw:path draw:style-name="gr4" draw:text-style-name="P5" draw:layer="layout" svg:width="0.41cm" svg:height="0.296cm" svg:x="13.39cm" svg:y="15.955cm" svg:viewBox="0 0 411 297" svg:d="M411 114c0-17 0-29-4-42-4-17-9-26-17-38-8-9-17-17-30-26-12-4-26-8-43-8-8 0-17 0-21 4-9 0-17 4-26 9-4 4-12 8-21 17-8 4-17 12-25 25-4-9-9-17-13-21-4-9-13-13-21-17-4-9-13-9-21-13-9-4-21-4-34-4s-30 4-42 13c-17 8-30 21-47 38v-38-5c-4 0-4 0-4 0-4-4-4-4-9-4-4 0-4 0-12 0-5 0-9 0-9 0-4 0-4 0-8 4h-4c0 5 0 5 0 5v276 4h4c4 4 4 4 8 4s9 0 13 0 8 0 13 0c4 0 4 0 8-4h4v-4-192c13-21 26-34 38-42 13-9 26-13 39-13 8 0 16 0 25 4 4 5 13 9 17 17 4 9 8 17 8 26 5 8 5 21 5 29v171 4h4c4 4 4 4 8 4s9 0 13 0 8 0 13 0c4 0 4 0 8-4h4v-4-192c13-21 26-34 38-42 13-9 26-13 34-13 9 0 17 0 26 4 8 5 12 9 18 17 4 9 8 17 8 26 4 8 4 21 4 29v171 4h5c4 4 4 4 8 4s9 0 13 0 8 0 12 0c5 0 5 0 9-4h4v-4z">
          <text:p/>
        </draw:path>
        <draw:path draw:style-name="gr4" draw:text-style-name="P5" draw:layer="layout" svg:width="0.254cm" svg:height="0.406cm" svg:x="13.889cm" svg:y="15.955cm" svg:viewBox="0 0 255 407" svg:d="M251 90c-4-18-13-35-21-48-9-12-21-21-35-29-13-9-30-13-51-13-8 0-17 0-25 4-9 0-17 4-26 9-8 4-17 8-21 17-8 4-17 12-25 21v-38-5c-5 0-5 0-5 0-4-4-4-4-8-4s-4 0-13 0c0 0-4 0-8 0s-4 0-9 4h-4c0 5 0 5 0 5v386l4 4c5 4 9 4 9 4 4 0 8 0 12 0 5 0 9 0 13 0s9 0 9-4h4c0-4 0-4 0-4v-140c8 9 17 13 21 21 9 5 13 9 21 13 4 4 13 4 21 4 5 5 13 5 22 5 21 0 38-5 50-9 17-8 31-21 39-34 9-13 17-29 22-46 8-22 8-43 8-64s0-42-4-59zM199 191c0 13-4 26-13 34-4 13-12 17-21 26-8 4-21 8-34 8-12 0-25-4-38-13-12-8-25-21-42-38v-110c8-8 17-22 25-26 5-9 13-13 21-17 5-4 13-8 17-8 9-5 13-5 22-5 12 0 25 5 33 9 9 8 17 17 22 25 4 10 8 22 8 35 4 13 4 30 4 42 0 13 0 26-4 38z">
          <text:p/>
        </draw:path>
        <draw:path draw:style-name="gr4" draw:text-style-name="P5" draw:layer="layout" svg:width="0.051cm" svg:height="0.427cm" svg:x="14.219cm" svg:y="15.824cm" svg:viewBox="0 0 52 428" svg:d="M52 8v-4h-4c0-4-4-4-9-4-4 0-8 0-12 0-5 0-9 0-13 0 0 0-4 0-10 4h-4c0 4 0 4 0 4v412 4c4 0 4 0 4 0 6 4 10 4 10 4 4 0 8 0 13 0 4 0 8 0 12 0 5 0 9 0 9-4h4v-4z">
          <text:p/>
        </draw:path>
        <draw:path draw:style-name="gr4" draw:text-style-name="P5" draw:layer="layout" svg:width="0.063cm" svg:height="0.406cm" svg:x="14.359cm" svg:y="15.845cm" svg:viewBox="0 0 64 407" svg:d="M56 123v-5c-4 0-4 0-4 0-4-4-4-4-9-4-4 0-9 0-13 0-5 0-9 0-13 0s-9 0-9 4h-4c0 5 0 5 0 5v276 4h4c0 4 5 4 9 4s8 0 13 0c4 0 9 0 13 0 5 0 5 0 9-4h4v-4zM56 8c-4-4-13-8-26-8s-22 4-26 8c-4 5-4 9-4 22 0 12 0 21 4 25s13 4 26 4 22 0 26-4 8-13 8-25c0-13-4-22-8-22z">
          <text:p/>
        </draw:path>
        <draw:path draw:style-name="gr4" draw:text-style-name="P5" draw:layer="layout" svg:width="0.254cm" svg:height="0.301cm" svg:x="14.49cm" svg:y="15.955cm" svg:viewBox="0 0 255 302" svg:d="M255 132c0-21-4-34-8-52-4-17-9-29-21-42-9-13-22-21-39-25-12-9-33-13-55-13s-39 4-56 13c-17 4-29 17-42 29-8 13-17 26-25 47-5 18-9 39-9 64 0 26 4 47 9 64 4 21 17 34 25 46 13 13 25 22 42 30 17 4 40 9 61 9 17 0 25 0 38-5 12 0 21-4 29-4 9-4 17-4 22-8 8-5 8-5 12-5 0-4 0-4 0-4 5-4 5-4 5-4 0-4 0-4 0-4 0-5 0-9 0-9 0-4 0-8 0-8 0-5 0-9 0-9-5 0-5-4-5-4h-4c-4 0-4 0-13 4-4 0-8 4-17 9-8 0-17 4-25 4-13 4-25 4-38 4-17 0-31 0-43-8-9-5-22-9-26-17-8-9-13-21-17-30-4-13-4-25-4-42h183c4 0 13 0 17-4 0-5 4-9 4-17zM51 124c0-13 4-21 4-35 4-9 9-17 17-26 4-8 13-12 26-16 8-5 18-9 30-9 26 0 47 9 59 21 13 17 17 39 17 65z">
          <text:p/>
        </draw:path>
        <draw:path draw:style-name="gr4" draw:text-style-name="P5" draw:layer="layout" svg:width="0.195cm" svg:height="0.3cm" svg:x="14.799cm" svg:y="15.955cm" svg:viewBox="0 0 196 301" svg:d="M192 183c-5-9-13-17-17-21-9-4-13-13-21-17-9-4-17-9-26-9-8-4-17-8-25-12-9-5-17-5-21-9-9-4-13-8-17-17-5-5-5-13-5-18 0-8 0-12 5-17 0-4 4-8 8-12 4-5 9-9 17-9 4-4 13-4 21-4 9 0 17 0 26 4 4 0 12 4 17 9 4 0 8 4 12 4 5 4 9 4 9 4h4v-4c4 0 4-4 4-4 0-5 0-9 0-9 0-4 0-8 0-8 0-4 0-4 0-9 0 0-4 0-4-4l-4-4c0 0-4 0-9-4-4 0-8-5-17-5-4-4-12-4-17-4-8-4-16-4-21-4-17 0-34 4-46 8-13 5-21 9-31 17-8 9-17 17-21 26-4 8-4 21-4 29 0 13 0 27 4 35 4 9 8 13 17 21 4 5 14 13 22 17 8 5 17 9 25 9 9 4 17 8 26 12 8 5 13 5 21 9 4 4 13 8 17 17 0 4 4 8 4 17 0 8 0 13-4 21-4 4-9 8-13 13-4 0-8 4-17 4-8 4-12 4-21 4-13 0-25 0-34-4-8-4-12-4-22-9-4-4-13-4-17-8s-8-4-8-4h-5c0 0 0 4-4 4 0 4 0 4 0 8 0 0 0 5 0 9 0 8 0 13 0 17 4 4 4 4 4 8 5 0 9 5 13 5 4 4 13 8 17 8 10 4 18 4 26 8 9 0 17 0 26 0 17 0 34 0 46-4 13-4 26-12 34-17 9-8 17-17 21-29 5-9 9-21 9-38 0-9-4-22-4-30z">
          <text:p/>
        </draw:path>
        <draw:path draw:style-name="gr4" draw:text-style-name="P5" draw:layer="layout" svg:width="0.254cm" svg:height="0.406cm" svg:x="15.193cm" svg:y="15.955cm" svg:viewBox="0 0 255 407" svg:d="M255 13v-5h-4c0-4-5-4-5-4-4 0-8 0-12 0s-9 0-9 0c-4 0-4 0-8 4h-4c0 5 0 5 0 5v34c-9-9-17-17-26-22-4-4-12-12-22-12-8-5-13-9-21-9-9-4-13-4-21-4-21 0-38 4-51 13-17 4-30 17-38 29-13 13-21 30-26 48-4 21-8 42-8 63 0 22 4 43 8 60 5 17 9 33 22 46 8 13 17 21 33 30 13 8 30 13 51 13 9 0 13 0 21 0 9-5 17-5 26-9 4-4 13-8 22-17 8-4 13-13 21-21v144c0 0 4 0 4 4h5c0 4 4 4 8 4 0 0 4 0 9 0 8 0 12 0 12 0 4 0 9 0 9-4 4 0 4 0 4 0 0-4 0-4 0-4zM204 204c-4 13-13 21-21 26-9 8-14 12-22 16-4 5-13 9-17 9-9 4-13 4-21 4-13 0-26-4-34-8-9-9-17-17-21-26-5-8-9-21-13-34 0-12-4-29-4-42s4-25 4-38c4-13 8-25 13-35 8-8 12-17 25-25 9-4 17-9 30-9 17 0 29 5 42 13 14 8 26 21 39 39z">
          <text:p/>
        </draw:path>
        <draw:path draw:style-name="gr4" draw:text-style-name="P5" draw:layer="layout" svg:width="0.068cm" svg:height="0.072cm" svg:x="15.54cm" svg:y="16.179cm" svg:viewBox="0 0 69 73" svg:d="M60 9c-4-4-12-9-26-9-13 0-21 5-25 9-5 4-9 12-9 29 0 14 4 23 9 27 4 8 12 8 25 8 14 0 22-4 26-8 9-4 9-13 9-31 0-13 0-21-9-25z">
          <text:p/>
        </draw:path>
        <draw:path draw:style-name="gr4" draw:text-style-name="P5" draw:layer="layout" svg:width="0.318cm" svg:height="0.047cm" svg:x="3.259cm" svg:y="16.958cm" svg:viewBox="0 0 319 48" svg:d="M319 13c0-4 0-9 0-9l-5-4h-4-297c-4 0-4 0-9 4 0 5-4 9-4 17 0 9 4 13 4 17 5 6 5 10 9 10h297c4 0 4-4 9-10 0-4 0-8 0-17 0-4 0-8 0-8z">
          <text:p/>
        </draw:path>
        <draw:path draw:style-name="gr4" draw:text-style-name="P5" draw:layer="layout" svg:width="0.525cm" svg:height="0.398cm" svg:x="3.742cm" svg:y="16.759cm" svg:viewBox="0 0 526 399" svg:d="M521 21c5-8 5-8 5-12 0-5 0-5-5-9 0 0-4 0-8 0 0 0-8 0-13 0-4 0-12 0-12 0-5 0-9 0-9 0-4 0-4 4-4 4l-4 5-85 331h-4l-89-331-4-5c0 0 0-4-5-4 0 0-4 0-8 0s-9 0-13 0-12 0-12 0c-5 0-9 0-13 0 0 0 0 4-4 4v5l-86 331-89-331c-4 0-4-5-4-5 0 0 0-4-4-4 0 0-5 0-9 0s-8 0-13 0c-8 0-12 0-17 0-4 0-8 0-8 0-4 4-4 4-4 9 0 0 4 4 4 8l106 365c0 4 0 9 0 9 4 0 4 4 8 4 5 0 9 0 13 0 4 4 8 4 17 4 4 0 8 0 13-4 4 0 8 0 12 0 5 0 5-4 5-4 4 0 4-5 4-9l77-297 85 297c0 4 4 9 4 9l4 4c4 0 9 0 13 0 4 4 8 4 17 4 4 0 12 0 17-4 4 0 4 0 8 0s4-4 9-4c0 0 0-5 4-9z">
          <text:p/>
        </draw:path>
        <draw:path draw:style-name="gr4" draw:text-style-name="P5" draw:layer="layout" svg:width="0.242cm" svg:height="0.427cm" svg:x="4.33cm" svg:y="16.73cm" svg:viewBox="0 0 243 428" svg:d="M243 250c0-21 0-33-5-50-4-13-8-26-17-34-8-13-21-21-34-26-12-9-25-9-46-9-14 0-31 0-43 9-17 9-30 22-47 34v-166-4l-4-4c-4 0-4 0-9 0-4 0-8 0-12 0-5 0-9 0-13 0s-4 0-9 0l-4 4v4 408c0 4 0 4 0 4 0 4 4 4 4 4 5 0 5 0 9 0 4 4 8 4 13 4 4 0 8 0 12-4 5 0 5 0 9 0 0 0 4 0 4-4v-4-191c13-17 30-30 42-38 13-9 26-13 39-13 9 0 17 0 26 4 8 5 13 9 21 17 4 5 8 13 8 22 5 12 5 25 5 38v161c0 4 0 4 0 4 4 4 4 4 4 4 4 0 4 0 8 0 5 4 9 4 13 4s9 0 13-4c4 0 4 0 8 0 0 0 5 0 5-4v-4z">
          <text:p/>
        </draw:path>
        <draw:path draw:style-name="gr4" draw:text-style-name="P5" draw:layer="layout" svg:width="0.254cm" svg:height="0.3cm" svg:x="4.643cm" svg:y="16.861cm" svg:viewBox="0 0 255 301" svg:d="M255 128c0-17-4-34-8-52-4-13-8-30-21-38-9-13-21-21-38-30-13-8-34-8-55-8-17 0-38 0-55 8-17 9-31 17-44 30-8 13-17 30-25 47-4 22-9 43-9 64 0 25 5 47 9 68 8 17 17 34 25 46 13 13 27 22 44 26 17 8 38 12 63 12 13 0 21-4 34-4 13-4 21-4 30-8 8 0 17-4 21-4 8-5 13-9 13-9v-4c4 0 4 0 4-4v-5c0 0 0-4 0-8 0 0 0-4 0-9 0-4 0-4 0-4-4-4-4-4-4-4h-5c-4 0-4 0-12 0-5 4-9 4-17 8-9 5-17 5-26 9-12 0-21 4-38 4s-29-4-42-8c-9-5-21-13-26-22-8-8-12-16-18-29-4-13-4-26-4-38h183c9 0 13-4 17-9 4 0 4-8 4-17zM51 124c0-13 4-26 4-34 6-10 10-22 18-27 9-8 13-17 26-21 8-4 21-4 34-4 21 0 42 4 55 21 12 13 17 35 17 65z">
          <text:p/>
        </draw:path>
        <draw:path draw:style-name="gr4" draw:text-style-name="P5" draw:layer="layout" svg:width="0.241cm" svg:height="0.296cm" svg:x="4.974cm" svg:y="16.861cm" svg:viewBox="0 0 242 297" svg:d="M242 118c0-21-4-33-9-50 0-13-8-26-16-34-10-13-18-21-31-26-13-8-30-8-47-8s-34 4-46 8c-17 9-34 22-51 38v-33c0-5 0-5 0-5 0 0 0-4-4-4h-4c-5 0-9 0-13 0s-9 0-13 0h-4c-4 0-4 4-4 4v5 272c0 4 0 4 0 4 0 4 0 4 4 4 0 0 4 0 8 0 0 4 5 4 13 4 4 0 9 0 9-4 4 0 8 0 8 0 4 0 4 0 4-4 0 0 4 0 4-4v-192c13-17 26-30 39-38 12-9 25-13 38-13 12 0 21 0 29 4 5 5 13 9 17 17 4 5 9 13 13 22 0 12 4 25 4 38v162c0 4 0 4 0 4 0 4 0 4 4 4 0 0 5 0 9 0 0 4 4 4 14 4 4 0 8 0 8-4 4 0 8 0 8 0 5 0 5 0 5-4 0 0 4 0 4-4z">
          <text:p/>
        </draw:path>
        <draw:path draw:style-name="gr4" draw:text-style-name="P5" draw:layer="layout" svg:width="0.254cm" svg:height="0.3cm" svg:x="5.287cm" svg:y="16.861cm" svg:viewBox="0 0 255 301" svg:d="M255 128c0-17-4-34-9-52-4-13-12-30-21-38-12-13-21-21-38-30-18-8-35-8-56-8s-38 0-55 8c-17 9-29 17-42 30s-21 30-26 47c-8 22-8 43-8 64 0 25 0 47 8 68 5 17 13 34 26 46 13 13 25 22 42 26 17 8 38 12 59 12 13 0 26-4 40-4 8-4 21-4 29-8 9 0 17-4 21-4 5-5 9-9 9-9 4 0 4 0 4-4v-4-5c4 0 4-4 4-8 0 0-4-4-4-9 0-4 0-4 0-4 0-4 0-4-4-4s-9 0-13 0c-4 4-13 4-17 8-8 5-17 5-29 9-10 0-23 4-35 4-17 0-30-4-43-8-12-5-21-13-29-22-5-8-13-16-13-29-4-13-4-26-4-38h183c4 0 8-4 12-9 5 0 9-8 9-17zM51 124c0-13 0-26 4-34 4-10 8-22 13-27 8-8 17-17 25-21 9-4 21-4 34-4 25 0 42 4 56 21 13 13 21 35 21 65z">
          <text:p/>
        </draw:path>
        <draw:path draw:style-name="gr4" draw:text-style-name="P5" draw:layer="layout" svg:width="0.262cm" svg:height="0.292cm" svg:x="5.575cm" svg:y="16.865cm" svg:viewBox="0 0 263 293" svg:d="M263 4c0-4 0-4-4-4 0 0-4 0-8 0 0 0-5 0-9 0-8 0-13 0-13 0-4 0-8 0-8 0-4 0-4 4-4 4-5 0-5 0-5 5l-76 225v4l-4-4-77-225c0-5-4-5-4-5 0 0 0-4-5-4 0 0-4 0-8 0s-9 0-13 0-8 0-13 0c-4 0-4 0-8 0 0 0-4 0-4 4v5 4c0 4 0 4 4 8l94 259c0 5 0 5 4 5 0 4 5 4 5 4 4 0 8 0 12 0 5 4 9 4 13 4 8 0 13 0 17 0 4-4 8-4 8-4 5 0 5 0 9-4v-5l97-259c0-4 0-4 0-4v-4-4c0-5 0-5 0-5z">
          <text:p/>
        </draw:path>
        <draw:path draw:style-name="gr4" draw:text-style-name="P5" draw:layer="layout" svg:width="0.254cm" svg:height="0.3cm" svg:x="5.871cm" svg:y="16.861cm" svg:viewBox="0 0 255 301" svg:d="M255 128c0-17 0-34-4-52-4-13-13-30-21-38-13-13-26-21-38-30-17-8-34-8-55-8-22 0-44 0-56 8-17 9-34 17-43 30-12 13-21 30-29 47-5 22-9 43-9 64 0 25 4 47 9 68 8 17 17 34 29 46 9 13 26 22 43 26 18 8 34 12 60 12 13 0 25-4 34-4 12-4 25-4 34-8 8 0 12-4 21-4 4-5 8-9 8-9l4-4v-4-5c0 0 0-4 0-8 0 0 0-4 0-9 0-4 0-4 0-4 0-4-4-4-4-4h-4c0 0-4 0-8 0-5 4-13 4-22 8-4 5-17 5-25 9-9 0-21 4-34 4-17 0-34-4-42-8-14-5-22-13-31-22-8-8-13-16-17-29 0-13-4-26-4-38h187c4 0 9-4 13-9 4 0 4-8 4-17zM51 124c0-13 4-26 8-34 5-10 9-22 13-27 9-8 17-17 27-21 8-4 21-4 33-4 26 0 43 4 55 21 13 13 17 35 17 65z">
          <text:p/>
        </draw:path>
        <draw:path draw:style-name="gr4" draw:text-style-name="P5" draw:layer="layout" svg:width="0.161cm" svg:height="0.296cm" svg:x="6.201cm" svg:y="16.861cm" svg:viewBox="0 0 162 297" svg:d="M162 17v-4-5l-4-4h-4c-5 0-9-4-13-4 0 0-4 0-8 0-5 0-9 0-9 0-9 0-14 0-18 0-8 4-13 4-17 8-8 5-12 9-21 17-4 9-13 17-21 26v-38c0-5 0-5 0-5l-4-4c0 0-5 0-9 0 0 0-4 0-8 0-5 0-9 0-13 0s-4 0-8 0c0 0 0 4-5 4v5 271c0 5 0 5 0 5 5 4 5 4 5 4 4 0 8 0 8 0 4 4 8 4 13 4 4 0 8 0 12-4 5 0 9 0 9 0 0 0 4 0 4-4v-5-178c9-13 13-21 21-30 5-8 13-13 17-17s9-8 13-13c8 0 13 0 18 0 4 0 8 0 13 0 4 0 4 0 8 5 4 0 4 0 8 0 5 0 5 4 5 4 4 0 4-4 4-4 4 0 4 0 4-5v-4c0-4 0-8 0-13 0-4 0-8 0-12z">
          <text:p/>
        </draw:path>
        <draw:path draw:style-name="gr4" draw:text-style-name="P5" draw:layer="layout" svg:width="0.254cm" svg:height="0.406cm" svg:x="6.565cm" svg:y="16.861cm" svg:viewBox="0 0 255 407" svg:d="M251 89c-4-17-13-34-21-47-8-12-21-25-34-34-13-4-29-8-52-8-8 0-17 0-25 0-9 4-17 8-25 13-9 4-17 8-26 12-4 9-13 17-21 26v-38c0-5 0-5-4-5 0 0 0-4-4-4h-5c-4 0-8 0-12 0-5 0-5 0-9 0s-4 0-8 0l-5 4v5 382c0 4 0 4 0 4 5 4 5 4 5 4 4 0 4 0 8 0 4 4 9 4 13 4s8 0 13-4c4 0 4 0 8 0 0 0 4 0 4-4v-4-137c9 4 13 13 21 17 9 4 13 9 22 13 4 4 12 8 21 8 4 0 12 4 21 4 17 0 35-4 52-12 12-9 25-17 38-30 8-13 17-30 21-51 4-17 8-38 8-63 0-21 0-38-4-55zM200 190c-4 13-8 22-12 34-5 9-13 17-21 21-10 9-23 13-35 13-13 0-26-4-38-17-13-8-30-21-43-38v-110c9-8 17-17 26-25 4-5 12-9 17-13 8-4 16-9 21-13 8 0 12 0 21 0 13 0 25 0 35 9 8 4 12 12 21 25 4 9 8 21 8 34 5 13 5 25 5 42 0 13 0 26-5 38z">
          <text:p/>
        </draw:path>
        <draw:path draw:style-name="gr4" draw:text-style-name="P5" draw:layer="layout" svg:width="0.296cm" svg:height="0.263cm" svg:x="7.014cm" svg:y="16.725cm" svg:viewBox="0 0 297 264" svg:d="M131 0c-4 0-4 5-4 5l-123 246c-4 0-4 4-4 4 0 0 0 5 4 5h5c4 4 8 4 12 4 5 0 13 0 13 0 4 0 8-4 8-4 5 0 5 0 9-5v-4l97-200 99 200c0 4 4 4 4 4 0 5 4 5 4 5 4 0 4 4 9 4 4 0 8 0 12 0 5 0 9 0 13-4 4 0 4 0 8 0v-5-4l-123-242c0-4 0-4-5-4 0-5 0-5-4-5 0 0-4 0-8 0 0 0-4 0-9 0-4 0-12 0-17 0z">
          <text:p/>
        </draw:path>
        <draw:path draw:style-name="gr4" draw:text-style-name="P5" draw:layer="layout" svg:width="0.161cm" svg:height="0.296cm" svg:x="7.518cm" svg:y="16.861cm" svg:viewBox="0 0 162 297" svg:d="M162 17v-4-5l-4-4h-5c-4 0-8-4-8-4-4 0-9 0-13 0s-4 0-8 0c-5 0-13 0-17 0-9 4-13 4-17 8-10 5-14 9-22 17-5 9-13 17-22 26v-38c0-5 0-5 0-5 0 0 0-4-4-4h-4c-4 0-8 0-13 0-4 0-8 0-12 0h-5c-4 0-4 4-4 4-4 0-4 0-4 5v271c0 5 4 5 4 5 0 4 0 4 4 4h5c4 4 8 4 12 4 9 0 13 0 13-4 4 0 8 0 8 0 5 0 5 0 5-4v-5-178c8-13 17-21 21-30 4-8 14-13 18-17s12-8 17-13c4 0 8 0 12 0 5 0 9 0 13 0s9 0 9 5c4 0 8 0 8 0 4 0 4 4 9 4 0 0 0-4 4-4v-5-4c0-4 0-8 0-13 0-4 0-8 0-12z">
          <text:p/>
        </draw:path>
        <draw:path draw:style-name="gr4" draw:text-style-name="P5" draw:layer="layout" svg:width="0.229cm" svg:height="0.3cm" svg:x="7.865cm" svg:y="16.861cm" svg:viewBox="0 0 230 301" svg:d="M230 102c0-17 0-34-5-47-4-13-8-21-17-30-8-8-21-17-38-21-12-4-29-4-50-4-9 0-22 0-30 0-13 4-21 4-30 8-8 5-17 9-25 9-4 4-9 8-13 12-4 0-4 5-4 5 0 4-4 8-4 12 0 5 0 9 4 9 0 4 0 4 0 8h4c0 5 0 5 4 5 0 0 5-5 13-5 4-4 9-8 17-8 9-4 17-9 25-9 13-4 22-4 34-4 13 0 22 0 30 4 8 0 17 5 21 9 4 8 9 13 13 21 0 9 0 18 0 31v21h-38c-21 0-38 0-55 4-21 4-34 9-47 17s-21 17-25 30c-9 8-14 21-14 38 0 12 5 25 10 34 4 12 12 21 21 25 8 8 17 13 29 17 13 4 26 8 38 8 17 0 34-4 47-12 17-9 30-17 42-30v25c0 5 0 5 5 9h4c4 4 8 4 12 4 9 0 13 0 13-4 4 0 4 0 9 0 0-4 0-4 0-9zM179 221c-13 13-21 25-34 30-13 8-25 12-38 12-17 0-30-4-38-12-9-9-17-22-17-34 0-9 4-17 8-21 0-9 9-13 13-17 8-5 17-9 25-13 13 0 26 0 39 0h42z">
          <text:p/>
        </draw:path>
        <draw:path draw:style-name="gr4" draw:text-style-name="P5" draw:layer="layout" svg:width="0.241cm" svg:height="0.296cm" svg:x="8.187cm" svg:y="16.861cm" svg:viewBox="0 0 242 297" svg:d="M242 118c0-21-4-33-8-50 0-13-9-26-17-34-9-13-17-21-30-26-13-8-30-8-47-8s-34 4-47 8c-17 9-34 22-51 38v-33c0-5 0-5 0-5 0 0 0-4-4-4h-4c-5 0-9 0-13 0s-9 0-13 0h-4c-4 0-4 4-4 4v5 272c0 4 0 4 0 4 0 4 0 4 4 4 0 0 4 0 8 0 0 4 5 4 13 4 4 0 9 0 13-4h4c4 0 4 0 4-4 0 0 5 0 5-4v-192c12-17 25-30 38-38 12-9 25-13 38-13s22 0 30 4c5 5 13 9 17 17 5 5 9 13 13 22 0 12 4 25 4 38v162c0 4 0 4 0 4 0 4 0 4 4 4 0 0 5 0 9 0 0 4 4 4 13 4 4 0 8 0 12-4h5c4 0 4 0 4-4 0 0 4 0 4-4z">
          <text:p/>
        </draw:path>
        <draw:path draw:style-name="gr4" draw:text-style-name="P5" draw:layer="layout" svg:width="0.254cm" svg:height="0.431cm" svg:x="8.5cm" svg:y="16.73cm" svg:viewBox="0 0 255 432" svg:d="M255 8l-4-4c0 0 0-4-4-4 0 0-5 0-9 0 0 0-4 0-13 0-4 0-8 0-8 0-4 0-9 0-9 0-4 0-4 4-4 4v4 161c-17-13-29-21-42-30-13-8-25-8-42-8-22 0-39 0-51 8-17 9-30 17-38 30-13 17-17 30-27 51-4 17-4 38-4 63 0 22 0 39 4 56 6 21 14 34 22 47 9 17 17 25 34 34 13 8 30 12 51 12s38-4 51-12c17-13 34-21 46-38v34c0 4 0 4 0 4 0 4 5 4 5 4 4 0 4 0 8 0 4 4 4 4 9 4 4 0 8 0 12-4h5c4 0 4 0 4-4 0 0 4 0 4-4zM204 335c-8 9-17 17-25 25-9 5-13 13-21 17-5 5-13 9-17 9-9 0-13 4-21 4-13 0-26-4-34-13-9-4-17-12-21-21-5-12-9-25-13-38 0-13 0-26 0-39s0-25 0-38c4-13 8-25 13-38 8-9 12-17 25-21 8-9 17-9 34-9 13 0 25 4 38 13 13 8 25 21 42 38z">
          <text:p/>
        </draw:path>
        <draw:path draw:style-name="gr4" draw:text-style-name="P5" draw:layer="layout" svg:width="0.254cm" svg:height="0.406cm" svg:x="8.991cm" svg:y="16.861cm" svg:viewBox="0 0 255 407" svg:d="M247 89c-5-17-9-34-17-47-9-12-21-25-34-34-17-4-34-8-55-8-9 0-17 0-26 0-8 4-17 8-21 13-8 4-17 8-25 12-9 9-17 17-26 26v-38c0-5 0-5 0-5 0 0 0-4-4-4 0 0-4 0-8 0 0 0-6 0-10 0s-8 0-12 0h-5c-4 0-4 4-4 4v5 382c0 4 0 4 0 4 0 4 0 4 4 4 0 0 5 0 9 0 4 4 8 4 12 4 6 0 10 0 14-4h4c5 0 5 0 5-4 4 0 4 0 4-4v-137c4 4 13 13 21 17 4 4 13 9 17 13 8 4 13 8 21 8 9 0 17 4 21 4 21 0 38-4 55-12 13-9 26-17 34-30 13-13 21-30 26-51 4-17 8-38 8-63 0-21-4-38-8-55zM200 190c-4 13-8 22-13 34-8 9-12 17-25 21-9 9-17 13-30 13-17 0-29-4-42-17-13-8-25-21-38-38v-110c8-8 13-17 21-25 9-5 17-9 21-13 9-4 13-9 21-13 5 0 13 0 17 0 17 0 26 0 34 9 9 4 17 12 21 25 9 9 9 21 13 34 0 13 4 25 4 42 0 13-4 26-4 38z">
          <text:p/>
        </draw:path>
        <draw:path draw:style-name="gr4" draw:text-style-name="P5" draw:layer="layout" svg:width="0.479cm" svg:height="0.444cm" svg:x="9.465cm" svg:y="16.747cm" svg:viewBox="0 0 480 445" svg:d="M9 199h-5l-4 4c0 0 0 4 0 8 0 0 0 4 0 9 0 4 0 8 0 12v5c4 4 4 4 4 4 0 4 5 4 5 4h399c-30 25-60 51-86 76-30 31-59 56-89 86-4 0-4 4-4 4v4c0 5 0 5 4 9 0 0 4 4 9 8 4 5 4 5 8 9 0 0 4 0 4 4 4 0 4 0 9-4h4l204-204c0 0 4-5 4-9 5 0 5-4 5-8 0-5 0-9-5-9 0-4-4-8-4-8l-204-203c-4 0-4 0-4 0-5 0-5 0-9 0h-4c-4 4-4 4-8 8-5 4-9 8-9 8-4 5-4 5-4 9v4c0 4 0 4 4 4 30 30 59 60 89 85 26 25 56 55 86 81z">
          <text:p/>
        </draw:path>
        <draw:path draw:style-name="gr4" draw:text-style-name="P5" draw:layer="layout" svg:width="0.254cm" svg:height="0.406cm" svg:x="10.16cm" svg:y="16.861cm" svg:viewBox="0 0 255 407" svg:d="M255 13c0-5 0-5 0-5 0 0 0-4-5-4h-4c-4 0-8 0-13 0-4 0-8 0-8 0-4 0-9 0-9 0l-4 4v5 33c-8-8-17-16-25-21-9-8-13-12-21-17-9-4-13-4-22-8-8 0-12 0-22 0-21 0-38 0-55 8-12 9-25 17-34 30-12 17-21 30-25 51-4 17-8 38-8 63 0 21 4 38 8 55 4 21 8 34 17 47 13 17 21 25 38 34 13 8 30 12 51 12 8 0 13-4 22-4 8 0 17-4 21-8 9-4 17-9 26-13 8-4 12-13 21-21v141c0 4 4 4 4 4 0 4 0 4 4 4 0 0 4 0 9 0 0 4 4 4 8 4 9 0 13 0 13-4 4 0 8 0 8 0 5 0 5 0 5-4v-4zM204 203c-5 9-13 17-21 25-9 5-13 13-22 17-4 5-12 9-17 9-8 0-16 4-22 4-12 0-25-4-34-13-8-4-17-12-21-21-4-12-8-25-12-38 0-13-5-25-5-38s5-25 5-38c4-13 8-25 12-38 9-9 13-17 26-21 8-9 17-9 29-9 18 0 31 4 44 13 12 8 25 21 38 38z">
          <text:p/>
        </draw:path>
        <draw:path draw:style-name="gr4" draw:text-style-name="P5" draw:layer="layout" svg:width="0.228cm" svg:height="0.3cm" svg:x="10.634cm" svg:y="16.861cm" svg:viewBox="0 0 229 301" svg:d="M229 102c0-17 0-34-4-47s-8-21-17-30c-8-8-22-17-39-21-13-4-30-4-51-4-8 0-21 0-29 0-13 4-22 4-30 8-9 5-17 9-26 9-4 4-8 8-12 12-4 0-4 5-4 5 0 4-5 8-5 12 0 5 0 9 5 9 0 4 0 4 0 8h4c0 5 0 5 4 5 0 0 4-5 13-5 4-4 8-8 17-8 8-4 17-9 25-9 13-4 21-4 34-4s21 0 30 4c8 0 16 5 21 9 4 8 8 13 12 21 0 9 0 18 0 31v21h-38c-21 0-38 0-55 4-21 4-34 9-46 17-13 8-21 17-26 30-8 8-12 21-12 38 0 12 4 25 8 34 4 12 13 21 21 25 9 8 17 13 30 17s25 8 38 8c17 0 34-4 47-12 16-9 29-17 42-30v25c0 5 0 5 4 9h4c6 4 10 4 14 4 9 0 13 0 13-4 4 0 4 0 8 0 0-4 0-4 0-9zM177 221c-12 13-21 25-33 30-13 8-26 12-39 12-16 0-29-4-38-12-8-9-17-22-17-34 0-9 5-17 9-21 0-9 8-13 13-17 8-5 17-9 25-13 13 0 25 0 38 0h42z">
          <text:p/>
        </draw:path>
        <draw:path draw:style-name="gr4" draw:text-style-name="P5" draw:layer="layout" svg:width="0.161cm" svg:height="0.296cm" svg:x="10.955cm" svg:y="16.861cm" svg:viewBox="0 0 162 297" svg:d="M162 17l-4-4v-5-4c-4 0-4 0-8 0-5 0-5-4-9-4s-8 0-13 0c-4 0-4 0-8 0s-13 0-17 0c-4 4-13 4-17 8-8 5-13 9-21 17-4 9-13 17-21 26v-38c0-5 0-5 0-5 0 0 0-4-5-4h-4c-4 0-8 0-12 0-5 0-9 0-13 0h-4c-6 0-6 4-6 4v5 271c0 5 0 5 0 5 0 4 0 4 6 4 0 0 4 0 8 0 0 4 4 4 13 4 4 0 8 0 12-4h5c4 0 4 0 4-4 0 0 4 0 4-5v-178c4-13 13-21 17-30 9-8 13-13 17-17s13-8 17-13c4 0 8 0 13 0 4 0 8 0 12 0 5 0 9 0 13 5h4c5 0 5 4 9 4 0 0 0-4 4-4v-5c0 0 0-4 4-4 0-4 0-8 0-13 0-4 0-8 0-12z">
          <text:p/>
        </draw:path>
        <draw:path draw:style-name="gr4" draw:text-style-name="P5" draw:layer="layout" svg:width="0.254cm" svg:height="0.3cm" svg:x="11.15cm" svg:y="16.861cm" svg:viewBox="0 0 255 301" svg:d="M255 128c0-17-4-34-8-52-5-13-13-30-22-38-12-13-25-21-38-30-17-8-33-8-56-8-21 0-38 0-55 8-17 9-29 17-42 30s-21 30-25 47c-9 22-9 43-9 64 0 25 0 47 9 68 4 17 12 34 25 46 13 13 25 22 42 26 17 8 38 12 60 12 12 0 26-4 39-4 8-4 21-4 29-8 9 0 17-4 21-4 5-5 9-9 9-9 4 0 4 0 4-4v-4-5c0 0 4-4 4-8 0 0-4-4-4-9 0-4 0-4 0-4 0-4 0-4-4-4s-9 0-13 0c-4 4-12 4-17 8-8 5-17 5-29 9-9 0-21 4-35 4-17 0-30-4-43-8-12-5-21-13-29-22-4-8-13-16-13-29-4-13-4-26-4-38h183c4 0 8-4 13-9 4 0 8-8 8-17zM51 124c0-13 0-26 4-34 4-10 9-22 13-27 8-8 17-17 25-21 9-4 21-4 34-4 27 0 43 4 56 21 13 13 21 35 21 65z">
          <text:p/>
        </draw:path>
        <draw:path draw:style-name="gr4" draw:text-style-name="P5" draw:layer="layout" svg:width="0.3cm" svg:height="0.398cm" svg:x="11.578cm" svg:y="16.759cm" svg:viewBox="0 0 301 399" svg:d="M301 13c0-4 0-9-4-9 0-4 0-4 0-4-4 0-4 0-4 0h-281c-4 0-4 0-8 0v4c-4 0-4 5-4 9 0 0 0 4 0 8 0 5 0 9 0 13 0 0 0 4 4 4 0 5 0 5 0 5 4 4 4 4 8 4h110v339c0 5 0 5 0 5 5 4 5 4 5 4 4 0 8 0 8 0 4 4 9 4 17 4 4 0 9 0 13-4 4 0 4 0 8 0 0 0 4 0 4-4v-5-339h116l4-4v-5c4 0 4-4 4-4 0-4 0-8 0-13 0-4 0-8 0-8z">
          <text:p/>
        </draw:path>
        <draw:path draw:style-name="gr4" draw:text-style-name="P5" draw:layer="layout" svg:width="0.161cm" svg:height="0.296cm" svg:x="11.887cm" svg:y="16.861cm" svg:viewBox="0 0 162 297" svg:d="M162 17v-4-5l-5-4h-4c-4 0-8-4-13-4 0 0-4 0-8 0s-4 0-9 0c-8 0-12 0-16 0-9 4-13 4-17 8-9 5-13 9-22 17-4 9-12 17-21 26v-38c0-5 0-5 0-5l-4-4c0 0-4 0-8 0 0 0-6 0-10 0s-8 0-13 0c-4 0-4 0-8 0v4c-4 0-4 0-4 5v271c0 5 0 5 4 5 0 4 0 4 4 4h4c5 4 9 4 13 4s10 0 14-4c4 0 8 0 8 0 4 0 4 0 4-4v-5-178c9-13 17-21 22-30 4-8 12-13 17-17 4-4 8-8 17-13 4 0 8 0 12 0s9 0 13 0 8 0 8 5c5 0 9 0 9 0 4 0 4 4 8 4v-4c5 0 5 0 5-5v-4c0-4 0-8 0-13 0-4 0-8 0-12z">
          <text:p/>
        </draw:path>
        <draw:path draw:style-name="gr4" draw:text-style-name="P5" draw:layer="layout" svg:width="0.237cm" svg:height="0.296cm" svg:x="12.107cm" svg:y="16.865cm" svg:viewBox="0 0 238 297" svg:d="M238 9c0-5 0-5 0-5l-4-4c-5 0-5 0-9 0s-8 0-13 0c-4 0-8 0-12 0s-4 0-9 0c0 0 0 4-4 4v5 191c-13 17-25 30-38 38-13 13-25 17-38 17-9 0-18-4-27-8-8-5-12-9-16-13-9-9-9-17-13-25-4-13-4-26-4-39v-161c0-5 0-5 0-5l-5-4c-4 0-4 0-8 0s-9 0-13 0-8 0-12 0c-5 0-5 0-9 0 0 0 0 4-4 4v5 166c0 21 4 38 4 50 4 13 9 26 17 39 8 8 17 17 30 21 12 8 29 12 46 12 18 0 35-4 48-12 17-9 34-21 46-38v34c0 4 0 4 5 4 0 4 0 4 0 4 4 0 4 0 8 0 4 4 8 4 13 4 4 0 8 0 8-4 4 0 9 0 9 0 0 0 4 0 4-4v-4z">
          <text:p/>
        </draw:path>
        <draw:path draw:style-name="gr4" draw:text-style-name="P5" draw:layer="layout" svg:width="0.254cm" svg:height="0.3cm" svg:x="12.42cm" svg:y="16.861cm" svg:viewBox="0 0 255 301" svg:d="M255 128c0-17 0-34-4-52-9-13-13-30-26-38-8-13-21-21-33-30-17-8-34-8-61-8-17 0-38 0-55 8-12 9-29 17-38 30-12 13-21 30-29 47-5 22-9 43-9 64 0 25 4 47 9 68 8 17 17 34 25 46 13 13 30 22 47 26 16 8 33 12 59 12 14 0 26-4 35-4 12-4 21-4 29-8 13 0 17-4 26-4 4-5 8-9 8-9l4-4v-4-5c0 0 0-4 0-8 0 0 0-4 0-9 0-4 0-4 0-4 0-4-4-4-4-4h-4c0 0-4 0-9 0-8 4-12 4-21 8-8 5-17 5-25 9-13 0-21 4-35 4-17 0-34-4-42-8-13-5-21-13-30-22-8-8-13-16-17-29 0-13-4-26-4-38h183c8 0 13-4 17-9 4 0 4-8 4-17zM51 124c0-13 4-26 8-34 0-10 9-22 13-27 9-8 17-17 25-21 9-4 22-4 34-4 27 0 44 4 56 21 13 13 17 35 17 65z">
          <text:p/>
        </draw:path>
        <draw:path draw:style-name="gr4" draw:text-style-name="P5" draw:layer="layout" svg:width="0.237cm" svg:height="0.296cm" svg:x="12.894cm" svg:y="16.865cm" svg:viewBox="0 0 238 297" svg:d="M238 9c0-5 0-5-4-5 0 0 0-4-4-4h-4c-5 0-9 0-13 0-9 0-13 0-13 0-4 0-8 0-8 0-4 0-4 4-4 4v5 191c-17 17-30 30-43 38-13 13-25 17-38 17-8 0-17-4-25-8-5-5-13-9-17-13-4-9-9-17-9-25-4-13-4-26-4-39v-161c0-5 0-5-4-5 0 0 0-4-4-4h-5c-4 0-8 0-12 0-6 0-10 0-14 0s-9 0-9 0c-4 0-4 4-4 4v5 166c0 21 0 38 4 50 5 13 9 26 17 39 10 8 18 17 31 21 13 8 30 12 47 12s29-4 46-12c13-9 30-21 47-38v34c0 4 0 4 0 4 0 4 0 4 4 4 0 0 4 0 8 0 0 4 5 4 9 4s8 0 13-4c4 0 4 0 8 0v-4c4 0 4 0 4-4z">
          <text:p/>
        </draw:path>
        <draw:path draw:style-name="gr4" draw:text-style-name="P5" draw:layer="layout" svg:width="0.242cm" svg:height="0.296cm" svg:x="13.224cm" svg:y="16.861cm" svg:viewBox="0 0 243 297" svg:d="M243 118c0-21-5-33-9-50 0-13-8-26-17-34-4-13-17-21-29-26-13-8-30-8-48-8-17 0-34 4-46 8-17 9-34 22-47 38v-33c0-5-4-5-4-5 0 0 0-4-4-4h-5c-4 0-8 0-12 0-5 0-9 0-13 0h-4c-5 0-5 4-5 4v5 272c0 4 0 4 0 4 0 4 0 4 5 4 0 0 4 0 8 0 0 4 4 4 13 4 4 0 8 0 13-4h4c4 0 4 0 4-4 4 0 4 0 4-4v-192c13-17 26-30 38-38 13-9 26-13 43-13 8 0 17 0 26 4 9 5 13 9 17 17 4 5 8 13 13 22 0 12 4 25 4 38v162c0 4 0 4 0 4 0 4 0 4 4 4 0 0 4 0 9 0 0 4 4 4 12 4 5 0 9 0 13-4h4c4 0 4 0 4-4 5 0 5 0 5-4z">
          <text:p/>
        </draw:path>
        <draw:path draw:style-name="gr4" draw:text-style-name="P5" draw:layer="layout" svg:width="0.254cm" svg:height="0.431cm" svg:x="13.533cm" svg:y="16.73cm" svg:viewBox="0 0 255 432" svg:d="M255 8v-4l-4-4c-4 0-4 0-8 0s-9 0-13 0-8 0-13 0c-4 0-4 0-8 0l-4 4v4 161c-13-13-26-21-38-30-17-8-30-8-47-8s-34 0-51 8c-14 9-26 17-39 30-8 17-17 30-21 51-4 17-9 38-9 63 0 22 5 39 9 56 0 21 8 34 17 47 8 17 21 25 35 34 17 8 34 12 55 12 17 0 34-4 51-12 12-13 29-21 42-38v34c0 4 4 4 4 4 0 4 0 4 4 4h5c4 4 8 4 12 4 5 0 9 0 9-4 4 0 8 0 8 0 0 0 4 0 4-4v-4zM205 335c-9 9-17 17-22 25-8 5-16 13-21 17-8 5-12 9-21 9-4 0-13 4-21 4-13 0-21-4-30-13-12-4-17-12-21-21-8-12-14-25-14-38-4-13-4-26-4-39s0-25 4-38c6-13 10-25 14-38 4-9 13-17 21-21 9-9 22-9 34-9 13 0 26 4 43 13 12 8 25 21 38 38z">
          <text:p/>
        </draw:path>
        <draw:path draw:style-name="gr4" draw:text-style-name="P5" draw:layer="layout" svg:width="0.254cm" svg:height="0.3cm" svg:x="13.864cm" svg:y="16.861cm" svg:viewBox="0 0 255 301" svg:d="M255 128c0-17-5-34-9-52-4-13-8-30-22-38-8-13-21-21-38-30-13-8-34-8-55-8-17 0-38 0-55 8-17 9-30 17-42 30-9 13-17 30-26 47-4 22-8 43-8 64 0 25 4 47 8 68 9 17 17 34 26 46 12 13 25 22 42 26 17 8 38 12 63 12 13 0 22-4 34-4 13-4 21-4 30-8 8 0 17-4 21-4 8-5 14-9 14-9v-4c4 0 4 0 4-4v-5c0 0 0-4 0-8 0 0 0-4 0-9 0-4 0-4 0-4-4-4-4-4-4-4h-6c-4 0-4 0-12 0-4 4-9 4-17 8-9 5-17 5-26 9-12 0-21 4-38 4s-29-4-42-8c-8-5-21-13-25-22-9-8-13-16-17-29-5-13-5-26-5-38h182c10 0 14-4 18-9 5 0 5-8 5-17zM50 124c0-13 5-26 5-34 4-10 8-22 17-27 8-8 12-17 25-21 8-4 21-4 34-4 21 0 42 4 55 21 13 13 17 35 17 65z">
          <text:p/>
        </draw:path>
        <draw:path draw:style-name="gr4" draw:text-style-name="P5" draw:layer="layout" svg:width="0.161cm" svg:height="0.296cm" svg:x="14.194cm" svg:y="16.861cm" svg:viewBox="0 0 162 297" svg:d="M162 17v-4-5c-5 0-5 0-5-4h-4c-4 0-8-4-12-4-5 0-9 0-9 0-4 0-9 0-9 0-9 0-13 0-22 0-4 4-8 4-16 8-5 5-13 9-17 17-9 9-13 17-22 26v-38c0-5 0-5 0-5-4 0-4-4-4-4-4 0-4 0-8 0-5 0-5 0-13 0-4 0-8 0-8 0-5 0-5 0-9 0l-4 4v5 271c0 5 0 5 0 5 0 4 4 4 4 4 4 0 4 0 9 0 4 4 8 4 12 4s9 0 13-4c4 0 4 0 8 0 0 0 5 0 5-4v-5-178c8-13 12-21 21-30 4-8 8-13 17-17 4-4 8-8 12-13 5 0 13 0 17 0 5 0 10 0 14 0 0 0 4 0 9 5 4 0 4 0 8 0l4 4c4 0 4-4 4-4l5-5v-4c0-4 0-8 0-13 0-4 0-8 0-12z">
          <text:p/>
        </draw:path>
        <draw:path draw:style-name="gr4" draw:text-style-name="P5" draw:layer="layout" svg:width="0.182cm" svg:height="0.372cm" svg:x="14.524cm" svg:y="16.789cm" svg:viewBox="0 0 183 373" svg:d="M183 331c0-4 0-4-4-8h-4-5c-4 0-4 0-8 4 0 0-4 0-9 0-4 4-8 4-12 4-14 0-27-8-31-17-4-8-8-25-8-42v-154h73c0 0 4-4 4-8 4 0 4-9 4-13s0-8 0-12c0 0 0-5-4-5 0-4 0-4 0-4-4 0-4 0-4 0h-73v-68-4c-5 0-5-4-5-4-4 0-4 0-8 0s-8 0-13 0c-4 0-8 0-12 0-5 0-5 0-9 0l-4 4v4 68h-42-5v4c-4 0-4 5-4 5 0 4 0 8 0 12s0 13 4 13c0 4 5 8 5 8h42v162c0 13 0 30 4 38 4 13 9 22 13 30 8 8 17 13 25 17 13 4 26 8 39 8 5 0 9 0 13-4 4 0 8 0 13 0 4 0 8-4 12-4 5 0 5-4 9-4 0 0 0-5 4-9 0-4 0-8 0-12 0-5 0-9 0-9z">
          <text:p/>
        </draw:path>
        <draw:path draw:style-name="gr4" draw:text-style-name="P5" draw:layer="layout" svg:width="0.241cm" svg:height="0.427cm" svg:x="14.774cm" svg:y="16.73cm" svg:viewBox="0 0 242 428" svg:d="M242 250c0-21-4-33-8-50 0-13-9-26-17-34-4-13-17-21-30-26-13-9-30-9-46-9-17 0-30 0-47 9-13 9-30 22-42 34v-166c0 0 0-4-6-4 0 0 0-4-4-4h-4c-4 0-9 0-13 0-8 0-12 0-12 0-5 0-9 0-9 0-4 0-4 4-4 4v4 408c0 4 0 4 0 4 0 4 0 4 4 4 0 0 4 0 9 0 0 4 4 4 12 4 4 0 9 0 13-4h4c4 0 4 0 4-4 6 0 6 0 6-4v-191c12-17 25-30 38-38 12-9 25-13 42-13 9 0 17 0 25 4 9 5 13 9 17 17 5 5 9 13 13 22 0 12 4 25 4 38v161c0 4 0 4 0 4 0 4 0 4 5 4 0 0 4 0 8 0 0 4 4 4 13 4 4 0 8 0 12-4h5c4 0 4 0 4-4 4 0 4 0 4-4z">
          <text:p/>
        </draw:path>
        <draw:path draw:style-name="gr4" draw:text-style-name="P5" draw:layer="layout" svg:width="0.254cm" svg:height="0.3cm" svg:x="15.087cm" svg:y="16.861cm" svg:viewBox="0 0 255 301" svg:d="M255 128c0-17-4-34-8-52-5-13-13-30-22-38-8-13-21-21-38-30-17-8-33-8-55-8-21 0-38 0-55 8-17 9-29 17-42 30-14 13-22 30-26 47-9 22-9 43-9 64 0 25 0 47 9 68 4 17 12 34 26 46 13 13 25 22 42 26 17 8 38 12 60 12 12 0 25-4 38-4 12-4 21-4 29-8 9 0 17-4 21-4 5-5 9-9 9-9 4 0 4 0 4-4v-4c0 0 4 0 4-5 0 0 0-4 0-8 0 0 0-4 0-9-4-4-4-4-4-4 0-4 0-4 0-4-4 0-4 0-4 0-4 0-9 0-13 0-4 4-12 4-17 8-8 5-17 5-29 9-9 0-21 4-34 4-17 0-30-4-43-8-12-5-21-13-29-22-4-8-13-16-13-29-4-13-4-26-4-38h182c4 0 8-4 13-9 4 0 8-8 8-17zM52 124c0-13 0-26 4-34 4-10 9-22 17-27 4-8 13-17 21-21 13-4 21-4 34-4 26 0 42 4 55 21 13 13 21 35 21 65z">
          <text:p/>
        </draw:path>
        <draw:path draw:style-name="gr4" draw:text-style-name="P5" draw:layer="layout" svg:width="0.22cm" svg:height="0.3cm" svg:x="15.544cm" svg:y="16.861cm" svg:viewBox="0 0 221 301" svg:d="M221 238c-4-4-4-9-4-9 0-4 0-4 0-4-4 0-4 0-4 0-4 0-8 0-13 4-4 5-8 9-18 13-4 4-12 9-21 9-8 4-17 8-29 8-13 0-26-4-34-8-9-5-17-13-26-22-4-8-8-16-12-33-5-13-5-26-5-47 0-34 5-59 17-81 13-17 34-26 55-26 13 0 26 0 34 4 9 5 17 9 21 13 6 4 14 9 18 9 5 4 5 8 9 8s4-4 8-8c0 0 0-9 0-17 0-5 0-5 0-9s0-4 0-8c0 0 0-5-4-5 0 0 0-4-4-4 0-4-4-4-13-8-4-4-8-9-18-9-8-4-17-4-21-8-9 0-21 0-30 0-17 0-34 0-50 8-13 5-30 13-39 26-12 12-21 29-29 46-9 22-9 48-9 73 0 26 0 43 9 64 4 17 12 34 21 46 13 13 25 21 38 26 17 8 34 12 55 12 9 0 21-4 30-4 8 0 17-4 25-8 4 0 14-5 22-9 5 0 9-4 13-8l4-4v-5c0 0 4-4 4-8 0 0 0-4 0-9 0-4 0-8 0-8z">
          <text:p/>
        </draw:path>
        <draw:path draw:style-name="gr4" draw:text-style-name="P5" draw:layer="layout" svg:width="0.275cm" svg:height="0.3cm" svg:x="15.803cm" svg:y="16.861cm" svg:viewBox="0 0 276 301" svg:d="M267 85c-4-17-12-34-25-47-9-13-21-21-38-30-17-8-38-8-60-8-25 0-46 4-63 8-17 9-34 21-42 34-13 13-22 30-31 48-4 21-8 38-8 63 0 21 4 43 8 60 9 21 18 33 26 46 13 13 26 25 43 30 17 8 38 12 59 12 25 0 47-4 63-12 17-9 30-17 43-34 13-13 21-30 25-47 9-17 9-38 9-63 0-21 0-43-9-60zM221 196c-5 12-9 21-13 33-9 9-17 17-30 22-12 4-25 8-38 8-17 0-29-4-42-8-13-9-21-17-26-26-8-8-12-21-16-34 0-12-5-25-5-42s5-30 9-42c0-13 8-27 12-35 9-13 17-17 30-26 9-4 21-4 38-4s30 0 43 9c12 4 21 12 25 21 8 13 13 22 13 35 4 12 4 29 4 42 0 17 0 30-4 47z">
          <text:p/>
        </draw:path>
        <draw:path draw:style-name="gr4" draw:text-style-name="P5" draw:layer="layout" svg:width="0.241cm" svg:height="0.296cm" svg:x="16.154cm" svg:y="16.861cm" svg:viewBox="0 0 242 297" svg:d="M242 118c0-21-4-33-8-50 0-13-9-26-17-34-4-13-17-21-30-26-13-8-29-8-46-8s-35 4-48 8c-17 9-34 22-47 38v-33c0-5-4-5-4-5 0 0 0-4-4-4h-4c-4 0-9 0-13 0s-8 0-13 0h-4c-4 0-4 4-4 4v5 272c0 4 0 4 0 4 0 4 0 4 4 4 0 0 4 0 9 0 4 4 4 4 12 4 5 0 9 0 13-4h4c4 0 4 0 4-4 5 0 5 0 5-4v-192c12-17 25-30 38-38 12-9 26-13 43-13 9 0 17 0 26 4 8 5 12 9 16 17 5 5 9 13 13 22 0 12 4 25 4 38v162c0 4 0 4 0 4 0 4 0 4 5 4 0 0 4 0 8 0 4 4 9 4 13 4s8 0 12-4h5c4 0 4 0 4-4 4 0 4 0 4-4z">
          <text:p/>
        </draw:path>
        <draw:path draw:style-name="gr4" draw:text-style-name="P5" draw:layer="layout" svg:width="0.254cm" svg:height="0.431cm" svg:x="16.467cm" svg:y="16.73cm" svg:viewBox="0 0 255 432" svg:d="M255 8c0 0 0-4-4-4 0 0 0-4-4-4h-5c-4 0-8 0-12 0-9 0-13 0-13 0-4 0-8 0-8 0-5 0-5 4-5 4v4 161c-12-13-29-21-43-30-13-8-25-8-42-8-21 0-38 0-51 8-17 9-30 17-38 30-13 17-17 30-26 51-4 17-4 38-4 63 0 22 0 39 4 56 5 21 13 34 22 47 8 17 21 25 33 34 13 8 30 12 51 12s38-4 51-12c18-13 35-21 48-38v34c0 4 0 4 0 4 4 4 4 4 4 4 4 0 4 0 8 0 5 4 5 4 9 4s8 0 12-4c5 0 5 0 9 0v-4c4 0 4 0 4-4zM204 335c-8 9-17 17-25 25-4 5-14 13-22 17-4 5-13 9-17 9-9 0-13 4-21 4-13 0-26-4-34-13-9-4-17-12-21-21-5-12-9-25-13-38 0-13 0-26 0-39s0-25 4-38c0-13 4-25 13-38 4-9 13-17 21-21 9-9 21-9 34-9s25 4 38 13c14 8 26 21 43 38z">
          <text:p/>
        </draw:path>
        <draw:path draw:style-name="gr4" draw:text-style-name="P5" draw:layer="layout" svg:width="0.064cm" svg:height="0.406cm" svg:x="16.81cm" svg:y="16.751cm" svg:viewBox="0 0 65 407" svg:d="M56 124c0 0 0-5-4-5 0 0 0-4-4-4h-6c-4 0-8 0-12 0-9 0-13 0-13 0-4 0-8 0-8 0-5 0-5 4-5 4v5 271c0 4 0 4 0 4 0 4 0 4 5 4 0 0 4 0 8 0 0 4 4 4 13 4 4 0 8 0 12-4h6c4 0 4 0 4-4 4 0 4 0 4-4zM56 4c-4-4-14-4-26-4-13 0-21 0-26 4-4 4-4 13-4 25 0 9 0 17 4 22 5 4 13 8 26 8 12 0 22-4 26-8 4-5 9-13 9-22 0-12-5-21-9-25z">
          <text:p/>
        </draw:path>
        <draw:path draw:style-name="gr4" draw:text-style-name="P5" draw:layer="layout" svg:width="0.182cm" svg:height="0.372cm" svg:x="16.916cm" svg:y="16.789cm" svg:viewBox="0 0 183 373" svg:d="M183 331c0-4 0-4 0-8h-4c-5 0-5 0-9 0 0 0-4 0-4 4-4 0-8 0-13 0-4 4-8 4-12 4-13 0-22-8-30-17-4-8-9-25-9-42v-154h72c5 0 5-4 9-8 0 0 0-9 0-13s0-8 0-12v-5c-4-4-4-4-4-4h-5-72v-68-4l-5-4c0 0-4 0-8 0s-9 0-13 0-8 0-13 0c-4 0-4 0-8 0 0 0 0 4-4 4v4 68h-38c-5 0-5 0-5 0-4 0-4 0-4 4 0 0 0 5-4 5 0 4 0 8 0 12s0 13 4 13c0 4 4 8 9 8h38v162c0 13 4 30 4 38 4 13 8 22 17 30 4 8 13 13 25 17 10 4 22 8 35 8 4 0 9 0 17-4 4 0 9 0 13 0s8-4 8-4c4 0 9-4 9-4 0 0 4-5 4-9s0-8 0-12c0-5 0-9 0-9z">
          <text:p/>
        </draw:path>
        <draw:path draw:style-name="gr4" draw:text-style-name="P5" draw:layer="layout" svg:width="0.064cm" svg:height="0.406cm" svg:x="17.161cm" svg:y="16.751cm" svg:viewBox="0 0 65 407" svg:d="M56 124v-5l-4-4c-4 0-4 0-8 0s-9 0-13 0-8 0-13 0c-4 0-4 0-8 0l-5 4v5 271c0 4 0 4 0 4 0 4 5 4 5 4 4 0 4 0 8 0 5 4 9 4 13 4s9 0 13-4c4 0 4 0 8 0 0 0 4 0 4-4v-4zM56 4c-4-4-12-4-21-4-12 0-21 0-25 4-5 4-10 13-10 25 0 9 5 17 10 22 4 4 13 8 21 8 13 0 21-4 25-8 5-5 9-13 9-22 0-12-4-21-9-25z">
          <text:p/>
        </draw:path>
        <draw:path draw:style-name="gr4" draw:text-style-name="P5" draw:layer="layout" svg:width="0.275cm" svg:height="0.3cm" svg:x="17.293cm" svg:y="16.861cm" svg:viewBox="0 0 276 301" svg:d="M267 85c-4-17-12-34-25-47-9-13-25-21-42-30-17-8-35-8-61-8-21 0-42 4-59 8-17 9-34 21-46 34-9 13-17 30-26 48-4 21-8 38-8 63 0 21 4 43 8 60 4 21 13 33 26 46 12 13 25 25 42 30 17 8 38 12 59 12s43-4 60-12c22-9 34-17 47-34 13-13 21-30 25-47 5-17 9-38 9-63 0-21-4-43-9-60zM221 196c-4 12-9 21-17 33-4 9-17 17-26 22-13 4-26 8-39 8-17 0-34-4-42-8-13-9-21-17-30-26-4-8-8-21-12-34-5-12-5-25-5-42s5-30 5-42c4-13 8-27 17-35 8-13 17-17 29-26 9-4 21-4 38-4s30 0 44 9c8 4 17 12 25 21 4 13 9 22 13 35 4 12 4 29 4 42 0 17 0 30-4 47z">
          <text:p/>
        </draw:path>
        <draw:path draw:style-name="gr4" draw:text-style-name="P5" draw:layer="layout" svg:width="0.241cm" svg:height="0.296cm" svg:x="17.64cm" svg:y="16.861cm" svg:viewBox="0 0 242 297" svg:d="M242 118c0-21 0-33-4-50-4-13-9-26-17-34-9-13-17-21-30-26-12-8-29-8-46-8s-34 4-51 8c-13 9-31 22-48 38v-33c0-5 0-5 0-5 0 0 0-4-4-4h-4c-4 0-9 0-13 0s-8 0-12 0h-5c-4 0-4 4-4 4-4 0-4 0-4 5v272c0 4 4 4 4 4 0 4 0 4 4 4h5c4 4 8 4 12 4 9 0 13 0 13-4 4 0 8 0 8 0 5 0 5 0 5-4v-4-192c17-17 30-30 43-38 13-9 25-13 38-13s21 0 30 4c4 5 12 9 17 17 4 5 8 13 12 22 0 12 0 25 0 38v162c0 4 5 4 5 4 0 4 0 4 4 4h4c4 4 8 4 13 4 8 0 12 0 12-4 5 0 9 0 9 0 4 0 4 0 4-4v-4z">
          <text:p/>
        </draw:path>
        <draw:path draw:style-name="gr4" draw:text-style-name="P5" draw:layer="layout" svg:width="0.195cm" svg:height="0.3cm" svg:x="17.949cm" svg:y="16.861cm" svg:viewBox="0 0 196 301" svg:d="M191 183c-5-9-13-17-18-21-8-9-12-13-21-17-8-4-17-9-25-13-9-4-17-4-26-8-8-5-17-9-21-13-8-4-12-9-17-13-4-4-4-13-4-22 0-4 0-8 4-17 0-4 5-8 9-13 4-4 8-4 17-8 4 0 12 0 21 0 8 0 17 0 25 0 5 4 13 8 17 8 4 5 9 5 13 9 4 0 8 4 8 4 0 0 5 0 5-4 4-4 4-4 4-9 0 0 0-4 0-8s0-4 0-9v-4l-4-4c0 0 0-4-5-4 0 0-4-4-8-4-4-5-9-5-17-9-4 0-8-4-17-4-8 0-17 0-21 0-17 0-34 0-47 4-12 4-21 13-29 17-9 8-17 17-21 30-5 8-5 17-5 29 0 14 0 22 5 31 4 8 8 17 16 21 5 9 13 13 22 17 8 4 17 8 25 13 8 4 17 8 25 8 9 4 13 9 22 13 4 4 12 8 17 13 0 4 4 12 4 21 0 4 0 12-4 17-5 4-9 8-13 12-4 5-9 9-17 9-9 0-13 4-21 4-13 0-26-4-34-4-9-4-13-9-21-9-5-4-13-8-17-8-4-4-9-4-9-4h-4l-4 4v4c0 4 0 9 0 13s0 8 0 13c4 4 4 8 4 8 4 4 9 4 13 8 4 5 12 5 17 9 8 0 17 4 25 4 9 0 17 4 25 4 17 0 34-4 47-8s25-9 34-17c8-8 17-17 21-25 5-13 10-26 10-38 0-13-5-22-5-30z">
          <text:p/>
        </draw:path>
        <draw:path draw:style-name="gr4" draw:text-style-name="P5" draw:layer="layout" svg:width="0.101cm" svg:height="0.157cm" svg:x="18.182cm" svg:y="17.089cm" svg:viewBox="0 0 102 158" svg:d="M102 9c-4 0-4-4-8-4 0-5-4-5-9-5-4 0-8 0-12 0-5 0-9 0-13 0s-9 0-9 5c-5 0-5 4-9 4 0 4 0 8 0 13v42l-42 80c0 6 0 6 0 6 0 4 0 4 4 4l4 4c0 0 4 0 9 0 4 0 4 0 8 0 4-4 4-4 9-4 0 0 4 0 4-4h4l43-65c0-4 5-13 9-17 0-4 4-8 4-13 0-4 4-8 4-12 0-9 0-13 0-21 0-5 0-9 0-13z">
          <text:p/>
        </draw:path>
        <draw:path draw:style-name="gr4" draw:text-style-name="P5" draw:layer="layout" svg:width="0.254cm" svg:height="0.406cm" svg:x="18.508cm" svg:y="16.861cm" svg:viewBox="0 0 255 407" svg:d="M255 13c0-5 0-5 0-5l-5-4c0 0-4 0-8 0 0 0-4 0-9 0-4 0-8 0-12 0h-4c-5 0-5 4-5 4v5 33c-12-8-17-16-25-21-9-8-17-12-21-17-10-4-18-4-22-8-9 0-17 0-26 0-17 0-34 0-51 8-12 9-25 17-38 30-8 17-17 30-21 51-4 17-8 38-8 63 0 21 4 38 8 55 4 21 9 34 17 47 8 17 21 25 34 34 17 8 34 12 51 12 8 0 17-4 25-4 9 0 13-4 21-8 10-4 18-9 22-13 9-4 17-13 26-21v141c0 4 0 4 0 4 4 4 4 4 4 4 4 0 4 0 9 0 4 4 8 4 12 4s9 0 13-4c4 0 4 0 8 0 0 0 5 0 5-4v-4zM204 203c-9 9-17 17-21 25-9 5-17 13-23 17-8 5-12 9-21 9-4 0-12 4-17 4-17 0-25-4-33-13-9-4-17-12-22-21-8-12-12-25-12-38-5-13-5-25-5-38s0-25 5-38c4-13 8-25 12-38 5-9 13-17 22-21 8-9 21-9 33-9 13 0 30 4 44 13 12 8 25 21 38 38z">
          <text:p/>
        </draw:path>
        <draw:path draw:style-name="gr4" draw:text-style-name="P5" draw:layer="layout" svg:width="0.065cm" svg:height="0.406cm" svg:x="18.994cm" svg:y="16.751cm" svg:viewBox="0 0 66 407" svg:d="M57 124v-5l-5-4c-4 0-4 0-8 0s-9 0-13 0-8 0-13 0c-4 0-4 0-8 0 0 0 0 4-4 4v5 271c0 4 0 4 0 4 4 4 4 4 4 4 4 0 4 0 8 0 5 4 9 4 13 4s9 0 13-4c4 0 4 0 8 0 0 0 5 0 5-4v-4zM61 4c-9-4-13-4-26-4-12 0-21 0-25 4s-10 13-10 25c0 9 6 17 10 22 4 4 13 8 25 8 9 0 17-4 22-8 9-5 9-13 9-22 0-12 0-21-5-25z">
          <text:p/>
        </draw:path>
        <draw:path draw:style-name="gr4" draw:text-style-name="P5" draw:layer="layout" svg:width="0.195cm" svg:height="0.3cm" svg:x="19.121cm" svg:y="16.861cm" svg:viewBox="0 0 196 301" svg:d="M192 183c-4-9-9-17-18-21-4-9-13-13-21-17-9-4-17-9-26-13-8-4-16-4-25-8-4-5-13-9-21-13-4-4-9-9-13-13s-8-13-8-22c0-4 4-8 4-17 4-4 4-8 8-13 5-4 9-4 17-8 5 0 13 0 22 0 8 0 16 0 25 0 8 4 13 8 21 8 4 5 9 5 13 9l4 4c4 0 4 0 4-4h5c0-4 0-4 0-9 0 0 0-4 0-8s0-4 0-9v-4-4c-5 0-5-4-5-4-4 0-8-4-12-4-5-5-9-5-13-9-9 0-13-4-21-4-9 0-13 0-21 0-17 0-30 0-43 4s-25 13-34 17c-8 8-12 17-17 30-4 8-8 17-8 29 0 14 4 22 8 31 5 8 9 17 13 21 9 9 17 13 21 17 9 4 17 8 26 13 8 4 17 8 25 8 9 4 17 9 21 13 9 4 13 8 17 13 4 4 4 12 4 21 0 4 0 12-4 17 0 4-4 8-8 12-9 5-13 9-21 9-5 0-13 4-22 4-12 0-21-4-29-4-9-4-17-9-26-9-4-4-8-8-12-8-5-4-9-4-13-4h-4v4c0 0 0 4-5 4 0 4 0 9 0 13s0 8 5 13c0 4 0 8 4 8 0 4 4 4 8 8 5 5 13 5 22 9 4 0 12 4 21 4 8 0 17 4 29 4 17 0 30-4 43-8 12-4 25-9 34-17 8-8 17-17 22-25 8-13 8-26 8-38 0-13 0-22-4-30z">
          <text:p/>
        </draw:path>
        <draw:frame draw:style-name="gr7" draw:text-style-name="P12" draw:layer="layout" svg:width="0.63cm" svg:height="0.733cm" svg:x="7.408cm" svg:y="14.769cm">
          <draw:text-box>
            <text:p text:style-name="P2"><text:span text:style-name="T7">q</text:span></text:p>
          </draw:text-box>
        </draw:frame>
        <draw:frame draw:style-name="gr7" draw:text-style-name="P12" draw:layer="layout" svg:width="10.535cm" svg:height="0.733cm" svg:x="3.264cm" svg:y="17.25cm">
          <draw:text-box>
            <text:p text:style-name="P2"><text:span text:style-name="T7">also True under those conditions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9cm" svg:height="12.149cm" svg:x="0cm" svg:y="7.895cm" svg:viewBox="0 0 21591 12150" draw:points="0,0 21591,0 21591,12150 0,12150">
          <text:p/>
        </draw:polygon>
        <draw:path draw:style-name="gr4" draw:text-style-name="P5" draw:layer="layout" svg:width="0.479cm" svg:height="0.775cm" svg:x="10.358cm" svg:y="8.868cm" svg:viewBox="0 0 480 776" svg:d="M212 624v139 5l4 4c0 0 5 0 9 0 4 4 8 4 13 4 4 0 8 0 12-4 0 0 4 0 9 0v-4c4 0 4-5 4-5v-139c34-5 68-13 93-22 30-12 52-29 69-46 17-21 34-42 42-68 9-25 13-55 13-84 0-34-4-64-13-89-8-26-21-47-38-64-21-17-43-34-69-42-29-13-59-17-97-17v-183c0 0 0-4-4-4v-5c-5 0-9 0-9 0-4 0-8 0-12 0-5 0-9 0-13 0s-9 0-9 0c0 5-4 5-4 5v4 183c-38 0-68 8-93 21-30 8-51 25-68 42-17 22-29 43-38 68-8 25-13 55-13 85 0 34 5 63 13 89 9 25 21 46 38 63 17 21 38 34 64 42 29 13 59 17 97 22zM263 238c34 0 59 5 80 13 22 13 38 21 51 38 14 17 22 34 27 55 4 17 8 43 8 64 0 25-4 51-13 72-4 17-17 34-30 51-13 12-30 21-51 29-21 9-47 13-72 17zM212 577c-34-4-59-8-80-17-21-13-38-21-47-38-13-17-21-34-25-51-9-21-9-42-9-67 0-26 4-51 9-68 8-21 17-38 29-51 13-17 30-25 51-34 21-8 42-13 72-13z">
          <text:p/>
        </draw:path>
        <draw:path draw:style-name="gr4" draw:text-style-name="P5" draw:layer="layout" svg:width="0.076cm" svg:height="0.398cm" svg:x="11.171cm" svg:y="9.088cm" svg:viewBox="0 0 77 399" svg:d="M73 22c0-9 0-13-4-13-4-4-8-9-13-9-4 0-8 0-18 0-8 0-12 0-21 0-4 0-8 5-8 9-5 0-9 4-9 13 0 4 0 12 0 21 0 8 0 13 0 17 0 8 4 12 9 12 0 5 4 9 8 9 9 0 13 4 21 4 10 0 14-4 18-4 5 0 9-4 13-9 4 0 4-4 4-12 4-4 4-9 4-17 0-9 0-17-4-21zM73 336c0-9 0-13-4-13-4-4-8-8-13-8-4 0-8 0-18 0-8 0-12 0-21 0-4 0-8 4-8 8-5 0-9 4-9 13 0 4 0 13 0 21 0 9 0 13 0 17 0 8 4 13 9 13 0 4 4 8 8 8 9 0 13 4 21 4 10 0 14-4 18-4 5 0 9-4 13-8 4 0 4-5 4-13 4-4 4-8 4-17 0-8 0-17-4-21z">
          <text:p/>
        </draw:path>
        <draw:path draw:style-name="gr4" draw:text-style-name="P5" draw:layer="layout" svg:width="0.077cm" svg:height="0.398cm" svg:x="11.408cm" svg:y="9.088cm" svg:viewBox="0 0 78 399" svg:d="M73 22c0-9 0-13-4-13-4-4-8-9-13-9-4 0-12 0-17 0-9 0-17 0-22 0-4 0-8 5-12 9 0 0-5 4-5 13 0 4 0 12 0 21 0 8 0 13 0 17 0 8 5 12 5 12 4 5 8 9 12 9 5 0 13 4 22 4 5 0 13-4 17-4 5 0 9-4 13-9 4 0 4-4 4-12 5-4 5-9 5-17 0-9 0-17-5-21zM73 336c0-9 0-13-4-13-4-4-8-8-13-8-4 0-12 0-17 0-9 0-17 0-22 0-4 0-8 4-12 8 0 0-5 4-5 13 0 4 0 13 0 21 0 9 0 13 0 17 0 8 5 13 5 13 4 4 8 8 12 8 5 0 13 4 22 4 5 0 13-4 17-4 5 0 9-4 13-8 4 0 4-5 4-13 5-4 5-8 5-17 0-8 0-17-5-21z">
          <text:p/>
        </draw:path>
        <draw:path draw:style-name="gr4" draw:text-style-name="P5" draw:layer="layout" svg:width="0.36cm" svg:height="0.212cm" svg:x="11.599cm" svg:y="9.122cm" svg:viewBox="0 0 361 213" svg:d="M352 5c0-5-4-5-8-5h-331c-5 0-9 0-9 5-4 4-4 8-4 16 0 9 0 17 4 17 0 5 4 9 9 9h331c4 0 8-4 8-9 4 0 9-8 9-17 0-8-5-12-9-16zM352 171c0-5-4-5-8-5h-331c-5 0-9 0-9 5-4 4-4 8-4 17 0 8 0 17 4 17 0 4 4 8 9 8h331c4 0 8-4 8-8 4 0 9-9 9-17 0-9-5-13-9-17z">
          <text:p/>
        </draw:path>
        <draw:frame draw:style-name="gr17" draw:text-style-name="P30" draw:layer="layout" svg:width="9.51cm" svg:height="1.047cm" svg:x="0.967cm" svg:y="8.752cm">
          <draw:text-box>
            <text:p text:style-name="P2"><text:span text:style-name="T15">S</text:span><text:span text:style-name="T15">e</text:span><text:span text:style-name="T15">m</text:span><text:span text:style-name="T15">a</text:span><text:span text:style-name="T15">n</text:span><text:span text:style-name="T15">t</text:span><text:span text:style-name="T15">i</text:span><text:span text:style-name="T15">c</text:span><text:span text:style-name="T15">s</text:span><text:span text:style-name="T15"> </text:span><text:span text:style-name="T15">Q</text:span><text:span text:style-name="T15">u</text:span><text:span text:style-name="T15">e</text:span><text:span text:style-name="T15">s</text:span><text:span text:style-name="T15">t</text:span><text:span text:style-name="T15">i</text:span><text:span text:style-name="T15">o</text:span><text:span text:style-name="T15">n</text:span><text:span text:style-name="T15">s</text:span><text:span text:style-name="T15">-</text:span><text:span text:style-name="T15">1</text:span><text:span text:style-name="T16">:</text:span><text:span text:style-name="T16"> </text:span></text:p>
          </draw:text-box>
        </draw:frame>
        <draw:path draw:style-name="gr4" draw:text-style-name="P5" draw:layer="layout" svg:width="0.478cm" svg:height="0.775cm" svg:x="13.792cm" svg:y="8.868cm" svg:viewBox="0 0 479 776" svg:d="M211 624v139l5 5c0 0 0 4 4 4 0 0 4 0 8 0 0 4 5 4 9 4 8 0 12 0 12-4 5 0 9 0 9 0 4 0 4-4 4-4v-5-139c38-5 73-13 99-22 25-12 50-29 67-46 17-21 30-42 38-68 9-25 13-55 13-84 0-34-4-64-13-89-8-26-21-47-38-64s-38-34-67-42c-26-13-61-17-99-17v-183-4l-4-5c0 0-4 0-9 0 0 0-4 0-12 0-4 0-9 0-9 0-4 0-8 0-8 0-4 5-4 5-4 5l-5 4v183c-33 0-63 8-93 21-25 8-46 25-63 42-17 22-34 43-43 68-8 25-12 55-12 85 0 34 4 63 12 89 9 25 22 46 39 63 16 21 42 34 67 42 26 13 60 17 93 22zM262 238c34 0 65 5 86 13 21 13 34 21 46 38 13 17 22 34 30 55 4 17 4 43 4 64 0 25 0 51-8 72-9 17-17 34-30 51-13 12-29 21-51 29-21 9-47 13-77 17zM211 577c-29-4-55-8-76-17-21-13-38-21-51-38-12-17-21-34-25-51-4-21-8-42-8-67 0-26 4-51 12-68 4-21 17-38 30-51 13-17 29-25 51-34 17-8 42-13 67-13z">
          <text:p/>
        </draw:path>
        <draw:path draw:style-name="gr4" draw:text-style-name="P5" draw:layer="layout" svg:width="0.381cm" svg:height="0.402cm" svg:x="14.549cm" svg:y="9.029cm" svg:viewBox="0 0 382 403" svg:d="M382 192c0-5-4-9-4-9 0-4-4-4-4-4-4 0-4 0-8 0h-149v-166c0-4 0-4 0-9 0 0-4 0-4-4-4 0-4 0-8 0-5 0-9 0-13 0s-8 0-13 0h-4c-4 4-4 4-8 4 0 5 0 5 0 9v166h-150c-4 0-4 0-8 0 0 0-4 0-4 4 0 0 0 4-5 9 0 0 0 4 0 8s0 9 0 9c5 4 5 8 5 8 0 4 4 4 4 4 4 0 4 5 8 5h150v165 4c4 0 4 4 8 4h4c5 4 9 4 13 4s8 0 13-4c4 0 4 0 8 0l4-4v-4-165h149c4 0 4-5 8-5 0 0 4 0 4-4 0 0 4-4 4-8 0 0 0-5 0-9s0-8 0-8z">
          <text:p/>
        </draw:path>
        <draw:path draw:style-name="gr4" draw:text-style-name="P5" draw:layer="layout" svg:width="0.478cm" svg:height="0.775cm" svg:x="15.21cm" svg:y="8.868cm" svg:viewBox="0 0 479 776" svg:d="M212 624v139 5l4 4c0 0 4 0 8 0 4 4 9 4 13 4s8 0 13-4c0 0 4 0 8 0v-4c4 0 4-5 4-5v-139c34-5 69-13 94-22 30-12 51-29 68-46 17-21 34-42 43-68 8-25 12-55 12-84 0-34-4-64-12-89-9-26-22-47-39-64-21-17-42-34-67-42-30-13-61-17-99-17v-183c0 0 0-4-4-4v-5c-4 0-8 0-8 0-5 0-9 0-13 0s-9 0-13 0-8 0-8 0c0 5-4 5-4 5v4 183c-39 0-68 8-94 21-29 8-50 25-67 42-17 22-30 43-38 68-9 25-13 55-13 85 0 34 4 63 13 89 8 25 21 46 38 63 17 21 38 34 63 42 30 13 59 17 98 22zM262 238c34 0 60 5 82 13 21 13 38 21 51 38 12 17 21 34 25 55 4 17 8 43 8 64 0 25-4 51-12 72-4 17-17 34-30 51-13 12-30 21-51 29-22 9-47 13-73 17zM212 577c-34-4-60-8-81-17-21-13-38-21-46-38-13-17-22-34-26-51-8-21-8-42-8-67 0-26 4-51 8-68 9-21 17-38 30-51 12-17 29-25 51-34 21-8 42-13 72-13z">
          <text:p/>
        </draw:path>
        <draw:path draw:style-name="gr4" draw:text-style-name="P5" draw:layer="layout" svg:width="0.14cm" svg:height="0.775cm" svg:x="15.989cm" svg:y="8.86cm" svg:viewBox="0 0 141 776" svg:d="M115 191c-17-63-38-127-69-187 0-4-4-4-4-4-4 0-4 0-8 0-5 0-9 0-13 0s-8 0-13 0c0 0-4 0-4 4-4 0-4 0-4 4v5c29 60 51 123 69 187 12 59 16 123 16 186 0 64-4 123-22 186-12 64-34 127-63 187 0 4 0 4 0 8v4c4 0 4 0 8 0 5 0 9 5 13 5s8 0 8-5c5 0 9 0 9 0 4 0 4 0 8 0 0-4 0-4 0-4 17-30 31-59 44-93 12-30 21-59 29-93 9-30 13-64 17-93 5-34 5-68 5-102 0-63-9-131-26-195z">
          <text:p/>
        </draw:path>
        <draw:path draw:style-name="gr4" draw:text-style-name="P5" draw:layer="layout" svg:width="0.051cm" svg:height="0.787cm" svg:x="16.581cm" svg:y="8.856cm" svg:viewBox="0 0 52 788" svg:d="M52 8v-4c-4 0-4 0-4-4-5 0-5 0-9 0-5 0-9 0-13 0s-9 0-13 0-4 0-8 0c0 4-5 4-5 4v4 767 5l5 4c4 0 4 0 8 0 4 4 9 4 13 4s8 0 13-4c4 0 4 0 9 0 0 0 0-4 4-4v-5z">
          <text:p/>
        </draw:path>
        <draw:path draw:style-name="gr4" draw:text-style-name="P5" draw:layer="layout" svg:width="0.144cm" svg:height="0.775cm" svg:x="17.077cm" svg:y="8.86cm" svg:viewBox="0 0 145 776" svg:d="M140 8c0-4 0-4 0-4-4-4-4-4-8-4s-8 0-13 0c-4 0-8 0-12 0 0 0-5 0-9 0l-4 4c-13 30-26 65-38 94-13 30-21 64-30 93-8 34-13 64-18 98-4 34-8 63-8 97s4 68 4 102c4 29 14 63 22 93 9 34 17 63 30 93 8 34 21 63 38 93 0 0 4 0 4 4h4c5 0 5 0 9 0 4 5 8 5 13 5 4 0 8-5 8-5 4 0 8 0 8 0 0-4 5-4 5-4-5-4-5-4-5-8-29-60-50-123-63-187-13-63-21-122-21-186 0-63 8-127 21-186 13-64 34-127 63-187z">
          <text:p/>
        </draw:path>
        <draw:path draw:style-name="gr4" draw:text-style-name="P5" draw:layer="layout" svg:width="0.372cm" svg:height="0.131cm" svg:x="17.314cm" svg:y="9.211cm" svg:viewBox="0 0 373 132" svg:d="M373 21c0-8-4-17-8-17-4-4-14-4-22-4h-330c-5 0-5 0-9 0l-4 4c0 0 0 5 0 9 0 0 0 4 0 8 0 6 0 10 0 10 0 4 0 8 0 8 4 5 4 5 4 5 4 0 4 4 9 4h309v72 4c0 0 0 4 4 4 0 0 4 0 8 0 4 4 4 4 9 4 8 0 8 0 12-4 6 0 10 0 10 0 4 0 4-4 4-4l4-4z">
          <text:p/>
        </draw:path>
        <draw:path draw:style-name="gr4" draw:text-style-name="P5" draw:layer="layout" svg:width="0.479cm" svg:height="0.775cm" svg:x="17.974cm" svg:y="8.868cm" svg:viewBox="0 0 480 776" svg:d="M212 624v139 5c4 0 4 4 4 4 4 0 9 0 9 0 4 4 8 4 12 4 5 0 9 0 13-4 4 0 4 0 8 0l5-4v-5-139c38-5 67-13 97-22 25-12 51-29 68-46 18-21 30-42 39-68 8-25 13-55 13-84 0-34-5-64-13-89-9-26-21-47-39-64-17-17-38-34-68-42-25-13-59-17-97-17v-183-4c0 0-5 0-5-5-4 0-4 0-8 0s-8 0-13 0c-4 0-8 0-12 0 0 0-5 0-9 0 0 5 0 5-4 5v4 183c-34 0-68 8-93 21-26 8-47 25-68 42-17 22-30 43-38 68-9 25-13 55-13 85 0 34 4 63 13 89 8 25 21 46 38 63 17 21 38 34 68 42 25 13 59 17 93 22zM263 238c34 0 59 5 80 13 21 13 38 21 51 38s21 34 25 55c9 17 9 43 9 64 0 25-4 51-9 72-8 17-17 34-29 51-17 12-34 21-55 29-17 9-43 13-72 17zM212 577c-30-4-59-8-76-17-21-13-38-21-51-38s-21-34-26-51c-4-21-8-42-8-67 0-26 4-51 13-68 4-21 12-38 29-51 13-17 30-25 47-34 21-8 46-13 72-13z">
          <text:p/>
        </draw:path>
        <draw:path draw:style-name="gr4" draw:text-style-name="P5" draw:layer="layout" svg:width="0.144cm" svg:height="0.775cm" svg:x="18.55cm" svg:y="8.86cm" svg:viewBox="0 0 145 776" svg:d="M119 191c-17-63-39-127-68-187h-4c0-4 0-4-5-4h-4c-4 0-8 0-13 0-4 0-8 0-12 0-5 0-5 0-9 4v4 5c30 60 51 123 64 187 12 59 21 123 21 186 0 64-9 123-21 186-13 64-34 127-64 187 0 4-4 4-4 8l4 4h4c5 0 9 5 13 5s9 0 13-5c0 0 4 0 8 0h5c0-4 4-4 4-4 12-30 29-59 38-93 13-30 21-59 30-93 9-30 13-64 17-93 5-34 9-68 9-102 0-63-9-131-26-195z">
          <text:p/>
        </draw:path>
        <draw:frame draw:style-name="gr17" draw:text-style-name="P30" draw:layer="layout" svg:width="1.793cm" svg:height="1.047cm" svg:x="12.205cm" svg:y="8.65cm">
          <draw:text-box>
            <text:p text:style-name="P2"><text:span text:style-name="T16">p</text:span><text:span text:style-name="T16"> </text:span><text:span text:style-name="T16">|</text:span><text:span text:style-name="T16"> </text:span><text:span text:style-name="T16">(</text:span></text:p>
          </draw:text-box>
        </draw:frame>
        <draw:path draw:style-name="gr4" draw:text-style-name="P5" draw:layer="layout" svg:width="0.194cm" svg:height="0.195cm" svg:x="1.706cm" svg:y="11.429cm" svg:viewBox="0 0 195 196" svg:d="M187 60c-4-13-13-26-21-34-9-9-17-13-31-21-13-5-25-5-38-5s-26 0-38 5c-13 8-21 12-30 21-13 13-17 21-21 34-8 12-8 25-8 38s0 26 8 39c4 13 8 21 17 30 13 8 21 17 34 21 12 4 25 8 38 8s25-4 38-8c14-4 22-13 31-21 8-9 17-17 21-30s8-26 8-39-4-26-8-38z">
          <text:p/>
        </draw:path>
        <draw:path draw:style-name="gr4" draw:text-style-name="P5" draw:layer="layout" svg:width="0.055cm" svg:height="0.398cm" svg:x="2.159cm" svg:y="11.328cm" svg:viewBox="0 0 56 399" svg:d="M56 8v-4l-5-4c-4 0-4 0-8 0s-9 0-13 0-8 0-13 0-9 0-9 0c-4 0-4 4-4 4-4 0-4 4-4 4v378c0 4 0 4 0 4 4 5 4 5 8 5 0 0 4 0 9 4 0 0 5 0 13 0 4 0 9 0 13 0 4-4 4-4 8-4 0 0 5 0 5-5v-4z">
          <text:p/>
        </draw:path>
        <draw:path draw:style-name="gr4" draw:text-style-name="P5" draw:layer="layout" svg:width="0.194cm" svg:height="0.3cm" svg:x="2.29cm" svg:y="11.43cm" svg:viewBox="0 0 195 301" svg:d="M187 183c-4-9-8-17-13-22-8-8-17-12-25-17-4-4-13-8-22-12s-17-4-26-9c-8-5-17-9-21-13-8-5-13-9-17-13s-4-13-4-21c0-5 0-9 0-17 4-4 8-9 13-13 0 0 8-4 12-8 9 0 13 0 22 0 12 0 21 0 25 4 9 0 18 4 22 4 4 4 9 4 13 9 4 0 4 4 8 4l5-4c0-5 0-5 0-9 4 0 4-4 4-8 0-5 0-5-4-9v-4-4c0 0-5 0-5-5-4 0-4-4-8-4-4-4-13-4-17-8-4 0-13-4-22-4-5 0-13 0-21 0-17 0-30 0-43 4-12 4-25 12-34 17-4 8-12 17-17 29-4 9-4 17-4 30s0 21 4 30c5 8 9 18 17 26 5 4 13 8 22 13 8 4 16 8 25 12 8 5 17 9 21 9 9 4 17 8 25 13 5 4 9 8 14 12 4 9 9 13 9 21 0 9-5 13-5 17-4 5-9 13-13 13-5 4-13 9-17 9-9 4-17 4-26 4-12 0-21-4-29-4-9-5-17-9-21-9-9-4-13-8-17-8-5-5-9-5-9-5-4 0-4 0-4 0-4 0-4 0-4 5v4c0 4 0 8 0 13 0 4 0 8 0 12s4 9 4 9c4 4 4 4 13 8 4 4 8 4 17 9 8 0 12 4 21 4 12 4 21 4 29 4 17 0 30-4 43-8 18-5 26-9 39-17 8-5 17-17 21-26 4-12 8-25 8-38s-4-21-8-29z">
          <text:p/>
        </draw:path>
        <draw:path draw:style-name="gr4" draw:text-style-name="P5" draw:layer="layout" svg:width="0.267cm" svg:height="0.11cm" svg:x="2.666cm" svg:y="11.527cm" svg:viewBox="0 0 268 111" svg:d="M268 21c0-8 0-17-4-17-4-4-9-4-17-4h-234c-4 0-4 0-4 0-4 0-4 0-4 4 0 0 0 4-5 4 0 5 0 9 0 13s0 4 0 9c5 4 5 4 5 8h4c0 4 0 4 4 4h209v56c0 4 0 4 4 4 0 5 0 5 4 5 0 0 4 0 4 4 5 0 9 0 13 0s8 0 8 0c5-4 9-4 9-4 0 0 4 0 4-5v-4z">
          <text:p/>
        </draw:path>
        <draw:path draw:style-name="gr4" draw:text-style-name="P5" draw:layer="layout" svg:width="0.254cm" svg:height="0.407cm" svg:x="3.158cm" svg:y="11.429cm" svg:viewBox="0 0 255 408" svg:d="M246 89c-4-17-8-33-17-46-8-13-21-26-34-34-17-4-34-9-51-9-12 0-21 0-29 0-9 5-17 9-21 13-9 4-17 9-26 13-8 8-17 17-25 25v-38-4c0 0 0-4-4-4h-5c-4 0-8 0-12 0-6 0-10 0-10 0-4 0-8 0-8 0-4 0-4 4-4 4v4 382c0 4 0 4 0 4 0 5 4 5 4 5 0 0 4 0 8 4 4 0 10 0 14 0s8 0 13 0c4-4 4-4 8-4l4-5v-4-135c9 8 13 12 22 17 4 8 12 12 16 12 9 5 17 9 22 9 8 4 17 4 25 4 17 0 34-4 51-13 13-8 25-17 38-29 8-13 17-30 21-51 4-17 9-38 9-64 0-18-5-39-9-56zM200 192c-5 13-9 21-13 34-4 8-13 17-21 25-13 4-22 9-34 9-17 0-30-5-43-13-12-13-25-25-38-42v-107c9-13 17-21 22-26 8-8 16-12 21-16 8-5 12-9 21-13 4 0 13 0 17 0 17 0 25 0 34 8 8 5 17 13 21 26 8 8 13 21 13 34 4 12 4 25 4 43 0 13-4 25-4 38z">
          <text:p/>
        </draw:path>
        <draw:path draw:style-name="gr4" draw:text-style-name="P5" draw:layer="layout" svg:width="0.25cm" svg:height="0.402cm" svg:x="3.475cm" svg:y="11.324cm" svg:viewBox="0 0 251 403" svg:d="M251 369c-4-4-4-4-4-8l-5-5h-4-174l63-67c22-22 43-43 56-60s26-34 34-51c4-12 8-25 13-38 4-13 4-26 4-39 0-12-4-25-9-38-4-13-12-25-21-34-8-8-21-17-34-21-17-8-33-8-51-8-13 0-26 0-38 4-9 0-22 4-30 8-9 5-17 5-21 9-9 4-13 8-13 8-4 5-4 5-4 9-4 0-4 0-4 4v4c0 4 0 4 0 9 0 4 0 8 0 12v5c4 4 4 4 4 4 0 4 4 4 4 4 4 0 4-4 13-8 4 0 8-5 17-9 8-4 17-8 29-13 9-4 21-4 34-4 9 0 21 0 31 4 8 5 12 9 21 13 4 9 8 13 13 21 0 9 4 17 4 26 0 8 0 17-4 30 0 9-5 22-13 34-4 9-13 26-25 38-10 17-27 34-44 51l-80 81c-4 4-4 4-9 8 0 0 0 4-4 4 0 5 0 9 0 9 0 4 0 8 0 12 0 5 0 9 0 13s0 4 4 9h5c4 4 4 4 8 4h221c0 0 4 0 4-4 5 0 5 0 5-5 0 0 0-4 4-4 0-4 0-8 0-13 0-4 0-8 0-8z">
          <text:p/>
        </draw:path>
        <draw:path draw:style-name="gr4" draw:text-style-name="P5" draw:layer="layout" svg:width="0.229cm" svg:height="0.301cm" svg:x="3.932cm" svg:y="11.429cm" svg:viewBox="0 0 230 302" svg:d="M230 102c0-17 0-34-4-46-5-13-13-22-22-30-8-9-16-17-33-21-13-5-30-5-51-5-9 0-21 0-30 0-13 5-21 5-29 9-10 4-18 8-27 8-8 5-13 9-13 13-4 0-4 4-8 9 0 0 0 4 0 8s0 9 0 9c0 4 4 4 4 8h4c0 4 0 4 5 4 0 0 4-4 8-4 4-4 13-8 21-8 6-5 18-9 27-9 8-4 21-4 34-4 12 0 21 0 29 4 9 0 17 4 21 13 5 4 9 8 9 17 4 8 4 17 4 29v22h-38c-21 0-42 0-59 5-17 4-31 8-44 17-12 8-21 17-29 29-5 9-9 21-9 38 0 13 4 26 9 34 4 13 8 21 17 30 8 4 21 13 35 13 8 4 21 8 38 8s33-4 46-13c17-8 30-17 43-29v29 5c4 0 4 0 8 0 4 4 8 4 13 4 4 0 8 0 12-4 5 0 5 0 9 0v-5zM179 222c-13 12-25 25-34 29-13 9-25 13-38 13-17 0-30-4-42-13-10-8-14-21-14-34 0-8 4-17 4-21 6-8 10-12 18-17 4-4 17-8 26-8 8-4 21-4 38-4h42z">
          <text:p/>
        </draw:path>
        <draw:path draw:style-name="gr4" draw:text-style-name="P5" draw:layer="layout" svg:width="0.051cm" svg:height="0.428cm" svg:x="4.394cm" svg:y="11.298cm" svg:viewBox="0 0 52 429" svg:d="M52 9v-5l-5-4c-4 0-4 0-8 0s-10 0-14 0-8 0-13 0c-4 0-4 0-8 0 0 0 0 4-4 4v5 407c0 4 0 4 0 4 4 5 4 5 4 5 4 0 4 0 8 4 5 0 9 0 13 0s10 0 14 0c4-4 4-4 8-4 0 0 5 0 5-5v-4z">
          <text:p/>
        </draw:path>
        <draw:path draw:style-name="gr4" draw:text-style-name="P5" draw:layer="layout" svg:width="0.275cm" svg:height="0.3cm" svg:x="4.521cm" svg:y="11.43cm" svg:viewBox="0 0 276 301" svg:d="M267 84c-4-17-12-34-25-46-8-13-25-22-42-30-17-4-34-8-60-8-21 0-42 4-59 8-17 8-34 21-42 34-13 13-21 29-31 46-4 22-8 44-8 65s4 42 8 59c10 21 18 34 27 47 12 12 25 25 42 29 17 9 38 13 59 13 26 0 43-4 64-13 17-8 29-17 42-29 13-17 21-30 25-51 9-17 9-38 9-59 0-26 0-48-9-65zM221 195c-4 13-9 21-17 34-4 9-13 17-25 21-13 5-26 9-39 9-17 0-29-4-42-9-13-8-21-17-25-25-9-9-13-21-17-34 0-13-4-25-4-42s4-31 8-44c0-12 8-25 13-34 8-8 17-16 29-21 9-8 21-8 38-8s30 0 43 8c8 5 17 13 25 21 9 13 13 22 13 34 4 18 4 31 4 44 0 17 0 34-4 46z">
          <text:p/>
        </draw:path>
        <draw:path draw:style-name="gr4" draw:text-style-name="P5" draw:layer="layout" svg:width="0.263cm" svg:height="0.406cm" svg:x="4.842cm" svg:y="11.43cm" svg:viewBox="0 0 264 407" svg:d="M260 8c0-4-5-4-9-4h-84c-5-4-13-4-17-4-9 0-17 0-26 0-17 0-29 0-42 4s-26 12-34 21c-13 8-17 21-25 34-5 12-5 25-5 42 0 13 0 26 5 34 4 9 8 18 12 26-4 9-12 17-17 26-8 8-8 21-8 34 0 8 0 17 4 21 9 8 17 17 26 21-9 4-13 8-17 17-5 4-9 8-13 13-4 8-4 12-10 21 0 4 0 12 0 17 0 12 0 21 6 29 4 9 12 17 21 26 13 4 25 8 38 12 17 5 38 9 59 9s43-4 59-9c17-4 30-12 43-21 13-8 17-17 25-29 4-9 9-22 9-34 0-13-5-21-9-34-4-9-12-13-21-21-8-4-17-9-30-13-8-4-21-4-38-8h-72c-8 0-17-5-25-9-9-4-9-13-9-17 0-8 0-13 5-17 0-4 4-8 8-12 4 4 13 8 21 12 13 0 22 4 34 4 17 0 30-4 43-8 16-4 25-8 38-21 8-9 17-17 21-31 4-12 8-25 8-42 0-9-4-17-4-30-4-8-8-17-17-21h38c4 0 4-4 9-4 0-4 4-9 4-17 0-9-4-13-4-17zM179 122c-4 5-8 13-12 17-5 10-9 14-17 18-9 0-17 4-26 4-21 0-34-8-46-17-9-13-13-26-13-43 0-8 0-17 0-25 4-9 8-13 13-21 4-5 12-9 17-13 8-4 17-4 25-4 21 0 34 4 47 17 8 8 16 25 16 42 0 8-4 17-4 25zM205 335c-5 8-9 13-17 17-5 4-13 8-21 13-13 0-26 4-39 4-25 0-46-4-59-13-13-4-17-13-17-25 0-5 0-9 0-13s4-8 4-13c5-4 5-8 9-12 4-5 13-9 17-13h72c17 0 29 4 38 13 8 4 17 12 17 25 0 4-4 13-4 17z">
          <text:p/>
        </draw:path>
        <draw:path draw:style-name="gr4" draw:text-style-name="P5" draw:layer="layout" svg:width="0.064cm" svg:height="0.407cm" svg:x="5.164cm" svg:y="11.319cm" svg:viewBox="0 0 65 408" svg:d="M56 123l-4-4c0 0 0-4-4-4 0 0-5 0-9 0 0 0-4 0-9 0-9 0-13 0-13 0-4 0-8 0-8 0-5 0-5 4-5 4v4 272c0 4 0 4 0 4 0 5 0 5 5 5 0 0 4 0 8 4 0 0 4 0 13 0 5 0 9 0 9 0 4-4 9-4 9-4 4 0 4 0 4-5 0 0 4 0 4-4zM56 5c-4-5-13-5-26-5s-21 0-26 5c-4 4-4 12-4 25 0 9 0 17 4 21 5 4 13 9 26 9s22-5 26-9 9-12 9-21c0-13-5-21-9-25z">
          <text:p/>
        </draw:path>
        <draw:path draw:style-name="gr4" draw:text-style-name="P5" draw:layer="layout" svg:width="0.22cm" svg:height="0.301cm" svg:x="5.291cm" svg:y="11.429cm" svg:viewBox="0 0 221 302" svg:d="M221 239c0-5 0-9 0-9l-4-4h-4c0 0-4 0-9 4-4 4-8 9-17 13-8 4-12 8-21 8-8 4-21 9-34 9-12 0-21-5-29-9-14-4-18-8-27-21-8-8-12-17-17-30 0-16-4-29-4-50 0-35 9-61 21-82 13-17 31-25 56-25 13 0 22 0 30 4 9 4 17 9 25 13 5 4 9 8 13 8 4 4 9 9 13 9l4-5c4-4 4-12 4-21 0-4 0-4 0-8s0-4 0-9c-4 0-4 0-4-4l-4-4c-4-4-9-4-13-9-4-4-13-8-17-8-8-4-17-4-25-9-9 0-17 0-26 0-17 0-34 0-51 9-17 4-30 13-43 25-12 13-21 30-25 51-9 17-13 43-13 69 0 25 4 46 9 63 4 17 12 34 25 47 9 13 21 21 38 25 17 9 35 13 56 13 9 0 17 0 26-4 8 0 17-4 25-4 8-5 17-9 21-13 9 0 13-4 13-9 4 0 4-4 4-4 4 0 4 0 4-4v-4c0-5 0-9 0-13s0-4 0-8z">
          <text:p/>
        </draw:path>
        <draw:path draw:style-name="gr4" draw:text-style-name="P5" draw:layer="layout" svg:width="0.228cm" svg:height="0.301cm" svg:x="5.554cm" svg:y="11.429cm" svg:viewBox="0 0 229 302" svg:d="M229 102c0-17 0-34-4-46-4-13-13-22-21-30-9-9-21-17-34-21-13-5-30-5-51-5-13 0-21 0-34 0-8 5-17 5-25 9-13 4-17 8-26 8-9 5-13 9-13 13-4 0-9 4-9 9 0 0 0 4 0 8s0 9 0 9c0 4 0 4 5 8 4 4 4 4 4 4 4 0 8-4 13-4 5-4 13-8 22-8 4-5 17-9 25-9 9-4 21-4 34-4s21 0 30 4c8 0 12 4 21 13 4 4 8 8 8 17 4 8 4 17 4 29v22h-38c-21 0-42 0-59 5-17 4-30 8-42 17-14 8-22 17-31 29-4 9-8 21-8 38 0 13 4 26 8 34 4 13 9 21 17 30 9 4 22 13 31 13 12 4 25 8 42 8s34-4 47-13c16-8 29-17 42-29v29 5c4 0 4 0 8 0 5 4 9 4 13 4s9 0 13-4c4 0 4 0 4 0 4 0 4-5 4-5zM178 222c-12 12-25 25-38 29-8 9-21 13-34 13-16 0-29-4-42-13-8-8-13-21-13-34 0-8 0-17 5-21 4-8 8-12 17-17 4-4 12-8 25-8 8-4 21-4 38-4h42z">
          <text:p/>
        </draw:path>
        <draw:path draw:style-name="gr4" draw:text-style-name="P5" draw:layer="layout" svg:width="0.051cm" svg:height="0.428cm" svg:x="5.871cm" svg:y="11.298cm" svg:viewBox="0 0 52 429" svg:d="M52 9v-5l-4-4c0 0-5 0-9 0s-8 0-12 0c-5 0-9 0-13 0s-4 0-9 0c0 0 0 4-5 4v5 407c0 4 0 4 0 4 5 5 5 5 5 5 5 0 5 0 9 4 4 0 8 0 13 0 4 0 8 0 12 0 4-4 9-4 9-4 0 0 4 0 4-5v-4z">
          <text:p/>
        </draw:path>
        <draw:path draw:style-name="gr4" draw:text-style-name="P5" draw:layer="layout" svg:width="0.22cm" svg:height="0.301cm" svg:x="6.138cm" svg:y="11.429cm" svg:viewBox="0 0 221 302" svg:d="M221 239c0-5 0-9 0-9l-4-4h-4c0 0-5 0-9 4s-8 9-17 13c-4 4-13 8-21 8-9 4-21 9-35 9-8 0-21-5-30-9-12-4-16-8-25-21-8-8-13-17-13-30-4-16-8-29-8-50 0-35 8-61 21-82 13-17 30-25 55-25 14 0 22 0 31 4 8 4 17 9 25 13 4 4 9 8 13 8 4 4 8 9 13 9l4-5c4-4 4-12 4-21 0-4 0-4 0-8s0-4 0-9c0 0-4 0-4-4l-4-4c-5-4-9-4-13-9-4-4-13-8-17-8-9-4-17-4-26-9-8 0-16 0-26 0-17 0-34 0-51 9-17 4-29 13-42 25-13 13-21 30-25 51-9 17-13 43-13 69 0 25 4 46 8 63 9 17 13 34 26 47 8 13 21 21 38 25 17 9 34 13 55 13 9 0 18 0 26-4 13 0 17-4 26-4 8-5 17-9 21-13 8 0 13-4 13-9 4 0 4-4 8-4v-4-4c0-5 0-9 0-13s0-4 0-8z">
          <text:p/>
        </draw:path>
        <draw:path draw:style-name="gr4" draw:text-style-name="P5" draw:layer="layout" svg:width="0.275cm" svg:height="0.3cm" svg:x="6.4cm" svg:y="11.43cm" svg:viewBox="0 0 276 301" svg:d="M268 84c-4-17-13-34-25-46-9-13-26-22-43-30-17-4-34-8-59-8-21 0-42 4-59 8-17 8-35 21-48 34-8 13-17 29-25 46-4 22-9 44-9 65s5 42 9 59c4 21 12 34 25 47 13 12 26 25 44 29 16 9 38 13 59 13s42-4 59-13c21-8 34-17 47-29 12-17 21-30 25-51 4-17 8-38 8-59 0-26-4-48-8-65zM221 195c-4 13-8 21-16 34-5 9-17 17-26 21-13 5-25 9-38 9-17 0-34-4-42-9-13-8-21-17-30-25-4-9-9-21-14-34-4-13-4-25-4-42s4-31 4-44c5-12 10-25 18-34 9-8 17-16 30-21 8-8 21-8 38-8s30 0 42 8c9 5 17 13 26 21 4 13 8 22 12 34 5 18 5 31 5 44 0 17 0 34-5 46z">
          <text:p/>
        </draw:path>
        <draw:path draw:style-name="gr4" draw:text-style-name="P5" draw:layer="layout" svg:width="0.242cm" svg:height="0.296cm" svg:x="6.747cm" svg:y="11.43cm" svg:viewBox="0 0 243 297" svg:d="M243 118c0-17 0-34-4-51-5-12-9-25-17-34-9-12-17-21-30-25-13-8-30-8-47-8s-34 4-51 12c-13 4-30 17-47 34v-34-4c0 0 0-4-4-4h-4c-5 0-9 0-13 0s-9 0-13 0-4 0-4 0c-4 0-4 4-4 4-5 0-5 4-5 4v272c0 4 0 4 5 4 0 5 0 5 4 5 0 0 4 0 4 4 4 0 9 0 13 0 8 0 13 0 13 0 4-4 8-4 8-4 4 0 4 0 4-5v-4-191c17-17 30-30 43-38 12-9 25-13 39-13 12 0 21 0 29 4 5 4 13 9 17 17 4 4 9 13 13 25 0 9 0 22 0 39v157c0 4 4 4 4 4 0 5 0 5 4 5 0 0 5 0 5 4 4 0 8 0 12 0 9 0 13 0 13 0 4-4 9-4 9-4 4 0 4 0 4-5v-4z">
          <text:p/>
        </draw:path>
        <draw:path draw:style-name="gr4" draw:text-style-name="P5" draw:layer="layout" svg:width="0.195cm" svg:height="0.3cm" svg:x="7.056cm" svg:y="11.43cm" svg:viewBox="0 0 196 301" svg:d="M192 183c-4-9-8-17-17-22-4-8-13-12-21-17-9-4-17-8-26-12-8-4-16-4-21-9-8-5-17-9-25-13-4-5-9-9-13-13s-8-13-8-21c0-5 4-9 4-17 4-4 4-9 8-13 5 0 13-4 17-8 9 0 13 0 22 0 8 0 16 0 25 4 8 0 13 4 21 4 4 4 9 4 13 9 4 0 4 4 8 4v-4c5 0 5 0 5 0 0-5 0-5 0-9 0 0 0-4 0-8 0-5 0-5 0-9v-4-4c0 0-5 0-5-5-4 0-8-4-12-4-5-4-9-4-13-8-4 0-13-4-21-4-9 0-13 0-21 0-17 0-30 0-43 4-12 4-25 12-34 17-8 8-13 17-18 29-4 9-8 17-8 30s4 21 8 30c5 8 10 18 14 26 9 4 17 8 26 13 4 4 12 8 21 12 8 5 17 9 25 9 9 4 17 8 21 13 9 4 13 8 17 12 4 9 4 13 4 21 0 9 0 13-4 17 0 5-4 13-8 13-9 4-13 9-21 9-5 4-13 4-22 4-12 0-21-4-29-4-9-5-17-9-21-9-9-4-13-8-18-8-5-5-9-5-13-5s-4 0-4 5v4c-5 4-5 8-5 13 0 4 5 8 5 12s0 9 4 9c0 4 4 4 8 8 10 4 14 4 23 9 4 0 12 4 21 4 8 4 21 4 29 4 17 0 30-4 43-8 12-5 25-9 34-17 12-5 17-17 25-26 4-12 4-25 4-38s0-21-4-29z">
          <text:p/>
        </draw:path>
        <draw:path draw:style-name="gr4" draw:text-style-name="P5" draw:layer="layout" svg:width="0.254cm" svg:height="0.301cm" svg:x="7.306cm" svg:y="11.429cm" svg:viewBox="0 0 255 302" svg:d="M255 128c0-17 0-34-4-51-4-13-13-26-21-38-13-13-26-22-38-30-18-4-35-9-56-9s-38 5-55 9c-17 8-30 17-43 30-12 12-21 29-25 50-9 17-13 39-13 65 0 21 4 42 13 63 4 17 13 34 25 47 13 13 26 21 43 25 17 9 38 13 59 13 13 0 25-4 38-4 10 0 22-4 31-9 8 0 17-4 21-4 4-4 8-4 8-8 0 0 5 0 5-5v-4-4c0 0 0-4 0-9 0 0 0-4 0-8v-4c0-4 0-4-5-4-4 0-8 0-12 0-5 4-13 8-17 8-9 4-17 4-31 8-8 0-21 5-34 5-17 0-29-5-42-9s-21-12-30-21c-4-8-12-17-12-30-5-12-9-25-9-38h187c5 0 9-4 13-4 4-4 4-13 4-17zM51 124c4-13 4-22 9-35 4-8 8-17 12-25 9-8 17-17 26-21 8-4 21-4 33-4 26 0 43 4 57 21 12 17 21 34 16 64z">
          <text:p/>
        </draw:path>
        <draw:path draw:style-name="gr4" draw:text-style-name="P5" draw:layer="layout" svg:width="0.254cm" svg:height="0.406cm" svg:x="7.62cm" svg:y="11.43cm" svg:viewBox="0 0 255 407" svg:d="M255 12v-4c0 0 0-4-5-4h-4c-4 0-8 0-13 0-4 0-8 0-8 0-4 0-9 0-9 0l-4 4v4 34c-8-8-17-17-25-21-9-9-13-13-21-17-9-4-13-4-22-8-8 0-12 0-22 0-21 0-38 4-55 8-12 8-25 17-34 34-12 13-21 29-25 46s-8 39-8 65c0 21 4 38 8 55 4 21 8 34 17 47 13 16 21 25 38 33 13 9 30 13 51 13 8 0 14 0 22-4 8 0 17-4 21-9 9 0 17-8 26-12 8-5 12-13 21-21v139c0 4 4 4 4 4 0 5 0 5 4 5 0 0 4 0 9 4 0 0 4 0 8 0 9 0 13 0 13 0 4-4 8-4 8-4 5 0 5 0 5-5v-4zM204 204c-5 8-13 17-21 25-9 9-13 13-22 17-4 4-12 9-17 9-8 4-16 4-22 4-12 0-25-4-34-9-8-8-17-17-21-25-4-13-8-21-12-38 0-13-5-26-5-38 0-14 5-27 5-39 4-13 8-26 12-34 9-13 13-21 26-26 8-8 17-8 29-8 18 0 31 4 44 13 12 8 25 21 38 38z">
          <text:p/>
        </draw:path>
        <draw:path draw:style-name="gr4" draw:text-style-name="P5" draw:layer="layout" svg:width="0.237cm" svg:height="0.296cm" svg:x="7.967cm" svg:y="11.434cm" svg:viewBox="0 0 238 297" svg:d="M238 8v-4c0 0 0-4-5-4 0 0-4 0-8 0 0 0-4 0-13 0-5 0-9 0-13 0h-5c-4 0-4 4-4 4l-4 4v191c-13 17-26 29-38 38-13 13-26 17-38 17-9 0-17-4-26-9-8-4-12-8-17-12-4-9-8-17-12-26 0-8-5-25-5-38v-161-4c0 0 0-4-4-4 0 0-4 0-8 0 0 0-5 0-13 0-4 0-8 0-8 0-5 0-9 0-9 0-4 0-4 4-4 4l-4 4v165c0 21 4 38 8 51 0 13 9 26 17 39 4 9 17 17 30 26 12 4 25 8 46 8 13 0 30-4 47-13 12-8 29-21 46-39v35c0 4 0 4 0 4 0 5 0 5 5 5 0 0 4 0 4 4 4 0 9 0 14 0 4 0 8 0 12 0 0-4 4-4 4-4 5 0 5 0 5-5v-4z">
          <text:p/>
        </draw:path>
        <draw:path draw:style-name="gr4" draw:text-style-name="P5" draw:layer="layout" svg:width="0.254cm" svg:height="0.301cm" svg:x="8.28cm" svg:y="11.429cm" svg:viewBox="0 0 255 302" svg:d="M255 128c0-17-4-34-9-51-4-13-12-26-22-38-8-13-21-22-38-30-13-4-34-9-55-9s-38 5-55 9c-17 8-30 17-42 30-9 12-21 29-26 50-4 17-8 39-8 65 0 21 0 42 8 63 5 17 13 34 26 47 12 13 25 21 42 25 17 9 38 13 59 13 13 0 26-4 38-4 13 0 22-4 30-9 9 0 17-4 21-4 4-4 10-4 14-8v-5l4-4v-4c0 0 0-4 0-9 0 0 0-4 0-8 0 0 0-4-4-4 0-4 0-4 0-4-4 0-4 0-4 0-6 0-10 0-14 0-4 4-8 8-17 8-8 4-17 4-25 8-13 0-26 5-38 5-17 0-30-5-43-9-12-4-21-12-25-21-9-8-13-17-17-30-4-12-4-25-4-38h183c4 0 8-4 12-4 5-4 9-13 9-17zM51 124c0-13 0-22 4-35 4-8 8-17 17-25 4-8 13-17 21-21 13-4 21-4 34-4 25 0 46 4 59 21s17 34 17 64z">
          <text:p/>
        </draw:path>
        <draw:path draw:style-name="gr4" draw:text-style-name="P5" draw:layer="layout" svg:width="0.241cm" svg:height="0.296cm" svg:x="8.61cm" svg:y="11.43cm" svg:viewBox="0 0 242 297" svg:d="M242 118c0-17-4-34-4-51-4-12-13-25-17-34-8-12-21-21-35-25-12-8-29-8-46-8s-30 4-47 12c-17 4-34 17-46 34v-34c0 0 0-4-5-4v-4c-4 0-4 0-8 0s-9 0-13 0-8 0-8 0c-4 0-9 0-9 0-4 0-4 4-4 4v4 272c0 4 0 4 0 4 0 5 4 5 4 5 0 0 5 0 9 4 4 0 8 0 12 0 5 0 9 0 13 0 4-4 4-4 9-4v-5c4 0 4 0 4-4v-191c13-17 25-30 38-38 13-9 30-13 42-13 9 0 17 0 26 4 8 4 12 9 17 17 4 4 8 13 12 25 0 9 6 22 6 39v157c0 4 0 4 0 4 0 5 4 5 4 5 0 0 4 0 8 4 5 0 9 0 13 0s8 0 13 0c4-4 4-4 8-4v-5c4 0 4 0 4-4z">
          <text:p/>
        </draw:path>
        <draw:path draw:style-name="gr4" draw:text-style-name="P5" draw:layer="layout" svg:width="0.221cm" svg:height="0.301cm" svg:x="8.923cm" svg:y="11.429cm" svg:viewBox="0 0 222 302" svg:d="M222 239c0-5-5-9-5-9v-4c-4 0-4 0-4 0-4 0-9 0-14 4-4 4-8 9-12 13-9 4-17 8-26 8-8 4-17 9-29 9-13 0-26-5-34-9-9-4-17-8-26-21-4-8-8-17-12-30-5-16-5-29-5-50 0-35 5-61 17-82 13-17 34-25 60-25 8 0 21 0 29 4 9 4 17 9 21 13 9 4 13 8 17 8 5 4 5 9 10 9 4 0 4-5 8-5 0-4 0-12 0-21 0-4 0-4 0-8s0-4 0-9v-4c-4 0-4-4-8-4 0-4-5-4-10-9-8-4-12-8-21-8-8-4-13-4-21-9-8 0-17 0-25 0-22 0-38 0-55 9-13 4-30 13-39 25-12 13-21 30-29 51-4 17-9 43-9 69 0 25 0 46 9 63 4 17 13 34 21 47 13 13 25 21 42 25 13 9 30 13 51 13 9 0 21 0 30-4 8 0 17-4 25-4 9-5 13-9 21-13 5 0 10-4 14-9l4-4v-4c5 0 5-4 5-4 0-5 0-9 0-13s0-4 0-8z">
          <text:p/>
        </draw:path>
        <draw:path draw:style-name="gr4" draw:text-style-name="P5" draw:layer="layout" svg:width="0.254cm" svg:height="0.301cm" svg:x="9.19cm" svg:y="11.429cm" svg:viewBox="0 0 255 302" svg:d="M255 128c0-17-4-34-8-51-5-13-13-26-22-38-8-13-21-22-38-30-17-4-34-9-55-9s-38 5-56 9c-17 8-29 17-42 30-13 12-21 29-25 50-9 17-9 39-9 65 0 21 0 42 9 63 4 17 12 34 25 47s25 21 42 25c18 9 39 13 61 13 12 0 25-4 38-4 8 0 21-4 29-9 9 0 17-4 21-4 5-4 9-4 9-8 4 0 4 0 4-5v-4l4-4c0 0 0-4 0-9 0 0 0-4-4-8v-4c0-4 0-4 0-4-4 0-4 0-4 0-4 0-9 0-13 0-4 4-13 8-17 8-8 4-17 4-29 8-9 0-22 5-34 5-17 0-30-5-43-9-12-4-22-12-30-21-4-8-13-17-13-30-4-12-4-25-4-38h183c4 0 8-4 13-4 4-4 8-13 8-17zM51 124c0-13 0-22 4-35 4-8 9-17 17-25 4-8 14-17 22-21 9-4 21-4 34-4 25 0 42 4 55 21s21 34 21 64z">
          <text:p/>
        </draw:path>
        <draw:path draw:style-name="gr4" draw:text-style-name="P5" draw:layer="layout" svg:width="0.275cm" svg:height="0.3cm" svg:x="9.656cm" svg:y="11.43cm" svg:viewBox="0 0 276 301" svg:d="M267 84c-8-17-12-34-25-46-13-13-25-22-42-30-17-4-38-8-60-8-25 0-43 4-64 8-17 8-30 21-42 34-13 13-22 29-26 46-8 22-8 44-8 65s0 42 8 59c4 21 13 34 26 47 8 12 25 25 42 29 17 9 35 13 60 13 21 0 43-4 59-13 17-8 34-17 43-29 13-17 21-30 29-51 5-17 9-38 9-59 0-26-4-48-9-65zM221 195c-4 13-9 21-17 34-9 9-17 17-30 21-8 5-21 9-38 9s-30-4-43-9c-9-8-17-17-26-25-4-9-12-21-12-34-4-13-4-25-4-42s0-31 4-44c4-12 8-25 17-34 4-8 17-16 25-21 14-8 27-8 39-8 17 0 34 0 43 8 12 5 21 13 29 21 4 13 9 22 13 34 0 18 4 31 4 44 0 17-4 34-4 46z">
          <text:p/>
        </draw:path>
        <draw:path draw:style-name="gr4" draw:text-style-name="P5" draw:layer="layout" svg:width="0.19cm" svg:height="0.432cm" svg:x="9.965cm" svg:y="11.294cm" svg:viewBox="0 0 191 433" svg:d="M191 21c0-4 0-4 0-8-4 0-4-5-4-5 0 0-4 0-8-4-5 0-9 0-17-4-5 0-13 0-22 0-12 0-25 0-38 4-12 4-21 13-29 21-5 9-13 22-17 34 0 13-4 30-4 51v31h-39c-5 0-5 0-9 0v4c-4 0-4 4-4 4 0 4 0 9 0 13 0 8 0 13 4 17 0 0 4 4 9 4h39v237c0 4 0 4 0 4 4 5 4 5 4 5 4 0 4 0 8 4 4 0 9 0 13 0s8 0 13 0c4-4 4-4 8-4 0 0 4 0 4-5v-4-237h64l4-4c4-4 4-9 4-17 0-4 0-9 0-13 0 0 0-4-4-4 0-4 0-4 0-4-4 0-4 0-4 0h-64v-35c0-9 0-21 5-30 0-8 4-12 4-21 4-4 8-8 13-8 8-5 12-5 21-5 4 0 12 0 17 0 4 0 4 5 8 5s9 0 9 0c4 4 4 4 4 4 4 0 4 0 4 0 0 0 0-4 4-4v-5c0-4 0-8 0-12 0-5 0-5 0-9z">
          <text:p/>
        </draw:path>
        <draw:path draw:style-name="gr4" draw:text-style-name="P5" draw:layer="layout" svg:width="0.254cm" svg:height="0.407cm" svg:x="10.337cm" svg:y="11.429cm" svg:viewBox="0 0 255 408" svg:d="M251 89c-4-17-13-33-21-46-9-13-21-26-35-34-17-4-34-9-51-9-12 0-21 0-29 0-5 5-13 9-22 13-8 4-16 9-25 13-8 8-17 17-21 25v-38l-4-4c0 0 0-4-5-4h-4c-4 0-8 0-13 0-4 0-8 0-8 0-4 0-8 0-8 0l-5 4v4 382c0 4 0 4 0 4 0 5 5 5 5 5 4 0 4 0 8 4 4 0 8 0 13 0 4 0 8 0 12 0 5-4 5-4 9-4l4-5v-4-135c9 8 13 12 21 17 5 8 13 12 21 12 5 5 13 9 17 9 9 4 17 4 26 4 17 0 34-4 51-13 12-8 26-17 39-29 8-13 17-30 21-51 4-17 8-38 8-64 0-18-4-39-4-56zM199 192c-4 13-8 21-12 34-5 8-13 17-22 25-8 4-21 9-33 9-13 0-30-5-43-13-12-13-25-25-38-42v-107c9-13 17-21 21-26 9-8 17-12 21-16 9-5 13-9 22-13 4 0 12 0 21 0 12 0 21 0 29 8 13 5 17 13 26 26 4 8 8 21 8 34 6 12 6 25 6 43 0 13 0 25-6 38z">
          <text:p/>
        </draw:path>
        <draw:path draw:style-name="gr4" draw:text-style-name="P5" draw:layer="layout" svg:width="0.237cm" svg:height="0.398cm" svg:x="10.672cm" svg:y="11.328cm" svg:viewBox="0 0 238 399" svg:d="M238 368c0-4-4-8-4-8 0 0 0-5-5-5h-4-72v-347c0-4 0-4 0-4l-4-4c-4 0-4 0-9 0-4 0-8 0-12 0s-9 0-9 0c-4 0-9 0-9 0h-4c0 0-5 0-5 4l-93 55c0 4-4 4-4 4 0 5 0 5-4 5 0 4 0 4 0 8 0 0 0 4 0 9 0 4 0 8 0 12 0 0 0 4 4 4 0 5 4 5 4 5 4 0 9-5 9-5l80-46v300h-80c-5 0-5 0-9 0v5c-4 0-4 4-4 8 0 0 0 4 0 9 0 4 0 4 0 9 0 4 4 4 4 9h4c0 4 0 4 5 4h208c4 0 4 0 4-4 5 0 5 0 5 0 0-5 4-5 4-9 0-5 0-5 0-9 0-5 0-9 0-9z">
          <text:p/>
        </draw:path>
        <draw:path draw:style-name="gr4" draw:text-style-name="P5" draw:layer="layout" svg:width="0.102cm" svg:height="0.157cm" svg:x="10.951cm" svg:y="11.658cm" svg:viewBox="0 0 103 158" svg:d="M103 9l-4-5c-5-4-9-4-13-4 0 0-4 0-13 0-4 0-8 0-13 0-4 0-4 0-8 4-4 0-4 5-4 5-5 4-5 8-5 16v39l-39 85c-4 0-4 0-4 4h4c0 0 0 5 6 5 4 0 4 0 8 0s9 0 9 0c4 0 4-5 8-5h4c0-4 4-4 4-4l43-64c4-4 4-9 8-17 5-4 5-9 5-13 4-4 4-8 4-13 0-8 0-12 0-17 0-8 0-12 0-16z">
          <text:p/>
        </draw:path>
        <draw:path draw:style-name="gr4" draw:text-style-name="P5" draw:layer="layout" svg:width="0.254cm" svg:height="0.407cm" svg:x="11.29cm" svg:y="11.429cm" svg:viewBox="0 0 255 408" svg:d="M251 89c-5-17-13-33-22-46-8-13-21-26-33-34-13-4-30-9-51-9-9 0-17 0-26 0-8 5-17 9-25 13-9 4-17 9-25 13-5 8-13 17-22 25v-38c0 0 0-4-4-4v-4c-4 0-4 0-8 0-5 0-9 0-13 0s-4 0-8 0c-6 0-6 0-10 0 0 0 0 4-4 4v4 382c0 4 0 4 0 4 4 5 4 5 4 5 4 0 4 0 10 4 4 0 8 0 12 0s9 0 13 0c4-4 4-4 8-4 0 0 5 0 5-5v-4-135c8 8 17 12 21 17 8 8 12 12 21 12 4 5 13 9 21 9 4 4 13 4 21 4 17 0 34-4 51-13 17-8 25-17 38-29 9-13 17-30 21-51 9-17 9-38 9-64 0-18 0-39-4-56zM200 192c0 13-4 21-13 34-4 8-13 17-21 25-9 4-21 9-34 9s-25-5-38-13c-13-13-30-25-42-42v-107c8-13 17-21 25-26 4-8 13-12 21-16 4-5 13-9 17-13 9 0 13 0 21 0 13 0 26 0 34 8 9 5 13 13 21 26 5 8 9 21 9 34 4 12 4 25 4 43 0 13 0 25-4 38z">
          <text:p/>
        </draw:path>
        <draw:path draw:style-name="gr4" draw:text-style-name="P5" draw:layer="layout" svg:width="0.237cm" svg:height="0.398cm" svg:x="11.624cm" svg:y="11.328cm" svg:viewBox="0 0 238 399" svg:d="M238 368c0-4 0-8-4-8v-5c-4 0-4 0-8 0h-72v-347c0-4 0-4 0-4l-5-4c0 0-4 0-8 0s-9 0-13 0-8 0-8 0c-4 0-4 0-9 0h-5c0 0-4 0-4 4l-93 55c0 4-5 4-5 4 0 5 0 5 0 5-4 4-4 4-4 8 0 0 0 4 0 9 0 4 0 8 0 12l4 4c0 5 5 5 5 5 4 0 8-5 12-5l77-46v300h-81c-4 0-4 0-4 0-4 0-4 5-4 5 0 0-5 4-5 8 0 0 0 4 0 9 0 4 0 4 0 9 0 4 5 4 5 9h4c0 4 0 4 4 4h209c4 0 4 0 4-4 4 0 4 0 4 0 4-5 4-5 4-9 0-5 0-5 0-9 0-5 0-9 0-9z">
          <text:p/>
        </draw:path>
        <draw:path draw:style-name="gr4" draw:text-style-name="P5" draw:layer="layout" svg:width="0.271cm" svg:height="0.288cm" svg:x="11.916cm" svg:y="11.404cm" svg:viewBox="0 0 272 289" svg:d="M268 131v-4c0-4-4-4-4-4h-4-102v-114-5c-4 0-4 0-4-4-4 0-4 0-9 0-4 0-4 0-8 0s-9 0-13 0-4 0-8 0c0 4 0 4-5 4 0 5 0 5 0 5v114h-102-4l-5 4v4c0 5 0 9 0 13s0 4 0 9c0 4 0 4 0 8 5 0 5 0 5 0 0 4 4 4 4 4h102v111c0 5 0 5 0 5 5 4 5 4 5 4 4 0 4 0 8 4 4 0 9 0 13 0s4 0 8 0c5-4 5-4 9-4l4-4v-5-111h102c0 0 4 0 4-4h4c0-4 0-4 0-8 0-5 4-5 4-9s-4-8-4-13z">
          <text:p/>
        </draw:path>
        <draw:path draw:style-name="gr4" draw:text-style-name="P5" draw:layer="layout" svg:width="0.254cm" svg:height="0.407cm" svg:x="12.251cm" svg:y="11.429cm" svg:viewBox="0 0 255 408" svg:d="M251 89c-5-17-13-33-22-46-8-13-17-26-33-34-13-4-30-9-51-9-9 0-17 0-26 0-8 5-17 9-25 13-9 4-17 9-21 13-10 8-18 17-27 25v-38-4l-4-4c-4 0-4 0-8 0-5 0-5 0-9 0s-8 0-13 0c-4 0-4 0-8 0v4c-4 0-4 4-4 4v382c0 4 0 4 4 4 0 5 0 5 4 5 0 0 4 0 4 4 5 0 9 0 13 0 9 0 13 0 13 0 4-4 8-4 8-4 5 0 5 0 5-5v-4-135c8 8 18 12 22 17 8 8 12 12 21 12 8 5 13 9 21 9 4 4 13 4 21 4 21 0 38-4 51-13 17-8 30-17 38-29 13-13 17-30 26-51 4-17 4-38 4-64 0-18 0-39-4-56zM200 192c0 13-4 21-13 34-4 8-13 17-21 25-9 4-21 9-34 9s-25-5-38-13c-13-13-25-25-43-42v-107c8-13 17-21 26-26 8-8 13-12 21-16 4-5 13-9 17-13 9 0 13 0 21 0 13 0 26 0 34 8 9 5 17 13 21 26 5 8 9 21 13 34 0 12 0 25 0 43 0 13 0 25-4 38z">
          <text:p/>
        </draw:path>
        <draw:path draw:style-name="gr4" draw:text-style-name="P5" draw:layer="layout" svg:width="0.25cm" svg:height="0.402cm" svg:x="12.568cm" svg:y="11.324cm" svg:viewBox="0 0 251 403" svg:d="M251 369c0-4-4-4-4-8 0 0 0-5-4-5h-5-173l63-67c21-22 43-43 55-60 13-17 26-34 34-51 4-12 13-25 13-38 4-13 4-26 4-39 0-12-4-25-8-38-5-13-13-25-22-34-8-8-21-17-33-21-17-8-34-8-51-8-13 0-26 0-38 4-9 0-21 4-30 8-8 5-17 5-21 9-9 4-13 8-13 8-4 5-4 5-4 9 0 0-4 0-4 4v4c0 4 0 4 0 9 0 4 0 8 0 12 0 0 0 5 4 5 0 4 0 4 0 4 0 4 4 4 4 4 4 0 9-4 13-8 4 0 13-5 17-9 8-4 17-8 29-13 9-4 22-4 34-4 13 0 22 0 30 4 8 5 17 9 21 13 4 9 9 13 13 21 4 9 4 17 4 26 0 8 0 17-4 30 0 9-4 22-13 34-4 9-13 26-25 38-9 17-26 34-43 51l-80 81c-4 4-4 4-9 8v4c-5 5-5 9-5 9 0 4 0 8 0 12 0 5 0 9 0 13s5 4 5 9h5c4 4 4 4 8 4h220c5 0 5 0 5-4 4 0 4 0 4-5l4-4c0-4 0-8 0-13 0-4 0-8 0-8z">
          <text:p/>
        </draw:path>
        <draw:path draw:style-name="gr4" draw:text-style-name="P5" draw:layer="layout" svg:width="0.221cm" svg:height="0.427cm" svg:x="13.042cm" svg:y="11.303cm" svg:viewBox="0 0 222 428" svg:d="M217 72c-8-16-12-29-25-38-9-12-21-22-38-26-17-8-34-8-55-8-13 0-21 0-30 0-13 4-22 4-31 8-8 4-12 4-21 9-4 5-8 5-12 9 0 0 0 4 0 8-5 0-5 5-5 9s0 8 0 13c5 4 5 4 5 8h4c0 4 0 4 4 4 0 0 4-4 9-4 4-4 8-4 16-8 5-5 14-9 23-9 8-4 21-4 29-4 17 0 26 0 38 4 9 4 17 9 26 17 4 8 8 17 12 25 5 9 5 22 5 34 0 9 0 17-5 26 0 12-4 21-12 25-4 9-13 13-21 17-9 4-22 8-34 8h-4c-5 0-9 0-13 0 0 0-4 0-4 5-5 0-5 4-5 8-4 0-4 4-4 9l4 89v4h5l4 4c4 0 8 0 13 0 8 0 12 0 16-4 0 0 5-4 5-9v-72c17-4 29-4 46-12 13-5 21-13 30-22 13-8 17-21 25-33 5-17 5-30 5-51 0-13 0-30-5-43zM128 373c0-4-4-8-4-13-4 0-8-4-8-4-5 0-13 0-17 0-9 0-13 0-17 0s-9 4-9 4c-4 5-4 9-4 13-4 4-4 13-4 17 0 8 0 13 4 17 0 4 0 8 4 13 0 4 5 4 9 4 4 4 8 4 17 4 4 0 12 0 17-4 0 0 4 0 8-4 0-5 4-9 4-13s0-9 0-17c0-4 0-13 0-17z">
          <text:p/>
        </draw:path>
        <draw:frame draw:style-name="gr17" draw:text-style-name="P30" draw:layer="layout" svg:width="9.514cm" svg:height="1.047cm" svg:x="1.647cm" svg:y="9.619cm">
          <draw:text-box>
            <text:p text:style-name="P2"><text:span text:style-name="T16">Logical Consequence</text:span></text:p>
          </draw:text-box>
        </draw:frame>
        <draw:polygon draw:style-name="gr4" draw:text-style-name="P5" draw:layer="layout" svg:width="0.338cm" svg:height="0.351cm" svg:x="5.328cm" svg:y="12.285cm" svg:viewBox="0 0 339 352" draw:points="42,0 0,0 0,352 46,352 46,255 339,255 339,212 42,212 42,131 339,131 339,89 42,89">
          <text:p/>
        </draw:polygon>
        <draw:frame draw:style-name="gr7" draw:text-style-name="P12" draw:layer="layout" svg:width="3.541cm" svg:height="0.733cm" svg:x="1.856cm" svg:y="12.147cm">
          <draw:text-box>
            <text:p text:style-name="P2"><text:span text:style-name="T7">p1, p1+p2 </text:span></text:p>
          </draw:text-box>
        </draw:frame>
        <draw:frame draw:style-name="gr7" draw:text-style-name="P12" draw:layer="layout" svg:width="2.737cm" svg:height="0.733cm" svg:x="5.835cm" svg:y="12.047cm">
          <draw:text-box>
            <text:p text:style-name="P2"><text:span text:style-name="T7">¬ p2 ???</text:span></text:p>
          </draw:text-box>
        </draw:frame>
        <draw:frame draw:style-name="gr6" draw:text-style-name="P31" draw:layer="layout" svg:width="18.904cm" svg:height="3.516cm" svg:x="1.27cm" svg:y="14.15cm">
          <draw:text-box>
            <text:p><text:span text:style-name="T17">1. p1 and p1+p2 are give as premises and are both assumed True</text:span></text:p>
            <text:p><text:span text:style-name="T17">2. For p1+p2 to be True, one proposition must be True and the other False</text:span></text:p>
            <text:p><text:span text:style-name="T17">3. Because p1 is already assumed True, p2 must be False</text:span></text:p>
            <text:p><text:span text:style-name="T17">4. Therefore, ¬ p2 is a logical consequence of p1, p1+p2</text:span></text:p>
            <text:p><text:span text:style-name="T17">5. p1, p1+p2 |= ¬ p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1" svg:font-family="CIDFont+F1"/>
    <style:font-face style:name="CIDFont+F21" svg:font-family="CIDFont+F2"/>
    <style:font-face style:name="CIDFont+F1" svg:font-family="CIDFont+F1" style:font-pitch="variable"/>
    <style:font-face style:name="CIDFont+F2" svg:font-family="CIDFont+F2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.8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dc:date>2021-01-17T14:12:26.687736265</dc:date>
    <meta:editing-duration>PT56M2S</meta:editing-duration>
    <meta:editing-cycles>12</meta:editing-cycles>
    <meta:generator>LibreOffice/7.0.3.1$Linux_X86_64 LibreOffice_project/00$Build-1</meta:generator>
    <meta:document-statistic meta:object-count="740"/>
  </office:meta>
</office:document-meta>
</file>